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109.84pt"/>
    </style:style>
    <style:style style:name="co3" style:family="table-column">
      <style:table-column-properties fo:break-before="auto" style:column-width="111.4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121.1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49.66pt"/>
    </style:style>
    <style:style style:name="co8" style:family="table-column">
      <style:table-column-properties fo:break-before="auto" style:column-width="48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rspeed" table:style-name="ta1">
        <table:shapes>
          <draw:frame draw:z-index="0" draw:style-name="gr1" draw:text-style-name="P1" svg:width="700.44pt" svg:height="478.12pt" svg:x="572pt" svg:y="96.35pt">
            <draw:object draw:notify-on-update-of-ranges="overspeed.E2:overspeed.E330 overspeed.F2:overspeed.F330 Sheet2.A1:Sheet2.A181 Sheet2.B1:Sheet2.B1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2.95pt" svg:height="255.26pt" svg:x="762.66pt" svg:y="599.36pt">
            <draw:object draw:notify-on-update-of-ranges="overspeed.B1:overspeed.B1 overspeed.B2:overspeed.B3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car_speed</text:p>
          </table:table-cell>
          <table:table-cell office:value-type="string" calcext:value-type="string">
            <text:p>angle_change(30-60m)</text:p>
          </table:table-cell>
          <table:table-cell office:value-type="string" calcext:value-type="string">
            <text:p>angle_change(60-90m)</text:p>
          </table:table-cell>
          <table:table-cell office:value-type="string" calcext:value-type="string">
            <text:p>average_angle_change</text:p>
          </table:table-cell>
          <table:table-cell office:value-type="string" calcext:value-type="string">
            <text:p>car_x</text:p>
          </table:table-cell>
          <table:table-cell office:value-type="string" calcext:value-type="string">
            <text:p>car_y</text:p>
          </table:table-cell>
          <table:table-cell office:value-type="string" calcext:value-type="string">
            <text:p>car_speed (mph)</text:p>
          </table:table-cell>
          <table:table-cell office:value-type="string" calcext:value-type="string">
            <text:p>min_angle_change(30-60m)</text:p>
          </table:table-cell>
          <table:table-cell/>
          <table:table-cell table:formula="of:=MIN([.B2:.B330])" office:value-type="float" office:value="0.0000193632" calcext:value-type="float">
            <text:p>1.93632E-05</text:p>
          </table:table-cell>
        </table:table-row>
        <table:table-row table:style-name="ro1">
          <table:table-cell office:value-type="float" office:value="22.3572" calcext:value-type="float">
            <text:p>22.3572</text:p>
          </table:table-cell>
          <table:table-cell office:value-type="float" office:value="0.00352153" calcext:value-type="float">
            <text:p>0.00352153</text:p>
          </table:table-cell>
          <table:table-cell office:value-type="float" office:value="0.0274526" calcext:value-type="float">
            <text:p>0.0274526</text:p>
          </table:table-cell>
          <table:table-cell office:value-type="float" office:value="0.0154871" calcext:value-type="float">
            <text:p>0.0154871</text:p>
          </table:table-cell>
          <table:table-cell office:value-type="float" office:value="2317.53" calcext:value-type="float">
            <text:p>2317.53</text:p>
          </table:table-cell>
          <table:table-cell office:value-type="float" office:value="2445.16" calcext:value-type="float">
            <text:p>2445.16</text:p>
          </table:table-cell>
          <table:table-cell table:formula="of:=2.237*[.A2]" office:value-type="float" office:value="50.0130564" calcext:value-type="float">
            <text:p>50.0130564</text:p>
          </table:table-cell>
          <table:table-cell office:value-type="string" calcext:value-type="string">
            <text:p>min_angle_change(60-90m)</text:p>
          </table:table-cell>
          <table:table-cell/>
          <table:table-cell table:formula="of:=MIN([.C2:.C330])" office:value-type="float" office:value="0.00000181938" calcext:value-type="float">
            <text:p>1.81938E-06</text:p>
          </table:table-cell>
        </table:table-row>
        <table:table-row table:style-name="ro1">
          <table:table-cell office:value-type="float" office:value="22.4036" calcext:value-type="float">
            <text:p>22.4036</text:p>
          </table:table-cell>
          <table:table-cell office:value-type="float" office:value="0.135726" calcext:value-type="float">
            <text:p>0.135726</text:p>
          </table:table-cell>
          <table:table-cell office:value-type="float" office:value="0.0926615" calcext:value-type="float">
            <text:p>0.0926615</text:p>
          </table:table-cell>
          <table:table-cell office:value-type="float" office:value="0.114194" calcext:value-type="float">
            <text:p>0.114194</text:p>
          </table:table-cell>
          <table:table-cell office:value-type="float" office:value="2343.42" calcext:value-type="float">
            <text:p>2343.42</text:p>
          </table:table-cell>
          <table:table-cell office:value-type="float" office:value="2760.55" calcext:value-type="float">
            <text:p>2760.55</text:p>
          </table:table-cell>
          <table:table-cell table:formula="of:=2.237*[.A3]" office:value-type="float" office:value="50.1168532" calcext:value-type="float">
            <text:p>50.1168532</text:p>
          </table:table-cell>
          <table:table-cell office:value-type="string" calcext:value-type="string">
            <text:p>min_average_angle_change</text:p>
          </table:table-cell>
          <table:table-cell/>
          <table:table-cell table:formula="of:=MIN([.D2:.D330])" office:value-type="float" office:value="0.000015486" calcext:value-type="float">
            <text:p>1.5486E-05</text:p>
          </table:table-cell>
        </table:table-row>
        <table:table-row table:style-name="ro1">
          <table:table-cell office:value-type="float" office:value="22.4517" calcext:value-type="float">
            <text:p>22.4517</text:p>
          </table:table-cell>
          <table:table-cell office:value-type="float" office:value="0.133988" calcext:value-type="float">
            <text:p>0.133988</text:p>
          </table:table-cell>
          <table:table-cell office:value-type="float" office:value="0.0915061" calcext:value-type="float">
            <text:p>0.0915061</text:p>
          </table:table-cell>
          <table:table-cell office:value-type="float" office:value="0.112747" calcext:value-type="float">
            <text:p>0.112747</text:p>
          </table:table-cell>
          <table:table-cell office:value-type="float" office:value="2343.45" calcext:value-type="float">
            <text:p>2343.45</text:p>
          </table:table-cell>
          <table:table-cell office:value-type="float" office:value="2761.89" calcext:value-type="float">
            <text:p>2761.89</text:p>
          </table:table-cell>
          <table:table-cell table:formula="of:=2.237*[.A4]" office:value-type="float" office:value="50.2244529" calcext:value-type="float">
            <text:p>50.2244529</text:p>
          </table:table-cell>
          <table:table-cell table:number-columns-repeated="3"/>
        </table:table-row>
        <table:table-row table:style-name="ro1">
          <table:table-cell office:value-type="float" office:value="22.5005" calcext:value-type="float">
            <text:p>22.5005</text:p>
          </table:table-cell>
          <table:table-cell office:value-type="float" office:value="0.131477" calcext:value-type="float">
            <text:p>0.131477</text:p>
          </table:table-cell>
          <table:table-cell office:value-type="float" office:value="0.0901571" calcext:value-type="float">
            <text:p>0.0901571</text:p>
          </table:table-cell>
          <table:table-cell office:value-type="float" office:value="0.110817" calcext:value-type="float">
            <text:p>0.110817</text:p>
          </table:table-cell>
          <table:table-cell office:value-type="float" office:value="2343.47" calcext:value-type="float">
            <text:p>2343.47</text:p>
          </table:table-cell>
          <table:table-cell office:value-type="float" office:value="2763.69" calcext:value-type="float">
            <text:p>2763.69</text:p>
          </table:table-cell>
          <table:table-cell table:formula="of:=2.237*[.A5]" office:value-type="float" office:value="50.3336185" calcext:value-type="float">
            <text:p>50.3336185</text:p>
          </table:table-cell>
          <table:table-cell table:number-columns-repeated="3"/>
        </table:table-row>
        <table:table-row table:style-name="ro1">
          <table:table-cell office:value-type="float" office:value="22.497" calcext:value-type="float">
            <text:p>22.497</text:p>
          </table:table-cell>
          <table:table-cell office:value-type="float" office:value="0.128783" calcext:value-type="float">
            <text:p>0.128783</text:p>
          </table:table-cell>
          <table:table-cell office:value-type="float" office:value="0.0890143" calcext:value-type="float">
            <text:p>0.0890143</text:p>
          </table:table-cell>
          <table:table-cell office:value-type="float" office:value="0.108899" calcext:value-type="float">
            <text:p>0.108899</text:p>
          </table:table-cell>
          <table:table-cell office:value-type="float" office:value="2343.49" calcext:value-type="float">
            <text:p>2343.49</text:p>
          </table:table-cell>
          <table:table-cell office:value-type="float" office:value="2765.49" calcext:value-type="float">
            <text:p>2765.49</text:p>
          </table:table-cell>
          <table:table-cell table:formula="of:=2.237*[.A6]" office:value-type="float" office:value="50.325789" calcext:value-type="float">
            <text:p>50.325789</text:p>
          </table:table-cell>
          <table:table-cell table:number-columns-repeated="3"/>
        </table:table-row>
        <table:table-row table:style-name="ro1">
          <table:table-cell office:value-type="float" office:value="22.6073" calcext:value-type="float">
            <text:p>22.6073</text:p>
          </table:table-cell>
          <table:table-cell office:value-type="float" office:value="0.125953" calcext:value-type="float">
            <text:p>0.125953</text:p>
          </table:table-cell>
          <table:table-cell office:value-type="float" office:value="0.088051" calcext:value-type="float">
            <text:p>0.088051</text:p>
          </table:table-cell>
          <table:table-cell office:value-type="float" office:value="0.107002" calcext:value-type="float">
            <text:p>0.107002</text:p>
          </table:table-cell>
          <table:table-cell office:value-type="float" office:value="2343.5" calcext:value-type="float">
            <text:p>2343.5</text:p>
          </table:table-cell>
          <table:table-cell office:value-type="float" office:value="2767.3" calcext:value-type="float">
            <text:p>2767.3</text:p>
          </table:table-cell>
          <table:table-cell table:formula="of:=2.237*[.A7]" office:value-type="float" office:value="50.5725301" calcext:value-type="float">
            <text:p>50.5725301</text:p>
          </table:table-cell>
          <table:table-cell table:number-columns-repeated="3"/>
        </table:table-row>
        <table:table-row table:style-name="ro1">
          <table:table-cell office:value-type="float" office:value="22.6571" calcext:value-type="float">
            <text:p>22.6571</text:p>
          </table:table-cell>
          <table:table-cell office:value-type="float" office:value="0.122311" calcext:value-type="float">
            <text:p>0.122311</text:p>
          </table:table-cell>
          <table:table-cell office:value-type="float" office:value="0.0870614" calcext:value-type="float">
            <text:p>0.0870614</text:p>
          </table:table-cell>
          <table:table-cell office:value-type="float" office:value="0.104686" calcext:value-type="float">
            <text:p>0.104686</text:p>
          </table:table-cell>
          <table:table-cell office:value-type="float" office:value="2343.48" calcext:value-type="float">
            <text:p>2343.48</text:p>
          </table:table-cell>
          <table:table-cell office:value-type="float" office:value="2769.56" calcext:value-type="float">
            <text:p>2769.56</text:p>
          </table:table-cell>
          <table:table-cell table:formula="of:=2.237*[.A8]" office:value-type="float" office:value="50.6839327" calcext:value-type="float">
            <text:p>50.6839327</text:p>
          </table:table-cell>
          <table:table-cell table:number-columns-repeated="3"/>
        </table:table-row>
        <table:table-row table:style-name="ro1">
          <table:table-cell office:value-type="float" office:value="22.7001" calcext:value-type="float">
            <text:p>22.7001</text:p>
          </table:table-cell>
          <table:table-cell office:value-type="float" office:value="0.11937" calcext:value-type="float">
            <text:p>0.11937</text:p>
          </table:table-cell>
          <table:table-cell office:value-type="float" office:value="0.0864087" calcext:value-type="float">
            <text:p>0.0864087</text:p>
          </table:table-cell>
          <table:table-cell office:value-type="float" office:value="0.102889" calcext:value-type="float">
            <text:p>0.102889</text:p>
          </table:table-cell>
          <table:table-cell office:value-type="float" office:value="2343.45" calcext:value-type="float">
            <text:p>2343.45</text:p>
          </table:table-cell>
          <table:table-cell office:value-type="float" office:value="2771.38" calcext:value-type="float">
            <text:p>2771.38</text:p>
          </table:table-cell>
          <table:table-cell table:formula="of:=2.237*[.A9]" office:value-type="float" office:value="50.7801237" calcext:value-type="float">
            <text:p>50.7801237</text:p>
          </table:table-cell>
          <table:table-cell table:number-columns-repeated="3"/>
        </table:table-row>
        <table:table-row table:style-name="ro1">
          <table:table-cell office:value-type="float" office:value="22.7639" calcext:value-type="float">
            <text:p>22.7639</text:p>
          </table:table-cell>
          <table:table-cell office:value-type="float" office:value="0.116428" calcext:value-type="float">
            <text:p>0.116428</text:p>
          </table:table-cell>
          <table:table-cell office:value-type="float" office:value="0.0858518" calcext:value-type="float">
            <text:p>0.0858518</text:p>
          </table:table-cell>
          <table:table-cell office:value-type="float" office:value="0.10114" calcext:value-type="float">
            <text:p>0.10114</text:p>
          </table:table-cell>
          <table:table-cell office:value-type="float" office:value="2343.39" calcext:value-type="float">
            <text:p>2343.39</text:p>
          </table:table-cell>
          <table:table-cell office:value-type="float" office:value="2773.2" calcext:value-type="float">
            <text:p>2773.2</text:p>
          </table:table-cell>
          <table:table-cell table:formula="of:=2.237*[.A10]" office:value-type="float" office:value="50.9228443" calcext:value-type="float">
            <text:p>50.9228443</text:p>
          </table:table-cell>
          <table:table-cell table:number-columns-repeated="3"/>
        </table:table-row>
        <table:table-row table:style-name="ro1">
          <table:table-cell office:value-type="float" office:value="22.8309" calcext:value-type="float">
            <text:p>22.8309</text:p>
          </table:table-cell>
          <table:table-cell office:value-type="float" office:value="0.115494" calcext:value-type="float">
            <text:p>0.115494</text:p>
          </table:table-cell>
          <table:table-cell office:value-type="float" office:value="0.0856898" calcext:value-type="float">
            <text:p>0.0856898</text:p>
          </table:table-cell>
          <table:table-cell office:value-type="float" office:value="0.100592" calcext:value-type="float">
            <text:p>0.100592</text:p>
          </table:table-cell>
          <table:table-cell office:value-type="float" office:value="2343.32" calcext:value-type="float">
            <text:p>2343.32</text:p>
          </table:table-cell>
          <table:table-cell office:value-type="float" office:value="2775.02" calcext:value-type="float">
            <text:p>2775.02</text:p>
          </table:table-cell>
          <table:table-cell table:formula="of:=2.237*[.A11]" office:value-type="float" office:value="51.0727233" calcext:value-type="float">
            <text:p>51.0727233</text:p>
          </table:table-cell>
          <table:table-cell table:number-columns-repeated="3"/>
        </table:table-row>
        <table:table-row table:style-name="ro1">
          <table:table-cell office:value-type="float" office:value="22.6925" calcext:value-type="float">
            <text:p>22.6925</text:p>
          </table:table-cell>
          <table:table-cell office:value-type="float" office:value="0.112596" calcext:value-type="float">
            <text:p>0.112596</text:p>
          </table:table-cell>
          <table:table-cell office:value-type="float" office:value="0.0852192" calcext:value-type="float">
            <text:p>0.0852192</text:p>
          </table:table-cell>
          <table:table-cell office:value-type="float" office:value="0.0989076" calcext:value-type="float">
            <text:p>0.0989076</text:p>
          </table:table-cell>
          <table:table-cell office:value-type="float" office:value="2343.23" calcext:value-type="float">
            <text:p>2343.23</text:p>
          </table:table-cell>
          <table:table-cell office:value-type="float" office:value="2776.84" calcext:value-type="float">
            <text:p>2776.84</text:p>
          </table:table-cell>
          <table:table-cell table:formula="of:=2.237*[.A12]" office:value-type="float" office:value="50.7631225" calcext:value-type="float">
            <text:p>50.7631225</text:p>
          </table:table-cell>
          <table:table-cell table:number-columns-repeated="3"/>
        </table:table-row>
        <table:table-row table:style-name="ro1">
          <table:table-cell office:value-type="float" office:value="22.9458" calcext:value-type="float">
            <text:p>22.9458</text:p>
          </table:table-cell>
          <table:table-cell office:value-type="float" office:value="0.109763" calcext:value-type="float">
            <text:p>0.109763</text:p>
          </table:table-cell>
          <table:table-cell office:value-type="float" office:value="0.0847837" calcext:value-type="float">
            <text:p>0.0847837</text:p>
          </table:table-cell>
          <table:table-cell office:value-type="float" office:value="0.0972735" calcext:value-type="float">
            <text:p>0.0972735</text:p>
          </table:table-cell>
          <table:table-cell office:value-type="float" office:value="2343.12" calcext:value-type="float">
            <text:p>2343.12</text:p>
          </table:table-cell>
          <table:table-cell office:value-type="float" office:value="2778.66" calcext:value-type="float">
            <text:p>2778.66</text:p>
          </table:table-cell>
          <table:table-cell table:formula="of:=2.237*[.A13]" office:value-type="float" office:value="51.3297546" calcext:value-type="float">
            <text:p>51.3297546</text:p>
          </table:table-cell>
          <table:table-cell table:number-columns-repeated="3"/>
        </table:table-row>
        <table:table-row table:style-name="ro1">
          <table:table-cell office:value-type="float" office:value="22.9748" calcext:value-type="float">
            <text:p>22.9748</text:p>
          </table:table-cell>
          <table:table-cell office:value-type="float" office:value="0.106999" calcext:value-type="float">
            <text:p>0.106999</text:p>
          </table:table-cell>
          <table:table-cell office:value-type="float" office:value="0.0843552" calcext:value-type="float">
            <text:p>0.0843552</text:p>
          </table:table-cell>
          <table:table-cell office:value-type="float" office:value="0.0956773" calcext:value-type="float">
            <text:p>0.0956773</text:p>
          </table:table-cell>
          <table:table-cell office:value-type="float" office:value="2342.98" calcext:value-type="float">
            <text:p>2342.98</text:p>
          </table:table-cell>
          <table:table-cell office:value-type="float" office:value="2780.49" calcext:value-type="float">
            <text:p>2780.49</text:p>
          </table:table-cell>
          <table:table-cell table:formula="of:=2.237*[.A14]" office:value-type="float" office:value="51.3946276" calcext:value-type="float">
            <text:p>51.3946276</text:p>
          </table:table-cell>
          <table:table-cell table:number-columns-repeated="3"/>
        </table:table-row>
        <table:table-row table:style-name="ro1">
          <table:table-cell office:value-type="float" office:value="22.7925" calcext:value-type="float">
            <text:p>22.7925</text:p>
          </table:table-cell>
          <table:table-cell office:value-type="float" office:value="0.10435" calcext:value-type="float">
            <text:p>0.10435</text:p>
          </table:table-cell>
          <table:table-cell office:value-type="float" office:value="0.0839089" calcext:value-type="float">
            <text:p>0.0839089</text:p>
          </table:table-cell>
          <table:table-cell office:value-type="float" office:value="0.0941292" calcext:value-type="float">
            <text:p>0.0941292</text:p>
          </table:table-cell>
          <table:table-cell office:value-type="float" office:value="2342.82" calcext:value-type="float">
            <text:p>2342.82</text:p>
          </table:table-cell>
          <table:table-cell office:value-type="float" office:value="2782.32" calcext:value-type="float">
            <text:p>2782.32</text:p>
          </table:table-cell>
          <table:table-cell table:formula="of:=2.237*[.A15]" office:value-type="float" office:value="50.9868225" calcext:value-type="float">
            <text:p>50.9868225</text:p>
          </table:table-cell>
          <table:table-cell table:number-columns-repeated="3"/>
        </table:table-row>
        <table:table-row table:style-name="ro1">
          <table:table-cell office:value-type="float" office:value="22.9064" calcext:value-type="float">
            <text:p>22.9064</text:p>
          </table:table-cell>
          <table:table-cell office:value-type="float" office:value="0.101831" calcext:value-type="float">
            <text:p>0.101831</text:p>
          </table:table-cell>
          <table:table-cell office:value-type="float" office:value="0.0834192" calcext:value-type="float">
            <text:p>0.0834192</text:p>
          </table:table-cell>
          <table:table-cell office:value-type="float" office:value="0.092625" calcext:value-type="float">
            <text:p>0.092625</text:p>
          </table:table-cell>
          <table:table-cell office:value-type="float" office:value="2342.64" calcext:value-type="float">
            <text:p>2342.64</text:p>
          </table:table-cell>
          <table:table-cell office:value-type="float" office:value="2784.15" calcext:value-type="float">
            <text:p>2784.15</text:p>
          </table:table-cell>
          <table:table-cell table:formula="of:=2.237*[.A16]" office:value-type="float" office:value="51.2416168" calcext:value-type="float">
            <text:p>51.2416168</text:p>
          </table:table-cell>
          <table:table-cell table:number-columns-repeated="3"/>
        </table:table-row>
        <table:table-row table:style-name="ro1">
          <table:table-cell office:value-type="float" office:value="23.0954" calcext:value-type="float">
            <text:p>23.0954</text:p>
          </table:table-cell>
          <table:table-cell office:value-type="float" office:value="0.0994702" calcext:value-type="float">
            <text:p>0.0994702</text:p>
          </table:table-cell>
          <table:table-cell office:value-type="float" office:value="0.0828586" calcext:value-type="float">
            <text:p>0.0828586</text:p>
          </table:table-cell>
          <table:table-cell office:value-type="float" office:value="0.0911644" calcext:value-type="float">
            <text:p>0.0911644</text:p>
          </table:table-cell>
          <table:table-cell office:value-type="float" office:value="2342.44" calcext:value-type="float">
            <text:p>2342.44</text:p>
          </table:table-cell>
          <table:table-cell office:value-type="float" office:value="2785.98" calcext:value-type="float">
            <text:p>2785.98</text:p>
          </table:table-cell>
          <table:table-cell table:formula="of:=2.237*[.A17]" office:value-type="float" office:value="51.6644098" calcext:value-type="float">
            <text:p>51.6644098</text:p>
          </table:table-cell>
          <table:table-cell table:number-columns-repeated="3"/>
        </table:table-row>
        <table:table-row table:style-name="ro1">
          <table:table-cell office:value-type="float" office:value="23.2107" calcext:value-type="float">
            <text:p>23.2107</text:p>
          </table:table-cell>
          <table:table-cell office:value-type="float" office:value="0.0972884" calcext:value-type="float">
            <text:p>0.0972884</text:p>
          </table:table-cell>
          <table:table-cell office:value-type="float" office:value="0.0822014" calcext:value-type="float">
            <text:p>0.0822014</text:p>
          </table:table-cell>
          <table:table-cell office:value-type="float" office:value="0.0897449" calcext:value-type="float">
            <text:p>0.0897449</text:p>
          </table:table-cell>
          <table:table-cell office:value-type="float" office:value="2342.22" calcext:value-type="float">
            <text:p>2342.22</text:p>
          </table:table-cell>
          <table:table-cell office:value-type="float" office:value="2787.81" calcext:value-type="float">
            <text:p>2787.81</text:p>
          </table:table-cell>
          <table:table-cell table:formula="of:=2.237*[.A18]" office:value-type="float" office:value="51.9223359" calcext:value-type="float">
            <text:p>51.9223359</text:p>
          </table:table-cell>
          <table:table-cell table:number-columns-repeated="3"/>
        </table:table-row>
        <table:table-row table:style-name="ro1">
          <table:table-cell office:value-type="float" office:value="22.9911" calcext:value-type="float">
            <text:p>22.9911</text:p>
          </table:table-cell>
          <table:table-cell office:value-type="float" office:value="0.0953154" calcext:value-type="float">
            <text:p>0.0953154</text:p>
          </table:table-cell>
          <table:table-cell office:value-type="float" office:value="0.0814267" calcext:value-type="float">
            <text:p>0.0814267</text:p>
          </table:table-cell>
          <table:table-cell office:value-type="float" office:value="0.0883711" calcext:value-type="float">
            <text:p>0.0883711</text:p>
          </table:table-cell>
          <table:table-cell office:value-type="float" office:value="2341.99" calcext:value-type="float">
            <text:p>2341.99</text:p>
          </table:table-cell>
          <table:table-cell office:value-type="float" office:value="2789.63" calcext:value-type="float">
            <text:p>2789.63</text:p>
          </table:table-cell>
          <table:table-cell table:formula="of:=2.237*[.A19]" office:value-type="float" office:value="51.4310907" calcext:value-type="float">
            <text:p>51.4310907</text:p>
          </table:table-cell>
          <table:table-cell table:number-columns-repeated="3"/>
        </table:table-row>
        <table:table-row table:style-name="ro1">
          <table:table-cell office:value-type="float" office:value="23.1653" calcext:value-type="float">
            <text:p>23.1653</text:p>
          </table:table-cell>
          <table:table-cell office:value-type="float" office:value="0.0935661" calcext:value-type="float">
            <text:p>0.0935661</text:p>
          </table:table-cell>
          <table:table-cell office:value-type="float" office:value="0.0805024" calcext:value-type="float">
            <text:p>0.0805024</text:p>
          </table:table-cell>
          <table:table-cell office:value-type="float" office:value="0.0870343" calcext:value-type="float">
            <text:p>0.0870343</text:p>
          </table:table-cell>
          <table:table-cell office:value-type="float" office:value="2341.73" calcext:value-type="float">
            <text:p>2341.73</text:p>
          </table:table-cell>
          <table:table-cell office:value-type="float" office:value="2791.46" calcext:value-type="float">
            <text:p>2791.46</text:p>
          </table:table-cell>
          <table:table-cell table:formula="of:=2.237*[.A20]" office:value-type="float" office:value="51.8207761" calcext:value-type="float">
            <text:p>51.8207761</text:p>
          </table:table-cell>
          <table:table-cell table:number-columns-repeated="3"/>
        </table:table-row>
        <table:table-row table:style-name="ro1">
          <table:table-cell office:value-type="float" office:value="23.0037" calcext:value-type="float">
            <text:p>23.0037</text:p>
          </table:table-cell>
          <table:table-cell office:value-type="float" office:value="0.0920484" calcext:value-type="float">
            <text:p>0.0920484</text:p>
          </table:table-cell>
          <table:table-cell office:value-type="float" office:value="0.07942" calcext:value-type="float">
            <text:p>0.07942</text:p>
          </table:table-cell>
          <table:table-cell office:value-type="float" office:value="0.0857342" calcext:value-type="float">
            <text:p>0.0857342</text:p>
          </table:table-cell>
          <table:table-cell office:value-type="float" office:value="2341.45" calcext:value-type="float">
            <text:p>2341.45</text:p>
          </table:table-cell>
          <table:table-cell office:value-type="float" office:value="2793.29" calcext:value-type="float">
            <text:p>2793.29</text:p>
          </table:table-cell>
          <table:table-cell table:formula="of:=2.237*[.A21]" office:value-type="float" office:value="51.4592769" calcext:value-type="float">
            <text:p>51.4592769</text:p>
          </table:table-cell>
          <table:table-cell table:number-columns-repeated="3"/>
        </table:table-row>
        <table:table-row table:style-name="ro1">
          <table:table-cell office:value-type="float" office:value="23.1483" calcext:value-type="float">
            <text:p>23.1483</text:p>
          </table:table-cell>
          <table:table-cell office:value-type="float" office:value="0.0907771" calcext:value-type="float">
            <text:p>0.0907771</text:p>
          </table:table-cell>
          <table:table-cell office:value-type="float" office:value="0.0782111" calcext:value-type="float">
            <text:p>0.0782111</text:p>
          </table:table-cell>
          <table:table-cell office:value-type="float" office:value="0.0844941" calcext:value-type="float">
            <text:p>0.0844941</text:p>
          </table:table-cell>
          <table:table-cell office:value-type="float" office:value="2341.17" calcext:value-type="float">
            <text:p>2341.17</text:p>
          </table:table-cell>
          <table:table-cell office:value-type="float" office:value="2795.11" calcext:value-type="float">
            <text:p>2795.11</text:p>
          </table:table-cell>
          <table:table-cell table:formula="of:=2.237*[.A22]" office:value-type="float" office:value="51.7827471" calcext:value-type="float">
            <text:p>51.7827471</text:p>
          </table:table-cell>
          <table:table-cell table:number-columns-repeated="3"/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0.0897132" calcext:value-type="float">
            <text:p>0.0897132</text:p>
          </table:table-cell>
          <table:table-cell office:value-type="float" office:value="0.0768791" calcext:value-type="float">
            <text:p>0.0768791</text:p>
          </table:table-cell>
          <table:table-cell office:value-type="float" office:value="0.0832961" calcext:value-type="float">
            <text:p>0.0832961</text:p>
          </table:table-cell>
          <table:table-cell office:value-type="float" office:value="2340.86" calcext:value-type="float">
            <text:p>2340.86</text:p>
          </table:table-cell>
          <table:table-cell office:value-type="float" office:value="2796.93" calcext:value-type="float">
            <text:p>2796.93</text:p>
          </table:table-cell>
          <table:table-cell table:formula="of:=2.237*[.A23]" office:value-type="float" office:value="51.701544" calcext:value-type="float">
            <text:p>51.701544</text:p>
          </table:table-cell>
          <table:table-cell table:number-columns-repeated="3"/>
        </table:table-row>
        <table:table-row table:style-name="ro1">
          <table:table-cell office:value-type="float" office:value="23.0686" calcext:value-type="float">
            <text:p>23.0686</text:p>
          </table:table-cell>
          <table:table-cell office:value-type="float" office:value="0.0888405" calcext:value-type="float">
            <text:p>0.0888405</text:p>
          </table:table-cell>
          <table:table-cell office:value-type="float" office:value="0.0754591" calcext:value-type="float">
            <text:p>0.0754591</text:p>
          </table:table-cell>
          <table:table-cell office:value-type="float" office:value="0.0821498" calcext:value-type="float">
            <text:p>0.0821498</text:p>
          </table:table-cell>
          <table:table-cell office:value-type="float" office:value="2340.53" calcext:value-type="float">
            <text:p>2340.53</text:p>
          </table:table-cell>
          <table:table-cell office:value-type="float" office:value="2798.74" calcext:value-type="float">
            <text:p>2798.74</text:p>
          </table:table-cell>
          <table:table-cell table:formula="of:=2.237*[.A24]" office:value-type="float" office:value="51.6044582" calcext:value-type="float">
            <text:p>51.6044582</text:p>
          </table:table-cell>
          <table:table-cell table:number-columns-repeated="3"/>
        </table:table-row>
        <table:table-row table:style-name="ro1">
          <table:table-cell office:value-type="float" office:value="22.941" calcext:value-type="float">
            <text:p>22.941</text:p>
          </table:table-cell>
          <table:table-cell office:value-type="float" office:value="0.0885964" calcext:value-type="float">
            <text:p>0.0885964</text:p>
          </table:table-cell>
          <table:table-cell office:value-type="float" office:value="0.074989" calcext:value-type="float">
            <text:p>0.074989</text:p>
          </table:table-cell>
          <table:table-cell office:value-type="float" office:value="0.0817927" calcext:value-type="float">
            <text:p>0.0817927</text:p>
          </table:table-cell>
          <table:table-cell office:value-type="float" office:value="2340.19" calcext:value-type="float">
            <text:p>2340.19</text:p>
          </table:table-cell>
          <table:table-cell office:value-type="float" office:value="2800.56" calcext:value-type="float">
            <text:p>2800.56</text:p>
          </table:table-cell>
          <table:table-cell table:formula="of:=2.237*[.A25]" office:value-type="float" office:value="51.319017" calcext:value-type="float">
            <text:p>51.319017</text:p>
          </table:table-cell>
          <table:table-cell table:number-columns-repeated="3"/>
        </table:table-row>
        <table:table-row table:style-name="ro1">
          <table:table-cell office:value-type="float" office:value="22.9607" calcext:value-type="float">
            <text:p>22.9607</text:p>
          </table:table-cell>
          <table:table-cell office:value-type="float" office:value="0.0880793" calcext:value-type="float">
            <text:p>0.0880793</text:p>
          </table:table-cell>
          <table:table-cell office:value-type="float" office:value="0.0738577" calcext:value-type="float">
            <text:p>0.0738577</text:p>
          </table:table-cell>
          <table:table-cell office:value-type="float" office:value="0.0809685" calcext:value-type="float">
            <text:p>0.0809685</text:p>
          </table:table-cell>
          <table:table-cell office:value-type="float" office:value="2339.92" calcext:value-type="float">
            <text:p>2339.92</text:p>
          </table:table-cell>
          <table:table-cell office:value-type="float" office:value="2801.91" calcext:value-type="float">
            <text:p>2801.91</text:p>
          </table:table-cell>
          <table:table-cell table:formula="of:=2.237*[.A26]" office:value-type="float" office:value="51.3630859" calcext:value-type="float">
            <text:p>51.3630859</text:p>
          </table:table-cell>
          <table:table-cell table:number-columns-repeated="3"/>
        </table:table-row>
        <table:table-row table:style-name="ro1">
          <table:table-cell office:value-type="float" office:value="23.0404" calcext:value-type="float">
            <text:p>23.0404</text:p>
          </table:table-cell>
          <table:table-cell office:value-type="float" office:value="0.0874968" calcext:value-type="float">
            <text:p>0.0874968</text:p>
          </table:table-cell>
          <table:table-cell office:value-type="float" office:value="0.0723035" calcext:value-type="float">
            <text:p>0.0723035</text:p>
          </table:table-cell>
          <table:table-cell office:value-type="float" office:value="0.0799001" calcext:value-type="float">
            <text:p>0.0799001</text:p>
          </table:table-cell>
          <table:table-cell office:value-type="float" office:value="2339.55" calcext:value-type="float">
            <text:p>2339.55</text:p>
          </table:table-cell>
          <table:table-cell office:value-type="float" office:value="2803.71" calcext:value-type="float">
            <text:p>2803.71</text:p>
          </table:table-cell>
          <table:table-cell table:formula="of:=2.237*[.A27]" office:value-type="float" office:value="51.5413748" calcext:value-type="float">
            <text:p>51.5413748</text:p>
          </table:table-cell>
          <table:table-cell table:number-columns-repeated="3"/>
        </table:table-row>
        <table:table-row table:style-name="ro1">
          <table:table-cell office:value-type="float" office:value="23.071" calcext:value-type="float">
            <text:p>23.071</text:p>
          </table:table-cell>
          <table:table-cell office:value-type="float" office:value="0.0870122" calcext:value-type="float">
            <text:p>0.0870122</text:p>
          </table:table-cell>
          <table:table-cell office:value-type="float" office:value="0.0707131" calcext:value-type="float">
            <text:p>0.0707131</text:p>
          </table:table-cell>
          <table:table-cell office:value-type="float" office:value="0.0788627" calcext:value-type="float">
            <text:p>0.0788627</text:p>
          </table:table-cell>
          <table:table-cell office:value-type="float" office:value="2339.18" calcext:value-type="float">
            <text:p>2339.18</text:p>
          </table:table-cell>
          <table:table-cell office:value-type="float" office:value="2805.51" calcext:value-type="float">
            <text:p>2805.51</text:p>
          </table:table-cell>
          <table:table-cell table:formula="of:=2.237*[.A28]" office:value-type="float" office:value="51.609827" calcext:value-type="float">
            <text:p>51.609827</text:p>
          </table:table-cell>
          <table:table-cell table:number-columns-repeated="3"/>
        </table:table-row>
        <table:table-row table:style-name="ro1">
          <table:table-cell office:value-type="float" office:value="22.8194" calcext:value-type="float">
            <text:p>22.8194</text:p>
          </table:table-cell>
          <table:table-cell office:value-type="float" office:value="0.0865959" calcext:value-type="float">
            <text:p>0.0865959</text:p>
          </table:table-cell>
          <table:table-cell office:value-type="float" office:value="0.0691089" calcext:value-type="float">
            <text:p>0.0691089</text:p>
          </table:table-cell>
          <table:table-cell office:value-type="float" office:value="0.0778524" calcext:value-type="float">
            <text:p>0.0778524</text:p>
          </table:table-cell>
          <table:table-cell office:value-type="float" office:value="2338.77" calcext:value-type="float">
            <text:p>2338.77</text:p>
          </table:table-cell>
          <table:table-cell office:value-type="float" office:value="2807.31" calcext:value-type="float">
            <text:p>2807.31</text:p>
          </table:table-cell>
          <table:table-cell table:formula="of:=2.237*[.A29]" office:value-type="float" office:value="51.0469978" calcext:value-type="float">
            <text:p>51.0469978</text:p>
          </table:table-cell>
          <table:table-cell table:number-columns-repeated="3"/>
        </table:table-row>
        <table:table-row table:style-name="ro1">
          <table:table-cell office:value-type="float" office:value="23.0172" calcext:value-type="float">
            <text:p>23.0172</text:p>
          </table:table-cell>
          <table:table-cell office:value-type="float" office:value="0.0862185" calcext:value-type="float">
            <text:p>0.0862185</text:p>
          </table:table-cell>
          <table:table-cell office:value-type="float" office:value="0.0675023" calcext:value-type="float">
            <text:p>0.0675023</text:p>
          </table:table-cell>
          <table:table-cell office:value-type="float" office:value="0.0768604" calcext:value-type="float">
            <text:p>0.0768604</text:p>
          </table:table-cell>
          <table:table-cell office:value-type="float" office:value="2338.35" calcext:value-type="float">
            <text:p>2338.35</text:p>
          </table:table-cell>
          <table:table-cell office:value-type="float" office:value="2809.1" calcext:value-type="float">
            <text:p>2809.1</text:p>
          </table:table-cell>
          <table:table-cell table:formula="of:=2.237*[.A30]" office:value-type="float" office:value="51.4894764" calcext:value-type="float">
            <text:p>51.4894764</text:p>
          </table:table-cell>
          <table:table-cell table:number-columns-repeated="3"/>
        </table:table-row>
        <table:table-row table:style-name="ro1">
          <table:table-cell office:value-type="float" office:value="22.9839" calcext:value-type="float">
            <text:p>22.9839</text:p>
          </table:table-cell>
          <table:table-cell office:value-type="float" office:value="0.0858557" calcext:value-type="float">
            <text:p>0.0858557</text:p>
          </table:table-cell>
          <table:table-cell office:value-type="float" office:value="0.065928" calcext:value-type="float">
            <text:p>0.065928</text:p>
          </table:table-cell>
          <table:table-cell office:value-type="float" office:value="0.0758918" calcext:value-type="float">
            <text:p>0.0758918</text:p>
          </table:table-cell>
          <table:table-cell office:value-type="float" office:value="2337.93" calcext:value-type="float">
            <text:p>2337.93</text:p>
          </table:table-cell>
          <table:table-cell office:value-type="float" office:value="2810.88" calcext:value-type="float">
            <text:p>2810.88</text:p>
          </table:table-cell>
          <table:table-cell table:formula="of:=2.237*[.A31]" office:value-type="float" office:value="51.4149843" calcext:value-type="float">
            <text:p>51.4149843</text:p>
          </table:table-cell>
          <table:table-cell table:number-columns-repeated="3"/>
        </table:table-row>
        <table:table-row table:style-name="ro1">
          <table:table-cell office:value-type="float" office:value="22.8763" calcext:value-type="float">
            <text:p>22.8763</text:p>
          </table:table-cell>
          <table:table-cell office:value-type="float" office:value="0.0854745" calcext:value-type="float">
            <text:p>0.0854745</text:p>
          </table:table-cell>
          <table:table-cell office:value-type="float" office:value="0.0643824" calcext:value-type="float">
            <text:p>0.0643824</text:p>
          </table:table-cell>
          <table:table-cell office:value-type="float" office:value="0.0749284" calcext:value-type="float">
            <text:p>0.0749284</text:p>
          </table:table-cell>
          <table:table-cell office:value-type="float" office:value="2337.49" calcext:value-type="float">
            <text:p>2337.49</text:p>
          </table:table-cell>
          <table:table-cell office:value-type="float" office:value="2812.67" calcext:value-type="float">
            <text:p>2812.67</text:p>
          </table:table-cell>
          <table:table-cell table:formula="of:=2.237*[.A32]" office:value-type="float" office:value="51.1742831" calcext:value-type="float">
            <text:p>51.1742831</text:p>
          </table:table-cell>
          <table:table-cell table:number-columns-repeated="3"/>
        </table:table-row>
        <table:table-row table:style-name="ro1">
          <table:table-cell office:value-type="float" office:value="22.7634" calcext:value-type="float">
            <text:p>22.7634</text:p>
          </table:table-cell>
          <table:table-cell office:value-type="float" office:value="0.0849398" calcext:value-type="float">
            <text:p>0.0849398</text:p>
          </table:table-cell>
          <table:table-cell office:value-type="float" office:value="0.0625486" calcext:value-type="float">
            <text:p>0.0625486</text:p>
          </table:table-cell>
          <table:table-cell office:value-type="float" office:value="0.0737442" calcext:value-type="float">
            <text:p>0.0737442</text:p>
          </table:table-cell>
          <table:table-cell office:value-type="float" office:value="2336.93" calcext:value-type="float">
            <text:p>2336.93</text:p>
          </table:table-cell>
          <table:table-cell office:value-type="float" office:value="2814.88" calcext:value-type="float">
            <text:p>2814.88</text:p>
          </table:table-cell>
          <table:table-cell table:formula="of:=2.237*[.A33]" office:value-type="float" office:value="50.9217258" calcext:value-type="float">
            <text:p>50.9217258</text:p>
          </table:table-cell>
          <table:table-cell table:number-columns-repeated="3"/>
        </table:table-row>
        <table:table-row table:style-name="ro1">
          <table:table-cell office:value-type="float" office:value="22.924" calcext:value-type="float">
            <text:p>22.924</text:p>
          </table:table-cell>
          <table:table-cell office:value-type="float" office:value="0.0844252" calcext:value-type="float">
            <text:p>0.0844252</text:p>
          </table:table-cell>
          <table:table-cell office:value-type="float" office:value="0.0611589" calcext:value-type="float">
            <text:p>0.0611589</text:p>
          </table:table-cell>
          <table:table-cell office:value-type="float" office:value="0.072792" calcext:value-type="float">
            <text:p>0.072792</text:p>
          </table:table-cell>
          <table:table-cell office:value-type="float" office:value="2336.46" calcext:value-type="float">
            <text:p>2336.46</text:p>
          </table:table-cell>
          <table:table-cell office:value-type="float" office:value="2816.66" calcext:value-type="float">
            <text:p>2816.66</text:p>
          </table:table-cell>
          <table:table-cell table:formula="of:=2.237*[.A34]" office:value-type="float" office:value="51.280988" calcext:value-type="float">
            <text:p>51.280988</text:p>
          </table:table-cell>
          <table:table-cell table:number-columns-repeated="3"/>
        </table:table-row>
        <table:table-row table:style-name="ro1">
          <table:table-cell office:value-type="float" office:value="23.0876" calcext:value-type="float">
            <text:p>23.0876</text:p>
          </table:table-cell>
          <table:table-cell office:value-type="float" office:value="0.083811" calcext:value-type="float">
            <text:p>0.083811</text:p>
          </table:table-cell>
          <table:table-cell office:value-type="float" office:value="0.0598732" calcext:value-type="float">
            <text:p>0.0598732</text:p>
          </table:table-cell>
          <table:table-cell office:value-type="float" office:value="0.0718421" calcext:value-type="float">
            <text:p>0.0718421</text:p>
          </table:table-cell>
          <table:table-cell office:value-type="float" office:value="2335.98" calcext:value-type="float">
            <text:p>2335.98</text:p>
          </table:table-cell>
          <table:table-cell office:value-type="float" office:value="2818.43" calcext:value-type="float">
            <text:p>2818.43</text:p>
          </table:table-cell>
          <table:table-cell table:formula="of:=2.237*[.A35]" office:value-type="float" office:value="51.6469612" calcext:value-type="float">
            <text:p>51.6469612</text:p>
          </table:table-cell>
          <table:table-cell table:number-columns-repeated="3"/>
        </table:table-row>
        <table:table-row table:style-name="ro1">
          <table:table-cell office:value-type="float" office:value="22.9347" calcext:value-type="float">
            <text:p>22.9347</text:p>
          </table:table-cell>
          <table:table-cell office:value-type="float" office:value="0.0830709" calcext:value-type="float">
            <text:p>0.0830709</text:p>
          </table:table-cell>
          <table:table-cell office:value-type="float" office:value="0.0586987" calcext:value-type="float">
            <text:p>0.0586987</text:p>
          </table:table-cell>
          <table:table-cell office:value-type="float" office:value="0.0708848" calcext:value-type="float">
            <text:p>0.0708848</text:p>
          </table:table-cell>
          <table:table-cell office:value-type="float" office:value="2335.49" calcext:value-type="float">
            <text:p>2335.49</text:p>
          </table:table-cell>
          <table:table-cell office:value-type="float" office:value="2820.19" calcext:value-type="float">
            <text:p>2820.19</text:p>
          </table:table-cell>
          <table:table-cell table:formula="of:=2.237*[.A36]" office:value-type="float" office:value="51.3049239" calcext:value-type="float">
            <text:p>51.3049239</text:p>
          </table:table-cell>
          <table:table-cell table:number-columns-repeated="3"/>
        </table:table-row>
        <table:table-row table:style-name="ro1">
          <table:table-cell office:value-type="float" office:value="22.7732" calcext:value-type="float">
            <text:p>22.7732</text:p>
          </table:table-cell>
          <table:table-cell office:value-type="float" office:value="0.0821754" calcext:value-type="float">
            <text:p>0.0821754</text:p>
          </table:table-cell>
          <table:table-cell office:value-type="float" office:value="0.0576562" calcext:value-type="float">
            <text:p>0.0576562</text:p>
          </table:table-cell>
          <table:table-cell office:value-type="float" office:value="0.0699158" calcext:value-type="float">
            <text:p>0.0699158</text:p>
          </table:table-cell>
          <table:table-cell office:value-type="float" office:value="2335" calcext:value-type="float">
            <text:p>2335</text:p>
          </table:table-cell>
          <table:table-cell office:value-type="float" office:value="2821.95" calcext:value-type="float">
            <text:p>2821.95</text:p>
          </table:table-cell>
          <table:table-cell table:formula="of:=2.237*[.A37]" office:value-type="float" office:value="50.9436484" calcext:value-type="float">
            <text:p>50.9436484</text:p>
          </table:table-cell>
          <table:table-cell table:number-columns-repeated="3"/>
        </table:table-row>
        <table:table-row table:style-name="ro1">
          <table:table-cell office:value-type="float" office:value="22.8002" calcext:value-type="float">
            <text:p>22.8002</text:p>
          </table:table-cell>
          <table:table-cell office:value-type="float" office:value="0.0811234" calcext:value-type="float">
            <text:p>0.0811234</text:p>
          </table:table-cell>
          <table:table-cell office:value-type="float" office:value="0.0567561" calcext:value-type="float">
            <text:p>0.0567561</text:p>
          </table:table-cell>
          <table:table-cell office:value-type="float" office:value="0.0689397" calcext:value-type="float">
            <text:p>0.0689397</text:p>
          </table:table-cell>
          <table:table-cell office:value-type="float" office:value="2334.49" calcext:value-type="float">
            <text:p>2334.49</text:p>
          </table:table-cell>
          <table:table-cell office:value-type="float" office:value="2823.7" calcext:value-type="float">
            <text:p>2823.7</text:p>
          </table:table-cell>
          <table:table-cell table:formula="of:=2.237*[.A38]" office:value-type="float" office:value="51.0040474" calcext:value-type="float">
            <text:p>51.0040474</text:p>
          </table:table-cell>
          <table:table-cell table:number-columns-repeated="3"/>
        </table:table-row>
        <table:table-row table:style-name="ro1">
          <table:table-cell office:value-type="float" office:value="22.8261" calcext:value-type="float">
            <text:p>22.8261</text:p>
          </table:table-cell>
          <table:table-cell office:value-type="float" office:value="0.0805213" calcext:value-type="float">
            <text:p>0.0805213</text:p>
          </table:table-cell>
          <table:table-cell office:value-type="float" office:value="0.0563461" calcext:value-type="float">
            <text:p>0.0563461</text:p>
          </table:table-cell>
          <table:table-cell office:value-type="float" office:value="0.0684337" calcext:value-type="float">
            <text:p>0.0684337</text:p>
          </table:table-cell>
          <table:table-cell office:value-type="float" office:value="2333.97" calcext:value-type="float">
            <text:p>2333.97</text:p>
          </table:table-cell>
          <table:table-cell office:value-type="float" office:value="2825.45" calcext:value-type="float">
            <text:p>2825.45</text:p>
          </table:table-cell>
          <table:table-cell table:formula="of:=2.237*[.A39]" office:value-type="float" office:value="51.0619857" calcext:value-type="float">
            <text:p>51.0619857</text:p>
          </table:table-cell>
          <table:table-cell table:number-columns-repeated="3"/>
        </table:table-row>
        <table:table-row table:style-name="ro1">
          <table:table-cell office:value-type="float" office:value="22.6392" calcext:value-type="float">
            <text:p>22.6392</text:p>
          </table:table-cell>
          <table:table-cell office:value-type="float" office:value="0.0792589" calcext:value-type="float">
            <text:p>0.0792589</text:p>
          </table:table-cell>
          <table:table-cell office:value-type="float" office:value="0.0556588" calcext:value-type="float">
            <text:p>0.0556588</text:p>
          </table:table-cell>
          <table:table-cell office:value-type="float" office:value="0.0674589" calcext:value-type="float">
            <text:p>0.0674589</text:p>
          </table:table-cell>
          <table:table-cell office:value-type="float" office:value="2333.44" calcext:value-type="float">
            <text:p>2333.44</text:p>
          </table:table-cell>
          <table:table-cell office:value-type="float" office:value="2827.19" calcext:value-type="float">
            <text:p>2827.19</text:p>
          </table:table-cell>
          <table:table-cell table:formula="of:=2.237*[.A40]" office:value-type="float" office:value="50.6438904" calcext:value-type="float">
            <text:p>50.6438904</text:p>
          </table:table-cell>
          <table:table-cell table:number-columns-repeated="3"/>
        </table:table-row>
        <table:table-row table:style-name="ro1">
          <table:table-cell office:value-type="float" office:value="22.7459" calcext:value-type="float">
            <text:p>22.7459</text:p>
          </table:table-cell>
          <table:table-cell office:value-type="float" office:value="0.0778891" calcext:value-type="float">
            <text:p>0.0778891</text:p>
          </table:table-cell>
          <table:table-cell office:value-type="float" office:value="0.0551079" calcext:value-type="float">
            <text:p>0.0551079</text:p>
          </table:table-cell>
          <table:table-cell office:value-type="float" office:value="0.0664985" calcext:value-type="float">
            <text:p>0.0664985</text:p>
          </table:table-cell>
          <table:table-cell office:value-type="float" office:value="2332.91" calcext:value-type="float">
            <text:p>2332.91</text:p>
          </table:table-cell>
          <table:table-cell office:value-type="float" office:value="2828.93" calcext:value-type="float">
            <text:p>2828.93</text:p>
          </table:table-cell>
          <table:table-cell table:formula="of:=2.237*[.A41]" office:value-type="float" office:value="50.8825783" calcext:value-type="float">
            <text:p>50.8825783</text:p>
          </table:table-cell>
          <table:table-cell table:number-columns-repeated="3"/>
        </table:table-row>
        <table:table-row table:style-name="ro1">
          <table:table-cell office:value-type="float" office:value="22.8979" calcext:value-type="float">
            <text:p>22.8979</text:p>
          </table:table-cell>
          <table:table-cell office:value-type="float" office:value="0.0764268" calcext:value-type="float">
            <text:p>0.0764268</text:p>
          </table:table-cell>
          <table:table-cell office:value-type="float" office:value="0.0546851" calcext:value-type="float">
            <text:p>0.0546851</text:p>
          </table:table-cell>
          <table:table-cell office:value-type="float" office:value="0.065556" calcext:value-type="float">
            <text:p>0.065556</text:p>
          </table:table-cell>
          <table:table-cell office:value-type="float" office:value="2332.37" calcext:value-type="float">
            <text:p>2332.37</text:p>
          </table:table-cell>
          <table:table-cell office:value-type="float" office:value="2830.67" calcext:value-type="float">
            <text:p>2830.67</text:p>
          </table:table-cell>
          <table:table-cell table:formula="of:=2.237*[.A42]" office:value-type="float" office:value="51.2226023" calcext:value-type="float">
            <text:p>51.2226023</text:p>
          </table:table-cell>
          <table:table-cell table:number-columns-repeated="3"/>
        </table:table-row>
        <table:table-row table:style-name="ro1">
          <table:table-cell office:value-type="float" office:value="22.6504" calcext:value-type="float">
            <text:p>22.6504</text:p>
          </table:table-cell>
          <table:table-cell office:value-type="float" office:value="0.0748971" calcext:value-type="float">
            <text:p>0.0748971</text:p>
          </table:table-cell>
          <table:table-cell office:value-type="float" office:value="0.0543901" calcext:value-type="float">
            <text:p>0.0543901</text:p>
          </table:table-cell>
          <table:table-cell office:value-type="float" office:value="0.0646436" calcext:value-type="float">
            <text:p>0.0646436</text:p>
          </table:table-cell>
          <table:table-cell office:value-type="float" office:value="2331.81" calcext:value-type="float">
            <text:p>2331.81</text:p>
          </table:table-cell>
          <table:table-cell office:value-type="float" office:value="2832.39" calcext:value-type="float">
            <text:p>2832.39</text:p>
          </table:table-cell>
          <table:table-cell table:formula="of:=2.237*[.A43]" office:value-type="float" office:value="50.6689448" calcext:value-type="float">
            <text:p>50.6689448</text:p>
          </table:table-cell>
          <table:table-cell table:number-columns-repeated="3"/>
        </table:table-row>
        <table:table-row table:style-name="ro1">
          <table:table-cell office:value-type="float" office:value="22.7478" calcext:value-type="float">
            <text:p>22.7478</text:p>
          </table:table-cell>
          <table:table-cell office:value-type="float" office:value="0.0733168" calcext:value-type="float">
            <text:p>0.0733168</text:p>
          </table:table-cell>
          <table:table-cell office:value-type="float" office:value="0.0542157" calcext:value-type="float">
            <text:p>0.0542157</text:p>
          </table:table-cell>
          <table:table-cell office:value-type="float" office:value="0.0637663" calcext:value-type="float">
            <text:p>0.0637663</text:p>
          </table:table-cell>
          <table:table-cell office:value-type="float" office:value="2331.25" calcext:value-type="float">
            <text:p>2331.25</text:p>
          </table:table-cell>
          <table:table-cell office:value-type="float" office:value="2834.12" calcext:value-type="float">
            <text:p>2834.12</text:p>
          </table:table-cell>
          <table:table-cell table:formula="of:=2.237*[.A44]" office:value-type="float" office:value="50.8868286" calcext:value-type="float">
            <text:p>50.8868286</text:p>
          </table:table-cell>
          <table:table-cell table:number-columns-repeated="3"/>
        </table:table-row>
        <table:table-row table:style-name="ro1">
          <table:table-cell office:value-type="float" office:value="22.6822" calcext:value-type="float">
            <text:p>22.6822</text:p>
          </table:table-cell>
          <table:table-cell office:value-type="float" office:value="0.0717046" calcext:value-type="float">
            <text:p>0.0717046</text:p>
          </table:table-cell>
          <table:table-cell office:value-type="float" office:value="0.0541585" calcext:value-type="float">
            <text:p>0.0541585</text:p>
          </table:table-cell>
          <table:table-cell office:value-type="float" office:value="0.0629316" calcext:value-type="float">
            <text:p>0.0629316</text:p>
          </table:table-cell>
          <table:table-cell office:value-type="float" office:value="2330.68" calcext:value-type="float">
            <text:p>2330.68</text:p>
          </table:table-cell>
          <table:table-cell office:value-type="float" office:value="2835.84" calcext:value-type="float">
            <text:p>2835.84</text:p>
          </table:table-cell>
          <table:table-cell table:formula="of:=2.237*[.A45]" office:value-type="float" office:value="50.7400814" calcext:value-type="float">
            <text:p>50.7400814</text:p>
          </table:table-cell>
          <table:table-cell table:number-columns-repeated="3"/>
        </table:table-row>
        <table:table-row table:style-name="ro1">
          <table:table-cell office:value-type="float" office:value="22.5848" calcext:value-type="float">
            <text:p>22.5848</text:p>
          </table:table-cell>
          <table:table-cell office:value-type="float" office:value="0.0700816" calcext:value-type="float">
            <text:p>0.0700816</text:p>
          </table:table-cell>
          <table:table-cell office:value-type="float" office:value="0.0542142" calcext:value-type="float">
            <text:p>0.0542142</text:p>
          </table:table-cell>
          <table:table-cell office:value-type="float" office:value="0.0621479" calcext:value-type="float">
            <text:p>0.0621479</text:p>
          </table:table-cell>
          <table:table-cell office:value-type="float" office:value="2330.09" calcext:value-type="float">
            <text:p>2330.09</text:p>
          </table:table-cell>
          <table:table-cell office:value-type="float" office:value="2837.55" calcext:value-type="float">
            <text:p>2837.55</text:p>
          </table:table-cell>
          <table:table-cell table:formula="of:=2.237*[.A46]" office:value-type="float" office:value="50.5221976" calcext:value-type="float">
            <text:p>50.5221976</text:p>
          </table:table-cell>
          <table:table-cell table:number-columns-repeated="3"/>
        </table:table-row>
        <table:table-row table:style-name="ro1">
          <table:table-cell office:value-type="float" office:value="22.5808" calcext:value-type="float">
            <text:p>22.5808</text:p>
          </table:table-cell>
          <table:table-cell office:value-type="float" office:value="0.0684657" calcext:value-type="float">
            <text:p>0.0684657</text:p>
          </table:table-cell>
          <table:table-cell office:value-type="float" office:value="0.0543761" calcext:value-type="float">
            <text:p>0.0543761</text:p>
          </table:table-cell>
          <table:table-cell office:value-type="float" office:value="0.0614209" calcext:value-type="float">
            <text:p>0.0614209</text:p>
          </table:table-cell>
          <table:table-cell office:value-type="float" office:value="2329.5" calcext:value-type="float">
            <text:p>2329.5</text:p>
          </table:table-cell>
          <table:table-cell office:value-type="float" office:value="2839.27" calcext:value-type="float">
            <text:p>2839.27</text:p>
          </table:table-cell>
          <table:table-cell table:formula="of:=2.237*[.A47]" office:value-type="float" office:value="50.5132496" calcext:value-type="float">
            <text:p>50.5132496</text:p>
          </table:table-cell>
          <table:table-cell table:number-columns-repeated="3"/>
        </table:table-row>
        <table:table-row table:style-name="ro1">
          <table:table-cell office:value-type="float" office:value="22.6799" calcext:value-type="float">
            <text:p>22.6799</text:p>
          </table:table-cell>
          <table:table-cell office:value-type="float" office:value="0.0668695" calcext:value-type="float">
            <text:p>0.0668695</text:p>
          </table:table-cell>
          <table:table-cell office:value-type="float" office:value="0.0546444" calcext:value-type="float">
            <text:p>0.0546444</text:p>
          </table:table-cell>
          <table:table-cell office:value-type="float" office:value="0.0607569" calcext:value-type="float">
            <text:p>0.0607569</text:p>
          </table:table-cell>
          <table:table-cell office:value-type="float" office:value="2328.9" calcext:value-type="float">
            <text:p>2328.9</text:p>
          </table:table-cell>
          <table:table-cell office:value-type="float" office:value="2840.99" calcext:value-type="float">
            <text:p>2840.99</text:p>
          </table:table-cell>
          <table:table-cell table:formula="of:=2.237*[.A48]" office:value-type="float" office:value="50.7349363" calcext:value-type="float">
            <text:p>50.7349363</text:p>
          </table:table-cell>
          <table:table-cell table:number-columns-repeated="3"/>
        </table:table-row>
        <table:table-row table:style-name="ro1">
          <table:table-cell office:value-type="float" office:value="22.6505" calcext:value-type="float">
            <text:p>22.6505</text:p>
          </table:table-cell>
          <table:table-cell office:value-type="float" office:value="0.0657065" calcext:value-type="float">
            <text:p>0.0657065</text:p>
          </table:table-cell>
          <table:table-cell office:value-type="float" office:value="0.0549096" calcext:value-type="float">
            <text:p>0.0549096</text:p>
          </table:table-cell>
          <table:table-cell office:value-type="float" office:value="0.060308" calcext:value-type="float">
            <text:p>0.060308</text:p>
          </table:table-cell>
          <table:table-cell office:value-type="float" office:value="2328.43" calcext:value-type="float">
            <text:p>2328.43</text:p>
          </table:table-cell>
          <table:table-cell office:value-type="float" office:value="2842.26" calcext:value-type="float">
            <text:p>2842.26</text:p>
          </table:table-cell>
          <table:table-cell table:formula="of:=2.237*[.A49]" office:value-type="float" office:value="50.6691685" calcext:value-type="float">
            <text:p>50.6691685</text:p>
          </table:table-cell>
          <table:table-cell table:number-columns-repeated="3"/>
        </table:table-row>
        <table:table-row table:style-name="ro1">
          <table:table-cell office:value-type="float" office:value="22.6298" calcext:value-type="float">
            <text:p>22.6298</text:p>
          </table:table-cell>
          <table:table-cell office:value-type="float" office:value="0.0642038" calcext:value-type="float">
            <text:p>0.0642038</text:p>
          </table:table-cell>
          <table:table-cell office:value-type="float" office:value="0.0553488" calcext:value-type="float">
            <text:p>0.0553488</text:p>
          </table:table-cell>
          <table:table-cell office:value-type="float" office:value="0.0597763" calcext:value-type="float">
            <text:p>0.0597763</text:p>
          </table:table-cell>
          <table:table-cell office:value-type="float" office:value="2327.82" calcext:value-type="float">
            <text:p>2327.82</text:p>
          </table:table-cell>
          <table:table-cell office:value-type="float" office:value="2843.97" calcext:value-type="float">
            <text:p>2843.97</text:p>
          </table:table-cell>
          <table:table-cell table:formula="of:=2.237*[.A50]" office:value-type="float" office:value="50.6228626" calcext:value-type="float">
            <text:p>50.6228626</text:p>
          </table:table-cell>
          <table:table-cell table:number-columns-repeated="3"/>
        </table:table-row>
        <table:table-row table:style-name="ro1">
          <table:table-cell office:value-type="float" office:value="22.7177" calcext:value-type="float">
            <text:p>22.7177</text:p>
          </table:table-cell>
          <table:table-cell office:value-type="float" office:value="0.0627754" calcext:value-type="float">
            <text:p>0.0627754</text:p>
          </table:table-cell>
          <table:table-cell office:value-type="float" office:value="0.0558797" calcext:value-type="float">
            <text:p>0.0558797</text:p>
          </table:table-cell>
          <table:table-cell office:value-type="float" office:value="0.0593276" calcext:value-type="float">
            <text:p>0.0593276</text:p>
          </table:table-cell>
          <table:table-cell office:value-type="float" office:value="2327.19" calcext:value-type="float">
            <text:p>2327.19</text:p>
          </table:table-cell>
          <table:table-cell office:value-type="float" office:value="2845.67" calcext:value-type="float">
            <text:p>2845.67</text:p>
          </table:table-cell>
          <table:table-cell table:formula="of:=2.237*[.A51]" office:value-type="float" office:value="50.8194949" calcext:value-type="float">
            <text:p>50.8194949</text:p>
          </table:table-cell>
          <table:table-cell table:number-columns-repeated="3"/>
        </table:table-row>
        <table:table-row table:style-name="ro1">
          <table:table-cell office:value-type="float" office:value="22.5979" calcext:value-type="float">
            <text:p>22.5979</text:p>
          </table:table-cell>
          <table:table-cell office:value-type="float" office:value="0.0614432" calcext:value-type="float">
            <text:p>0.0614432</text:p>
          </table:table-cell>
          <table:table-cell office:value-type="float" office:value="0.0564976" calcext:value-type="float">
            <text:p>0.0564976</text:p>
          </table:table-cell>
          <table:table-cell office:value-type="float" office:value="0.0589704" calcext:value-type="float">
            <text:p>0.0589704</text:p>
          </table:table-cell>
          <table:table-cell office:value-type="float" office:value="2326.54" calcext:value-type="float">
            <text:p>2326.54</text:p>
          </table:table-cell>
          <table:table-cell office:value-type="float" office:value="2847.36" calcext:value-type="float">
            <text:p>2847.36</text:p>
          </table:table-cell>
          <table:table-cell table:formula="of:=2.237*[.A52]" office:value-type="float" office:value="50.5515023" calcext:value-type="float">
            <text:p>50.5515023</text:p>
          </table:table-cell>
          <table:table-cell table:number-columns-repeated="3"/>
        </table:table-row>
        <table:table-row table:style-name="ro1">
          <table:table-cell office:value-type="float" office:value="22.5758" calcext:value-type="float">
            <text:p>22.5758</text:p>
          </table:table-cell>
          <table:table-cell office:value-type="float" office:value="0.0602193" calcext:value-type="float">
            <text:p>0.0602193</text:p>
          </table:table-cell>
          <table:table-cell office:value-type="float" office:value="0.0571996" calcext:value-type="float">
            <text:p>0.0571996</text:p>
          </table:table-cell>
          <table:table-cell office:value-type="float" office:value="0.0587095" calcext:value-type="float">
            <text:p>0.0587095</text:p>
          </table:table-cell>
          <table:table-cell office:value-type="float" office:value="2325.9" calcext:value-type="float">
            <text:p>2325.9</text:p>
          </table:table-cell>
          <table:table-cell office:value-type="float" office:value="2849.06" calcext:value-type="float">
            <text:p>2849.06</text:p>
          </table:table-cell>
          <table:table-cell table:formula="of:=2.237*[.A53]" office:value-type="float" office:value="50.5020646" calcext:value-type="float">
            <text:p>50.5020646</text:p>
          </table:table-cell>
          <table:table-cell table:number-columns-repeated="3"/>
        </table:table-row>
        <table:table-row table:style-name="ro1">
          <table:table-cell office:value-type="float" office:value="22.5644" calcext:value-type="float">
            <text:p>22.5644</text:p>
          </table:table-cell>
          <table:table-cell office:value-type="float" office:value="0.0597186" calcext:value-type="float">
            <text:p>0.0597186</text:p>
          </table:table-cell>
          <table:table-cell office:value-type="float" office:value="0.0575352" calcext:value-type="float">
            <text:p>0.0575352</text:p>
          </table:table-cell>
          <table:table-cell office:value-type="float" office:value="0.0586269" calcext:value-type="float">
            <text:p>0.0586269</text:p>
          </table:table-cell>
          <table:table-cell office:value-type="float" office:value="2325.24" calcext:value-type="float">
            <text:p>2325.24</text:p>
          </table:table-cell>
          <table:table-cell office:value-type="float" office:value="2850.74" calcext:value-type="float">
            <text:p>2850.74</text:p>
          </table:table-cell>
          <table:table-cell table:formula="of:=2.237*[.A54]" office:value-type="float" office:value="50.4765628" calcext:value-type="float">
            <text:p>50.4765628</text:p>
          </table:table-cell>
          <table:table-cell table:number-columns-repeated="3"/>
        </table:table-row>
        <table:table-row table:style-name="ro1">
          <table:table-cell office:value-type="float" office:value="22.7581" calcext:value-type="float">
            <text:p>22.7581</text:p>
          </table:table-cell>
          <table:table-cell office:value-type="float" office:value="0.0586846" calcext:value-type="float">
            <text:p>0.0586846</text:p>
          </table:table-cell>
          <table:table-cell office:value-type="float" office:value="0.0583514" calcext:value-type="float">
            <text:p>0.0583514</text:p>
          </table:table-cell>
          <table:table-cell office:value-type="float" office:value="0.058518" calcext:value-type="float">
            <text:p>0.058518</text:p>
          </table:table-cell>
          <table:table-cell office:value-type="float" office:value="2324.56" calcext:value-type="float">
            <text:p>2324.56</text:p>
          </table:table-cell>
          <table:table-cell office:value-type="float" office:value="2852.43" calcext:value-type="float">
            <text:p>2852.43</text:p>
          </table:table-cell>
          <table:table-cell table:formula="of:=2.237*[.A55]" office:value-type="float" office:value="50.9098697" calcext:value-type="float">
            <text:p>50.9098697</text:p>
          </table:table-cell>
          <table:table-cell table:number-columns-repeated="3"/>
        </table:table-row>
        <table:table-row table:style-name="ro1">
          <table:table-cell office:value-type="float" office:value="22.8182" calcext:value-type="float">
            <text:p>22.8182</text:p>
          </table:table-cell>
          <table:table-cell office:value-type="float" office:value="0.0577936" calcext:value-type="float">
            <text:p>0.0577936</text:p>
          </table:table-cell>
          <table:table-cell office:value-type="float" office:value="0.0592407" calcext:value-type="float">
            <text:p>0.0592407</text:p>
          </table:table-cell>
          <table:table-cell office:value-type="float" office:value="0.0585171" calcext:value-type="float">
            <text:p>0.0585171</text:p>
          </table:table-cell>
          <table:table-cell office:value-type="float" office:value="2323.88" calcext:value-type="float">
            <text:p>2323.88</text:p>
          </table:table-cell>
          <table:table-cell office:value-type="float" office:value="2854.12" calcext:value-type="float">
            <text:p>2854.12</text:p>
          </table:table-cell>
          <table:table-cell table:formula="of:=2.237*[.A56]" office:value-type="float" office:value="51.0443134" calcext:value-type="float">
            <text:p>51.0443134</text:p>
          </table:table-cell>
          <table:table-cell table:number-columns-repeated="3"/>
        </table:table-row>
        <table:table-row table:style-name="ro1">
          <table:table-cell office:value-type="float" office:value="22.5665" calcext:value-type="float">
            <text:p>22.5665</text:p>
          </table:table-cell>
          <table:table-cell office:value-type="float" office:value="0.0570488" calcext:value-type="float">
            <text:p>0.0570488</text:p>
          </table:table-cell>
          <table:table-cell office:value-type="float" office:value="0.0601967" calcext:value-type="float">
            <text:p>0.0601967</text:p>
          </table:table-cell>
          <table:table-cell office:value-type="float" office:value="0.0586228" calcext:value-type="float">
            <text:p>0.0586228</text:p>
          </table:table-cell>
          <table:table-cell office:value-type="float" office:value="2323.19" calcext:value-type="float">
            <text:p>2323.19</text:p>
          </table:table-cell>
          <table:table-cell office:value-type="float" office:value="2855.8" calcext:value-type="float">
            <text:p>2855.8</text:p>
          </table:table-cell>
          <table:table-cell table:formula="of:=2.237*[.A57]" office:value-type="float" office:value="50.4812605" calcext:value-type="float">
            <text:p>50.4812605</text:p>
          </table:table-cell>
          <table:table-cell table:number-columns-repeated="3"/>
        </table:table-row>
        <table:table-row table:style-name="ro1">
          <table:table-cell office:value-type="float" office:value="22.8745" calcext:value-type="float">
            <text:p>22.8745</text:p>
          </table:table-cell>
          <table:table-cell office:value-type="float" office:value="0.0564423" calcext:value-type="float">
            <text:p>0.0564423</text:p>
          </table:table-cell>
          <table:table-cell office:value-type="float" office:value="0.0612171" calcext:value-type="float">
            <text:p>0.0612171</text:p>
          </table:table-cell>
          <table:table-cell office:value-type="float" office:value="0.0588297" calcext:value-type="float">
            <text:p>0.0588297</text:p>
          </table:table-cell>
          <table:table-cell office:value-type="float" office:value="2322.48" calcext:value-type="float">
            <text:p>2322.48</text:p>
          </table:table-cell>
          <table:table-cell office:value-type="float" office:value="2857.47" calcext:value-type="float">
            <text:p>2857.47</text:p>
          </table:table-cell>
          <table:table-cell table:formula="of:=2.237*[.A58]" office:value-type="float" office:value="51.1702565" calcext:value-type="float">
            <text:p>51.1702565</text:p>
          </table:table-cell>
          <table:table-cell table:number-columns-repeated="3"/>
        </table:table-row>
        <table:table-row table:style-name="ro1">
          <table:table-cell office:value-type="float" office:value="22.5533" calcext:value-type="float">
            <text:p>22.5533</text:p>
          </table:table-cell>
          <table:table-cell office:value-type="float" office:value="0.0559708" calcext:value-type="float">
            <text:p>0.0559708</text:p>
          </table:table-cell>
          <table:table-cell office:value-type="float" office:value="0.062302" calcext:value-type="float">
            <text:p>0.062302</text:p>
          </table:table-cell>
          <table:table-cell office:value-type="float" office:value="0.0591364" calcext:value-type="float">
            <text:p>0.0591364</text:p>
          </table:table-cell>
          <table:table-cell office:value-type="float" office:value="2321.77" calcext:value-type="float">
            <text:p>2321.77</text:p>
          </table:table-cell>
          <table:table-cell office:value-type="float" office:value="2859.14" calcext:value-type="float">
            <text:p>2859.14</text:p>
          </table:table-cell>
          <table:table-cell table:formula="of:=2.237*[.A59]" office:value-type="float" office:value="50.4517321" calcext:value-type="float">
            <text:p>50.4517321</text:p>
          </table:table-cell>
          <table:table-cell table:number-columns-repeated="3"/>
        </table:table-row>
        <table:table-row table:style-name="ro1">
          <table:table-cell office:value-type="float" office:value="22.7957" calcext:value-type="float">
            <text:p>22.7957</text:p>
          </table:table-cell>
          <table:table-cell office:value-type="float" office:value="0.0556307" calcext:value-type="float">
            <text:p>0.0556307</text:p>
          </table:table-cell>
          <table:table-cell office:value-type="float" office:value="0.0634377" calcext:value-type="float">
            <text:p>0.0634377</text:p>
          </table:table-cell>
          <table:table-cell office:value-type="float" office:value="0.0595342" calcext:value-type="float">
            <text:p>0.0595342</text:p>
          </table:table-cell>
          <table:table-cell office:value-type="float" office:value="2321.04" calcext:value-type="float">
            <text:p>2321.04</text:p>
          </table:table-cell>
          <table:table-cell office:value-type="float" office:value="2860.8" calcext:value-type="float">
            <text:p>2860.8</text:p>
          </table:table-cell>
          <table:table-cell table:formula="of:=2.237*[.A60]" office:value-type="float" office:value="50.9939809" calcext:value-type="float">
            <text:p>50.9939809</text:p>
          </table:table-cell>
          <table:table-cell table:number-columns-repeated="3"/>
        </table:table-row>
        <table:table-row table:style-name="ro1">
          <table:table-cell office:value-type="float" office:value="22.6071" calcext:value-type="float">
            <text:p>22.6071</text:p>
          </table:table-cell>
          <table:table-cell office:value-type="float" office:value="0.0554149" calcext:value-type="float">
            <text:p>0.0554149</text:p>
          </table:table-cell>
          <table:table-cell office:value-type="float" office:value="0.0646096" calcext:value-type="float">
            <text:p>0.0646096</text:p>
          </table:table-cell>
          <table:table-cell office:value-type="float" office:value="0.0600122" calcext:value-type="float">
            <text:p>0.0600122</text:p>
          </table:table-cell>
          <table:table-cell office:value-type="float" office:value="2320.31" calcext:value-type="float">
            <text:p>2320.31</text:p>
          </table:table-cell>
          <table:table-cell office:value-type="float" office:value="2862.47" calcext:value-type="float">
            <text:p>2862.47</text:p>
          </table:table-cell>
          <table:table-cell table:formula="of:=2.237*[.A61]" office:value-type="float" office:value="50.5720827" calcext:value-type="float">
            <text:p>50.5720827</text:p>
          </table:table-cell>
          <table:table-cell table:number-columns-repeated="3"/>
        </table:table-row>
        <table:table-row table:style-name="ro1">
          <table:table-cell office:value-type="float" office:value="22.8298" calcext:value-type="float">
            <text:p>22.8298</text:p>
          </table:table-cell>
          <table:table-cell office:value-type="float" office:value="0.0553203" calcext:value-type="float">
            <text:p>0.0553203</text:p>
          </table:table-cell>
          <table:table-cell office:value-type="float" office:value="0.065795" calcext:value-type="float">
            <text:p>0.065795</text:p>
          </table:table-cell>
          <table:table-cell office:value-type="float" office:value="0.0605576" calcext:value-type="float">
            <text:p>0.0605576</text:p>
          </table:table-cell>
          <table:table-cell office:value-type="float" office:value="2319.57" calcext:value-type="float">
            <text:p>2319.57</text:p>
          </table:table-cell>
          <table:table-cell office:value-type="float" office:value="2864.12" calcext:value-type="float">
            <text:p>2864.12</text:p>
          </table:table-cell>
          <table:table-cell table:formula="of:=2.237*[.A62]" office:value-type="float" office:value="51.0702626" calcext:value-type="float">
            <text:p>51.0702626</text:p>
          </table:table-cell>
          <table:table-cell table:number-columns-repeated="3"/>
        </table:table-row>
        <table:table-row table:style-name="ro1">
          <table:table-cell office:value-type="float" office:value="22.6975" calcext:value-type="float">
            <text:p>22.6975</text:p>
          </table:table-cell>
          <table:table-cell office:value-type="float" office:value="0.0553265" calcext:value-type="float">
            <text:p>0.0553265</text:p>
          </table:table-cell>
          <table:table-cell office:value-type="float" office:value="0.0666856" calcext:value-type="float">
            <text:p>0.0666856</text:p>
          </table:table-cell>
          <table:table-cell office:value-type="float" office:value="0.061006" calcext:value-type="float">
            <text:p>0.061006</text:p>
          </table:table-cell>
          <table:table-cell office:value-type="float" office:value="2319" calcext:value-type="float">
            <text:p>2319</text:p>
          </table:table-cell>
          <table:table-cell office:value-type="float" office:value="2865.37" calcext:value-type="float">
            <text:p>2865.37</text:p>
          </table:table-cell>
          <table:table-cell table:formula="of:=2.237*[.A63]" office:value-type="float" office:value="50.7743075" calcext:value-type="float">
            <text:p>50.7743075</text:p>
          </table:table-cell>
          <table:table-cell table:number-columns-repeated="3"/>
        </table:table-row>
        <table:table-row table:style-name="ro1">
          <table:table-cell office:value-type="float" office:value="22.8407" calcext:value-type="float">
            <text:p>22.8407</text:p>
          </table:table-cell>
          <table:table-cell office:value-type="float" office:value="0.0554312" calcext:value-type="float">
            <text:p>0.0554312</text:p>
          </table:table-cell>
          <table:table-cell office:value-type="float" office:value="0.0678463" calcext:value-type="float">
            <text:p>0.0678463</text:p>
          </table:table-cell>
          <table:table-cell office:value-type="float" office:value="0.0616388" calcext:value-type="float">
            <text:p>0.0616388</text:p>
          </table:table-cell>
          <table:table-cell office:value-type="float" office:value="2318.23" calcext:value-type="float">
            <text:p>2318.23</text:p>
          </table:table-cell>
          <table:table-cell office:value-type="float" office:value="2867.01" calcext:value-type="float">
            <text:p>2867.01</text:p>
          </table:table-cell>
          <table:table-cell table:formula="of:=2.237*[.A64]" office:value-type="float" office:value="51.0946459" calcext:value-type="float">
            <text:p>51.0946459</text:p>
          </table:table-cell>
          <table:table-cell table:number-columns-repeated="3"/>
        </table:table-row>
        <table:table-row table:style-name="ro1">
          <table:table-cell office:value-type="float" office:value="22.6764" calcext:value-type="float">
            <text:p>22.6764</text:p>
          </table:table-cell>
          <table:table-cell office:value-type="float" office:value="0.0556439" calcext:value-type="float">
            <text:p>0.0556439</text:p>
          </table:table-cell>
          <table:table-cell office:value-type="float" office:value="0.0689717" calcext:value-type="float">
            <text:p>0.0689717</text:p>
          </table:table-cell>
          <table:table-cell office:value-type="float" office:value="0.0623078" calcext:value-type="float">
            <text:p>0.0623078</text:p>
          </table:table-cell>
          <table:table-cell office:value-type="float" office:value="2317.45" calcext:value-type="float">
            <text:p>2317.45</text:p>
          </table:table-cell>
          <table:table-cell office:value-type="float" office:value="2868.65" calcext:value-type="float">
            <text:p>2868.65</text:p>
          </table:table-cell>
          <table:table-cell table:formula="of:=2.237*[.A65]" office:value-type="float" office:value="50.7271068" calcext:value-type="float">
            <text:p>50.7271068</text:p>
          </table:table-cell>
          <table:table-cell table:number-columns-repeated="3"/>
        </table:table-row>
        <table:table-row table:style-name="ro1">
          <table:table-cell office:value-type="float" office:value="22.6064" calcext:value-type="float">
            <text:p>22.6064</text:p>
          </table:table-cell>
          <table:table-cell office:value-type="float" office:value="0.055961" calcext:value-type="float">
            <text:p>0.055961</text:p>
          </table:table-cell>
          <table:table-cell office:value-type="float" office:value="0.0700451" calcext:value-type="float">
            <text:p>0.0700451</text:p>
          </table:table-cell>
          <table:table-cell office:value-type="float" office:value="0.063003" calcext:value-type="float">
            <text:p>0.063003</text:p>
          </table:table-cell>
          <table:table-cell office:value-type="float" office:value="2316.66" calcext:value-type="float">
            <text:p>2316.66</text:p>
          </table:table-cell>
          <table:table-cell office:value-type="float" office:value="2870.29" calcext:value-type="float">
            <text:p>2870.29</text:p>
          </table:table-cell>
          <table:table-cell table:formula="of:=2.237*[.A66]" office:value-type="float" office:value="50.5705168" calcext:value-type="float">
            <text:p>50.5705168</text:p>
          </table:table-cell>
          <table:table-cell table:number-columns-repeated="3"/>
        </table:table-row>
        <table:table-row table:style-name="ro1">
          <table:table-cell office:value-type="float" office:value="22.8296" calcext:value-type="float">
            <text:p>22.8296</text:p>
          </table:table-cell>
          <table:table-cell office:value-type="float" office:value="0.0563727" calcext:value-type="float">
            <text:p>0.0563727</text:p>
          </table:table-cell>
          <table:table-cell office:value-type="float" office:value="0.0710331" calcext:value-type="float">
            <text:p>0.0710331</text:p>
          </table:table-cell>
          <table:table-cell office:value-type="float" office:value="0.0637029" calcext:value-type="float">
            <text:p>0.0637029</text:p>
          </table:table-cell>
          <table:table-cell office:value-type="float" office:value="2315.86" calcext:value-type="float">
            <text:p>2315.86</text:p>
          </table:table-cell>
          <table:table-cell office:value-type="float" office:value="2871.91" calcext:value-type="float">
            <text:p>2871.91</text:p>
          </table:table-cell>
          <table:table-cell table:formula="of:=2.237*[.A67]" office:value-type="float" office:value="51.0698152" calcext:value-type="float">
            <text:p>51.0698152</text:p>
          </table:table-cell>
          <table:table-cell table:number-columns-repeated="3"/>
        </table:table-row>
        <table:table-row table:style-name="ro1">
          <table:table-cell office:value-type="float" office:value="22.6224" calcext:value-type="float">
            <text:p>22.6224</text:p>
          </table:table-cell>
          <table:table-cell office:value-type="float" office:value="0.0567451" calcext:value-type="float">
            <text:p>0.0567451</text:p>
          </table:table-cell>
          <table:table-cell office:value-type="float" office:value="0.0717204" calcext:value-type="float">
            <text:p>0.0717204</text:p>
          </table:table-cell>
          <table:table-cell office:value-type="float" office:value="0.0642328" calcext:value-type="float">
            <text:p>0.0642328</text:p>
          </table:table-cell>
          <table:table-cell office:value-type="float" office:value="2315.26" calcext:value-type="float">
            <text:p>2315.26</text:p>
          </table:table-cell>
          <table:table-cell office:value-type="float" office:value="2873.13" calcext:value-type="float">
            <text:p>2873.13</text:p>
          </table:table-cell>
          <table:table-cell table:formula="of:=2.237*[.A68]" office:value-type="float" office:value="50.6063088" calcext:value-type="float">
            <text:p>50.6063088</text:p>
          </table:table-cell>
          <table:table-cell table:number-columns-repeated="3"/>
        </table:table-row>
        <table:table-row table:style-name="ro1">
          <table:table-cell office:value-type="float" office:value="22.7009" calcext:value-type="float">
            <text:p>22.7009</text:p>
          </table:table-cell>
          <table:table-cell office:value-type="float" office:value="0.0573168" calcext:value-type="float">
            <text:p>0.0573168</text:p>
          </table:table-cell>
          <table:table-cell office:value-type="float" office:value="0.0725403" calcext:value-type="float">
            <text:p>0.0725403</text:p>
          </table:table-cell>
          <table:table-cell office:value-type="float" office:value="0.0649285" calcext:value-type="float">
            <text:p>0.0649285</text:p>
          </table:table-cell>
          <table:table-cell office:value-type="float" office:value="2314.44" calcext:value-type="float">
            <text:p>2314.44</text:p>
          </table:table-cell>
          <table:table-cell office:value-type="float" office:value="2874.74" calcext:value-type="float">
            <text:p>2874.74</text:p>
          </table:table-cell>
          <table:table-cell table:formula="of:=2.237*[.A69]" office:value-type="float" office:value="50.7819133" calcext:value-type="float">
            <text:p>50.7819133</text:p>
          </table:table-cell>
          <table:table-cell table:number-columns-repeated="3"/>
        </table:table-row>
        <table:table-row table:style-name="ro1">
          <table:table-cell office:value-type="float" office:value="22.6785" calcext:value-type="float">
            <text:p>22.6785</text:p>
          </table:table-cell>
          <table:table-cell office:value-type="float" office:value="0.0579745" calcext:value-type="float">
            <text:p>0.0579745</text:p>
          </table:table-cell>
          <table:table-cell office:value-type="float" office:value="0.0732414" calcext:value-type="float">
            <text:p>0.0732414</text:p>
          </table:table-cell>
          <table:table-cell office:value-type="float" office:value="0.0656079" calcext:value-type="float">
            <text:p>0.0656079</text:p>
          </table:table-cell>
          <table:table-cell office:value-type="float" office:value="2313.61" calcext:value-type="float">
            <text:p>2313.61</text:p>
          </table:table-cell>
          <table:table-cell office:value-type="float" office:value="2876.35" calcext:value-type="float">
            <text:p>2876.35</text:p>
          </table:table-cell>
          <table:table-cell table:formula="of:=2.237*[.A70]" office:value-type="float" office:value="50.7318045" calcext:value-type="float">
            <text:p>50.7318045</text:p>
          </table:table-cell>
          <table:table-cell table:number-columns-repeated="3"/>
        </table:table-row>
        <table:table-row table:style-name="ro1">
          <table:table-cell office:value-type="float" office:value="22.5422" calcext:value-type="float">
            <text:p>22.5422</text:p>
          </table:table-cell>
          <table:table-cell office:value-type="float" office:value="0.058901" calcext:value-type="float">
            <text:p>0.058901</text:p>
          </table:table-cell>
          <table:table-cell office:value-type="float" office:value="0.073919" calcext:value-type="float">
            <text:p>0.073919</text:p>
          </table:table-cell>
          <table:table-cell office:value-type="float" office:value="0.06641" calcext:value-type="float">
            <text:p>0.06641</text:p>
          </table:table-cell>
          <table:table-cell office:value-type="float" office:value="2312.56" calcext:value-type="float">
            <text:p>2312.56</text:p>
          </table:table-cell>
          <table:table-cell office:value-type="float" office:value="2878.35" calcext:value-type="float">
            <text:p>2878.35</text:p>
          </table:table-cell>
          <table:table-cell table:formula="of:=2.237*[.A71]" office:value-type="float" office:value="50.4269014" calcext:value-type="float">
            <text:p>50.4269014</text:p>
          </table:table-cell>
          <table:table-cell table:number-columns-repeated="3"/>
        </table:table-row>
        <table:table-row table:style-name="ro1">
          <table:table-cell office:value-type="float" office:value="22.6209" calcext:value-type="float">
            <text:p>22.6209</text:p>
          </table:table-cell>
          <table:table-cell office:value-type="float" office:value="0.0592119" calcext:value-type="float">
            <text:p>0.0592119</text:p>
          </table:table-cell>
          <table:table-cell office:value-type="float" office:value="0.074081" calcext:value-type="float">
            <text:p>0.074081</text:p>
          </table:table-cell>
          <table:table-cell office:value-type="float" office:value="0.0666465" calcext:value-type="float">
            <text:p>0.0666465</text:p>
          </table:table-cell>
          <table:table-cell office:value-type="float" office:value="2311.71" calcext:value-type="float">
            <text:p>2311.71</text:p>
          </table:table-cell>
          <table:table-cell office:value-type="float" office:value="2879.94" calcext:value-type="float">
            <text:p>2879.94</text:p>
          </table:table-cell>
          <table:table-cell table:formula="of:=2.237*[.A72]" office:value-type="float" office:value="50.6029533" calcext:value-type="float">
            <text:p>50.6029533</text:p>
          </table:table-cell>
          <table:table-cell table:number-columns-repeated="3"/>
        </table:table-row>
        <table:table-row table:style-name="ro1">
          <table:table-cell office:value-type="float" office:value="22.4307" calcext:value-type="float">
            <text:p>22.4307</text:p>
          </table:table-cell>
          <table:table-cell office:value-type="float" office:value="0.0600656" calcext:value-type="float">
            <text:p>0.0600656</text:p>
          </table:table-cell>
          <table:table-cell office:value-type="float" office:value="0.0743899" calcext:value-type="float">
            <text:p>0.0743899</text:p>
          </table:table-cell>
          <table:table-cell office:value-type="float" office:value="0.0672277" calcext:value-type="float">
            <text:p>0.0672277</text:p>
          </table:table-cell>
          <table:table-cell office:value-type="float" office:value="2310.83" calcext:value-type="float">
            <text:p>2310.83</text:p>
          </table:table-cell>
          <table:table-cell office:value-type="float" office:value="2881.52" calcext:value-type="float">
            <text:p>2881.52</text:p>
          </table:table-cell>
          <table:table-cell table:formula="of:=2.237*[.A73]" office:value-type="float" office:value="50.1774759" calcext:value-type="float">
            <text:p>50.1774759</text:p>
          </table:table-cell>
          <table:table-cell table:number-columns-repeated="3"/>
        </table:table-row>
        <table:table-row table:style-name="ro1">
          <table:table-cell office:value-type="float" office:value="22.6606" calcext:value-type="float">
            <text:p>22.6606</text:p>
          </table:table-cell>
          <table:table-cell office:value-type="float" office:value="0.0609852" calcext:value-type="float">
            <text:p>0.0609852</text:p>
          </table:table-cell>
          <table:table-cell office:value-type="float" office:value="0.0745217" calcext:value-type="float">
            <text:p>0.0745217</text:p>
          </table:table-cell>
          <table:table-cell office:value-type="float" office:value="0.0677535" calcext:value-type="float">
            <text:p>0.0677535</text:p>
          </table:table-cell>
          <table:table-cell office:value-type="float" office:value="2309.93" calcext:value-type="float">
            <text:p>2309.93</text:p>
          </table:table-cell>
          <table:table-cell office:value-type="float" office:value="2883.08" calcext:value-type="float">
            <text:p>2883.08</text:p>
          </table:table-cell>
          <table:table-cell table:formula="of:=2.237*[.A74]" office:value-type="float" office:value="50.6917622" calcext:value-type="float">
            <text:p>50.6917622</text:p>
          </table:table-cell>
          <table:table-cell table:number-columns-repeated="3"/>
        </table:table-row>
        <table:table-row table:style-name="ro1">
          <table:table-cell office:value-type="float" office:value="22.3881" calcext:value-type="float">
            <text:p>22.3881</text:p>
          </table:table-cell>
          <table:table-cell office:value-type="float" office:value="0.0619615" calcext:value-type="float">
            <text:p>0.0619615</text:p>
          </table:table-cell>
          <table:table-cell office:value-type="float" office:value="0.0744664" calcext:value-type="float">
            <text:p>0.0744664</text:p>
          </table:table-cell>
          <table:table-cell office:value-type="float" office:value="0.0682139" calcext:value-type="float">
            <text:p>0.0682139</text:p>
          </table:table-cell>
          <table:table-cell office:value-type="float" office:value="2309.01" calcext:value-type="float">
            <text:p>2309.01</text:p>
          </table:table-cell>
          <table:table-cell office:value-type="float" office:value="2884.62" calcext:value-type="float">
            <text:p>2884.62</text:p>
          </table:table-cell>
          <table:table-cell table:formula="of:=2.237*[.A75]" office:value-type="float" office:value="50.0821797" calcext:value-type="float">
            <text:p>50.0821797</text:p>
          </table:table-cell>
          <table:table-cell table:number-columns-repeated="3"/>
        </table:table-row>
        <table:table-row table:style-name="ro1">
          <table:table-cell office:value-type="float" office:value="22.4408" calcext:value-type="float">
            <text:p>22.4408</text:p>
          </table:table-cell>
          <table:table-cell office:value-type="float" office:value="0.0652026" calcext:value-type="float">
            <text:p>0.0652026</text:p>
          </table:table-cell>
          <table:table-cell office:value-type="float" office:value="0.0731506" calcext:value-type="float">
            <text:p>0.0731506</text:p>
          </table:table-cell>
          <table:table-cell office:value-type="float" office:value="0.0691766" calcext:value-type="float">
            <text:p>0.0691766</text:p>
          </table:table-cell>
          <table:table-cell office:value-type="float" office:value="2306.01" calcext:value-type="float">
            <text:p>2306.01</text:p>
          </table:table-cell>
          <table:table-cell office:value-type="float" office:value="2889.05" calcext:value-type="float">
            <text:p>2889.05</text:p>
          </table:table-cell>
          <table:table-cell table:formula="of:=2.237*[.A76]" office:value-type="float" office:value="50.2000696" calcext:value-type="float">
            <text:p>50.2000696</text:p>
          </table:table-cell>
          <table:table-cell table:number-columns-repeated="3"/>
        </table:table-row>
        <table:table-row table:style-name="ro1">
          <table:table-cell office:value-type="float" office:value="22.4532" calcext:value-type="float">
            <text:p>22.4532</text:p>
          </table:table-cell>
          <table:table-cell office:value-type="float" office:value="0.0601211" calcext:value-type="float">
            <text:p>0.0601211</text:p>
          </table:table-cell>
          <table:table-cell office:value-type="float" office:value="0.052684" calcext:value-type="float">
            <text:p>0.052684</text:p>
          </table:table-cell>
          <table:table-cell office:value-type="float" office:value="0.0564025" calcext:value-type="float">
            <text:p>0.0564025</text:p>
          </table:table-cell>
          <table:table-cell office:value-type="float" office:value="2274.24" calcext:value-type="float">
            <text:p>2274.24</text:p>
          </table:table-cell>
          <table:table-cell office:value-type="float" office:value="2930.68" calcext:value-type="float">
            <text:p>2930.68</text:p>
          </table:table-cell>
          <table:table-cell table:formula="of:=2.237*[.A77]" office:value-type="float" office:value="50.2278084" calcext:value-type="float">
            <text:p>50.2278084</text:p>
          </table:table-cell>
          <table:table-cell table:number-columns-repeated="3"/>
        </table:table-row>
        <table:table-row table:style-name="ro1">
          <table:table-cell office:value-type="float" office:value="22.5448" calcext:value-type="float">
            <text:p>22.5448</text:p>
          </table:table-cell>
          <table:table-cell office:value-type="float" office:value="0.0591262" calcext:value-type="float">
            <text:p>0.0591262</text:p>
          </table:table-cell>
          <table:table-cell office:value-type="float" office:value="0.0521543" calcext:value-type="float">
            <text:p>0.0521543</text:p>
          </table:table-cell>
          <table:table-cell office:value-type="float" office:value="0.0556402" calcext:value-type="float">
            <text:p>0.0556402</text:p>
          </table:table-cell>
          <table:table-cell office:value-type="float" office:value="2273.11" calcext:value-type="float">
            <text:p>2273.11</text:p>
          </table:table-cell>
          <table:table-cell office:value-type="float" office:value="2932.07" calcext:value-type="float">
            <text:p>2932.07</text:p>
          </table:table-cell>
          <table:table-cell table:formula="of:=2.237*[.A78]" office:value-type="float" office:value="50.4327176" calcext:value-type="float">
            <text:p>50.4327176</text:p>
          </table:table-cell>
          <table:table-cell table:number-columns-repeated="3"/>
        </table:table-row>
        <table:table-row table:style-name="ro1">
          <table:table-cell office:value-type="float" office:value="22.471" calcext:value-type="float">
            <text:p>22.471</text:p>
          </table:table-cell>
          <table:table-cell office:value-type="float" office:value="0.0582377" calcext:value-type="float">
            <text:p>0.0582377</text:p>
          </table:table-cell>
          <table:table-cell office:value-type="float" office:value="0.0515291" calcext:value-type="float">
            <text:p>0.0515291</text:p>
          </table:table-cell>
          <table:table-cell office:value-type="float" office:value="0.0548834" calcext:value-type="float">
            <text:p>0.0548834</text:p>
          </table:table-cell>
          <table:table-cell office:value-type="float" office:value="2271.96" calcext:value-type="float">
            <text:p>2271.96</text:p>
          </table:table-cell>
          <table:table-cell office:value-type="float" office:value="2933.45" calcext:value-type="float">
            <text:p>2933.45</text:p>
          </table:table-cell>
          <table:table-cell table:formula="of:=2.237*[.A79]" office:value-type="float" office:value="50.267627" calcext:value-type="float">
            <text:p>50.267627</text:p>
          </table:table-cell>
          <table:table-cell table:number-columns-repeated="3"/>
        </table:table-row>
        <table:table-row table:style-name="ro1">
          <table:table-cell office:value-type="float" office:value="22.429" calcext:value-type="float">
            <text:p>22.429</text:p>
          </table:table-cell>
          <table:table-cell office:value-type="float" office:value="0.05788" calcext:value-type="float">
            <text:p>0.05788</text:p>
          </table:table-cell>
          <table:table-cell office:value-type="float" office:value="0.0512179" calcext:value-type="float">
            <text:p>0.0512179</text:p>
          </table:table-cell>
          <table:table-cell office:value-type="float" office:value="0.054549" calcext:value-type="float">
            <text:p>0.054549</text:p>
          </table:table-cell>
          <table:table-cell office:value-type="float" office:value="2270.8" calcext:value-type="float">
            <text:p>2270.8</text:p>
          </table:table-cell>
          <table:table-cell office:value-type="float" office:value="2934.81" calcext:value-type="float">
            <text:p>2934.81</text:p>
          </table:table-cell>
          <table:table-cell table:formula="of:=2.237*[.A80]" office:value-type="float" office:value="50.173673" calcext:value-type="float">
            <text:p>50.173673</text:p>
          </table:table-cell>
          <table:table-cell table:number-columns-repeated="3"/>
        </table:table-row>
        <table:table-row table:style-name="ro1">
          <table:table-cell office:value-type="float" office:value="22.4013" calcext:value-type="float">
            <text:p>22.4013</text:p>
          </table:table-cell>
          <table:table-cell office:value-type="float" office:value="0.0571564" calcext:value-type="float">
            <text:p>0.0571564</text:p>
          </table:table-cell>
          <table:table-cell office:value-type="float" office:value="0.0504345" calcext:value-type="float">
            <text:p>0.0504345</text:p>
          </table:table-cell>
          <table:table-cell office:value-type="float" office:value="0.0537955" calcext:value-type="float">
            <text:p>0.0537955</text:p>
          </table:table-cell>
          <table:table-cell office:value-type="float" office:value="2269.62" calcext:value-type="float">
            <text:p>2269.62</text:p>
          </table:table-cell>
          <table:table-cell office:value-type="float" office:value="2936.16" calcext:value-type="float">
            <text:p>2936.16</text:p>
          </table:table-cell>
          <table:table-cell table:formula="of:=2.237*[.A81]" office:value-type="float" office:value="50.1117081" calcext:value-type="float">
            <text:p>50.1117081</text:p>
          </table:table-cell>
          <table:table-cell table:number-columns-repeated="3"/>
        </table:table-row>
        <table:table-row table:style-name="ro1">
          <table:table-cell office:value-type="float" office:value="22.3991" calcext:value-type="float">
            <text:p>22.3991</text:p>
          </table:table-cell>
          <table:table-cell office:value-type="float" office:value="0.0565371" calcext:value-type="float">
            <text:p>0.0565371</text:p>
          </table:table-cell>
          <table:table-cell office:value-type="float" office:value="0.0495231" calcext:value-type="float">
            <text:p>0.0495231</text:p>
          </table:table-cell>
          <table:table-cell office:value-type="float" office:value="0.0530301" calcext:value-type="float">
            <text:p>0.0530301</text:p>
          </table:table-cell>
          <table:table-cell office:value-type="float" office:value="2268.42" calcext:value-type="float">
            <text:p>2268.42</text:p>
          </table:table-cell>
          <table:table-cell office:value-type="float" office:value="2937.5" calcext:value-type="float">
            <text:p>2937.5</text:p>
          </table:table-cell>
          <table:table-cell table:formula="of:=2.237*[.A82]" office:value-type="float" office:value="50.1067867" calcext:value-type="float">
            <text:p>50.1067867</text:p>
          </table:table-cell>
          <table:table-cell table:number-columns-repeated="3"/>
        </table:table-row>
        <table:table-row table:style-name="ro1">
          <table:table-cell office:value-type="float" office:value="22.6088" calcext:value-type="float">
            <text:p>22.6088</text:p>
          </table:table-cell>
          <table:table-cell office:value-type="float" office:value="0.0560138" calcext:value-type="float">
            <text:p>0.0560138</text:p>
          </table:table-cell>
          <table:table-cell office:value-type="float" office:value="0.048499" calcext:value-type="float">
            <text:p>0.048499</text:p>
          </table:table-cell>
          <table:table-cell office:value-type="float" office:value="0.0522564" calcext:value-type="float">
            <text:p>0.0522564</text:p>
          </table:table-cell>
          <table:table-cell office:value-type="float" office:value="2267.2" calcext:value-type="float">
            <text:p>2267.2</text:p>
          </table:table-cell>
          <table:table-cell office:value-type="float" office:value="2938.83" calcext:value-type="float">
            <text:p>2938.83</text:p>
          </table:table-cell>
          <table:table-cell table:formula="of:=2.237*[.A83]" office:value-type="float" office:value="50.5758856" calcext:value-type="float">
            <text:p>50.5758856</text:p>
          </table:table-cell>
          <table:table-cell table:number-columns-repeated="3"/>
        </table:table-row>
        <table:table-row table:style-name="ro1">
          <table:table-cell office:value-type="float" office:value="22.4144" calcext:value-type="float">
            <text:p>22.4144</text:p>
          </table:table-cell>
          <table:table-cell office:value-type="float" office:value="0.0555639" calcext:value-type="float">
            <text:p>0.0555639</text:p>
          </table:table-cell>
          <table:table-cell office:value-type="float" office:value="0.0473549" calcext:value-type="float">
            <text:p>0.0473549</text:p>
          </table:table-cell>
          <table:table-cell office:value-type="float" office:value="0.0514594" calcext:value-type="float">
            <text:p>0.0514594</text:p>
          </table:table-cell>
          <table:table-cell office:value-type="float" office:value="2265.98" calcext:value-type="float">
            <text:p>2265.98</text:p>
          </table:table-cell>
          <table:table-cell office:value-type="float" office:value="2940.14" calcext:value-type="float">
            <text:p>2940.14</text:p>
          </table:table-cell>
          <table:table-cell table:formula="of:=2.237*[.A84]" office:value-type="float" office:value="50.1410128" calcext:value-type="float">
            <text:p>50.1410128</text:p>
          </table:table-cell>
          <table:table-cell table:number-columns-repeated="3"/>
        </table:table-row>
        <table:table-row table:style-name="ro1">
          <table:table-cell office:value-type="float" office:value="22.524" calcext:value-type="float">
            <text:p>22.524</text:p>
          </table:table-cell>
          <table:table-cell office:value-type="float" office:value="0.0551724" calcext:value-type="float">
            <text:p>0.0551724</text:p>
          </table:table-cell>
          <table:table-cell office:value-type="float" office:value="0.0461019" calcext:value-type="float">
            <text:p>0.0461019</text:p>
          </table:table-cell>
          <table:table-cell office:value-type="float" office:value="0.0506371" calcext:value-type="float">
            <text:p>0.0506371</text:p>
          </table:table-cell>
          <table:table-cell office:value-type="float" office:value="2264.73" calcext:value-type="float">
            <text:p>2264.73</text:p>
          </table:table-cell>
          <table:table-cell office:value-type="float" office:value="2941.44" calcext:value-type="float">
            <text:p>2941.44</text:p>
          </table:table-cell>
          <table:table-cell table:formula="of:=2.237*[.A85]" office:value-type="float" office:value="50.386188" calcext:value-type="float">
            <text:p>50.386188</text:p>
          </table:table-cell>
          <table:table-cell table:number-columns-repeated="3"/>
        </table:table-row>
        <table:table-row table:style-name="ro1">
          <table:table-cell office:value-type="float" office:value="22.5287" calcext:value-type="float">
            <text:p>22.5287</text:p>
          </table:table-cell>
          <table:table-cell office:value-type="float" office:value="0.0549073" calcext:value-type="float">
            <text:p>0.0549073</text:p>
          </table:table-cell>
          <table:table-cell office:value-type="float" office:value="0.0450913" calcext:value-type="float">
            <text:p>0.0450913</text:p>
          </table:table-cell>
          <table:table-cell office:value-type="float" office:value="0.0499993" calcext:value-type="float">
            <text:p>0.0499993</text:p>
          </table:table-cell>
          <table:table-cell office:value-type="float" office:value="2263.78" calcext:value-type="float">
            <text:p>2263.78</text:p>
          </table:table-cell>
          <table:table-cell office:value-type="float" office:value="2942.41" calcext:value-type="float">
            <text:p>2942.41</text:p>
          </table:table-cell>
          <table:table-cell table:formula="of:=2.237*[.A86]" office:value-type="float" office:value="50.3967019" calcext:value-type="float">
            <text:p>50.3967019</text:p>
          </table:table-cell>
          <table:table-cell table:number-columns-repeated="3"/>
        </table:table-row>
        <table:table-row table:style-name="ro1">
          <table:table-cell office:value-type="float" office:value="22.5973" calcext:value-type="float">
            <text:p>22.5973</text:p>
          </table:table-cell>
          <table:table-cell office:value-type="float" office:value="0.0545794" calcext:value-type="float">
            <text:p>0.0545794</text:p>
          </table:table-cell>
          <table:table-cell office:value-type="float" office:value="0.043675" calcext:value-type="float">
            <text:p>0.043675</text:p>
          </table:table-cell>
          <table:table-cell office:value-type="float" office:value="0.0491272" calcext:value-type="float">
            <text:p>0.0491272</text:p>
          </table:table-cell>
          <table:table-cell office:value-type="float" office:value="2262.52" calcext:value-type="float">
            <text:p>2262.52</text:p>
          </table:table-cell>
          <table:table-cell office:value-type="float" office:value="2943.69" calcext:value-type="float">
            <text:p>2943.69</text:p>
          </table:table-cell>
          <table:table-cell table:formula="of:=2.237*[.A87]" office:value-type="float" office:value="50.5501601" calcext:value-type="float">
            <text:p>50.5501601</text:p>
          </table:table-cell>
          <table:table-cell table:number-columns-repeated="3"/>
        </table:table-row>
        <table:table-row table:style-name="ro1">
          <table:table-cell office:value-type="float" office:value="22.6316" calcext:value-type="float">
            <text:p>22.6316</text:p>
          </table:table-cell>
          <table:table-cell office:value-type="float" office:value="0.0542644" calcext:value-type="float">
            <text:p>0.0542644</text:p>
          </table:table-cell>
          <table:table-cell office:value-type="float" office:value="0.0421716" calcext:value-type="float">
            <text:p>0.0421716</text:p>
          </table:table-cell>
          <table:table-cell office:value-type="float" office:value="0.048218" calcext:value-type="float">
            <text:p>0.048218</text:p>
          </table:table-cell>
          <table:table-cell office:value-type="float" office:value="2261.24" calcext:value-type="float">
            <text:p>2261.24</text:p>
          </table:table-cell>
          <table:table-cell office:value-type="float" office:value="2944.98" calcext:value-type="float">
            <text:p>2944.98</text:p>
          </table:table-cell>
          <table:table-cell table:formula="of:=2.237*[.A88]" office:value-type="float" office:value="50.6268892" calcext:value-type="float">
            <text:p>50.6268892</text:p>
          </table:table-cell>
          <table:table-cell table:number-columns-repeated="3"/>
        </table:table-row>
        <table:table-row table:style-name="ro1">
          <table:table-cell office:value-type="float" office:value="22.6248" calcext:value-type="float">
            <text:p>22.6248</text:p>
          </table:table-cell>
          <table:table-cell office:value-type="float" office:value="0.0539501" calcext:value-type="float">
            <text:p>0.0539501</text:p>
          </table:table-cell>
          <table:table-cell office:value-type="float" office:value="0.0406126" calcext:value-type="float">
            <text:p>0.0406126</text:p>
          </table:table-cell>
          <table:table-cell office:value-type="float" office:value="0.0472813" calcext:value-type="float">
            <text:p>0.0472813</text:p>
          </table:table-cell>
          <table:table-cell office:value-type="float" office:value="2259.95" calcext:value-type="float">
            <text:p>2259.95</text:p>
          </table:table-cell>
          <table:table-cell office:value-type="float" office:value="2946.24" calcext:value-type="float">
            <text:p>2946.24</text:p>
          </table:table-cell>
          <table:table-cell table:formula="of:=2.237*[.A89]" office:value-type="float" office:value="50.6116776" calcext:value-type="float">
            <text:p>50.6116776</text:p>
          </table:table-cell>
          <table:table-cell table:number-columns-repeated="3"/>
        </table:table-row>
        <table:table-row table:style-name="ro1">
          <table:table-cell office:value-type="float" office:value="22.455" calcext:value-type="float">
            <text:p>22.455</text:p>
          </table:table-cell>
          <table:table-cell office:value-type="float" office:value="0.0536202" calcext:value-type="float">
            <text:p>0.0536202</text:p>
          </table:table-cell>
          <table:table-cell office:value-type="float" office:value="0.038999" calcext:value-type="float">
            <text:p>0.038999</text:p>
          </table:table-cell>
          <table:table-cell office:value-type="float" office:value="0.0463096" calcext:value-type="float">
            <text:p>0.0463096</text:p>
          </table:table-cell>
          <table:table-cell office:value-type="float" office:value="2258.66" calcext:value-type="float">
            <text:p>2258.66</text:p>
          </table:table-cell>
          <table:table-cell office:value-type="float" office:value="2947.5" calcext:value-type="float">
            <text:p>2947.5</text:p>
          </table:table-cell>
          <table:table-cell table:formula="of:=2.237*[.A90]" office:value-type="float" office:value="50.231835" calcext:value-type="float">
            <text:p>50.231835</text:p>
          </table:table-cell>
          <table:table-cell table:number-columns-repeated="3"/>
        </table:table-row>
        <table:table-row table:style-name="ro1">
          <table:table-cell office:value-type="float" office:value="22.5567" calcext:value-type="float">
            <text:p>22.5567</text:p>
          </table:table-cell>
          <table:table-cell office:value-type="float" office:value="0.0532609" calcext:value-type="float">
            <text:p>0.0532609</text:p>
          </table:table-cell>
          <table:table-cell office:value-type="float" office:value="0.0373476" calcext:value-type="float">
            <text:p>0.0373476</text:p>
          </table:table-cell>
          <table:table-cell office:value-type="float" office:value="0.0453042" calcext:value-type="float">
            <text:p>0.0453042</text:p>
          </table:table-cell>
          <table:table-cell office:value-type="float" office:value="2257.36" calcext:value-type="float">
            <text:p>2257.36</text:p>
          </table:table-cell>
          <table:table-cell office:value-type="float" office:value="2948.76" calcext:value-type="float">
            <text:p>2948.76</text:p>
          </table:table-cell>
          <table:table-cell table:formula="of:=2.237*[.A91]" office:value-type="float" office:value="50.4593379" calcext:value-type="float">
            <text:p>50.4593379</text:p>
          </table:table-cell>
          <table:table-cell table:number-columns-repeated="3"/>
        </table:table-row>
        <table:table-row table:style-name="ro1">
          <table:table-cell office:value-type="float" office:value="22.6924" calcext:value-type="float">
            <text:p>22.6924</text:p>
          </table:table-cell>
          <table:table-cell office:value-type="float" office:value="0.0528597" calcext:value-type="float">
            <text:p>0.0528597</text:p>
          </table:table-cell>
          <table:table-cell office:value-type="float" office:value="0.0356711" calcext:value-type="float">
            <text:p>0.0356711</text:p>
          </table:table-cell>
          <table:table-cell office:value-type="float" office:value="0.0442654" calcext:value-type="float">
            <text:p>0.0442654</text:p>
          </table:table-cell>
          <table:table-cell office:value-type="float" office:value="2256.05" calcext:value-type="float">
            <text:p>2256.05</text:p>
          </table:table-cell>
          <table:table-cell office:value-type="float" office:value="2950.01" calcext:value-type="float">
            <text:p>2950.01</text:p>
          </table:table-cell>
          <table:table-cell table:formula="of:=2.237*[.A92]" office:value-type="float" office:value="50.7628988" calcext:value-type="float">
            <text:p>50.7628988</text:p>
          </table:table-cell>
          <table:table-cell table:number-columns-repeated="3"/>
        </table:table-row>
        <table:table-row table:style-name="ro1">
          <table:table-cell office:value-type="float" office:value="22.6742" calcext:value-type="float">
            <text:p>22.6742</text:p>
          </table:table-cell>
          <table:table-cell office:value-type="float" office:value="0.0524013" calcext:value-type="float">
            <text:p>0.0524013</text:p>
          </table:table-cell>
          <table:table-cell office:value-type="float" office:value="0.0339747" calcext:value-type="float">
            <text:p>0.0339747</text:p>
          </table:table-cell>
          <table:table-cell office:value-type="float" office:value="0.043188" calcext:value-type="float">
            <text:p>0.043188</text:p>
          </table:table-cell>
          <table:table-cell office:value-type="float" office:value="2254.73" calcext:value-type="float">
            <text:p>2254.73</text:p>
          </table:table-cell>
          <table:table-cell office:value-type="float" office:value="2951.25" calcext:value-type="float">
            <text:p>2951.25</text:p>
          </table:table-cell>
          <table:table-cell table:formula="of:=2.237*[.A93]" office:value-type="float" office:value="50.7221854" calcext:value-type="float">
            <text:p>50.7221854</text:p>
          </table:table-cell>
          <table:table-cell table:number-columns-repeated="3"/>
        </table:table-row>
        <table:table-row table:style-name="ro1">
          <table:table-cell office:value-type="float" office:value="22.6299" calcext:value-type="float">
            <text:p>22.6299</text:p>
          </table:table-cell>
          <table:table-cell office:value-type="float" office:value="0.0518781" calcext:value-type="float">
            <text:p>0.0518781</text:p>
          </table:table-cell>
          <table:table-cell office:value-type="float" office:value="0.0322834" calcext:value-type="float">
            <text:p>0.0322834</text:p>
          </table:table-cell>
          <table:table-cell office:value-type="float" office:value="0.0420807" calcext:value-type="float">
            <text:p>0.0420807</text:p>
          </table:table-cell>
          <table:table-cell office:value-type="float" office:value="2253.41" calcext:value-type="float">
            <text:p>2253.41</text:p>
          </table:table-cell>
          <table:table-cell office:value-type="float" office:value="2952.49" calcext:value-type="float">
            <text:p>2952.49</text:p>
          </table:table-cell>
          <table:table-cell table:formula="of:=2.237*[.A94]" office:value-type="float" office:value="50.6230863" calcext:value-type="float">
            <text:p>50.6230863</text:p>
          </table:table-cell>
          <table:table-cell table:number-columns-repeated="3"/>
        </table:table-row>
        <table:table-row table:style-name="ro1">
          <table:table-cell office:value-type="float" office:value="22.6033" calcext:value-type="float">
            <text:p>22.6033</text:p>
          </table:table-cell>
          <table:table-cell office:value-type="float" office:value="0.0512729" calcext:value-type="float">
            <text:p>0.0512729</text:p>
          </table:table-cell>
          <table:table-cell office:value-type="float" office:value="0.0305923" calcext:value-type="float">
            <text:p>0.0305923</text:p>
          </table:table-cell>
          <table:table-cell office:value-type="float" office:value="0.0409326" calcext:value-type="float">
            <text:p>0.0409326</text:p>
          </table:table-cell>
          <table:table-cell office:value-type="float" office:value="2252.09" calcext:value-type="float">
            <text:p>2252.09</text:p>
          </table:table-cell>
          <table:table-cell office:value-type="float" office:value="2953.72" calcext:value-type="float">
            <text:p>2953.72</text:p>
          </table:table-cell>
          <table:table-cell table:formula="of:=2.237*[.A95]" office:value-type="float" office:value="50.5635821" calcext:value-type="float">
            <text:p>50.5635821</text:p>
          </table:table-cell>
          <table:table-cell table:number-columns-repeated="3"/>
        </table:table-row>
        <table:table-row table:style-name="ro1">
          <table:table-cell office:value-type="float" office:value="22.7191" calcext:value-type="float">
            <text:p>22.7191</text:p>
          </table:table-cell>
          <table:table-cell office:value-type="float" office:value="0.0507596" calcext:value-type="float">
            <text:p>0.0507596</text:p>
          </table:table-cell>
          <table:table-cell office:value-type="float" office:value="0.0293334" calcext:value-type="float">
            <text:p>0.0293334</text:p>
          </table:table-cell>
          <table:table-cell office:value-type="float" office:value="0.0400465" calcext:value-type="float">
            <text:p>0.0400465</text:p>
          </table:table-cell>
          <table:table-cell office:value-type="float" office:value="2251.09" calcext:value-type="float">
            <text:p>2251.09</text:p>
          </table:table-cell>
          <table:table-cell office:value-type="float" office:value="2954.65" calcext:value-type="float">
            <text:p>2954.65</text:p>
          </table:table-cell>
          <table:table-cell table:formula="of:=2.237*[.A96]" office:value-type="float" office:value="50.8226267" calcext:value-type="float">
            <text:p>50.8226267</text:p>
          </table:table-cell>
          <table:table-cell table:number-columns-repeated="3"/>
        </table:table-row>
        <table:table-row table:style-name="ro1">
          <table:table-cell office:value-type="float" office:value="22.7139" calcext:value-type="float">
            <text:p>22.7139</text:p>
          </table:table-cell>
          <table:table-cell office:value-type="float" office:value="0.0502287" calcext:value-type="float">
            <text:p>0.0502287</text:p>
          </table:table-cell>
          <table:table-cell office:value-type="float" office:value="0.0281691" calcext:value-type="float">
            <text:p>0.0281691</text:p>
          </table:table-cell>
          <table:table-cell office:value-type="float" office:value="0.0391989" calcext:value-type="float">
            <text:p>0.0391989</text:p>
          </table:table-cell>
          <table:table-cell office:value-type="float" office:value="2249.77" calcext:value-type="float">
            <text:p>2249.77</text:p>
          </table:table-cell>
          <table:table-cell office:value-type="float" office:value="2955.88" calcext:value-type="float">
            <text:p>2955.88</text:p>
          </table:table-cell>
          <table:table-cell table:formula="of:=2.237*[.A97]" office:value-type="float" office:value="50.8109943" calcext:value-type="float">
            <text:p>50.8109943</text:p>
          </table:table-cell>
          <table:table-cell table:number-columns-repeated="3"/>
        </table:table-row>
        <table:table-row table:style-name="ro1">
          <table:table-cell office:value-type="float" office:value="22.429" calcext:value-type="float">
            <text:p>22.429</text:p>
          </table:table-cell>
          <table:table-cell office:value-type="float" office:value="0.0496046" calcext:value-type="float">
            <text:p>0.0496046</text:p>
          </table:table-cell>
          <table:table-cell office:value-type="float" office:value="0.0269436" calcext:value-type="float">
            <text:p>0.0269436</text:p>
          </table:table-cell>
          <table:table-cell office:value-type="float" office:value="0.0382741" calcext:value-type="float">
            <text:p>0.0382741</text:p>
          </table:table-cell>
          <table:table-cell office:value-type="float" office:value="2248.78" calcext:value-type="float">
            <text:p>2248.78</text:p>
          </table:table-cell>
          <table:table-cell office:value-type="float" office:value="2956.81" calcext:value-type="float">
            <text:p>2956.81</text:p>
          </table:table-cell>
          <table:table-cell table:formula="of:=2.237*[.A98]" office:value-type="float" office:value="50.173673" calcext:value-type="float">
            <text:p>50.173673</text:p>
          </table:table-cell>
          <table:table-cell table:number-columns-repeated="3"/>
        </table:table-row>
        <table:table-row table:style-name="ro1">
          <table:table-cell office:value-type="float" office:value="22.6501" calcext:value-type="float">
            <text:p>22.6501</text:p>
          </table:table-cell>
          <table:table-cell office:value-type="float" office:value="0.0489189" calcext:value-type="float">
            <text:p>0.0489189</text:p>
          </table:table-cell>
          <table:table-cell office:value-type="float" office:value="0.0257437" calcext:value-type="float">
            <text:p>0.0257437</text:p>
          </table:table-cell>
          <table:table-cell office:value-type="float" office:value="0.0373313" calcext:value-type="float">
            <text:p>0.0373313</text:p>
          </table:table-cell>
          <table:table-cell office:value-type="float" office:value="2247.78" calcext:value-type="float">
            <text:p>2247.78</text:p>
          </table:table-cell>
          <table:table-cell office:value-type="float" office:value="2957.73" calcext:value-type="float">
            <text:p>2957.73</text:p>
          </table:table-cell>
          <table:table-cell table:formula="of:=2.237*[.A99]" office:value-type="float" office:value="50.6682737" calcext:value-type="float">
            <text:p>50.6682737</text:p>
          </table:table-cell>
          <table:table-cell table:number-columns-repeated="3"/>
        </table:table-row>
        <table:table-row table:style-name="ro1">
          <table:table-cell office:value-type="float" office:value="22.6778" calcext:value-type="float">
            <text:p>22.6778</text:p>
          </table:table-cell>
          <table:table-cell office:value-type="float" office:value="0.0479055" calcext:value-type="float">
            <text:p>0.0479055</text:p>
          </table:table-cell>
          <table:table-cell office:value-type="float" office:value="0.0241868" calcext:value-type="float">
            <text:p>0.0241868</text:p>
          </table:table-cell>
          <table:table-cell office:value-type="float" office:value="0.0360462" calcext:value-type="float">
            <text:p>0.0360462</text:p>
          </table:table-cell>
          <table:table-cell office:value-type="float" office:value="2246.46" calcext:value-type="float">
            <text:p>2246.46</text:p>
          </table:table-cell>
          <table:table-cell office:value-type="float" office:value="2958.95" calcext:value-type="float">
            <text:p>2958.95</text:p>
          </table:table-cell>
          <table:table-cell table:formula="of:=2.237*[.A100]" office:value-type="float" office:value="50.7302386" calcext:value-type="float">
            <text:p>50.7302386</text:p>
          </table:table-cell>
          <table:table-cell table:number-columns-repeated="3"/>
        </table:table-row>
        <table:table-row table:style-name="ro1">
          <table:table-cell office:value-type="float" office:value="22.5758" calcext:value-type="float">
            <text:p>22.5758</text:p>
          </table:table-cell>
          <table:table-cell office:value-type="float" office:value="0.0467804" calcext:value-type="float">
            <text:p>0.0467804</text:p>
          </table:table-cell>
          <table:table-cell office:value-type="float" office:value="0.0226843" calcext:value-type="float">
            <text:p>0.0226843</text:p>
          </table:table-cell>
          <table:table-cell office:value-type="float" office:value="0.0347323" calcext:value-type="float">
            <text:p>0.0347323</text:p>
          </table:table-cell>
          <table:table-cell office:value-type="float" office:value="2245.12" calcext:value-type="float">
            <text:p>2245.12</text:p>
          </table:table-cell>
          <table:table-cell office:value-type="float" office:value="2960.17" calcext:value-type="float">
            <text:p>2960.17</text:p>
          </table:table-cell>
          <table:table-cell table:formula="of:=2.237*[.A101]" office:value-type="float" office:value="50.5020646" calcext:value-type="float">
            <text:p>50.5020646</text:p>
          </table:table-cell>
          <table:table-cell table:number-columns-repeated="3"/>
        </table:table-row>
        <table:table-row table:style-name="ro1">
          <table:table-cell office:value-type="float" office:value="22.5532" calcext:value-type="float">
            <text:p>22.5532</text:p>
          </table:table-cell>
          <table:table-cell office:value-type="float" office:value="0.0455421" calcext:value-type="float">
            <text:p>0.0455421</text:p>
          </table:table-cell>
          <table:table-cell office:value-type="float" office:value="0.0212371" calcext:value-type="float">
            <text:p>0.0212371</text:p>
          </table:table-cell>
          <table:table-cell office:value-type="float" office:value="0.0333896" calcext:value-type="float">
            <text:p>0.0333896</text:p>
          </table:table-cell>
          <table:table-cell office:value-type="float" office:value="2243.78" calcext:value-type="float">
            <text:p>2243.78</text:p>
          </table:table-cell>
          <table:table-cell office:value-type="float" office:value="2961.38" calcext:value-type="float">
            <text:p>2961.38</text:p>
          </table:table-cell>
          <table:table-cell table:formula="of:=2.237*[.A102]" office:value-type="float" office:value="50.4515084" calcext:value-type="float">
            <text:p>50.4515084</text:p>
          </table:table-cell>
          <table:table-cell table:number-columns-repeated="3"/>
        </table:table-row>
        <table:table-row table:style-name="ro1">
          <table:table-cell office:value-type="float" office:value="22.5133" calcext:value-type="float">
            <text:p>22.5133</text:p>
          </table:table-cell>
          <table:table-cell office:value-type="float" office:value="0.0442129" calcext:value-type="float">
            <text:p>0.0442129</text:p>
          </table:table-cell>
          <table:table-cell office:value-type="float" office:value="0.019869" calcext:value-type="float">
            <text:p>0.019869</text:p>
          </table:table-cell>
          <table:table-cell office:value-type="float" office:value="0.032041" calcext:value-type="float">
            <text:p>0.032041</text:p>
          </table:table-cell>
          <table:table-cell office:value-type="float" office:value="2242.45" calcext:value-type="float">
            <text:p>2242.45</text:p>
          </table:table-cell>
          <table:table-cell office:value-type="float" office:value="2962.59" calcext:value-type="float">
            <text:p>2962.59</text:p>
          </table:table-cell>
          <table:table-cell table:formula="of:=2.237*[.A103]" office:value-type="float" office:value="50.3622521" calcext:value-type="float">
            <text:p>50.3622521</text:p>
          </table:table-cell>
          <table:table-cell table:number-columns-repeated="3"/>
        </table:table-row>
        <table:table-row table:style-name="ro1">
          <table:table-cell office:value-type="float" office:value="22.4931" calcext:value-type="float">
            <text:p>22.4931</text:p>
          </table:table-cell>
          <table:table-cell office:value-type="float" office:value="0.0427864" calcext:value-type="float">
            <text:p>0.0427864</text:p>
          </table:table-cell>
          <table:table-cell office:value-type="float" office:value="0.0185597" calcext:value-type="float">
            <text:p>0.0185597</text:p>
          </table:table-cell>
          <table:table-cell office:value-type="float" office:value="0.030673" calcext:value-type="float">
            <text:p>0.030673</text:p>
          </table:table-cell>
          <table:table-cell office:value-type="float" office:value="2241.09" calcext:value-type="float">
            <text:p>2241.09</text:p>
          </table:table-cell>
          <table:table-cell office:value-type="float" office:value="2963.78" calcext:value-type="float">
            <text:p>2963.78</text:p>
          </table:table-cell>
          <table:table-cell table:formula="of:=2.237*[.A104]" office:value-type="float" office:value="50.3170647" calcext:value-type="float">
            <text:p>50.3170647</text:p>
          </table:table-cell>
          <table:table-cell table:number-columns-repeated="3"/>
        </table:table-row>
        <table:table-row table:style-name="ro1">
          <table:table-cell office:value-type="float" office:value="22.4911" calcext:value-type="float">
            <text:p>22.4911</text:p>
          </table:table-cell>
          <table:table-cell office:value-type="float" office:value="0.0408986" calcext:value-type="float">
            <text:p>0.0408986</text:p>
          </table:table-cell>
          <table:table-cell office:value-type="float" office:value="0.017016" calcext:value-type="float">
            <text:p>0.017016</text:p>
          </table:table-cell>
          <table:table-cell office:value-type="float" office:value="0.0289573" calcext:value-type="float">
            <text:p>0.0289573</text:p>
          </table:table-cell>
          <table:table-cell office:value-type="float" office:value="2239.39" calcext:value-type="float">
            <text:p>2239.39</text:p>
          </table:table-cell>
          <table:table-cell office:value-type="float" office:value="2965.27" calcext:value-type="float">
            <text:p>2965.27</text:p>
          </table:table-cell>
          <table:table-cell table:formula="of:=2.237*[.A105]" office:value-type="float" office:value="50.3125907" calcext:value-type="float">
            <text:p>50.3125907</text:p>
          </table:table-cell>
          <table:table-cell table:number-columns-repeated="3"/>
        </table:table-row>
        <table:table-row table:style-name="ro1">
          <table:table-cell office:value-type="float" office:value="22.5544" calcext:value-type="float">
            <text:p>22.5544</text:p>
          </table:table-cell>
          <table:table-cell office:value-type="float" office:value="0.0393233" calcext:value-type="float">
            <text:p>0.0393233</text:p>
          </table:table-cell>
          <table:table-cell office:value-type="float" office:value="0.0158558" calcext:value-type="float">
            <text:p>0.0158558</text:p>
          </table:table-cell>
          <table:table-cell office:value-type="float" office:value="0.0275896" calcext:value-type="float">
            <text:p>0.0275896</text:p>
          </table:table-cell>
          <table:table-cell office:value-type="float" office:value="2238.03" calcext:value-type="float">
            <text:p>2238.03</text:p>
          </table:table-cell>
          <table:table-cell office:value-type="float" office:value="2966.45" calcext:value-type="float">
            <text:p>2966.45</text:p>
          </table:table-cell>
          <table:table-cell table:formula="of:=2.237*[.A106]" office:value-type="float" office:value="50.4541928" calcext:value-type="float">
            <text:p>50.4541928</text:p>
          </table:table-cell>
          <table:table-cell table:number-columns-repeated="3"/>
        </table:table-row>
        <table:table-row table:style-name="ro1">
          <table:table-cell office:value-type="float" office:value="22.7484" calcext:value-type="float">
            <text:p>22.7484</text:p>
          </table:table-cell>
          <table:table-cell office:value-type="float" office:value="0.0376966" calcext:value-type="float">
            <text:p>0.0376966</text:p>
          </table:table-cell>
          <table:table-cell office:value-type="float" office:value="0.0147534" calcext:value-type="float">
            <text:p>0.0147534</text:p>
          </table:table-cell>
          <table:table-cell office:value-type="float" office:value="0.026225" calcext:value-type="float">
            <text:p>0.026225</text:p>
          </table:table-cell>
          <table:table-cell office:value-type="float" office:value="2236.66" calcext:value-type="float">
            <text:p>2236.66</text:p>
          </table:table-cell>
          <table:table-cell office:value-type="float" office:value="2967.62" calcext:value-type="float">
            <text:p>2967.62</text:p>
          </table:table-cell>
          <table:table-cell table:formula="of:=2.237*[.A107]" office:value-type="float" office:value="50.8881708" calcext:value-type="float">
            <text:p>50.8881708</text:p>
          </table:table-cell>
          <table:table-cell table:number-columns-repeated="3"/>
        </table:table-row>
        <table:table-row table:style-name="ro1">
          <table:table-cell office:value-type="float" office:value="22.4155" calcext:value-type="float">
            <text:p>22.4155</text:p>
          </table:table-cell>
          <table:table-cell office:value-type="float" office:value="0.0360392" calcext:value-type="float">
            <text:p>0.0360392</text:p>
          </table:table-cell>
          <table:table-cell office:value-type="float" office:value="0.0137125" calcext:value-type="float">
            <text:p>0.0137125</text:p>
          </table:table-cell>
          <table:table-cell office:value-type="float" office:value="0.0248759" calcext:value-type="float">
            <text:p>0.0248759</text:p>
          </table:table-cell>
          <table:table-cell office:value-type="float" office:value="2235.28" calcext:value-type="float">
            <text:p>2235.28</text:p>
          </table:table-cell>
          <table:table-cell office:value-type="float" office:value="2968.78" calcext:value-type="float">
            <text:p>2968.78</text:p>
          </table:table-cell>
          <table:table-cell table:formula="of:=2.237*[.A108]" office:value-type="float" office:value="50.1434735" calcext:value-type="float">
            <text:p>50.1434735</text:p>
          </table:table-cell>
          <table:table-cell table:number-columns-repeated="3"/>
        </table:table-row>
        <table:table-row table:style-name="ro1">
          <table:table-cell office:value-type="float" office:value="22.5777" calcext:value-type="float">
            <text:p>22.5777</text:p>
          </table:table-cell>
          <table:table-cell office:value-type="float" office:value="0.0343474" calcext:value-type="float">
            <text:p>0.0343474</text:p>
          </table:table-cell>
          <table:table-cell office:value-type="float" office:value="0.0127221" calcext:value-type="float">
            <text:p>0.0127221</text:p>
          </table:table-cell>
          <table:table-cell office:value-type="float" office:value="0.0235348" calcext:value-type="float">
            <text:p>0.0235348</text:p>
          </table:table-cell>
          <table:table-cell office:value-type="float" office:value="2233.88" calcext:value-type="float">
            <text:p>2233.88</text:p>
          </table:table-cell>
          <table:table-cell office:value-type="float" office:value="2969.92" calcext:value-type="float">
            <text:p>2969.92</text:p>
          </table:table-cell>
          <table:table-cell table:formula="of:=2.237*[.A109]" office:value-type="float" office:value="50.5063149" calcext:value-type="float">
            <text:p>50.5063149</text:p>
          </table:table-cell>
          <table:table-cell table:number-columns-repeated="3"/>
        </table:table-row>
        <table:table-row table:style-name="ro1">
          <table:table-cell office:value-type="float" office:value="22.6591" calcext:value-type="float">
            <text:p>22.6591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117898" calcext:value-type="float">
            <text:p>0.0117898</text:p>
          </table:table-cell>
          <table:table-cell office:value-type="float" office:value="0.0222199" calcext:value-type="float">
            <text:p>0.0222199</text:p>
          </table:table-cell>
          <table:table-cell office:value-type="float" office:value="2232.47" calcext:value-type="float">
            <text:p>2232.47</text:p>
          </table:table-cell>
          <table:table-cell office:value-type="float" office:value="2971.05" calcext:value-type="float">
            <text:p>2971.05</text:p>
          </table:table-cell>
          <table:table-cell table:formula="of:=2.237*[.A110]" office:value-type="float" office:value="50.6884067" calcext:value-type="float">
            <text:p>50.6884067</text:p>
          </table:table-cell>
          <table:table-cell table:number-columns-repeated="3"/>
        </table:table-row>
        <table:table-row table:style-name="ro1">
          <table:table-cell office:value-type="float" office:value="22.5243" calcext:value-type="float">
            <text:p>22.5243</text:p>
          </table:table-cell>
          <table:table-cell office:value-type="float" office:value="0.0309471" calcext:value-type="float">
            <text:p>0.0309471</text:p>
          </table:table-cell>
          <table:table-cell office:value-type="float" office:value="0.0109075" calcext:value-type="float">
            <text:p>0.0109075</text:p>
          </table:table-cell>
          <table:table-cell office:value-type="float" office:value="0.0209273" calcext:value-type="float">
            <text:p>0.0209273</text:p>
          </table:table-cell>
          <table:table-cell office:value-type="float" office:value="2231.05" calcext:value-type="float">
            <text:p>2231.05</text:p>
          </table:table-cell>
          <table:table-cell office:value-type="float" office:value="2972.17" calcext:value-type="float">
            <text:p>2972.17</text:p>
          </table:table-cell>
          <table:table-cell table:formula="of:=2.237*[.A111]" office:value-type="float" office:value="50.3868591" calcext:value-type="float">
            <text:p>50.3868591</text:p>
          </table:table-cell>
          <table:table-cell table:number-columns-repeated="3"/>
        </table:table-row>
        <table:table-row table:style-name="ro1">
          <table:table-cell office:value-type="float" office:value="22.5256" calcext:value-type="float">
            <text:p>22.5256</text:p>
          </table:table-cell>
          <table:table-cell office:value-type="float" office:value="0.0296751" calcext:value-type="float">
            <text:p>0.0296751</text:p>
          </table:table-cell>
          <table:table-cell office:value-type="float" office:value="0.0102785" calcext:value-type="float">
            <text:p>0.0102785</text:p>
          </table:table-cell>
          <table:table-cell office:value-type="float" office:value="0.0199768" calcext:value-type="float">
            <text:p>0.0199768</text:p>
          </table:table-cell>
          <table:table-cell office:value-type="float" office:value="2229.98" calcext:value-type="float">
            <text:p>2229.98</text:p>
          </table:table-cell>
          <table:table-cell office:value-type="float" office:value="2972.99" calcext:value-type="float">
            <text:p>2972.99</text:p>
          </table:table-cell>
          <table:table-cell table:formula="of:=2.237*[.A112]" office:value-type="float" office:value="50.3897672" calcext:value-type="float">
            <text:p>50.3897672</text:p>
          </table:table-cell>
          <table:table-cell table:number-columns-repeated="3"/>
        </table:table-row>
        <table:table-row table:style-name="ro1">
          <table:table-cell office:value-type="float" office:value="22.6117" calcext:value-type="float">
            <text:p>22.6117</text:p>
          </table:table-cell>
          <table:table-cell office:value-type="float" office:value="0.0279878" calcext:value-type="float">
            <text:p>0.0279878</text:p>
          </table:table-cell>
          <table:table-cell office:value-type="float" office:value="0.00947989" calcext:value-type="float">
            <text:p>0.00947989</text:p>
          </table:table-cell>
          <table:table-cell office:value-type="float" office:value="0.0187338" calcext:value-type="float">
            <text:p>0.0187338</text:p>
          </table:table-cell>
          <table:table-cell office:value-type="float" office:value="2228.53" calcext:value-type="float">
            <text:p>2228.53</text:p>
          </table:table-cell>
          <table:table-cell office:value-type="float" office:value="2974.08" calcext:value-type="float">
            <text:p>2974.08</text:p>
          </table:table-cell>
          <table:table-cell table:formula="of:=2.237*[.A113]" office:value-type="float" office:value="50.5823729" calcext:value-type="float">
            <text:p>50.5823729</text:p>
          </table:table-cell>
          <table:table-cell table:number-columns-repeated="3"/>
        </table:table-row>
        <table:table-row table:style-name="ro1">
          <table:table-cell office:value-type="float" office:value="22.6387" calcext:value-type="float">
            <text:p>22.6387</text:p>
          </table:table-cell>
          <table:table-cell office:value-type="float" office:value="0.0263225" calcext:value-type="float">
            <text:p>0.0263225</text:p>
          </table:table-cell>
          <table:table-cell office:value-type="float" office:value="0.00872528" calcext:value-type="float">
            <text:p>0.00872528</text:p>
          </table:table-cell>
          <table:table-cell office:value-type="float" office:value="0.0175239" calcext:value-type="float">
            <text:p>0.0175239</text:p>
          </table:table-cell>
          <table:table-cell office:value-type="float" office:value="2227.07" calcext:value-type="float">
            <text:p>2227.07</text:p>
          </table:table-cell>
          <table:table-cell office:value-type="float" office:value="2975.15" calcext:value-type="float">
            <text:p>2975.15</text:p>
          </table:table-cell>
          <table:table-cell table:formula="of:=2.237*[.A114]" office:value-type="float" office:value="50.6427719" calcext:value-type="float">
            <text:p>50.6427719</text:p>
          </table:table-cell>
          <table:table-cell table:number-columns-repeated="3"/>
        </table:table-row>
        <table:table-row table:style-name="ro1">
          <table:table-cell office:value-type="float" office:value="22.5139" calcext:value-type="float">
            <text:p>22.5139</text:p>
          </table:table-cell>
          <table:table-cell office:value-type="float" office:value="0.0259134" calcext:value-type="float">
            <text:p>0.0259134</text:p>
          </table:table-cell>
          <table:table-cell office:value-type="float" office:value="0.00854475" calcext:value-type="float">
            <text:p>0.00854475</text:p>
          </table:table-cell>
          <table:table-cell office:value-type="float" office:value="0.0172291" calcext:value-type="float">
            <text:p>0.0172291</text:p>
          </table:table-cell>
          <table:table-cell office:value-type="float" office:value="2226.71" calcext:value-type="float">
            <text:p>2226.71</text:p>
          </table:table-cell>
          <table:table-cell office:value-type="float" office:value="2975.41" calcext:value-type="float">
            <text:p>2975.41</text:p>
          </table:table-cell>
          <table:table-cell table:formula="of:=2.237*[.A115]" office:value-type="float" office:value="50.3635943" calcext:value-type="float">
            <text:p>50.3635943</text:p>
          </table:table-cell>
          <table:table-cell table:number-columns-repeated="3"/>
        </table:table-row>
        <table:table-row table:style-name="ro1">
          <table:table-cell office:value-type="float" office:value="22.7679" calcext:value-type="float">
            <text:p>22.7679</text:p>
          </table:table-cell>
          <table:table-cell office:value-type="float" office:value="0.0244923" calcext:value-type="float">
            <text:p>0.0244923</text:p>
          </table:table-cell>
          <table:table-cell office:value-type="float" office:value="0.00793109" calcext:value-type="float">
            <text:p>0.00793109</text:p>
          </table:table-cell>
          <table:table-cell office:value-type="float" office:value="0.0162117" calcext:value-type="float">
            <text:p>0.0162117</text:p>
          </table:table-cell>
          <table:table-cell office:value-type="float" office:value="2225.23" calcext:value-type="float">
            <text:p>2225.23</text:p>
          </table:table-cell>
          <table:table-cell office:value-type="float" office:value="2976.46" calcext:value-type="float">
            <text:p>2976.46</text:p>
          </table:table-cell>
          <table:table-cell table:formula="of:=2.237*[.A116]" office:value-type="float" office:value="50.9317923" calcext:value-type="float">
            <text:p>50.9317923</text:p>
          </table:table-cell>
          <table:table-cell table:number-columns-repeated="3"/>
        </table:table-row>
        <table:table-row table:style-name="ro1">
          <table:table-cell office:value-type="float" office:value="22.5074" calcext:value-type="float">
            <text:p>22.5074</text:p>
          </table:table-cell>
          <table:table-cell office:value-type="float" office:value="0.0239149" calcext:value-type="float">
            <text:p>0.0239149</text:p>
          </table:table-cell>
          <table:table-cell office:value-type="float" office:value="0.00768674" calcext:value-type="float">
            <text:p>0.00768674</text:p>
          </table:table-cell>
          <table:table-cell office:value-type="float" office:value="0.0158008" calcext:value-type="float">
            <text:p>0.0158008</text:p>
          </table:table-cell>
          <table:table-cell office:value-type="float" office:value="2223.74" calcext:value-type="float">
            <text:p>2223.74</text:p>
          </table:table-cell>
          <table:table-cell office:value-type="float" office:value="2977.48" calcext:value-type="float">
            <text:p>2977.48</text:p>
          </table:table-cell>
          <table:table-cell table:formula="of:=2.237*[.A117]" office:value-type="float" office:value="50.3490538" calcext:value-type="float">
            <text:p>50.3490538</text:p>
          </table:table-cell>
          <table:table-cell table:number-columns-repeated="3"/>
        </table:table-row>
        <table:table-row table:style-name="ro1">
          <table:table-cell office:value-type="float" office:value="22.9065" calcext:value-type="float">
            <text:p>22.9065</text:p>
          </table:table-cell>
          <table:table-cell office:value-type="float" office:value="0.0223405" calcext:value-type="float">
            <text:p>0.0223405</text:p>
          </table:table-cell>
          <table:table-cell office:value-type="float" office:value="0.00703501" calcext:value-type="float">
            <text:p>0.00703501</text:p>
          </table:table-cell>
          <table:table-cell office:value-type="float" office:value="0.0146877" calcext:value-type="float">
            <text:p>0.0146877</text:p>
          </table:table-cell>
          <table:table-cell office:value-type="float" office:value="2222.22" calcext:value-type="float">
            <text:p>2222.22</text:p>
          </table:table-cell>
          <table:table-cell office:value-type="float" office:value="2978.49" calcext:value-type="float">
            <text:p>2978.49</text:p>
          </table:table-cell>
          <table:table-cell table:formula="of:=2.237*[.A118]" office:value-type="float" office:value="51.2418405" calcext:value-type="float">
            <text:p>51.2418405</text:p>
          </table:table-cell>
          <table:table-cell table:number-columns-repeated="3"/>
        </table:table-row>
        <table:table-row table:style-name="ro1">
          <table:table-cell office:value-type="float" office:value="22.9129" calcext:value-type="float">
            <text:p>22.9129</text:p>
          </table:table-cell>
          <table:table-cell office:value-type="float" office:value="0.0208266" calcext:value-type="float">
            <text:p>0.0208266</text:p>
          </table:table-cell>
          <table:table-cell office:value-type="float" office:value="0.00642503" calcext:value-type="float">
            <text:p>0.00642503</text:p>
          </table:table-cell>
          <table:table-cell office:value-type="float" office:value="0.0136258" calcext:value-type="float">
            <text:p>0.0136258</text:p>
          </table:table-cell>
          <table:table-cell office:value-type="float" office:value="2220.7" calcext:value-type="float">
            <text:p>2220.7</text:p>
          </table:table-cell>
          <table:table-cell office:value-type="float" office:value="2979.49" calcext:value-type="float">
            <text:p>2979.49</text:p>
          </table:table-cell>
          <table:table-cell table:formula="of:=2.237*[.A119]" office:value-type="float" office:value="51.2561573" calcext:value-type="float">
            <text:p>51.2561573</text:p>
          </table:table-cell>
          <table:table-cell table:number-columns-repeated="3"/>
        </table:table-row>
        <table:table-row table:style-name="ro1">
          <table:table-cell office:value-type="float" office:value="22.8751" calcext:value-type="float">
            <text:p>22.8751</text:p>
          </table:table-cell>
          <table:table-cell office:value-type="float" office:value="0.0193742" calcext:value-type="float">
            <text:p>0.0193742</text:p>
          </table:table-cell>
          <table:table-cell office:value-type="float" office:value="0.00585307" calcext:value-type="float">
            <text:p>0.00585307</text:p>
          </table:table-cell>
          <table:table-cell office:value-type="float" office:value="0.0126136" calcext:value-type="float">
            <text:p>0.0126136</text:p>
          </table:table-cell>
          <table:table-cell office:value-type="float" office:value="2219.16" calcext:value-type="float">
            <text:p>2219.16</text:p>
          </table:table-cell>
          <table:table-cell office:value-type="float" office:value="2980.45" calcext:value-type="float">
            <text:p>2980.45</text:p>
          </table:table-cell>
          <table:table-cell table:formula="of:=2.237*[.A120]" office:value-type="float" office:value="51.1715987" calcext:value-type="float">
            <text:p>51.1715987</text:p>
          </table:table-cell>
          <table:table-cell table:number-columns-repeated="3"/>
        </table:table-row>
        <table:table-row table:style-name="ro1">
          <table:table-cell office:value-type="float" office:value="22.6895" calcext:value-type="float">
            <text:p>22.6895</text:p>
          </table:table-cell>
          <table:table-cell office:value-type="float" office:value="0.0179858" calcext:value-type="float">
            <text:p>0.0179858</text:p>
          </table:table-cell>
          <table:table-cell office:value-type="float" office:value="0.00531484" calcext:value-type="float">
            <text:p>0.00531484</text:p>
          </table:table-cell>
          <table:table-cell office:value-type="float" office:value="0.0116503" calcext:value-type="float">
            <text:p>0.0116503</text:p>
          </table:table-cell>
          <table:table-cell office:value-type="float" office:value="2217.61" calcext:value-type="float">
            <text:p>2217.61</text:p>
          </table:table-cell>
          <table:table-cell office:value-type="float" office:value="2981.4" calcext:value-type="float">
            <text:p>2981.4</text:p>
          </table:table-cell>
          <table:table-cell table:formula="of:=2.237*[.A121]" office:value-type="float" office:value="50.7564115" calcext:value-type="float">
            <text:p>50.7564115</text:p>
          </table:table-cell>
          <table:table-cell table:number-columns-repeated="3"/>
        </table:table-row>
        <table:table-row table:style-name="ro1">
          <table:table-cell office:value-type="float" office:value="22.9268" calcext:value-type="float">
            <text:p>22.9268</text:p>
          </table:table-cell>
          <table:table-cell office:value-type="float" office:value="0.016342" calcext:value-type="float">
            <text:p>0.016342</text:p>
          </table:table-cell>
          <table:table-cell office:value-type="float" office:value="0.00468945" calcext:value-type="float">
            <text:p>0.00468945</text:p>
          </table:table-cell>
          <table:table-cell office:value-type="float" office:value="0.0105157" calcext:value-type="float">
            <text:p>0.0105157</text:p>
          </table:table-cell>
          <table:table-cell office:value-type="float" office:value="2215.64" calcext:value-type="float">
            <text:p>2215.64</text:p>
          </table:table-cell>
          <table:table-cell office:value-type="float" office:value="2982.56" calcext:value-type="float">
            <text:p>2982.56</text:p>
          </table:table-cell>
          <table:table-cell table:formula="of:=2.237*[.A122]" office:value-type="float" office:value="51.2872516" calcext:value-type="float">
            <text:p>51.2872516</text:p>
          </table:table-cell>
          <table:table-cell table:number-columns-repeated="3"/>
        </table:table-row>
        <table:table-row table:style-name="ro1">
          <table:table-cell office:value-type="float" office:value="22.6539" calcext:value-type="float">
            <text:p>22.6539</text:p>
          </table:table-cell>
          <table:table-cell office:value-type="float" office:value="0.0151078" calcext:value-type="float">
            <text:p>0.0151078</text:p>
          </table:table-cell>
          <table:table-cell office:value-type="float" office:value="0.00422832" calcext:value-type="float">
            <text:p>0.00422832</text:p>
          </table:table-cell>
          <table:table-cell office:value-type="float" office:value="0.00966806" calcext:value-type="float">
            <text:p>0.00966806</text:p>
          </table:table-cell>
          <table:table-cell office:value-type="float" office:value="2214.05" calcext:value-type="float">
            <text:p>2214.05</text:p>
          </table:table-cell>
          <table:table-cell office:value-type="float" office:value="2983.46" calcext:value-type="float">
            <text:p>2983.46</text:p>
          </table:table-cell>
          <table:table-cell table:formula="of:=2.237*[.A123]" office:value-type="float" office:value="50.6767743" calcext:value-type="float">
            <text:p>50.6767743</text:p>
          </table:table-cell>
          <table:table-cell table:number-columns-repeated="3"/>
        </table:table-row>
        <table:table-row table:style-name="ro1">
          <table:table-cell office:value-type="float" office:value="22.9785" calcext:value-type="float">
            <text:p>22.9785</text:p>
          </table:table-cell>
          <table:table-cell office:value-type="float" office:value="0.0142276" calcext:value-type="float">
            <text:p>0.0142276</text:p>
          </table:table-cell>
          <table:table-cell office:value-type="float" office:value="0.00390323" calcext:value-type="float">
            <text:p>0.00390323</text:p>
          </table:table-cell>
          <table:table-cell office:value-type="float" office:value="0.00906544" calcext:value-type="float">
            <text:p>0.00906544</text:p>
          </table:table-cell>
          <table:table-cell office:value-type="float" office:value="2212.86" calcext:value-type="float">
            <text:p>2212.86</text:p>
          </table:table-cell>
          <table:table-cell office:value-type="float" office:value="2984.13" calcext:value-type="float">
            <text:p>2984.13</text:p>
          </table:table-cell>
          <table:table-cell table:formula="of:=2.237*[.A124]" office:value-type="float" office:value="51.4029045" calcext:value-type="float">
            <text:p>51.4029045</text:p>
          </table:table-cell>
          <table:table-cell table:number-columns-repeated="3"/>
        </table:table-row>
        <table:table-row table:style-name="ro1">
          <table:table-cell office:value-type="float" office:value="22.807" calcext:value-type="float">
            <text:p>22.807</text:p>
          </table:table-cell>
          <table:table-cell office:value-type="float" office:value="0.0133793" calcext:value-type="float">
            <text:p>0.0133793</text:p>
          </table:table-cell>
          <table:table-cell office:value-type="float" office:value="0.00359485" calcext:value-type="float">
            <text:p>0.00359485</text:p>
          </table:table-cell>
          <table:table-cell office:value-type="float" office:value="0.00848708" calcext:value-type="float">
            <text:p>0.00848708</text:p>
          </table:table-cell>
          <table:table-cell office:value-type="float" office:value="2211.65" calcext:value-type="float">
            <text:p>2211.65</text:p>
          </table:table-cell>
          <table:table-cell office:value-type="float" office:value="2984.78" calcext:value-type="float">
            <text:p>2984.78</text:p>
          </table:table-cell>
          <table:table-cell table:formula="of:=2.237*[.A125]" office:value-type="float" office:value="51.019259" calcext:value-type="float">
            <text:p>51.019259</text:p>
          </table:table-cell>
          <table:table-cell table:number-columns-repeated="3"/>
        </table:table-row>
        <table:table-row table:style-name="ro1">
          <table:table-cell office:value-type="float" office:value="22.9495" calcext:value-type="float">
            <text:p>22.9495</text:p>
          </table:table-cell>
          <table:table-cell office:value-type="float" office:value="0.0123102" calcext:value-type="float">
            <text:p>0.0123102</text:p>
          </table:table-cell>
          <table:table-cell office:value-type="float" office:value="0.00321271" calcext:value-type="float">
            <text:p>0.00321271</text:p>
          </table:table-cell>
          <table:table-cell office:value-type="float" office:value="0.00776145" calcext:value-type="float">
            <text:p>0.00776145</text:p>
          </table:table-cell>
          <table:table-cell office:value-type="float" office:value="2210.03" calcext:value-type="float">
            <text:p>2210.03</text:p>
          </table:table-cell>
          <table:table-cell office:value-type="float" office:value="2985.63" calcext:value-type="float">
            <text:p>2985.63</text:p>
          </table:table-cell>
          <table:table-cell table:formula="of:=2.237*[.A126]" office:value-type="float" office:value="51.3380315" calcext:value-type="float">
            <text:p>51.3380315</text:p>
          </table:table-cell>
          <table:table-cell table:number-columns-repeated="3"/>
        </table:table-row>
        <table:table-row table:style-name="ro1">
          <table:table-cell office:value-type="float" office:value="22.6768" calcext:value-type="float">
            <text:p>22.6768</text:p>
          </table:table-cell>
          <table:table-cell office:value-type="float" office:value="0.0115514" calcext:value-type="float">
            <text:p>0.0115514</text:p>
          </table:table-cell>
          <table:table-cell office:value-type="float" office:value="0.00294718" calcext:value-type="float">
            <text:p>0.00294718</text:p>
          </table:table-cell>
          <table:table-cell office:value-type="float" office:value="0.00724931" calcext:value-type="float">
            <text:p>0.00724931</text:p>
          </table:table-cell>
          <table:table-cell office:value-type="float" office:value="2208.81" calcext:value-type="float">
            <text:p>2208.81</text:p>
          </table:table-cell>
          <table:table-cell office:value-type="float" office:value="2986.26" calcext:value-type="float">
            <text:p>2986.26</text:p>
          </table:table-cell>
          <table:table-cell table:formula="of:=2.237*[.A127]" office:value-type="float" office:value="50.7280016" calcext:value-type="float">
            <text:p>50.7280016</text:p>
          </table:table-cell>
          <table:table-cell table:number-columns-repeated="3"/>
        </table:table-row>
        <table:table-row table:style-name="ro1">
          <table:table-cell office:value-type="float" office:value="22.7594" calcext:value-type="float">
            <text:p>22.7594</text:p>
          </table:table-cell>
          <table:table-cell office:value-type="float" office:value="0.0105911" calcext:value-type="float">
            <text:p>0.0105911</text:p>
          </table:table-cell>
          <table:table-cell office:value-type="float" office:value="0.00261771" calcext:value-type="float">
            <text:p>0.00261771</text:p>
          </table:table-cell>
          <table:table-cell office:value-type="float" office:value="0.00660441" calcext:value-type="float">
            <text:p>0.00660441</text:p>
          </table:table-cell>
          <table:table-cell office:value-type="float" office:value="2207.18" calcext:value-type="float">
            <text:p>2207.18</text:p>
          </table:table-cell>
          <table:table-cell office:value-type="float" office:value="2987.07" calcext:value-type="float">
            <text:p>2987.07</text:p>
          </table:table-cell>
          <table:table-cell table:formula="of:=2.237*[.A128]" office:value-type="float" office:value="50.9127778" calcext:value-type="float">
            <text:p>50.9127778</text:p>
          </table:table-cell>
          <table:table-cell table:number-columns-repeated="3"/>
        </table:table-row>
        <table:table-row table:style-name="ro1">
          <table:table-cell office:value-type="float" office:value="22.9499" calcext:value-type="float">
            <text:p>22.9499</text:p>
          </table:table-cell>
          <table:table-cell office:value-type="float" office:value="0.00968602" calcext:value-type="float">
            <text:p>0.00968602</text:p>
          </table:table-cell>
          <table:table-cell office:value-type="float" office:value="0.00231526" calcext:value-type="float">
            <text:p>0.00231526</text:p>
          </table:table-cell>
          <table:table-cell office:value-type="float" office:value="0.00600064" calcext:value-type="float">
            <text:p>0.00600064</text:p>
          </table:table-cell>
          <table:table-cell office:value-type="float" office:value="2205.52" calcext:value-type="float">
            <text:p>2205.52</text:p>
          </table:table-cell>
          <table:table-cell office:value-type="float" office:value="2987.87" calcext:value-type="float">
            <text:p>2987.87</text:p>
          </table:table-cell>
          <table:table-cell table:formula="of:=2.237*[.A129]" office:value-type="float" office:value="51.3389263" calcext:value-type="float">
            <text:p>51.3389263</text:p>
          </table:table-cell>
          <table:table-cell table:number-columns-repeated="3"/>
        </table:table-row>
        <table:table-row table:style-name="ro1">
          <table:table-cell office:value-type="float" office:value="22.8877" calcext:value-type="float">
            <text:p>22.8877</text:p>
          </table:table-cell>
          <table:table-cell office:value-type="float" office:value="0.00884407" calcext:value-type="float">
            <text:p>0.00884407</text:p>
          </table:table-cell>
          <table:table-cell office:value-type="float" office:value="0.00204163" calcext:value-type="float">
            <text:p>0.00204163</text:p>
          </table:table-cell>
          <table:table-cell office:value-type="float" office:value="0.00544285" calcext:value-type="float">
            <text:p>0.00544285</text:p>
          </table:table-cell>
          <table:table-cell office:value-type="float" office:value="2203.86" calcext:value-type="float">
            <text:p>2203.86</text:p>
          </table:table-cell>
          <table:table-cell office:value-type="float" office:value="2988.64" calcext:value-type="float">
            <text:p>2988.64</text:p>
          </table:table-cell>
          <table:table-cell table:formula="of:=2.237*[.A130]" office:value-type="float" office:value="51.1997849" calcext:value-type="float">
            <text:p>51.1997849</text:p>
          </table:table-cell>
          <table:table-cell table:number-columns-repeated="3"/>
        </table:table-row>
        <table:table-row table:style-name="ro1">
          <table:table-cell office:value-type="float" office:value="22.919" calcext:value-type="float">
            <text:p>22.919</text:p>
          </table:table-cell>
          <table:table-cell office:value-type="float" office:value="0.00805608" calcext:value-type="float">
            <text:p>0.00805608</text:p>
          </table:table-cell>
          <table:table-cell office:value-type="float" office:value="0.00179269" calcext:value-type="float">
            <text:p>0.00179269</text:p>
          </table:table-cell>
          <table:table-cell office:value-type="float" office:value="0.00492439" calcext:value-type="float">
            <text:p>0.00492439</text:p>
          </table:table-cell>
          <table:table-cell office:value-type="float" office:value="2202.2" calcext:value-type="float">
            <text:p>2202.2</text:p>
          </table:table-cell>
          <table:table-cell office:value-type="float" office:value="2989.39" calcext:value-type="float">
            <text:p>2989.39</text:p>
          </table:table-cell>
          <table:table-cell table:formula="of:=2.237*[.A131]" office:value-type="float" office:value="51.269803" calcext:value-type="float">
            <text:p>51.269803</text:p>
          </table:table-cell>
          <table:table-cell table:number-columns-repeated="3"/>
        </table:table-row>
        <table:table-row table:style-name="ro1">
          <table:table-cell office:value-type="float" office:value="22.9947" calcext:value-type="float">
            <text:p>22.9947</text:p>
          </table:table-cell>
          <table:table-cell office:value-type="float" office:value="0.00732051" calcext:value-type="float">
            <text:p>0.00732051</text:p>
          </table:table-cell>
          <table:table-cell office:value-type="float" office:value="0.00156731" calcext:value-type="float">
            <text:p>0.00156731</text:p>
          </table:table-cell>
          <table:table-cell office:value-type="float" office:value="0.00444391" calcext:value-type="float">
            <text:p>0.00444391</text:p>
          </table:table-cell>
          <table:table-cell office:value-type="float" office:value="2200.51" calcext:value-type="float">
            <text:p>2200.51</text:p>
          </table:table-cell>
          <table:table-cell office:value-type="float" office:value="2990.12" calcext:value-type="float">
            <text:p>2990.12</text:p>
          </table:table-cell>
          <table:table-cell table:formula="of:=2.237*[.A132]" office:value-type="float" office:value="51.4391439" calcext:value-type="float">
            <text:p>51.4391439</text:p>
          </table:table-cell>
          <table:table-cell table:number-columns-repeated="3"/>
        </table:table-row>
        <table:table-row table:style-name="ro1">
          <table:table-cell office:value-type="float" office:value="22.7697" calcext:value-type="float">
            <text:p>22.7697</text:p>
          </table:table-cell>
          <table:table-cell office:value-type="float" office:value="0.00680434" calcext:value-type="float">
            <text:p>0.00680434</text:p>
          </table:table-cell>
          <table:table-cell office:value-type="float" office:value="0.0014135" calcext:value-type="float">
            <text:p>0.0014135</text:p>
          </table:table-cell>
          <table:table-cell office:value-type="float" office:value="0.00410892" calcext:value-type="float">
            <text:p>0.00410892</text:p>
          </table:table-cell>
          <table:table-cell office:value-type="float" office:value="2199.25" calcext:value-type="float">
            <text:p>2199.25</text:p>
          </table:table-cell>
          <table:table-cell office:value-type="float" office:value="2990.65" calcext:value-type="float">
            <text:p>2990.65</text:p>
          </table:table-cell>
          <table:table-cell table:formula="of:=2.237*[.A133]" office:value-type="float" office:value="50.9358189" calcext:value-type="float">
            <text:p>50.9358189</text:p>
          </table:table-cell>
          <table:table-cell table:number-columns-repeated="3"/>
        </table:table-row>
        <table:table-row table:style-name="ro1">
          <table:table-cell office:value-type="float" office:value="22.7877" calcext:value-type="float">
            <text:p>22.7877</text:p>
          </table:table-cell>
          <table:table-cell office:value-type="float" office:value="0.00600601" calcext:value-type="float">
            <text:p>0.00600601</text:p>
          </table:table-cell>
          <table:table-cell office:value-type="float" office:value="0.00118321" calcext:value-type="float">
            <text:p>0.00118321</text:p>
          </table:table-cell>
          <table:table-cell office:value-type="float" office:value="0.00359461" calcext:value-type="float">
            <text:p>0.00359461</text:p>
          </table:table-cell>
          <table:table-cell office:value-type="float" office:value="2197.14" calcext:value-type="float">
            <text:p>2197.14</text:p>
          </table:table-cell>
          <table:table-cell office:value-type="float" office:value="2991.51" calcext:value-type="float">
            <text:p>2991.51</text:p>
          </table:table-cell>
          <table:table-cell table:formula="of:=2.237*[.A134]" office:value-type="float" office:value="50.9760849" calcext:value-type="float">
            <text:p>50.9760849</text:p>
          </table:table-cell>
          <table:table-cell table:number-columns-repeated="3"/>
        </table:table-row>
        <table:table-row table:style-name="ro1">
          <table:table-cell office:value-type="float" office:value="22.8887" calcext:value-type="float">
            <text:p>22.8887</text:p>
          </table:table-cell>
          <table:table-cell office:value-type="float" office:value="0.00541831" calcext:value-type="float">
            <text:p>0.00541831</text:p>
          </table:table-cell>
          <table:table-cell office:value-type="float" office:value="0.00102038" calcext:value-type="float">
            <text:p>0.00102038</text:p>
          </table:table-cell>
          <table:table-cell office:value-type="float" office:value="0.00321935" calcext:value-type="float">
            <text:p>0.00321935</text:p>
          </table:table-cell>
          <table:table-cell office:value-type="float" office:value="2195.43" calcext:value-type="float">
            <text:p>2195.43</text:p>
          </table:table-cell>
          <table:table-cell office:value-type="float" office:value="2992.17" calcext:value-type="float">
            <text:p>2992.17</text:p>
          </table:table-cell>
          <table:table-cell table:formula="of:=2.237*[.A135]" office:value-type="float" office:value="51.2020219" calcext:value-type="float">
            <text:p>51.2020219</text:p>
          </table:table-cell>
          <table:table-cell table:number-columns-repeated="3"/>
        </table:table-row>
        <table:table-row table:style-name="ro1">
          <table:table-cell office:value-type="float" office:value="22.8018" calcext:value-type="float">
            <text:p>22.8018</text:p>
          </table:table-cell>
          <table:table-cell office:value-type="float" office:value="0.00487648" calcext:value-type="float">
            <text:p>0.00487648</text:p>
          </table:table-cell>
          <table:table-cell office:value-type="float" office:value="0.000876054" calcext:value-type="float">
            <text:p>0.000876054</text:p>
          </table:table-cell>
          <table:table-cell office:value-type="float" office:value="0.00287627" calcext:value-type="float">
            <text:p>0.00287627</text:p>
          </table:table-cell>
          <table:table-cell office:value-type="float" office:value="2193.72" calcext:value-type="float">
            <text:p>2193.72</text:p>
          </table:table-cell>
          <table:table-cell office:value-type="float" office:value="2992.81" calcext:value-type="float">
            <text:p>2992.81</text:p>
          </table:table-cell>
          <table:table-cell table:formula="of:=2.237*[.A136]" office:value-type="float" office:value="51.0076266" calcext:value-type="float">
            <text:p>51.0076266</text:p>
          </table:table-cell>
          <table:table-cell table:number-columns-repeated="3"/>
        </table:table-row>
        <table:table-row table:style-name="ro1">
          <table:table-cell office:value-type="float" office:value="22.6964" calcext:value-type="float">
            <text:p>22.6964</text:p>
          </table:table-cell>
          <table:table-cell office:value-type="float" office:value="0.00449968" calcext:value-type="float">
            <text:p>0.00449968</text:p>
          </table:table-cell>
          <table:table-cell office:value-type="float" office:value="0.000778823" calcext:value-type="float">
            <text:p>0.000778823</text:p>
          </table:table-cell>
          <table:table-cell office:value-type="float" office:value="0.00263925" calcext:value-type="float">
            <text:p>0.00263925</text:p>
          </table:table-cell>
          <table:table-cell office:value-type="float" office:value="2192.43" calcext:value-type="float">
            <text:p>2192.43</text:p>
          </table:table-cell>
          <table:table-cell office:value-type="float" office:value="2993.28" calcext:value-type="float">
            <text:p>2993.28</text:p>
          </table:table-cell>
          <table:table-cell table:formula="of:=2.237*[.A137]" office:value-type="float" office:value="50.7718468" calcext:value-type="float">
            <text:p>50.7718468</text:p>
          </table:table-cell>
          <table:table-cell table:number-columns-repeated="3"/>
        </table:table-row>
        <table:table-row table:style-name="ro1">
          <table:table-cell office:value-type="float" office:value="22.7478" calcext:value-type="float">
            <text:p>22.7478</text:p>
          </table:table-cell>
          <table:table-cell office:value-type="float" office:value="0.00440704" calcext:value-type="float">
            <text:p>0.00440704</text:p>
          </table:table-cell>
          <table:table-cell office:value-type="float" office:value="0.000755463" calcext:value-type="float">
            <text:p>0.000755463</text:p>
          </table:table-cell>
          <table:table-cell office:value-type="float" office:value="0.00258125" calcext:value-type="float">
            <text:p>0.00258125</text:p>
          </table:table-cell>
          <table:table-cell office:value-type="float" office:value="2190.71" calcext:value-type="float">
            <text:p>2190.71</text:p>
          </table:table-cell>
          <table:table-cell office:value-type="float" office:value="2993.88" calcext:value-type="float">
            <text:p>2993.88</text:p>
          </table:table-cell>
          <table:table-cell table:formula="of:=2.237*[.A138]" office:value-type="float" office:value="50.8868286" calcext:value-type="float">
            <text:p>50.8868286</text:p>
          </table:table-cell>
          <table:table-cell table:number-columns-repeated="3"/>
        </table:table-row>
        <table:table-row table:style-name="ro1">
          <table:table-cell office:value-type="float" office:value="22.7012" calcext:value-type="float">
            <text:p>22.7012</text:p>
          </table:table-cell>
          <table:table-cell office:value-type="float" office:value="0.00394456" calcext:value-type="float">
            <text:p>0.00394456</text:p>
          </table:table-cell>
          <table:table-cell office:value-type="float" office:value="0.000641342" calcext:value-type="float">
            <text:p>0.000641342</text:p>
          </table:table-cell>
          <table:table-cell office:value-type="float" office:value="0.00229295" calcext:value-type="float">
            <text:p>0.00229295</text:p>
          </table:table-cell>
          <table:table-cell office:value-type="float" office:value="2188.98" calcext:value-type="float">
            <text:p>2188.98</text:p>
          </table:table-cell>
          <table:table-cell office:value-type="float" office:value="2994.45" calcext:value-type="float">
            <text:p>2994.45</text:p>
          </table:table-cell>
          <table:table-cell table:formula="of:=2.237*[.A139]" office:value-type="float" office:value="50.7825844" calcext:value-type="float">
            <text:p>50.7825844</text:p>
          </table:table-cell>
          <table:table-cell table:number-columns-repeated="3"/>
        </table:table-row>
        <table:table-row table:style-name="ro1">
          <table:table-cell office:value-type="float" office:value="22.887" calcext:value-type="float">
            <text:p>22.887</text:p>
          </table:table-cell>
          <table:table-cell office:value-type="float" office:value="0.00362177" calcext:value-type="float">
            <text:p>0.00362177</text:p>
          </table:table-cell>
          <table:table-cell office:value-type="float" office:value="0.000564204" calcext:value-type="float">
            <text:p>0.000564204</text:p>
          </table:table-cell>
          <table:table-cell office:value-type="float" office:value="0.00209299" calcext:value-type="float">
            <text:p>0.00209299</text:p>
          </table:table-cell>
          <table:table-cell office:value-type="float" office:value="2187.68" calcext:value-type="float">
            <text:p>2187.68</text:p>
          </table:table-cell>
          <table:table-cell office:value-type="float" office:value="2994.87" calcext:value-type="float">
            <text:p>2994.87</text:p>
          </table:table-cell>
          <table:table-cell table:formula="of:=2.237*[.A140]" office:value-type="float" office:value="51.198219" calcext:value-type="float">
            <text:p>51.198219</text:p>
          </table:table-cell>
          <table:table-cell table:number-columns-repeated="3"/>
        </table:table-row>
        <table:table-row table:style-name="ro1">
          <table:table-cell office:value-type="float" office:value="22.7352" calcext:value-type="float">
            <text:p>22.7352</text:p>
          </table:table-cell>
          <table:table-cell office:value-type="float" office:value="0.00322454" calcext:value-type="float">
            <text:p>0.00322454</text:p>
          </table:table-cell>
          <table:table-cell office:value-type="float" office:value="0.000473127" calcext:value-type="float">
            <text:p>0.000473127</text:p>
          </table:table-cell>
          <table:table-cell office:value-type="float" office:value="0.00184883" calcext:value-type="float">
            <text:p>0.00184883</text:p>
          </table:table-cell>
          <table:table-cell office:value-type="float" office:value="2185.95" calcext:value-type="float">
            <text:p>2185.95</text:p>
          </table:table-cell>
          <table:table-cell office:value-type="float" office:value="2995.41" calcext:value-type="float">
            <text:p>2995.41</text:p>
          </table:table-cell>
          <table:table-cell table:formula="of:=2.237*[.A141]" office:value-type="float" office:value="50.8586424" calcext:value-type="float">
            <text:p>50.8586424</text:p>
          </table:table-cell>
          <table:table-cell table:number-columns-repeated="3"/>
        </table:table-row>
        <table:table-row table:style-name="ro1">
          <table:table-cell office:value-type="float" office:value="22.6126" calcext:value-type="float">
            <text:p>22.6126</text:p>
          </table:table-cell>
          <table:table-cell office:value-type="float" office:value="0.00286002" calcext:value-type="float">
            <text:p>0.00286002</text:p>
          </table:table-cell>
          <table:table-cell office:value-type="float" office:value="0.00039277" calcext:value-type="float">
            <text:p>0.00039277</text:p>
          </table:table-cell>
          <table:table-cell office:value-type="float" office:value="0.0016264" calcext:value-type="float">
            <text:p>0.0016264</text:p>
          </table:table-cell>
          <table:table-cell office:value-type="float" office:value="2184.2" calcext:value-type="float">
            <text:p>2184.2</text:p>
          </table:table-cell>
          <table:table-cell office:value-type="float" office:value="2995.93" calcext:value-type="float">
            <text:p>2995.93</text:p>
          </table:table-cell>
          <table:table-cell table:formula="of:=2.237*[.A142]" office:value-type="float" office:value="50.5843862" calcext:value-type="float">
            <text:p>50.5843862</text:p>
          </table:table-cell>
          <table:table-cell table:number-columns-repeated="3"/>
        </table:table-row>
        <table:table-row table:style-name="ro1">
          <table:table-cell office:value-type="float" office:value="22.5971" calcext:value-type="float">
            <text:p>22.5971</text:p>
          </table:table-cell>
          <table:table-cell office:value-type="float" office:value="0.00244855" calcext:value-type="float">
            <text:p>0.00244855</text:p>
          </table:table-cell>
          <table:table-cell office:value-type="float" office:value="0.000306391" calcext:value-type="float">
            <text:p>0.000306391</text:p>
          </table:table-cell>
          <table:table-cell office:value-type="float" office:value="0.00137747" calcext:value-type="float">
            <text:p>0.00137747</text:p>
          </table:table-cell>
          <table:table-cell office:value-type="float" office:value="2182.01" calcext:value-type="float">
            <text:p>2182.01</text:p>
          </table:table-cell>
          <table:table-cell office:value-type="float" office:value="2996.55" calcext:value-type="float">
            <text:p>2996.55</text:p>
          </table:table-cell>
          <table:table-cell table:formula="of:=2.237*[.A143]" office:value-type="float" office:value="50.5497127" calcext:value-type="float">
            <text:p>50.5497127</text:p>
          </table:table-cell>
          <table:table-cell table:number-columns-repeated="3"/>
        </table:table-row>
        <table:table-row table:style-name="ro1">
          <table:table-cell office:value-type="float" office:value="22.8106" calcext:value-type="float">
            <text:p>22.8106</text:p>
          </table:table-cell>
          <table:table-cell office:value-type="float" office:value="0.00215423" calcext:value-type="float">
            <text:p>0.00215423</text:p>
          </table:table-cell>
          <table:table-cell office:value-type="float" office:value="0.000247358" calcext:value-type="float">
            <text:p>0.000247358</text:p>
          </table:table-cell>
          <table:table-cell office:value-type="float" office:value="0.0012008" calcext:value-type="float">
            <text:p>0.0012008</text:p>
          </table:table-cell>
          <table:table-cell office:value-type="float" office:value="2180.26" calcext:value-type="float">
            <text:p>2180.26</text:p>
          </table:table-cell>
          <table:table-cell office:value-type="float" office:value="2997.02" calcext:value-type="float">
            <text:p>2997.02</text:p>
          </table:table-cell>
          <table:table-cell table:formula="of:=2.237*[.A144]" office:value-type="float" office:value="51.0273122" calcext:value-type="float">
            <text:p>51.0273122</text:p>
          </table:table-cell>
          <table:table-cell table:number-columns-repeated="3"/>
        </table:table-row>
        <table:table-row table:style-name="ro1">
          <table:table-cell office:value-type="float" office:value="22.7349" calcext:value-type="float">
            <text:p>22.7349</text:p>
          </table:table-cell>
          <table:table-cell office:value-type="float" office:value="0.00188832" calcext:value-type="float">
            <text:p>0.00188832</text:p>
          </table:table-cell>
          <table:table-cell office:value-type="float" office:value="0.000195568" calcext:value-type="float">
            <text:p>0.000195568</text:p>
          </table:table-cell>
          <table:table-cell office:value-type="float" office:value="0.00104195" calcext:value-type="float">
            <text:p>0.00104195</text:p>
          </table:table-cell>
          <table:table-cell office:value-type="float" office:value="2178.5" calcext:value-type="float">
            <text:p>2178.5</text:p>
          </table:table-cell>
          <table:table-cell office:value-type="float" office:value="2997.47" calcext:value-type="float">
            <text:p>2997.47</text:p>
          </table:table-cell>
          <table:table-cell table:formula="of:=2.237*[.A145]" office:value-type="float" office:value="50.8579713" calcext:value-type="float">
            <text:p>50.8579713</text:p>
          </table:table-cell>
          <table:table-cell table:number-columns-repeated="3"/>
        </table:table-row>
        <table:table-row table:style-name="ro1">
          <table:table-cell office:value-type="float" office:value="22.5665" calcext:value-type="float">
            <text:p>22.5665</text:p>
          </table:table-cell>
          <table:table-cell office:value-type="float" office:value="0.00164979" calcext:value-type="float">
            <text:p>0.00164979</text:p>
          </table:table-cell>
          <table:table-cell office:value-type="float" office:value="0.00015147" calcext:value-type="float">
            <text:p>0.00015147</text:p>
          </table:table-cell>
          <table:table-cell office:value-type="float" office:value="0.000900629" calcext:value-type="float">
            <text:p>0.000900629</text:p>
          </table:table-cell>
          <table:table-cell office:value-type="float" office:value="2176.75" calcext:value-type="float">
            <text:p>2176.75</text:p>
          </table:table-cell>
          <table:table-cell office:value-type="float" office:value="2997.9" calcext:value-type="float">
            <text:p>2997.9</text:p>
          </table:table-cell>
          <table:table-cell table:formula="of:=2.237*[.A146]" office:value-type="float" office:value="50.4812605" calcext:value-type="float">
            <text:p>50.4812605</text:p>
          </table:table-cell>
          <table:table-cell table:number-columns-repeated="3"/>
        </table:table-row>
        <table:table-row table:style-name="ro1">
          <table:table-cell office:value-type="float" office:value="22.8516" calcext:value-type="float">
            <text:p>22.8516</text:p>
          </table:table-cell>
          <table:table-cell office:value-type="float" office:value="0.00143432" calcext:value-type="float">
            <text:p>0.00143432</text:p>
          </table:table-cell>
          <table:table-cell office:value-type="float" office:value="0.000113425" calcext:value-type="float">
            <text:p>0.000113425</text:p>
          </table:table-cell>
          <table:table-cell office:value-type="float" office:value="0.000773871" calcext:value-type="float">
            <text:p>0.000773871</text:p>
          </table:table-cell>
          <table:table-cell office:value-type="float" office:value="2174.97" calcext:value-type="float">
            <text:p>2174.97</text:p>
          </table:table-cell>
          <table:table-cell office:value-type="float" office:value="2998.32" calcext:value-type="float">
            <text:p>2998.32</text:p>
          </table:table-cell>
          <table:table-cell table:formula="of:=2.237*[.A147]" office:value-type="float" office:value="51.1190292" calcext:value-type="float">
            <text:p>51.1190292</text:p>
          </table:table-cell>
          <table:table-cell table:number-columns-repeated="3"/>
        </table:table-row>
        <table:table-row table:style-name="ro1">
          <table:table-cell office:value-type="float" office:value="22.5371" calcext:value-type="float">
            <text:p>22.5371</text:p>
          </table:table-cell>
          <table:table-cell office:value-type="float" office:value="0.00124346" calcext:value-type="float">
            <text:p>0.00124346</text:p>
          </table:table-cell>
          <table:table-cell office:value-type="float" office:value="0.0000816666" calcext:value-type="float">
            <text:p>8.16666E-05</text:p>
          </table:table-cell>
          <table:table-cell office:value-type="float" office:value="0.000662561" calcext:value-type="float">
            <text:p>0.000662561</text:p>
          </table:table-cell>
          <table:table-cell office:value-type="float" office:value="2173.21" calcext:value-type="float">
            <text:p>2173.21</text:p>
          </table:table-cell>
          <table:table-cell office:value-type="float" office:value="2998.72" calcext:value-type="float">
            <text:p>2998.72</text:p>
          </table:table-cell>
          <table:table-cell table:formula="of:=2.237*[.A148]" office:value-type="float" office:value="50.4154927" calcext:value-type="float">
            <text:p>50.4154927</text:p>
          </table:table-cell>
          <table:table-cell table:number-columns-repeated="3"/>
        </table:table-row>
        <table:table-row table:style-name="ro1">
          <table:table-cell office:value-type="float" office:value="22.6481" calcext:value-type="float">
            <text:p>22.6481</text:p>
          </table:table-cell>
          <table:table-cell office:value-type="float" office:value="0.0010727" calcext:value-type="float">
            <text:p>0.0010727</text:p>
          </table:table-cell>
          <table:table-cell office:value-type="float" office:value="0.0000552105" calcext:value-type="float">
            <text:p>5.52105E-05</text:p>
          </table:table-cell>
          <table:table-cell office:value-type="float" office:value="0.000563958" calcext:value-type="float">
            <text:p>0.000563958</text:p>
          </table:table-cell>
          <table:table-cell office:value-type="float" office:value="2171.44" calcext:value-type="float">
            <text:p>2171.44</text:p>
          </table:table-cell>
          <table:table-cell office:value-type="float" office:value="2999.1" calcext:value-type="float">
            <text:p>2999.1</text:p>
          </table:table-cell>
          <table:table-cell table:formula="of:=2.237*[.A149]" office:value-type="float" office:value="50.6637997" calcext:value-type="float">
            <text:p>50.6637997</text:p>
          </table:table-cell>
          <table:table-cell table:number-columns-repeated="3"/>
        </table:table-row>
        <table:table-row table:style-name="ro1">
          <table:table-cell office:value-type="float" office:value="22.8095" calcext:value-type="float">
            <text:p>22.8095</text:p>
          </table:table-cell>
          <table:table-cell office:value-type="float" office:value="0.000921299" calcext:value-type="float">
            <text:p>0.000921299</text:p>
          </table:table-cell>
          <table:table-cell office:value-type="float" office:value="0.0000338424" calcext:value-type="float">
            <text:p>3.38424E-05</text:p>
          </table:table-cell>
          <table:table-cell office:value-type="float" office:value="0.000477571" calcext:value-type="float">
            <text:p>0.000477571</text:p>
          </table:table-cell>
          <table:table-cell office:value-type="float" office:value="2169.66" calcext:value-type="float">
            <text:p>2169.66</text:p>
          </table:table-cell>
          <table:table-cell office:value-type="float" office:value="2999.47" calcext:value-type="float">
            <text:p>2999.47</text:p>
          </table:table-cell>
          <table:table-cell table:formula="of:=2.237*[.A150]" office:value-type="float" office:value="51.0248515" calcext:value-type="float">
            <text:p>51.0248515</text:p>
          </table:table-cell>
          <table:table-cell table:number-columns-repeated="3"/>
        </table:table-row>
        <table:table-row table:style-name="ro1">
          <table:table-cell office:value-type="float" office:value="22.4695" calcext:value-type="float">
            <text:p>22.4695</text:p>
          </table:table-cell>
          <table:table-cell office:value-type="float" office:value="0.000788" calcext:value-type="float">
            <text:p>0.000788</text:p>
          </table:table-cell>
          <table:table-cell office:value-type="float" office:value="0.0000165293" calcext:value-type="float">
            <text:p>1.65293E-05</text:p>
          </table:table-cell>
          <table:table-cell office:value-type="float" office:value="0.000402265" calcext:value-type="float">
            <text:p>0.000402265</text:p>
          </table:table-cell>
          <table:table-cell office:value-type="float" office:value="2167.89" calcext:value-type="float">
            <text:p>2167.89</text:p>
          </table:table-cell>
          <table:table-cell office:value-type="float" office:value="2999.82" calcext:value-type="float">
            <text:p>2999.82</text:p>
          </table:table-cell>
          <table:table-cell table:formula="of:=2.237*[.A151]" office:value-type="float" office:value="50.2642715" calcext:value-type="float">
            <text:p>50.2642715</text:p>
          </table:table-cell>
          <table:table-cell table:number-columns-repeated="3"/>
        </table:table-row>
        <table:table-row table:style-name="ro1">
          <table:table-cell office:value-type="float" office:value="22.6068" calcext:value-type="float">
            <text:p>22.6068</text:p>
          </table:table-cell>
          <table:table-cell office:value-type="float" office:value="0.000670483" calcext:value-type="float">
            <text:p>0.000670483</text:p>
          </table:table-cell>
          <table:table-cell office:value-type="float" office:value="0.00000324029" calcext:value-type="float">
            <text:p>3.24029E-06</text:p>
          </table:table-cell>
          <table:table-cell office:value-type="float" office:value="0.000336862" calcext:value-type="float">
            <text:p>0.000336862</text:p>
          </table:table-cell>
          <table:table-cell office:value-type="float" office:value="2166.11" calcext:value-type="float">
            <text:p>2166.11</text:p>
          </table:table-cell>
          <table:table-cell office:value-type="float" office:value="3000.15" calcext:value-type="float">
            <text:p>3000.15</text:p>
          </table:table-cell>
          <table:table-cell table:formula="of:=2.237*[.A152]" office:value-type="float" office:value="50.5714116" calcext:value-type="float">
            <text:p>50.5714116</text:p>
          </table:table-cell>
          <table:table-cell table:number-columns-repeated="3"/>
        </table:table-row>
        <table:table-row table:style-name="ro1">
          <table:table-cell office:value-type="float" office:value="22.7187" calcext:value-type="float">
            <text:p>22.7187</text:p>
          </table:table-cell>
          <table:table-cell office:value-type="float" office:value="0.000567824" calcext:value-type="float">
            <text:p>0.000567824</text:p>
          </table:table-cell>
          <table:table-cell office:value-type="float" office:value="0.00000643207" calcext:value-type="float">
            <text:p>6.43207E-06</text:p>
          </table:table-cell>
          <table:table-cell office:value-type="float" office:value="0.000287128" calcext:value-type="float">
            <text:p>0.000287128</text:p>
          </table:table-cell>
          <table:table-cell office:value-type="float" office:value="2164.33" calcext:value-type="float">
            <text:p>2164.33</text:p>
          </table:table-cell>
          <table:table-cell office:value-type="float" office:value="3000.46" calcext:value-type="float">
            <text:p>3000.46</text:p>
          </table:table-cell>
          <table:table-cell table:formula="of:=2.237*[.A153]" office:value-type="float" office:value="50.8217319" calcext:value-type="float">
            <text:p>50.8217319</text:p>
          </table:table-cell>
          <table:table-cell table:number-columns-repeated="3"/>
        </table:table-row>
        <table:table-row table:style-name="ro1">
          <table:table-cell office:value-type="float" office:value="22.5983" calcext:value-type="float">
            <text:p>22.5983</text:p>
          </table:table-cell>
          <table:table-cell office:value-type="float" office:value="0.000478043" calcext:value-type="float">
            <text:p>0.000478043</text:p>
          </table:table-cell>
          <table:table-cell office:value-type="float" office:value="0.000013315" calcext:value-type="float">
            <text:p>1.3315E-05</text:p>
          </table:table-cell>
          <table:table-cell office:value-type="float" office:value="0.000245679" calcext:value-type="float">
            <text:p>0.000245679</text:p>
          </table:table-cell>
          <table:table-cell office:value-type="float" office:value="2162.55" calcext:value-type="float">
            <text:p>2162.55</text:p>
          </table:table-cell>
          <table:table-cell office:value-type="float" office:value="3000.76" calcext:value-type="float">
            <text:p>3000.76</text:p>
          </table:table-cell>
          <table:table-cell table:formula="of:=2.237*[.A154]" office:value-type="float" office:value="50.5523971" calcext:value-type="float">
            <text:p>50.5523971</text:p>
          </table:table-cell>
          <table:table-cell table:number-columns-repeated="3"/>
        </table:table-row>
        <table:table-row table:style-name="ro1">
          <table:table-cell office:value-type="float" office:value="22.5381" calcext:value-type="float">
            <text:p>22.5381</text:p>
          </table:table-cell>
          <table:table-cell office:value-type="float" office:value="0.000400405" calcext:value-type="float">
            <text:p>0.000400405</text:p>
          </table:table-cell>
          <table:table-cell office:value-type="float" office:value="0.000017769" calcext:value-type="float">
            <text:p>1.7769E-05</text:p>
          </table:table-cell>
          <table:table-cell office:value-type="float" office:value="0.000209087" calcext:value-type="float">
            <text:p>0.000209087</text:p>
          </table:table-cell>
          <table:table-cell office:value-type="float" office:value="2160.77" calcext:value-type="float">
            <text:p>2160.77</text:p>
          </table:table-cell>
          <table:table-cell office:value-type="float" office:value="3001.05" calcext:value-type="float">
            <text:p>3001.05</text:p>
          </table:table-cell>
          <table:table-cell table:formula="of:=2.237*[.A155]" office:value-type="float" office:value="50.4177297" calcext:value-type="float">
            <text:p>50.4177297</text:p>
          </table:table-cell>
          <table:table-cell table:number-columns-repeated="3"/>
        </table:table-row>
        <table:table-row table:style-name="ro1">
          <table:table-cell office:value-type="float" office:value="22.4998" calcext:value-type="float">
            <text:p>22.4998</text:p>
          </table:table-cell>
          <table:table-cell office:value-type="float" office:value="0.000333001" calcext:value-type="float">
            <text:p>0.000333001</text:p>
          </table:table-cell>
          <table:table-cell office:value-type="float" office:value="0.0000196961" calcext:value-type="float">
            <text:p>1.96961E-05</text:p>
          </table:table-cell>
          <table:table-cell office:value-type="float" office:value="0.000176349" calcext:value-type="float">
            <text:p>0.000176349</text:p>
          </table:table-cell>
          <table:table-cell office:value-type="float" office:value="2158.99" calcext:value-type="float">
            <text:p>2158.99</text:p>
          </table:table-cell>
          <table:table-cell office:value-type="float" office:value="3001.33" calcext:value-type="float">
            <text:p>3001.33</text:p>
          </table:table-cell>
          <table:table-cell table:formula="of:=2.237*[.A156]" office:value-type="float" office:value="50.3320526" calcext:value-type="float">
            <text:p>50.3320526</text:p>
          </table:table-cell>
          <table:table-cell table:number-columns-repeated="3"/>
        </table:table-row>
        <table:table-row table:style-name="ro1">
          <table:table-cell office:value-type="float" office:value="22.4624" calcext:value-type="float">
            <text:p>22.4624</text:p>
          </table:table-cell>
          <table:table-cell office:value-type="float" office:value="0.000275114" calcext:value-type="float">
            <text:p>0.000275114</text:p>
          </table:table-cell>
          <table:table-cell office:value-type="float" office:value="0.0000200415" calcext:value-type="float">
            <text:p>2.00415E-05</text:p>
          </table:table-cell>
          <table:table-cell office:value-type="float" office:value="0.000147578" calcext:value-type="float">
            <text:p>0.000147578</text:p>
          </table:table-cell>
          <table:table-cell office:value-type="float" office:value="2157.2" calcext:value-type="float">
            <text:p>2157.2</text:p>
          </table:table-cell>
          <table:table-cell office:value-type="float" office:value="3001.59" calcext:value-type="float">
            <text:p>3001.59</text:p>
          </table:table-cell>
          <table:table-cell table:formula="of:=2.237*[.A157]" office:value-type="float" office:value="50.2483888" calcext:value-type="float">
            <text:p>50.2483888</text:p>
          </table:table-cell>
          <table:table-cell table:number-columns-repeated="3"/>
        </table:table-row>
        <table:table-row table:style-name="ro1">
          <table:table-cell office:value-type="float" office:value="22.3795" calcext:value-type="float">
            <text:p>22.3795</text:p>
          </table:table-cell>
          <table:table-cell office:value-type="float" office:value="0.000249103" calcext:value-type="float">
            <text:p>0.000249103</text:p>
          </table:table-cell>
          <table:table-cell office:value-type="float" office:value="0.0000196061" calcext:value-type="float">
            <text:p>1.96061E-05</text:p>
          </table:table-cell>
          <table:table-cell office:value-type="float" office:value="0.000134355" calcext:value-type="float">
            <text:p>0.000134355</text:p>
          </table:table-cell>
          <table:table-cell office:value-type="float" office:value="2155.43" calcext:value-type="float">
            <text:p>2155.43</text:p>
          </table:table-cell>
          <table:table-cell office:value-type="float" office:value="3001.84" calcext:value-type="float">
            <text:p>3001.84</text:p>
          </table:table-cell>
          <table:table-cell table:formula="of:=2.237*[.A158]" office:value-type="float" office:value="50.0629415" calcext:value-type="float">
            <text:p>50.0629415</text:p>
          </table:table-cell>
          <table:table-cell table:number-columns-repeated="3"/>
        </table:table-row>
        <table:table-row table:style-name="ro1">
          <table:table-cell office:value-type="float" office:value="22.6155" calcext:value-type="float">
            <text:p>22.6155</text:p>
          </table:table-cell>
          <table:table-cell office:value-type="float" office:value="0.000154589" calcext:value-type="float">
            <text:p>0.000154589</text:p>
          </table:table-cell>
          <table:table-cell office:value-type="float" office:value="0.0000138701" calcext:value-type="float">
            <text:p>1.38701E-05</text:p>
          </table:table-cell>
          <table:table-cell office:value-type="float" office:value="0.0000842296" calcext:value-type="float">
            <text:p>8.42296E-05</text:p>
          </table:table-cell>
          <table:table-cell office:value-type="float" office:value="2151.41" calcext:value-type="float">
            <text:p>2151.41</text:p>
          </table:table-cell>
          <table:table-cell office:value-type="float" office:value="3002.36" calcext:value-type="float">
            <text:p>3002.36</text:p>
          </table:table-cell>
          <table:table-cell table:formula="of:=2.237*[.A159]" office:value-type="float" office:value="50.5908735" calcext:value-type="float">
            <text:p>50.5908735</text:p>
          </table:table-cell>
          <table:table-cell table:number-columns-repeated="3"/>
        </table:table-row>
        <table:table-row table:style-name="ro1">
          <table:table-cell office:value-type="float" office:value="22.5553" calcext:value-type="float">
            <text:p>22.5553</text:p>
          </table:table-cell>
          <table:table-cell office:value-type="float" office:value="0.000122383" calcext:value-type="float">
            <text:p>0.000122383</text:p>
          </table:table-cell>
          <table:table-cell office:value-type="float" office:value="0.0000100372" calcext:value-type="float">
            <text:p>1.00372E-05</text:p>
          </table:table-cell>
          <table:table-cell office:value-type="float" office:value="0.0000662101" calcext:value-type="float">
            <text:p>6.62101E-05</text:p>
          </table:table-cell>
          <table:table-cell office:value-type="float" office:value="2149.62" calcext:value-type="float">
            <text:p>2149.62</text:p>
          </table:table-cell>
          <table:table-cell office:value-type="float" office:value="3002.56" calcext:value-type="float">
            <text:p>3002.56</text:p>
          </table:table-cell>
          <table:table-cell table:formula="of:=2.237*[.A160]" office:value-type="float" office:value="50.4562061" calcext:value-type="float">
            <text:p>50.4562061</text:p>
          </table:table-cell>
          <table:table-cell table:number-columns-repeated="3"/>
        </table:table-row>
        <table:table-row table:style-name="ro1">
          <table:table-cell office:value-type="float" office:value="22.4144" calcext:value-type="float">
            <text:p>22.4144</text:p>
          </table:table-cell>
          <table:table-cell office:value-type="float" office:value="0.000077427" calcext:value-type="float">
            <text:p>7.7427E-05</text:p>
          </table:table-cell>
          <table:table-cell office:value-type="float" office:value="0.00000242734" calcext:value-type="float">
            <text:p>2.42734E-06</text:p>
          </table:table-cell>
          <table:table-cell office:value-type="float" office:value="0.0000399272" calcext:value-type="float">
            <text:p>3.99272E-05</text:p>
          </table:table-cell>
          <table:table-cell office:value-type="float" office:value="2146.51" calcext:value-type="float">
            <text:p>2146.51</text:p>
          </table:table-cell>
          <table:table-cell office:value-type="float" office:value="3002.9" calcext:value-type="float">
            <text:p>3002.9</text:p>
          </table:table-cell>
          <table:table-cell table:formula="of:=2.237*[.A161]" office:value-type="float" office:value="50.1410128" calcext:value-type="float">
            <text:p>50.1410128</text:p>
          </table:table-cell>
          <table:table-cell table:number-columns-repeated="3"/>
        </table:table-row>
        <table:table-row table:style-name="ro1">
          <table:table-cell office:value-type="float" office:value="22.3721" calcext:value-type="float">
            <text:p>22.3721</text:p>
          </table:table-cell>
          <table:table-cell office:value-type="float" office:value="0.0000573073" calcext:value-type="float">
            <text:p>5.73073E-05</text:p>
          </table:table-cell>
          <table:table-cell office:value-type="float" office:value="0.00000181938" calcext:value-type="float">
            <text:p>1.81938E-06</text:p>
          </table:table-cell>
          <table:table-cell office:value-type="float" office:value="0.0000295633" calcext:value-type="float">
            <text:p>2.95633E-05</text:p>
          </table:table-cell>
          <table:table-cell office:value-type="float" office:value="2144.72" calcext:value-type="float">
            <text:p>2144.72</text:p>
          </table:table-cell>
          <table:table-cell office:value-type="float" office:value="3003.08" calcext:value-type="float">
            <text:p>3003.08</text:p>
          </table:table-cell>
          <table:table-cell table:formula="of:=2.237*[.A162]" office:value-type="float" office:value="50.0463877" calcext:value-type="float">
            <text:p>50.0463877</text:p>
          </table:table-cell>
          <table:table-cell table:number-columns-repeated="3"/>
        </table:table-row>
        <table:table-row table:style-name="ro1">
          <table:table-cell office:value-type="float" office:value="22.4356" calcext:value-type="float">
            <text:p>22.4356</text:p>
          </table:table-cell>
          <table:table-cell office:value-type="float" office:value="0.0000408605" calcext:value-type="float">
            <text:p>4.08605E-05</text:p>
          </table:table-cell>
          <table:table-cell office:value-type="float" office:value="0.00000579645" calcext:value-type="float">
            <text:p>5.79645E-06</text:p>
          </table:table-cell>
          <table:table-cell office:value-type="float" office:value="0.0000233285" calcext:value-type="float">
            <text:p>2.33285E-05</text:p>
          </table:table-cell>
          <table:table-cell office:value-type="float" office:value="2142.94" calcext:value-type="float">
            <text:p>2142.94</text:p>
          </table:table-cell>
          <table:table-cell office:value-type="float" office:value="3003.25" calcext:value-type="float">
            <text:p>3003.25</text:p>
          </table:table-cell>
          <table:table-cell table:formula="of:=2.237*[.A163]" office:value-type="float" office:value="50.1884372" calcext:value-type="float">
            <text:p>50.1884372</text:p>
          </table:table-cell>
          <table:table-cell table:number-columns-repeated="3"/>
        </table:table-row>
        <table:table-row table:style-name="ro1">
          <table:table-cell office:value-type="float" office:value="22.4443" calcext:value-type="float">
            <text:p>22.4443</text:p>
          </table:table-cell>
          <table:table-cell office:value-type="float" office:value="0.0000275855" calcext:value-type="float">
            <text:p>2.75855E-05</text:p>
          </table:table-cell>
          <table:table-cell office:value-type="float" office:value="0.00000933059" calcext:value-type="float">
            <text:p>9.33059E-06</text:p>
          </table:table-cell>
          <table:table-cell office:value-type="float" office:value="0.000018458" calcext:value-type="float">
            <text:p>1.8458E-05</text:p>
          </table:table-cell>
          <table:table-cell office:value-type="float" office:value="2141.16" calcext:value-type="float">
            <text:p>2141.16</text:p>
          </table:table-cell>
          <table:table-cell office:value-type="float" office:value="3003.41" calcext:value-type="float">
            <text:p>3003.41</text:p>
          </table:table-cell>
          <table:table-cell table:formula="of:=2.237*[.A164]" office:value-type="float" office:value="50.2078991" calcext:value-type="float">
            <text:p>50.2078991</text:p>
          </table:table-cell>
          <table:table-cell table:number-columns-repeated="3"/>
        </table:table-row>
        <table:table-row table:style-name="ro1">
          <table:table-cell office:value-type="float" office:value="22.4224" calcext:value-type="float">
            <text:p>22.4224</text:p>
          </table:table-cell>
          <table:table-cell office:value-type="float" office:value="0.0000193632" calcext:value-type="float">
            <text:p>1.93632E-05</text:p>
          </table:table-cell>
          <table:table-cell office:value-type="float" office:value="0.0000116088" calcext:value-type="float">
            <text:p>1.16088E-05</text:p>
          </table:table-cell>
          <table:table-cell office:value-type="float" office:value="0.000015486" calcext:value-type="float">
            <text:p>1.5486E-05</text:p>
          </table:table-cell>
          <table:table-cell office:value-type="float" office:value="2139.82" calcext:value-type="float">
            <text:p>2139.82</text:p>
          </table:table-cell>
          <table:table-cell office:value-type="float" office:value="3003.52" calcext:value-type="float">
            <text:p>3003.52</text:p>
          </table:table-cell>
          <table:table-cell table:formula="of:=2.237*[.A165]" office:value-type="float" office:value="50.1589088" calcext:value-type="float">
            <text:p>50.1589088</text:p>
          </table:table-cell>
          <table:table-cell table:number-columns-repeated="3"/>
        </table:table-row>
        <table:table-row table:style-name="ro1">
          <table:table-cell office:value-type="float" office:value="22.3614" calcext:value-type="float">
            <text:p>22.3614</text:p>
          </table:table-cell>
          <table:table-cell office:value-type="float" office:value="0.0000895733" calcext:value-type="float">
            <text:p>8.95733E-05</text:p>
          </table:table-cell>
          <table:table-cell office:value-type="float" office:value="0.00063796" calcext:value-type="float">
            <text:p>0.00063796</text:p>
          </table:table-cell>
          <table:table-cell office:value-type="float" office:value="0.000363767" calcext:value-type="float">
            <text:p>0.000363767</text:p>
          </table:table-cell>
          <table:table-cell office:value-type="float" office:value="1896.19" calcext:value-type="float">
            <text:p>1896.19</text:p>
          </table:table-cell>
          <table:table-cell office:value-type="float" office:value="2996.81" calcext:value-type="float">
            <text:p>2996.81</text:p>
          </table:table-cell>
          <table:table-cell table:formula="of:=2.237*[.A166]" office:value-type="float" office:value="50.0224518" calcext:value-type="float">
            <text:p>50.0224518</text:p>
          </table:table-cell>
          <table:table-cell table:number-columns-repeated="3"/>
        </table:table-row>
        <table:table-row table:style-name="ro1">
          <table:table-cell office:value-type="float" office:value="22.3521" calcext:value-type="float">
            <text:p>22.3521</text:p>
          </table:table-cell>
          <table:table-cell office:value-type="float" office:value="0.0000721747" calcext:value-type="float">
            <text:p>7.21747E-05</text:p>
          </table:table-cell>
          <table:table-cell office:value-type="float" office:value="0.0000812381" calcext:value-type="float">
            <text:p>8.12381E-05</text:p>
          </table:table-cell>
          <table:table-cell office:value-type="float" office:value="0.0000767064" calcext:value-type="float">
            <text:p>7.67064E-05</text:p>
          </table:table-cell>
          <table:table-cell office:value-type="float" office:value="1250.8" calcext:value-type="float">
            <text:p>1250.8</text:p>
          </table:table-cell>
          <table:table-cell office:value-type="float" office:value="2962.46" calcext:value-type="float">
            <text:p>2962.46</text:p>
          </table:table-cell>
          <table:table-cell table:formula="of:=2.237*[.A167]" office:value-type="float" office:value="50.0016477" calcext:value-type="float">
            <text:p>50.0016477</text:p>
          </table:table-cell>
          <table:table-cell table:number-columns-repeated="3"/>
        </table:table-row>
        <table:table-row table:style-name="ro1">
          <table:table-cell office:value-type="float" office:value="22.3589" calcext:value-type="float">
            <text:p>22.3589</text:p>
          </table:table-cell>
          <table:table-cell office:value-type="float" office:value="0.0000370856" calcext:value-type="float">
            <text:p>3.70856E-05</text:p>
          </table:table-cell>
          <table:table-cell office:value-type="float" office:value="0.000093084" calcext:value-type="float">
            <text:p>9.3084E-05</text:p>
          </table:table-cell>
          <table:table-cell office:value-type="float" office:value="0.0000650848" calcext:value-type="float">
            <text:p>6.50848E-05</text:p>
          </table:table-cell>
          <table:table-cell office:value-type="float" office:value="1245.47" calcext:value-type="float">
            <text:p>1245.47</text:p>
          </table:table-cell>
          <table:table-cell office:value-type="float" office:value="2962.82" calcext:value-type="float">
            <text:p>2962.82</text:p>
          </table:table-cell>
          <table:table-cell table:formula="of:=2.237*[.A168]" office:value-type="float" office:value="50.0168593" calcext:value-type="float">
            <text:p>50.0168593</text:p>
          </table:table-cell>
          <table:table-cell table:number-columns-repeated="3"/>
        </table:table-row>
        <table:table-row table:style-name="ro1">
          <table:table-cell office:value-type="float" office:value="22.3663" calcext:value-type="float">
            <text:p>22.3663</text:p>
          </table:table-cell>
          <table:table-cell office:value-type="float" office:value="0.000251459" calcext:value-type="float">
            <text:p>0.000251459</text:p>
          </table:table-cell>
          <table:table-cell office:value-type="float" office:value="0.000301185" calcext:value-type="float">
            <text:p>0.000301185</text:p>
          </table:table-cell>
          <table:table-cell office:value-type="float" office:value="0.000276322" calcext:value-type="float">
            <text:p>0.000276322</text:p>
          </table:table-cell>
          <table:table-cell office:value-type="float" office:value="1153.82" calcext:value-type="float">
            <text:p>1153.82</text:p>
          </table:table-cell>
          <table:table-cell office:value-type="float" office:value="2963.41" calcext:value-type="float">
            <text:p>2963.41</text:p>
          </table:table-cell>
          <table:table-cell table:formula="of:=2.237*[.A169]" office:value-type="float" office:value="50.0334131" calcext:value-type="float">
            <text:p>50.0334131</text:p>
          </table:table-cell>
          <table:table-cell table:number-columns-repeated="3"/>
        </table:table-row>
        <table:table-row table:style-name="ro1">
          <table:table-cell office:value-type="float" office:value="22.3799" calcext:value-type="float">
            <text:p>22.3799</text:p>
          </table:table-cell>
          <table:table-cell office:value-type="float" office:value="0.000313584" calcext:value-type="float">
            <text:p>0.000313584</text:p>
          </table:table-cell>
          <table:table-cell office:value-type="float" office:value="0.000360476" calcext:value-type="float">
            <text:p>0.000360476</text:p>
          </table:table-cell>
          <table:table-cell office:value-type="float" office:value="0.00033703" calcext:value-type="float">
            <text:p>0.00033703</text:p>
          </table:table-cell>
          <table:table-cell office:value-type="float" office:value="1150.26" calcext:value-type="float">
            <text:p>1150.26</text:p>
          </table:table-cell>
          <table:table-cell office:value-type="float" office:value="2963.25" calcext:value-type="float">
            <text:p>2963.25</text:p>
          </table:table-cell>
          <table:table-cell table:formula="of:=2.237*[.A170]" office:value-type="float" office:value="50.0638363" calcext:value-type="float">
            <text:p>50.0638363</text:p>
          </table:table-cell>
          <table:table-cell table:number-columns-repeated="3"/>
        </table:table-row>
        <table:table-row table:style-name="ro1">
          <table:table-cell office:value-type="float" office:value="22.3799" calcext:value-type="float">
            <text:p>22.3799</text:p>
          </table:table-cell>
          <table:table-cell office:value-type="float" office:value="0.000346809" calcext:value-type="float">
            <text:p>0.000346809</text:p>
          </table:table-cell>
          <table:table-cell office:value-type="float" office:value="0.000391113" calcext:value-type="float">
            <text:p>0.000391113</text:p>
          </table:table-cell>
          <table:table-cell office:value-type="float" office:value="0.000368961" calcext:value-type="float">
            <text:p>0.000368961</text:p>
          </table:table-cell>
          <table:table-cell office:value-type="float" office:value="1148.47" calcext:value-type="float">
            <text:p>1148.47</text:p>
          </table:table-cell>
          <table:table-cell office:value-type="float" office:value="2963.17" calcext:value-type="float">
            <text:p>2963.17</text:p>
          </table:table-cell>
          <table:table-cell table:formula="of:=2.237*[.A171]" office:value-type="float" office:value="50.0638363" calcext:value-type="float">
            <text:p>50.0638363</text:p>
          </table:table-cell>
          <table:table-cell table:number-columns-repeated="3"/>
        </table:table-row>
        <table:table-row table:style-name="ro1">
          <table:table-cell office:value-type="float" office:value="22.3774" calcext:value-type="float">
            <text:p>22.3774</text:p>
          </table:table-cell>
          <table:table-cell office:value-type="float" office:value="0.000372576" calcext:value-type="float">
            <text:p>0.000372576</text:p>
          </table:table-cell>
          <table:table-cell office:value-type="float" office:value="0.000414322" calcext:value-type="float">
            <text:p>0.000414322</text:p>
          </table:table-cell>
          <table:table-cell office:value-type="float" office:value="0.000393449" calcext:value-type="float">
            <text:p>0.000393449</text:p>
          </table:table-cell>
          <table:table-cell office:value-type="float" office:value="1147.13" calcext:value-type="float">
            <text:p>1147.13</text:p>
          </table:table-cell>
          <table:table-cell office:value-type="float" office:value="2963.11" calcext:value-type="float">
            <text:p>2963.11</text:p>
          </table:table-cell>
          <table:table-cell table:formula="of:=2.237*[.A172]" office:value-type="float" office:value="50.0582438" calcext:value-type="float">
            <text:p>50.0582438</text:p>
          </table:table-cell>
          <table:table-cell table:number-columns-repeated="3"/>
        </table:table-row>
        <table:table-row table:style-name="ro1">
          <table:table-cell office:value-type="float" office:value="22.3774" calcext:value-type="float">
            <text:p>22.3774</text:p>
          </table:table-cell>
          <table:table-cell office:value-type="float" office:value="0.000398952" calcext:value-type="float">
            <text:p>0.000398952</text:p>
          </table:table-cell>
          <table:table-cell office:value-type="float" office:value="0.00043778" calcext:value-type="float">
            <text:p>0.00043778</text:p>
          </table:table-cell>
          <table:table-cell office:value-type="float" office:value="0.000418366" calcext:value-type="float">
            <text:p>0.000418366</text:p>
          </table:table-cell>
          <table:table-cell office:value-type="float" office:value="1145.79" calcext:value-type="float">
            <text:p>1145.79</text:p>
          </table:table-cell>
          <table:table-cell office:value-type="float" office:value="2963.04" calcext:value-type="float">
            <text:p>2963.04</text:p>
          </table:table-cell>
          <table:table-cell table:formula="of:=2.237*[.A173]" office:value-type="float" office:value="50.0582438" calcext:value-type="float">
            <text:p>50.0582438</text:p>
          </table:table-cell>
          <table:table-cell table:number-columns-repeated="3"/>
        </table:table-row>
        <table:table-row table:style-name="ro1">
          <table:table-cell office:value-type="float" office:value="22.4345" calcext:value-type="float">
            <text:p>22.4345</text:p>
          </table:table-cell>
          <table:table-cell office:value-type="float" office:value="0.00048106" calcext:value-type="float">
            <text:p>0.00048106</text:p>
          </table:table-cell>
          <table:table-cell office:value-type="float" office:value="0.000508245" calcext:value-type="float">
            <text:p>0.000508245</text:p>
          </table:table-cell>
          <table:table-cell office:value-type="float" office:value="0.000494652" calcext:value-type="float">
            <text:p>0.000494652</text:p>
          </table:table-cell>
          <table:table-cell office:value-type="float" office:value="1141.77" calcext:value-type="float">
            <text:p>1141.77</text:p>
          </table:table-cell>
          <table:table-cell office:value-type="float" office:value="2962.82" calcext:value-type="float">
            <text:p>2962.82</text:p>
          </table:table-cell>
          <table:table-cell table:formula="of:=2.237*[.A174]" office:value-type="float" office:value="50.1859765" calcext:value-type="float">
            <text:p>50.1859765</text:p>
          </table:table-cell>
          <table:table-cell table:number-columns-repeated="3"/>
        </table:table-row>
        <table:table-row table:style-name="ro1">
          <table:table-cell office:value-type="float" office:value="22.4432" calcext:value-type="float">
            <text:p>22.4432</text:p>
          </table:table-cell>
          <table:table-cell office:value-type="float" office:value="0.000518702" calcext:value-type="float">
            <text:p>0.000518702</text:p>
          </table:table-cell>
          <table:table-cell office:value-type="float" office:value="0.000539479" calcext:value-type="float">
            <text:p>0.000539479</text:p>
          </table:table-cell>
          <table:table-cell office:value-type="float" office:value="0.000529091" calcext:value-type="float">
            <text:p>0.000529091</text:p>
          </table:table-cell>
          <table:table-cell office:value-type="float" office:value="1139.98" calcext:value-type="float">
            <text:p>1139.98</text:p>
          </table:table-cell>
          <table:table-cell office:value-type="float" office:value="2962.72" calcext:value-type="float">
            <text:p>2962.72</text:p>
          </table:table-cell>
          <table:table-cell table:formula="of:=2.237*[.A175]" office:value-type="float" office:value="50.2054384" calcext:value-type="float">
            <text:p>50.2054384</text:p>
          </table:table-cell>
          <table:table-cell table:number-columns-repeated="3"/>
        </table:table-row>
        <table:table-row table:style-name="ro1">
          <table:table-cell office:value-type="float" office:value="22.4402" calcext:value-type="float">
            <text:p>22.4402</text:p>
          </table:table-cell>
          <table:table-cell office:value-type="float" office:value="0.000556832" calcext:value-type="float">
            <text:p>0.000556832</text:p>
          </table:table-cell>
          <table:table-cell office:value-type="float" office:value="0.000570499" calcext:value-type="float">
            <text:p>0.000570499</text:p>
          </table:table-cell>
          <table:table-cell office:value-type="float" office:value="0.000563665" calcext:value-type="float">
            <text:p>0.000563665</text:p>
          </table:table-cell>
          <table:table-cell office:value-type="float" office:value="1138.19" calcext:value-type="float">
            <text:p>1138.19</text:p>
          </table:table-cell>
          <table:table-cell office:value-type="float" office:value="2962.61" calcext:value-type="float">
            <text:p>2962.61</text:p>
          </table:table-cell>
          <table:table-cell table:formula="of:=2.237*[.A176]" office:value-type="float" office:value="50.1987274" calcext:value-type="float">
            <text:p>50.1987274</text:p>
          </table:table-cell>
          <table:table-cell table:number-columns-repeated="3"/>
        </table:table-row>
        <table:table-row table:style-name="ro1">
          <table:table-cell office:value-type="float" office:value="22.505" calcext:value-type="float">
            <text:p>22.505</text:p>
          </table:table-cell>
          <table:table-cell office:value-type="float" office:value="0.000604465" calcext:value-type="float">
            <text:p>0.000604465</text:p>
          </table:table-cell>
          <table:table-cell office:value-type="float" office:value="0.000608591" calcext:value-type="float">
            <text:p>0.000608591</text:p>
          </table:table-cell>
          <table:table-cell office:value-type="float" office:value="0.000606528" calcext:value-type="float">
            <text:p>0.000606528</text:p>
          </table:table-cell>
          <table:table-cell office:value-type="float" office:value="1135.96" calcext:value-type="float">
            <text:p>1135.96</text:p>
          </table:table-cell>
          <table:table-cell office:value-type="float" office:value="2962.47" calcext:value-type="float">
            <text:p>2962.47</text:p>
          </table:table-cell>
          <table:table-cell table:formula="of:=2.237*[.A177]" office:value-type="float" office:value="50.343685" calcext:value-type="float">
            <text:p>50.343685</text:p>
          </table:table-cell>
          <table:table-cell table:number-columns-repeated="3"/>
        </table:table-row>
        <table:table-row table:style-name="ro1">
          <table:table-cell office:value-type="float" office:value="22.4076" calcext:value-type="float">
            <text:p>22.4076</text:p>
          </table:table-cell>
          <table:table-cell office:value-type="float" office:value="0.000642648" calcext:value-type="float">
            <text:p>0.000642648</text:p>
          </table:table-cell>
          <table:table-cell office:value-type="float" office:value="0.000638683" calcext:value-type="float">
            <text:p>0.000638683</text:p>
          </table:table-cell>
          <table:table-cell office:value-type="float" office:value="0.000640666" calcext:value-type="float">
            <text:p>0.000640666</text:p>
          </table:table-cell>
          <table:table-cell office:value-type="float" office:value="1134.17" calcext:value-type="float">
            <text:p>1134.17</text:p>
          </table:table-cell>
          <table:table-cell office:value-type="float" office:value="2962.35" calcext:value-type="float">
            <text:p>2962.35</text:p>
          </table:table-cell>
          <table:table-cell table:formula="of:=2.237*[.A178]" office:value-type="float" office:value="50.1258012" calcext:value-type="float">
            <text:p>50.1258012</text:p>
          </table:table-cell>
          <table:table-cell table:number-columns-repeated="3"/>
        </table:table-row>
        <table:table-row table:style-name="ro1">
          <table:table-cell office:value-type="float" office:value="22.513" calcext:value-type="float">
            <text:p>22.513</text:p>
          </table:table-cell>
          <table:table-cell office:value-type="float" office:value="0.000718027" calcext:value-type="float">
            <text:p>0.000718027</text:p>
          </table:table-cell>
          <table:table-cell office:value-type="float" office:value="0.000696583" calcext:value-type="float">
            <text:p>0.000696583</text:p>
          </table:table-cell>
          <table:table-cell office:value-type="float" office:value="0.000707305" calcext:value-type="float">
            <text:p>0.000707305</text:p>
          </table:table-cell>
          <table:table-cell office:value-type="float" office:value="1130.6" calcext:value-type="float">
            <text:p>1130.6</text:p>
          </table:table-cell>
          <table:table-cell office:value-type="float" office:value="2962.11" calcext:value-type="float">
            <text:p>2962.11</text:p>
          </table:table-cell>
          <table:table-cell table:formula="of:=2.237*[.A179]" office:value-type="float" office:value="50.361581" calcext:value-type="float">
            <text:p>50.361581</text:p>
          </table:table-cell>
          <table:table-cell table:number-columns-repeated="3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0.000755036" calcext:value-type="float">
            <text:p>0.000755036</text:p>
          </table:table-cell>
          <table:table-cell office:value-type="float" office:value="0.000724344" calcext:value-type="float">
            <text:p>0.000724344</text:p>
          </table:table-cell>
          <table:table-cell office:value-type="float" office:value="0.00073969" calcext:value-type="float">
            <text:p>0.00073969</text:p>
          </table:table-cell>
          <table:table-cell office:value-type="float" office:value="1128.81" calcext:value-type="float">
            <text:p>1128.81</text:p>
          </table:table-cell>
          <table:table-cell office:value-type="float" office:value="2961.97" calcext:value-type="float">
            <text:p>2961.97</text:p>
          </table:table-cell>
          <table:table-cell table:formula="of:=2.237*[.A180]" office:value-type="float" office:value="50.1088" calcext:value-type="float">
            <text:p>50.1088</text:p>
          </table:table-cell>
          <table:table-cell table:number-columns-repeated="3"/>
        </table:table-row>
        <table:table-row table:style-name="ro1">
          <table:table-cell office:value-type="float" office:value="22.471" calcext:value-type="float">
            <text:p>22.471</text:p>
          </table:table-cell>
          <table:table-cell office:value-type="float" office:value="0.000791136" calcext:value-type="float">
            <text:p>0.000791136</text:p>
          </table:table-cell>
          <table:table-cell office:value-type="float" office:value="0.000750949" calcext:value-type="float">
            <text:p>0.000750949</text:p>
          </table:table-cell>
          <table:table-cell office:value-type="float" office:value="0.000771042" calcext:value-type="float">
            <text:p>0.000771042</text:p>
          </table:table-cell>
          <table:table-cell office:value-type="float" office:value="1127.03" calcext:value-type="float">
            <text:p>1127.03</text:p>
          </table:table-cell>
          <table:table-cell office:value-type="float" office:value="2961.84" calcext:value-type="float">
            <text:p>2961.84</text:p>
          </table:table-cell>
          <table:table-cell table:formula="of:=2.237*[.A181]" office:value-type="float" office:value="50.267627" calcext:value-type="float">
            <text:p>50.267627</text:p>
          </table:table-cell>
          <table:table-cell table:number-columns-repeated="3"/>
        </table:table-row>
        <table:table-row table:style-name="ro1">
          <table:table-cell office:value-type="float" office:value="22.5197" calcext:value-type="float">
            <text:p>22.5197</text:p>
          </table:table-cell>
          <table:table-cell office:value-type="float" office:value="0.000813014" calcext:value-type="float">
            <text:p>0.000813014</text:p>
          </table:table-cell>
          <table:table-cell office:value-type="float" office:value="0.000766937" calcext:value-type="float">
            <text:p>0.000766937</text:p>
          </table:table-cell>
          <table:table-cell office:value-type="float" office:value="0.000789975" calcext:value-type="float">
            <text:p>0.000789975</text:p>
          </table:table-cell>
          <table:table-cell office:value-type="float" office:value="1125.24" calcext:value-type="float">
            <text:p>1125.24</text:p>
          </table:table-cell>
          <table:table-cell office:value-type="float" office:value="2961.7" calcext:value-type="float">
            <text:p>2961.7</text:p>
          </table:table-cell>
          <table:table-cell table:formula="of:=2.237*[.A182]" office:value-type="float" office:value="50.3765689" calcext:value-type="float">
            <text:p>50.3765689</text:p>
          </table:table-cell>
          <table:table-cell table:number-columns-repeated="3"/>
        </table:table-row>
        <table:table-row table:style-name="ro1">
          <table:table-cell office:value-type="float" office:value="22.4399" calcext:value-type="float">
            <text:p>22.4399</text:p>
          </table:table-cell>
          <table:table-cell office:value-type="float" office:value="0.000913361" calcext:value-type="float">
            <text:p>0.000913361</text:p>
          </table:table-cell>
          <table:table-cell office:value-type="float" office:value="0.000837657" calcext:value-type="float">
            <text:p>0.000837657</text:p>
          </table:table-cell>
          <table:table-cell office:value-type="float" office:value="0.000875509" calcext:value-type="float">
            <text:p>0.000875509</text:p>
          </table:table-cell>
          <table:table-cell office:value-type="float" office:value="1119.89" calcext:value-type="float">
            <text:p>1119.89</text:p>
          </table:table-cell>
          <table:table-cell office:value-type="float" office:value="2961.25" calcext:value-type="float">
            <text:p>2961.25</text:p>
          </table:table-cell>
          <table:table-cell table:formula="of:=2.237*[.A183]" office:value-type="float" office:value="50.1980563" calcext:value-type="float">
            <text:p>50.1980563</text:p>
          </table:table-cell>
          <table:table-cell table:number-columns-repeated="3"/>
        </table:table-row>
        <table:table-row table:style-name="ro1">
          <table:table-cell office:value-type="float" office:value="22.5372" calcext:value-type="float">
            <text:p>22.5372</text:p>
          </table:table-cell>
          <table:table-cell office:value-type="float" office:value="0.000974635" calcext:value-type="float">
            <text:p>0.000974635</text:p>
          </table:table-cell>
          <table:table-cell office:value-type="float" office:value="0.000878551" calcext:value-type="float">
            <text:p>0.000878551</text:p>
          </table:table-cell>
          <table:table-cell office:value-type="float" office:value="0.000926593" calcext:value-type="float">
            <text:p>0.000926593</text:p>
          </table:table-cell>
          <table:table-cell office:value-type="float" office:value="1116.32" calcext:value-type="float">
            <text:p>1116.32</text:p>
          </table:table-cell>
          <table:table-cell office:value-type="float" office:value="2960.93" calcext:value-type="float">
            <text:p>2960.93</text:p>
          </table:table-cell>
          <table:table-cell table:formula="of:=2.237*[.A184]" office:value-type="float" office:value="50.4157164" calcext:value-type="float">
            <text:p>50.4157164</text:p>
          </table:table-cell>
          <table:table-cell table:number-columns-repeated="3"/>
        </table:table-row>
        <table:table-row table:style-name="ro1">
          <table:table-cell office:value-type="float" office:value="22.4847" calcext:value-type="float">
            <text:p>22.4847</text:p>
          </table:table-cell>
          <table:table-cell office:value-type="float" office:value="0.00107621" calcext:value-type="float">
            <text:p>0.00107621</text:p>
          </table:table-cell>
          <table:table-cell office:value-type="float" office:value="0.000940491" calcext:value-type="float">
            <text:p>0.000940491</text:p>
          </table:table-cell>
          <table:table-cell office:value-type="float" office:value="0.00100835" calcext:value-type="float">
            <text:p>0.00100835</text:p>
          </table:table-cell>
          <table:table-cell office:value-type="float" office:value="1109.65" calcext:value-type="float">
            <text:p>1109.65</text:p>
          </table:table-cell>
          <table:table-cell office:value-type="float" office:value="2960.26" calcext:value-type="float">
            <text:p>2960.26</text:p>
          </table:table-cell>
          <table:table-cell table:formula="of:=2.237*[.A185]" office:value-type="float" office:value="50.2982739" calcext:value-type="float">
            <text:p>50.2982739</text:p>
          </table:table-cell>
          <table:table-cell table:number-columns-repeated="3"/>
        </table:table-row>
        <table:table-row table:style-name="ro1">
          <table:table-cell office:value-type="float" office:value="22.4847" calcext:value-type="float">
            <text:p>22.4847</text:p>
          </table:table-cell>
          <table:table-cell office:value-type="float" office:value="0.00110036" calcext:value-type="float">
            <text:p>0.00110036</text:p>
          </table:table-cell>
          <table:table-cell office:value-type="float" office:value="0.000953577" calcext:value-type="float">
            <text:p>0.000953577</text:p>
          </table:table-cell>
          <table:table-cell office:value-type="float" office:value="0.00102697" calcext:value-type="float">
            <text:p>0.00102697</text:p>
          </table:table-cell>
          <table:table-cell office:value-type="float" office:value="1107.88" calcext:value-type="float">
            <text:p>1107.88</text:p>
          </table:table-cell>
          <table:table-cell office:value-type="float" office:value="2960.08" calcext:value-type="float">
            <text:p>2960.08</text:p>
          </table:table-cell>
          <table:table-cell table:formula="of:=2.237*[.A186]" office:value-type="float" office:value="50.2982739" calcext:value-type="float">
            <text:p>50.2982739</text:p>
          </table:table-cell>
          <table:table-cell table:number-columns-repeated="3"/>
        </table:table-row>
        <table:table-row table:style-name="ro1">
          <table:table-cell office:value-type="float" office:value="22.3816" calcext:value-type="float">
            <text:p>22.3816</text:p>
          </table:table-cell>
          <table:table-cell office:value-type="float" office:value="0.0011234" calcext:value-type="float">
            <text:p>0.0011234</text:p>
          </table:table-cell>
          <table:table-cell office:value-type="float" office:value="0.000965119" calcext:value-type="float">
            <text:p>0.000965119</text:p>
          </table:table-cell>
          <table:table-cell office:value-type="float" office:value="0.00104426" calcext:value-type="float">
            <text:p>0.00104426</text:p>
          </table:table-cell>
          <table:table-cell office:value-type="float" office:value="1106.1" calcext:value-type="float">
            <text:p>1106.1</text:p>
          </table:table-cell>
          <table:table-cell office:value-type="float" office:value="2959.88" calcext:value-type="float">
            <text:p>2959.88</text:p>
          </table:table-cell>
          <table:table-cell table:formula="of:=2.237*[.A187]" office:value-type="float" office:value="50.0676392" calcext:value-type="float">
            <text:p>50.0676392</text:p>
          </table:table-cell>
          <table:table-cell table:number-columns-repeated="3"/>
        </table:table-row>
        <table:table-row table:style-name="ro1">
          <table:table-cell office:value-type="float" office:value="22.4581" calcext:value-type="float">
            <text:p>22.4581</text:p>
          </table:table-cell>
          <table:table-cell office:value-type="float" office:value="0.00118492" calcext:value-type="float">
            <text:p>0.00118492</text:p>
          </table:table-cell>
          <table:table-cell office:value-type="float" office:value="0.000991313" calcext:value-type="float">
            <text:p>0.000991313</text:p>
          </table:table-cell>
          <table:table-cell office:value-type="float" office:value="0.00108812" calcext:value-type="float">
            <text:p>0.00108812</text:p>
          </table:table-cell>
          <table:table-cell office:value-type="float" office:value="1100.77" calcext:value-type="float">
            <text:p>1100.77</text:p>
          </table:table-cell>
          <table:table-cell office:value-type="float" office:value="2959.26" calcext:value-type="float">
            <text:p>2959.26</text:p>
          </table:table-cell>
          <table:table-cell table:formula="of:=2.237*[.A188]" office:value-type="float" office:value="50.2387697" calcext:value-type="float">
            <text:p>50.2387697</text:p>
          </table:table-cell>
          <table:table-cell table:number-columns-repeated="3"/>
        </table:table-row>
        <table:table-row table:style-name="ro1">
          <table:table-cell office:value-type="float" office:value="22.3916" calcext:value-type="float">
            <text:p>22.3916</text:p>
          </table:table-cell>
          <table:table-cell office:value-type="float" office:value="0.00131605" calcext:value-type="float">
            <text:p>0.00131605</text:p>
          </table:table-cell>
          <table:table-cell office:value-type="float" office:value="0.000890713" calcext:value-type="float">
            <text:p>0.000890713</text:p>
          </table:table-cell>
          <table:table-cell office:value-type="float" office:value="0.00110338" calcext:value-type="float">
            <text:p>0.00110338</text:p>
          </table:table-cell>
          <table:table-cell office:value-type="float" office:value="1078.28" calcext:value-type="float">
            <text:p>1078.28</text:p>
          </table:table-cell>
          <table:table-cell office:value-type="float" office:value="2956.05" calcext:value-type="float">
            <text:p>2956.05</text:p>
          </table:table-cell>
          <table:table-cell table:formula="of:=2.237*[.A189]" office:value-type="float" office:value="50.0900092" calcext:value-type="float">
            <text:p>50.0900092</text:p>
          </table:table-cell>
          <table:table-cell table:number-columns-repeated="3"/>
        </table:table-row>
        <table:table-row table:style-name="ro1">
          <table:table-cell office:value-type="float" office:value="22.3579" calcext:value-type="float">
            <text:p>22.3579</text:p>
          </table:table-cell>
          <table:table-cell office:value-type="float" office:value="0.00131276" calcext:value-type="float">
            <text:p>0.00131276</text:p>
          </table:table-cell>
          <table:table-cell office:value-type="float" office:value="0.000757165" calcext:value-type="float">
            <text:p>0.000757165</text:p>
          </table:table-cell>
          <table:table-cell office:value-type="float" office:value="0.00103496" calcext:value-type="float">
            <text:p>0.00103496</text:p>
          </table:table-cell>
          <table:table-cell office:value-type="float" office:value="1071.27" calcext:value-type="float">
            <text:p>1071.27</text:p>
          </table:table-cell>
          <table:table-cell office:value-type="float" office:value="2954.83" calcext:value-type="float">
            <text:p>2954.83</text:p>
          </table:table-cell>
          <table:table-cell table:formula="of:=2.237*[.A190]" office:value-type="float" office:value="50.0146223" calcext:value-type="float">
            <text:p>50.0146223</text:p>
          </table:table-cell>
          <table:table-cell table:number-columns-repeated="3"/>
        </table:table-row>
        <table:table-row table:style-name="ro1">
          <table:table-cell office:value-type="float" office:value="22.4119" calcext:value-type="float">
            <text:p>22.4119</text:p>
          </table:table-cell>
          <table:table-cell office:value-type="float" office:value="0.0013084" calcext:value-type="float">
            <text:p>0.0013084</text:p>
          </table:table-cell>
          <table:table-cell office:value-type="float" office:value="0.000703932" calcext:value-type="float">
            <text:p>0.000703932</text:p>
          </table:table-cell>
          <table:table-cell office:value-type="float" office:value="0.00100617" calcext:value-type="float">
            <text:p>0.00100617</text:p>
          </table:table-cell>
          <table:table-cell office:value-type="float" office:value="1069.52" calcext:value-type="float">
            <text:p>1069.52</text:p>
          </table:table-cell>
          <table:table-cell office:value-type="float" office:value="2954.51" calcext:value-type="float">
            <text:p>2954.51</text:p>
          </table:table-cell>
          <table:table-cell table:formula="of:=2.237*[.A191]" office:value-type="float" office:value="50.1354203" calcext:value-type="float">
            <text:p>50.1354203</text:p>
          </table:table-cell>
          <table:table-cell table:number-columns-repeated="3"/>
        </table:table-row>
        <table:table-row table:style-name="ro1">
          <table:table-cell office:value-type="float" office:value="22.3906" calcext:value-type="float">
            <text:p>22.3906</text:p>
          </table:table-cell>
          <table:table-cell office:value-type="float" office:value="0.00129361" calcext:value-type="float">
            <text:p>0.00129361</text:p>
          </table:table-cell>
          <table:table-cell office:value-type="float" office:value="0.000557964" calcext:value-type="float">
            <text:p>0.000557964</text:p>
          </table:table-cell>
          <table:table-cell office:value-type="float" office:value="0.000925789" calcext:value-type="float">
            <text:p>0.000925789</text:p>
          </table:table-cell>
          <table:table-cell office:value-type="float" office:value="1065.59" calcext:value-type="float">
            <text:p>1065.59</text:p>
          </table:table-cell>
          <table:table-cell office:value-type="float" office:value="2953.78" calcext:value-type="float">
            <text:p>2953.78</text:p>
          </table:table-cell>
          <table:table-cell table:formula="of:=2.237*[.A192]" office:value-type="float" office:value="50.0877722" calcext:value-type="float">
            <text:p>50.0877722</text:p>
          </table:table-cell>
          <table:table-cell table:number-columns-repeated="3"/>
        </table:table-row>
        <table:table-row table:style-name="ro1">
          <table:table-cell office:value-type="float" office:value="22.3682" calcext:value-type="float">
            <text:p>22.3682</text:p>
          </table:table-cell>
          <table:table-cell office:value-type="float" office:value="0.00111816" calcext:value-type="float">
            <text:p>0.00111816</text:p>
          </table:table-cell>
          <table:table-cell office:value-type="float" office:value="0.000440793" calcext:value-type="float">
            <text:p>0.000440793</text:p>
          </table:table-cell>
          <table:table-cell office:value-type="float" office:value="0.000779475" calcext:value-type="float">
            <text:p>0.000779475</text:p>
          </table:table-cell>
          <table:table-cell office:value-type="float" office:value="1049.95" calcext:value-type="float">
            <text:p>1049.95</text:p>
          </table:table-cell>
          <table:table-cell office:value-type="float" office:value="2950.49" calcext:value-type="float">
            <text:p>2950.49</text:p>
          </table:table-cell>
          <table:table-cell table:formula="of:=2.237*[.A193]" office:value-type="float" office:value="50.0376634" calcext:value-type="float">
            <text:p>50.0376634</text:p>
          </table:table-cell>
          <table:table-cell table:number-columns-repeated="3"/>
        </table:table-row>
        <table:table-row table:style-name="ro1">
          <table:table-cell office:value-type="float" office:value="22.3549" calcext:value-type="float">
            <text:p>22.3549</text:p>
          </table:table-cell>
          <table:table-cell office:value-type="float" office:value="0.0409559" calcext:value-type="float">
            <text:p>0.0409559</text:p>
          </table:table-cell>
          <table:table-cell office:value-type="float" office:value="0.0373771" calcext:value-type="float">
            <text:p>0.0373771</text:p>
          </table:table-cell>
          <table:table-cell office:value-type="float" office:value="0.0391665" calcext:value-type="float">
            <text:p>0.0391665</text:p>
          </table:table-cell>
          <table:table-cell office:value-type="float" office:value="416.456" calcext:value-type="float">
            <text:p>416.456</text:p>
          </table:table-cell>
          <table:table-cell office:value-type="float" office:value="2847.69" calcext:value-type="float">
            <text:p>2847.69</text:p>
          </table:table-cell>
          <table:table-cell table:formula="of:=2.237*[.A194]" office:value-type="float" office:value="50.0079113" calcext:value-type="float">
            <text:p>50.0079113</text:p>
          </table:table-cell>
          <table:table-cell table:number-columns-repeated="3"/>
        </table:table-row>
        <table:table-row table:style-name="ro1">
          <table:table-cell office:value-type="float" office:value="22.3897" calcext:value-type="float">
            <text:p>22.3897</text:p>
          </table:table-cell>
          <table:table-cell office:value-type="float" office:value="0.040944" calcext:value-type="float">
            <text:p>0.040944</text:p>
          </table:table-cell>
          <table:table-cell office:value-type="float" office:value="0.0375013" calcext:value-type="float">
            <text:p>0.0375013</text:p>
          </table:table-cell>
          <table:table-cell office:value-type="float" office:value="0.0392227" calcext:value-type="float">
            <text:p>0.0392227</text:p>
          </table:table-cell>
          <table:table-cell office:value-type="float" office:value="414.864" calcext:value-type="float">
            <text:p>414.864</text:p>
          </table:table-cell>
          <table:table-cell office:value-type="float" office:value="2846.88" calcext:value-type="float">
            <text:p>2846.88</text:p>
          </table:table-cell>
          <table:table-cell table:formula="of:=2.237*[.A195]" office:value-type="float" office:value="50.0857589" calcext:value-type="float">
            <text:p>50.0857589</text:p>
          </table:table-cell>
          <table:table-cell table:number-columns-repeated="3"/>
        </table:table-row>
        <table:table-row table:style-name="ro1">
          <table:table-cell office:value-type="float" office:value="22.4465" calcext:value-type="float">
            <text:p>22.4465</text:p>
          </table:table-cell>
          <table:table-cell office:value-type="float" office:value="0.0408853" calcext:value-type="float">
            <text:p>0.0408853</text:p>
          </table:table-cell>
          <table:table-cell office:value-type="float" office:value="0.0379042" calcext:value-type="float">
            <text:p>0.0379042</text:p>
          </table:table-cell>
          <table:table-cell office:value-type="float" office:value="0.0393948" calcext:value-type="float">
            <text:p>0.0393948</text:p>
          </table:table-cell>
          <table:table-cell office:value-type="float" office:value="413.276" calcext:value-type="float">
            <text:p>413.276</text:p>
          </table:table-cell>
          <table:table-cell office:value-type="float" office:value="2846.04" calcext:value-type="float">
            <text:p>2846.04</text:p>
          </table:table-cell>
          <table:table-cell table:formula="of:=2.237*[.A196]" office:value-type="float" office:value="50.2128205" calcext:value-type="float">
            <text:p>50.2128205</text:p>
          </table:table-cell>
          <table:table-cell table:number-columns-repeated="3"/>
        </table:table-row>
        <table:table-row table:style-name="ro1">
          <table:table-cell office:value-type="float" office:value="22.4325" calcext:value-type="float">
            <text:p>22.4325</text:p>
          </table:table-cell>
          <table:table-cell office:value-type="float" office:value="0.0407982" calcext:value-type="float">
            <text:p>0.0407982</text:p>
          </table:table-cell>
          <table:table-cell office:value-type="float" office:value="0.0383657" calcext:value-type="float">
            <text:p>0.0383657</text:p>
          </table:table-cell>
          <table:table-cell office:value-type="float" office:value="0.039582" calcext:value-type="float">
            <text:p>0.039582</text:p>
          </table:table-cell>
          <table:table-cell office:value-type="float" office:value="411.695" calcext:value-type="float">
            <text:p>411.695</text:p>
          </table:table-cell>
          <table:table-cell office:value-type="float" office:value="2845.19" calcext:value-type="float">
            <text:p>2845.19</text:p>
          </table:table-cell>
          <table:table-cell table:formula="of:=2.237*[.A197]" office:value-type="float" office:value="50.1815025" calcext:value-type="float">
            <text:p>50.1815025</text:p>
          </table:table-cell>
          <table:table-cell table:number-columns-repeated="3"/>
        </table:table-row>
        <table:table-row table:style-name="ro1">
          <table:table-cell office:value-type="float" office:value="22.4583" calcext:value-type="float">
            <text:p>22.4583</text:p>
          </table:table-cell>
          <table:table-cell office:value-type="float" office:value="0.0406893" calcext:value-type="float">
            <text:p>0.0406893</text:p>
          </table:table-cell>
          <table:table-cell office:value-type="float" office:value="0.0388868" calcext:value-type="float">
            <text:p>0.0388868</text:p>
          </table:table-cell>
          <table:table-cell office:value-type="float" office:value="0.0397881" calcext:value-type="float">
            <text:p>0.0397881</text:p>
          </table:table-cell>
          <table:table-cell office:value-type="float" office:value="410.119" calcext:value-type="float">
            <text:p>410.119</text:p>
          </table:table-cell>
          <table:table-cell office:value-type="float" office:value="2844.33" calcext:value-type="float">
            <text:p>2844.33</text:p>
          </table:table-cell>
          <table:table-cell table:formula="of:=2.237*[.A198]" office:value-type="float" office:value="50.2392171" calcext:value-type="float">
            <text:p>50.2392171</text:p>
          </table:table-cell>
          <table:table-cell table:number-columns-repeated="3"/>
        </table:table-row>
        <table:table-row table:style-name="ro1">
          <table:table-cell office:value-type="float" office:value="22.4837" calcext:value-type="float">
            <text:p>22.4837</text:p>
          </table:table-cell>
          <table:table-cell office:value-type="float" office:value="0.0405656" calcext:value-type="float">
            <text:p>0.0405656</text:p>
          </table:table-cell>
          <table:table-cell office:value-type="float" office:value="0.0394629" calcext:value-type="float">
            <text:p>0.0394629</text:p>
          </table:table-cell>
          <table:table-cell office:value-type="float" office:value="0.0400142" calcext:value-type="float">
            <text:p>0.0400142</text:p>
          </table:table-cell>
          <table:table-cell office:value-type="float" office:value="408.548" calcext:value-type="float">
            <text:p>408.548</text:p>
          </table:table-cell>
          <table:table-cell office:value-type="float" office:value="2843.45" calcext:value-type="float">
            <text:p>2843.45</text:p>
          </table:table-cell>
          <table:table-cell table:formula="of:=2.237*[.A199]" office:value-type="float" office:value="50.2960369" calcext:value-type="float">
            <text:p>50.2960369</text:p>
          </table:table-cell>
          <table:table-cell table:number-columns-repeated="3"/>
        </table:table-row>
        <table:table-row table:style-name="ro1">
          <table:table-cell office:value-type="float" office:value="22.5189" calcext:value-type="float">
            <text:p>22.5189</text:p>
          </table:table-cell>
          <table:table-cell office:value-type="float" office:value="0.0404059" calcext:value-type="float">
            <text:p>0.0404059</text:p>
          </table:table-cell>
          <table:table-cell office:value-type="float" office:value="0.0402524" calcext:value-type="float">
            <text:p>0.0402524</text:p>
          </table:table-cell>
          <table:table-cell office:value-type="float" office:value="0.0403292" calcext:value-type="float">
            <text:p>0.0403292</text:p>
          </table:table-cell>
          <table:table-cell office:value-type="float" office:value="406.594" calcext:value-type="float">
            <text:p>406.594</text:p>
          </table:table-cell>
          <table:table-cell office:value-type="float" office:value="2842.32" calcext:value-type="float">
            <text:p>2842.32</text:p>
          </table:table-cell>
          <table:table-cell table:formula="of:=2.237*[.A200]" office:value-type="float" office:value="50.3747793" calcext:value-type="float">
            <text:p>50.3747793</text:p>
          </table:table-cell>
          <table:table-cell table:number-columns-repeated="3"/>
        </table:table-row>
        <table:table-row table:style-name="ro1">
          <table:table-cell office:value-type="float" office:value="22.5358" calcext:value-type="float">
            <text:p>22.5358</text:p>
          </table:table-cell>
          <table:table-cell office:value-type="float" office:value="0.0402858" calcext:value-type="float">
            <text:p>0.0402858</text:p>
          </table:table-cell>
          <table:table-cell office:value-type="float" office:value="0.0409299" calcext:value-type="float">
            <text:p>0.0409299</text:p>
          </table:table-cell>
          <table:table-cell office:value-type="float" office:value="0.0406078" calcext:value-type="float">
            <text:p>0.0406078</text:p>
          </table:table-cell>
          <table:table-cell office:value-type="float" office:value="405.037" calcext:value-type="float">
            <text:p>405.037</text:p>
          </table:table-cell>
          <table:table-cell office:value-type="float" office:value="2841.42" calcext:value-type="float">
            <text:p>2841.42</text:p>
          </table:table-cell>
          <table:table-cell table:formula="of:=2.237*[.A201]" office:value-type="float" office:value="50.4125846" calcext:value-type="float">
            <text:p>50.4125846</text:p>
          </table:table-cell>
          <table:table-cell table:number-columns-repeated="3"/>
        </table:table-row>
        <table:table-row table:style-name="ro1">
          <table:table-cell office:value-type="float" office:value="22.5711" calcext:value-type="float">
            <text:p>22.5711</text:p>
          </table:table-cell>
          <table:table-cell office:value-type="float" office:value="0.0401839" calcext:value-type="float">
            <text:p>0.0401839</text:p>
          </table:table-cell>
          <table:table-cell office:value-type="float" office:value="0.041647" calcext:value-type="float">
            <text:p>0.041647</text:p>
          </table:table-cell>
          <table:table-cell office:value-type="float" office:value="0.0409155" calcext:value-type="float">
            <text:p>0.0409155</text:p>
          </table:table-cell>
          <table:table-cell office:value-type="float" office:value="403.485" calcext:value-type="float">
            <text:p>403.485</text:p>
          </table:table-cell>
          <table:table-cell office:value-type="float" office:value="2840.49" calcext:value-type="float">
            <text:p>2840.49</text:p>
          </table:table-cell>
          <table:table-cell table:formula="of:=2.237*[.A202]" office:value-type="float" office:value="50.4915507" calcext:value-type="float">
            <text:p>50.4915507</text:p>
          </table:table-cell>
          <table:table-cell table:number-columns-repeated="3"/>
        </table:table-row>
        <table:table-row table:style-name="ro1">
          <table:table-cell office:value-type="float" office:value="22.5938" calcext:value-type="float">
            <text:p>22.5938</text:p>
          </table:table-cell>
          <table:table-cell office:value-type="float" office:value="0.0401102" calcext:value-type="float">
            <text:p>0.0401102</text:p>
          </table:table-cell>
          <table:table-cell office:value-type="float" office:value="0.0423885" calcext:value-type="float">
            <text:p>0.0423885</text:p>
          </table:table-cell>
          <table:table-cell office:value-type="float" office:value="0.0412493" calcext:value-type="float">
            <text:p>0.0412493</text:p>
          </table:table-cell>
          <table:table-cell office:value-type="float" office:value="401.942" calcext:value-type="float">
            <text:p>401.942</text:p>
          </table:table-cell>
          <table:table-cell office:value-type="float" office:value="2839.56" calcext:value-type="float">
            <text:p>2839.56</text:p>
          </table:table-cell>
          <table:table-cell table:formula="of:=2.237*[.A203]" office:value-type="float" office:value="50.5423306" calcext:value-type="float">
            <text:p>50.5423306</text:p>
          </table:table-cell>
          <table:table-cell table:number-columns-repeated="3"/>
        </table:table-row>
        <table:table-row table:style-name="ro1">
          <table:table-cell office:value-type="float" office:value="22.6059" calcext:value-type="float">
            <text:p>22.6059</text:p>
          </table:table-cell>
          <table:table-cell office:value-type="float" office:value="0.040066" calcext:value-type="float">
            <text:p>0.040066</text:p>
          </table:table-cell>
          <table:table-cell office:value-type="float" office:value="0.0431572" calcext:value-type="float">
            <text:p>0.0431572</text:p>
          </table:table-cell>
          <table:table-cell office:value-type="float" office:value="0.0416116" calcext:value-type="float">
            <text:p>0.0416116</text:p>
          </table:table-cell>
          <table:table-cell office:value-type="float" office:value="400.403" calcext:value-type="float">
            <text:p>400.403</text:p>
          </table:table-cell>
          <table:table-cell office:value-type="float" office:value="2838.6" calcext:value-type="float">
            <text:p>2838.6</text:p>
          </table:table-cell>
          <table:table-cell table:formula="of:=2.237*[.A204]" office:value-type="float" office:value="50.5693983" calcext:value-type="float">
            <text:p>50.5693983</text:p>
          </table:table-cell>
          <table:table-cell table:number-columns-repeated="3"/>
        </table:table-row>
        <table:table-row table:style-name="ro1">
          <table:table-cell office:value-type="float" office:value="22.6621" calcext:value-type="float">
            <text:p>22.6621</text:p>
          </table:table-cell>
          <table:table-cell office:value-type="float" office:value="0.0400527" calcext:value-type="float">
            <text:p>0.0400527</text:p>
          </table:table-cell>
          <table:table-cell office:value-type="float" office:value="0.0439415" calcext:value-type="float">
            <text:p>0.0439415</text:p>
          </table:table-cell>
          <table:table-cell office:value-type="float" office:value="0.0419971" calcext:value-type="float">
            <text:p>0.0419971</text:p>
          </table:table-cell>
          <table:table-cell office:value-type="float" office:value="398.871" calcext:value-type="float">
            <text:p>398.871</text:p>
          </table:table-cell>
          <table:table-cell office:value-type="float" office:value="2837.64" calcext:value-type="float">
            <text:p>2837.64</text:p>
          </table:table-cell>
          <table:table-cell table:formula="of:=2.237*[.A205]" office:value-type="float" office:value="50.6951177" calcext:value-type="float">
            <text:p>50.6951177</text:p>
          </table:table-cell>
          <table:table-cell table:number-columns-repeated="3"/>
        </table:table-row>
        <table:table-row table:style-name="ro1">
          <table:table-cell office:value-type="float" office:value="22.6843" calcext:value-type="float">
            <text:p>22.6843</text:p>
          </table:table-cell>
          <table:table-cell office:value-type="float" office:value="0.0400726" calcext:value-type="float">
            <text:p>0.0400726</text:p>
          </table:table-cell>
          <table:table-cell office:value-type="float" office:value="0.044736" calcext:value-type="float">
            <text:p>0.044736</text:p>
          </table:table-cell>
          <table:table-cell office:value-type="float" office:value="0.0424043" calcext:value-type="float">
            <text:p>0.0424043</text:p>
          </table:table-cell>
          <table:table-cell office:value-type="float" office:value="397.347" calcext:value-type="float">
            <text:p>397.347</text:p>
          </table:table-cell>
          <table:table-cell office:value-type="float" office:value="2836.66" calcext:value-type="float">
            <text:p>2836.66</text:p>
          </table:table-cell>
          <table:table-cell table:formula="of:=2.237*[.A206]" office:value-type="float" office:value="50.7447791" calcext:value-type="float">
            <text:p>50.7447791</text:p>
          </table:table-cell>
          <table:table-cell table:number-columns-repeated="3"/>
        </table:table-row>
        <table:table-row table:style-name="ro1">
          <table:table-cell office:value-type="float" office:value="22.5633" calcext:value-type="float">
            <text:p>22.5633</text:p>
          </table:table-cell>
          <table:table-cell office:value-type="float" office:value="0.0401274" calcext:value-type="float">
            <text:p>0.0401274</text:p>
          </table:table-cell>
          <table:table-cell office:value-type="float" office:value="0.04553" calcext:value-type="float">
            <text:p>0.04553</text:p>
          </table:table-cell>
          <table:table-cell office:value-type="float" office:value="0.0428287" calcext:value-type="float">
            <text:p>0.0428287</text:p>
          </table:table-cell>
          <table:table-cell office:value-type="float" office:value="395.828" calcext:value-type="float">
            <text:p>395.828</text:p>
          </table:table-cell>
          <table:table-cell office:value-type="float" office:value="2835.68" calcext:value-type="float">
            <text:p>2835.68</text:p>
          </table:table-cell>
          <table:table-cell table:formula="of:=2.237*[.A207]" office:value-type="float" office:value="50.4741021" calcext:value-type="float">
            <text:p>50.4741021</text:p>
          </table:table-cell>
          <table:table-cell table:number-columns-repeated="3"/>
        </table:table-row>
        <table:table-row table:style-name="ro1">
          <table:table-cell office:value-type="float" office:value="22.5615" calcext:value-type="float">
            <text:p>22.5615</text:p>
          </table:table-cell>
          <table:table-cell office:value-type="float" office:value="0.0402196" calcext:value-type="float">
            <text:p>0.0402196</text:p>
          </table:table-cell>
          <table:table-cell office:value-type="float" office:value="0.0463225" calcext:value-type="float">
            <text:p>0.0463225</text:p>
          </table:table-cell>
          <table:table-cell office:value-type="float" office:value="0.0432711" calcext:value-type="float">
            <text:p>0.0432711</text:p>
          </table:table-cell>
          <table:table-cell office:value-type="float" office:value="394.317" calcext:value-type="float">
            <text:p>394.317</text:p>
          </table:table-cell>
          <table:table-cell office:value-type="float" office:value="2834.68" calcext:value-type="float">
            <text:p>2834.68</text:p>
          </table:table-cell>
          <table:table-cell table:formula="of:=2.237*[.A208]" office:value-type="float" office:value="50.4700755" calcext:value-type="float">
            <text:p>50.4700755</text:p>
          </table:table-cell>
          <table:table-cell table:number-columns-repeated="3"/>
        </table:table-row>
        <table:table-row table:style-name="ro1">
          <table:table-cell office:value-type="float" office:value="22.6048" calcext:value-type="float">
            <text:p>22.6048</text:p>
          </table:table-cell>
          <table:table-cell office:value-type="float" office:value="0.0403495" calcext:value-type="float">
            <text:p>0.0403495</text:p>
          </table:table-cell>
          <table:table-cell office:value-type="float" office:value="0.0471001" calcext:value-type="float">
            <text:p>0.0471001</text:p>
          </table:table-cell>
          <table:table-cell office:value-type="float" office:value="0.0437248" calcext:value-type="float">
            <text:p>0.0437248</text:p>
          </table:table-cell>
          <table:table-cell office:value-type="float" office:value="392.814" calcext:value-type="float">
            <text:p>392.814</text:p>
          </table:table-cell>
          <table:table-cell office:value-type="float" office:value="2833.67" calcext:value-type="float">
            <text:p>2833.67</text:p>
          </table:table-cell>
          <table:table-cell table:formula="of:=2.237*[.A209]" office:value-type="float" office:value="50.5669376" calcext:value-type="float">
            <text:p>50.5669376</text:p>
          </table:table-cell>
          <table:table-cell table:number-columns-repeated="3"/>
        </table:table-row>
        <table:table-row table:style-name="ro1">
          <table:table-cell office:value-type="float" office:value="22.6827" calcext:value-type="float">
            <text:p>22.6827</text:p>
          </table:table-cell>
          <table:table-cell office:value-type="float" office:value="0.0405209" calcext:value-type="float">
            <text:p>0.0405209</text:p>
          </table:table-cell>
          <table:table-cell office:value-type="float" office:value="0.0478609" calcext:value-type="float">
            <text:p>0.0478609</text:p>
          </table:table-cell>
          <table:table-cell office:value-type="float" office:value="0.0441909" calcext:value-type="float">
            <text:p>0.0441909</text:p>
          </table:table-cell>
          <table:table-cell office:value-type="float" office:value="391.317" calcext:value-type="float">
            <text:p>391.317</text:p>
          </table:table-cell>
          <table:table-cell office:value-type="float" office:value="2832.64" calcext:value-type="float">
            <text:p>2832.64</text:p>
          </table:table-cell>
          <table:table-cell table:formula="of:=2.237*[.A210]" office:value-type="float" office:value="50.7411999" calcext:value-type="float">
            <text:p>50.7411999</text:p>
          </table:table-cell>
          <table:table-cell table:number-columns-repeated="3"/>
        </table:table-row>
        <table:table-row table:style-name="ro1">
          <table:table-cell office:value-type="float" office:value="22.6232" calcext:value-type="float">
            <text:p>22.6232</text:p>
          </table:table-cell>
          <table:table-cell office:value-type="float" office:value="0.0407349" calcext:value-type="float">
            <text:p>0.0407349</text:p>
          </table:table-cell>
          <table:table-cell office:value-type="float" office:value="0.0485927" calcext:value-type="float">
            <text:p>0.0485927</text:p>
          </table:table-cell>
          <table:table-cell office:value-type="float" office:value="0.0446638" calcext:value-type="float">
            <text:p>0.0446638</text:p>
          </table:table-cell>
          <table:table-cell office:value-type="float" office:value="389.828" calcext:value-type="float">
            <text:p>389.828</text:p>
          </table:table-cell>
          <table:table-cell office:value-type="float" office:value="2831.61" calcext:value-type="float">
            <text:p>2831.61</text:p>
          </table:table-cell>
          <table:table-cell table:formula="of:=2.237*[.A211]" office:value-type="float" office:value="50.6080984" calcext:value-type="float">
            <text:p>50.6080984</text:p>
          </table:table-cell>
          <table:table-cell table:number-columns-repeated="3"/>
        </table:table-row>
        <table:table-row table:style-name="ro1">
          <table:table-cell office:value-type="float" office:value="22.6516" calcext:value-type="float">
            <text:p>22.6516</text:p>
          </table:table-cell>
          <table:table-cell office:value-type="float" office:value="0.0409937" calcext:value-type="float">
            <text:p>0.0409937</text:p>
          </table:table-cell>
          <table:table-cell office:value-type="float" office:value="0.0492925" calcext:value-type="float">
            <text:p>0.0492925</text:p>
          </table:table-cell>
          <table:table-cell office:value-type="float" office:value="0.0451431" calcext:value-type="float">
            <text:p>0.0451431</text:p>
          </table:table-cell>
          <table:table-cell office:value-type="float" office:value="388.347" calcext:value-type="float">
            <text:p>388.347</text:p>
          </table:table-cell>
          <table:table-cell office:value-type="float" office:value="2830.57" calcext:value-type="float">
            <text:p>2830.57</text:p>
          </table:table-cell>
          <table:table-cell table:formula="of:=2.237*[.A212]" office:value-type="float" office:value="50.6716292" calcext:value-type="float">
            <text:p>50.6716292</text:p>
          </table:table-cell>
          <table:table-cell table:number-columns-repeated="3"/>
        </table:table-row>
        <table:table-row table:style-name="ro1">
          <table:table-cell office:value-type="float" office:value="22.6536" calcext:value-type="float">
            <text:p>22.6536</text:p>
          </table:table-cell>
          <table:table-cell office:value-type="float" office:value="0.0413001" calcext:value-type="float">
            <text:p>0.0413001</text:p>
          </table:table-cell>
          <table:table-cell office:value-type="float" office:value="0.0499494" calcext:value-type="float">
            <text:p>0.0499494</text:p>
          </table:table-cell>
          <table:table-cell office:value-type="float" office:value="0.0456248" calcext:value-type="float">
            <text:p>0.0456248</text:p>
          </table:table-cell>
          <table:table-cell office:value-type="float" office:value="386.873" calcext:value-type="float">
            <text:p>386.873</text:p>
          </table:table-cell>
          <table:table-cell office:value-type="float" office:value="2829.52" calcext:value-type="float">
            <text:p>2829.52</text:p>
          </table:table-cell>
          <table:table-cell table:formula="of:=2.237*[.A213]" office:value-type="float" office:value="50.6761032" calcext:value-type="float">
            <text:p>50.6761032</text:p>
          </table:table-cell>
          <table:table-cell table:number-columns-repeated="3"/>
        </table:table-row>
        <table:table-row table:style-name="ro1">
          <table:table-cell office:value-type="float" office:value="22.5806" calcext:value-type="float">
            <text:p>22.5806</text:p>
          </table:table-cell>
          <table:table-cell office:value-type="float" office:value="0.0416548" calcext:value-type="float">
            <text:p>0.0416548</text:p>
          </table:table-cell>
          <table:table-cell office:value-type="float" office:value="0.0505607" calcext:value-type="float">
            <text:p>0.0505607</text:p>
          </table:table-cell>
          <table:table-cell office:value-type="float" office:value="0.0461078" calcext:value-type="float">
            <text:p>0.0461078</text:p>
          </table:table-cell>
          <table:table-cell office:value-type="float" office:value="385.408" calcext:value-type="float">
            <text:p>385.408</text:p>
          </table:table-cell>
          <table:table-cell office:value-type="float" office:value="2828.45" calcext:value-type="float">
            <text:p>2828.45</text:p>
          </table:table-cell>
          <table:table-cell table:formula="of:=2.237*[.A214]" office:value-type="float" office:value="50.5128022" calcext:value-type="float">
            <text:p>50.5128022</text:p>
          </table:table-cell>
          <table:table-cell table:number-columns-repeated="3"/>
        </table:table-row>
        <table:table-row table:style-name="ro1">
          <table:table-cell office:value-type="float" office:value="22.6049" calcext:value-type="float">
            <text:p>22.6049</text:p>
          </table:table-cell>
          <table:table-cell office:value-type="float" office:value="0.0420563" calcext:value-type="float">
            <text:p>0.0420563</text:p>
          </table:table-cell>
          <table:table-cell office:value-type="float" office:value="0.0511193" calcext:value-type="float">
            <text:p>0.0511193</text:p>
          </table:table-cell>
          <table:table-cell office:value-type="float" office:value="0.0465878" calcext:value-type="float">
            <text:p>0.0465878</text:p>
          </table:table-cell>
          <table:table-cell office:value-type="float" office:value="383.95" calcext:value-type="float">
            <text:p>383.95</text:p>
          </table:table-cell>
          <table:table-cell office:value-type="float" office:value="2827.38" calcext:value-type="float">
            <text:p>2827.38</text:p>
          </table:table-cell>
          <table:table-cell table:formula="of:=2.237*[.A215]" office:value-type="float" office:value="50.5671613" calcext:value-type="float">
            <text:p>50.5671613</text:p>
          </table:table-cell>
          <table:table-cell table:number-columns-repeated="3"/>
        </table:table-row>
        <table:table-row table:style-name="ro1">
          <table:table-cell office:value-type="float" office:value="22.748" calcext:value-type="float">
            <text:p>22.748</text:p>
          </table:table-cell>
          <table:table-cell office:value-type="float" office:value="0.0424988" calcext:value-type="float">
            <text:p>0.0424988</text:p>
          </table:table-cell>
          <table:table-cell office:value-type="float" office:value="0.0516263" calcext:value-type="float">
            <text:p>0.0516263</text:p>
          </table:table-cell>
          <table:table-cell office:value-type="float" office:value="0.0470625" calcext:value-type="float">
            <text:p>0.0470625</text:p>
          </table:table-cell>
          <table:table-cell office:value-type="float" office:value="382.501" calcext:value-type="float">
            <text:p>382.501</text:p>
          </table:table-cell>
          <table:table-cell office:value-type="float" office:value="2826.3" calcext:value-type="float">
            <text:p>2826.3</text:p>
          </table:table-cell>
          <table:table-cell table:formula="of:=2.237*[.A216]" office:value-type="float" office:value="50.887276" calcext:value-type="float">
            <text:p>50.887276</text:p>
          </table:table-cell>
          <table:table-cell table:number-columns-repeated="3"/>
        </table:table-row>
        <table:table-row table:style-name="ro1">
          <table:table-cell office:value-type="float" office:value="22.5608" calcext:value-type="float">
            <text:p>22.5608</text:p>
          </table:table-cell>
          <table:table-cell office:value-type="float" office:value="0.0429774" calcext:value-type="float">
            <text:p>0.0429774</text:p>
          </table:table-cell>
          <table:table-cell office:value-type="float" office:value="0.0520823" calcext:value-type="float">
            <text:p>0.0520823</text:p>
          </table:table-cell>
          <table:table-cell office:value-type="float" office:value="0.0475298" calcext:value-type="float">
            <text:p>0.0475298</text:p>
          </table:table-cell>
          <table:table-cell office:value-type="float" office:value="381.06" calcext:value-type="float">
            <text:p>381.06</text:p>
          </table:table-cell>
          <table:table-cell office:value-type="float" office:value="2825.22" calcext:value-type="float">
            <text:p>2825.22</text:p>
          </table:table-cell>
          <table:table-cell table:formula="of:=2.237*[.A217]" office:value-type="float" office:value="50.4685096" calcext:value-type="float">
            <text:p>50.4685096</text:p>
          </table:table-cell>
          <table:table-cell table:number-columns-repeated="3"/>
        </table:table-row>
        <table:table-row table:style-name="ro1">
          <table:table-cell office:value-type="float" office:value="22.5068" calcext:value-type="float">
            <text:p>22.5068</text:p>
          </table:table-cell>
          <table:table-cell office:value-type="float" office:value="0.0434896" calcext:value-type="float">
            <text:p>0.0434896</text:p>
          </table:table-cell>
          <table:table-cell office:value-type="float" office:value="0.0524862" calcext:value-type="float">
            <text:p>0.0524862</text:p>
          </table:table-cell>
          <table:table-cell office:value-type="float" office:value="0.0479879" calcext:value-type="float">
            <text:p>0.0479879</text:p>
          </table:table-cell>
          <table:table-cell office:value-type="float" office:value="379.628" calcext:value-type="float">
            <text:p>379.628</text:p>
          </table:table-cell>
          <table:table-cell office:value-type="float" office:value="2824.12" calcext:value-type="float">
            <text:p>2824.12</text:p>
          </table:table-cell>
          <table:table-cell table:formula="of:=2.237*[.A218]" office:value-type="float" office:value="50.3477116" calcext:value-type="float">
            <text:p>50.3477116</text:p>
          </table:table-cell>
          <table:table-cell table:number-columns-repeated="3"/>
        </table:table-row>
        <table:table-row table:style-name="ro1">
          <table:table-cell office:value-type="float" office:value="22.5808" calcext:value-type="float">
            <text:p>22.5808</text:p>
          </table:table-cell>
          <table:table-cell office:value-type="float" office:value="0.0437245" calcext:value-type="float">
            <text:p>0.0437245</text:p>
          </table:table-cell>
          <table:table-cell office:value-type="float" office:value="0.0526476" calcext:value-type="float">
            <text:p>0.0526476</text:p>
          </table:table-cell>
          <table:table-cell office:value-type="float" office:value="0.048186" calcext:value-type="float">
            <text:p>0.048186</text:p>
          </table:table-cell>
          <table:table-cell office:value-type="float" office:value="378.205" calcext:value-type="float">
            <text:p>378.205</text:p>
          </table:table-cell>
          <table:table-cell office:value-type="float" office:value="2823.01" calcext:value-type="float">
            <text:p>2823.01</text:p>
          </table:table-cell>
          <table:table-cell table:formula="of:=2.237*[.A219]" office:value-type="float" office:value="50.5132496" calcext:value-type="float">
            <text:p>50.5132496</text:p>
          </table:table-cell>
          <table:table-cell table:number-columns-repeated="3"/>
        </table:table-row>
        <table:table-row table:style-name="ro1">
          <table:table-cell office:value-type="float" office:value="22.4723" calcext:value-type="float">
            <text:p>22.4723</text:p>
          </table:table-cell>
          <table:table-cell office:value-type="float" office:value="0.0442748" calcext:value-type="float">
            <text:p>0.0442748</text:p>
          </table:table-cell>
          <table:table-cell office:value-type="float" office:value="0.052979" calcext:value-type="float">
            <text:p>0.052979</text:p>
          </table:table-cell>
          <table:table-cell office:value-type="float" office:value="0.0486269" calcext:value-type="float">
            <text:p>0.0486269</text:p>
          </table:table-cell>
          <table:table-cell office:value-type="float" office:value="376.789" calcext:value-type="float">
            <text:p>376.789</text:p>
          </table:table-cell>
          <table:table-cell office:value-type="float" office:value="2821.9" calcext:value-type="float">
            <text:p>2821.9</text:p>
          </table:table-cell>
          <table:table-cell table:formula="of:=2.237*[.A220]" office:value-type="float" office:value="50.2705351" calcext:value-type="float">
            <text:p>50.2705351</text:p>
          </table:table-cell>
          <table:table-cell table:number-columns-repeated="3"/>
        </table:table-row>
        <table:table-row table:style-name="ro1">
          <table:table-cell office:value-type="float" office:value="22.5154" calcext:value-type="float">
            <text:p>22.5154</text:p>
          </table:table-cell>
          <table:table-cell office:value-type="float" office:value="0.0448464" calcext:value-type="float">
            <text:p>0.0448464</text:p>
          </table:table-cell>
          <table:table-cell office:value-type="float" office:value="0.0532573" calcext:value-type="float">
            <text:p>0.0532573</text:p>
          </table:table-cell>
          <table:table-cell office:value-type="float" office:value="0.0490519" calcext:value-type="float">
            <text:p>0.0490519</text:p>
          </table:table-cell>
          <table:table-cell office:value-type="float" office:value="375.382" calcext:value-type="float">
            <text:p>375.382</text:p>
          </table:table-cell>
          <table:table-cell office:value-type="float" office:value="2820.78" calcext:value-type="float">
            <text:p>2820.78</text:p>
          </table:table-cell>
          <table:table-cell table:formula="of:=2.237*[.A221]" office:value-type="float" office:value="50.3669498" calcext:value-type="float">
            <text:p>50.3669498</text:p>
          </table:table-cell>
          <table:table-cell table:number-columns-repeated="3"/>
        </table:table-row>
        <table:table-row table:style-name="ro1">
          <table:table-cell office:value-type="float" office:value="22.4558" calcext:value-type="float">
            <text:p>22.4558</text:p>
          </table:table-cell>
          <table:table-cell office:value-type="float" office:value="0.0454357" calcext:value-type="float">
            <text:p>0.0454357</text:p>
          </table:table-cell>
          <table:table-cell office:value-type="float" office:value="0.0534856" calcext:value-type="float">
            <text:p>0.0534856</text:p>
          </table:table-cell>
          <table:table-cell office:value-type="float" office:value="0.0494607" calcext:value-type="float">
            <text:p>0.0494607</text:p>
          </table:table-cell>
          <table:table-cell office:value-type="float" office:value="373.984" calcext:value-type="float">
            <text:p>373.984</text:p>
          </table:table-cell>
          <table:table-cell office:value-type="float" office:value="2819.66" calcext:value-type="float">
            <text:p>2819.66</text:p>
          </table:table-cell>
          <table:table-cell table:formula="of:=2.237*[.A222]" office:value-type="float" office:value="50.2336246" calcext:value-type="float">
            <text:p>50.2336246</text:p>
          </table:table-cell>
          <table:table-cell table:number-columns-repeated="3"/>
        </table:table-row>
        <table:table-row table:style-name="ro1">
          <table:table-cell office:value-type="float" office:value="22.3706" calcext:value-type="float">
            <text:p>22.3706</text:p>
          </table:table-cell>
          <table:table-cell office:value-type="float" office:value="0.0460342" calcext:value-type="float">
            <text:p>0.0460342</text:p>
          </table:table-cell>
          <table:table-cell office:value-type="float" office:value="0.0536632" calcext:value-type="float">
            <text:p>0.0536632</text:p>
          </table:table-cell>
          <table:table-cell office:value-type="float" office:value="0.0498487" calcext:value-type="float">
            <text:p>0.0498487</text:p>
          </table:table-cell>
          <table:table-cell office:value-type="float" office:value="372.594" calcext:value-type="float">
            <text:p>372.594</text:p>
          </table:table-cell>
          <table:table-cell office:value-type="float" office:value="2818.53" calcext:value-type="float">
            <text:p>2818.53</text:p>
          </table:table-cell>
          <table:table-cell table:formula="of:=2.237*[.A223]" office:value-type="float" office:value="50.0430322" calcext:value-type="float">
            <text:p>50.0430322</text:p>
          </table:table-cell>
          <table:table-cell table:number-columns-repeated="3"/>
        </table:table-row>
        <table:table-row table:style-name="ro1">
          <table:table-cell office:value-type="float" office:value="22.3989" calcext:value-type="float">
            <text:p>22.3989</text:p>
          </table:table-cell>
          <table:table-cell office:value-type="float" office:value="0.0466411" calcext:value-type="float">
            <text:p>0.0466411</text:p>
          </table:table-cell>
          <table:table-cell office:value-type="float" office:value="0.05379" calcext:value-type="float">
            <text:p>0.05379</text:p>
          </table:table-cell>
          <table:table-cell office:value-type="float" office:value="0.0502155" calcext:value-type="float">
            <text:p>0.0502155</text:p>
          </table:table-cell>
          <table:table-cell office:value-type="float" office:value="371.211" calcext:value-type="float">
            <text:p>371.211</text:p>
          </table:table-cell>
          <table:table-cell office:value-type="float" office:value="2817.38" calcext:value-type="float">
            <text:p>2817.38</text:p>
          </table:table-cell>
          <table:table-cell table:formula="of:=2.237*[.A224]" office:value-type="float" office:value="50.1063393" calcext:value-type="float">
            <text:p>50.1063393</text:p>
          </table:table-cell>
          <table:table-cell table:number-columns-repeated="3"/>
        </table:table-row>
        <table:table-row table:style-name="ro1">
          <table:table-cell office:value-type="float" office:value="22.4496" calcext:value-type="float">
            <text:p>22.4496</text:p>
          </table:table-cell>
          <table:table-cell office:value-type="float" office:value="0.0478489" calcext:value-type="float">
            <text:p>0.0478489</text:p>
          </table:table-cell>
          <table:table-cell office:value-type="float" office:value="0.0538907" calcext:value-type="float">
            <text:p>0.0538907</text:p>
          </table:table-cell>
          <table:table-cell office:value-type="float" office:value="0.0508698" calcext:value-type="float">
            <text:p>0.0508698</text:p>
          </table:table-cell>
          <table:table-cell office:value-type="float" office:value="368.471" calcext:value-type="float">
            <text:p>368.471</text:p>
          </table:table-cell>
          <table:table-cell office:value-type="float" office:value="2815.08" calcext:value-type="float">
            <text:p>2815.08</text:p>
          </table:table-cell>
          <table:table-cell table:formula="of:=2.237*[.A225]" office:value-type="float" office:value="50.2197552" calcext:value-type="float">
            <text:p>50.2197552</text:p>
          </table:table-cell>
          <table:table-cell table:number-columns-repeated="3"/>
        </table:table-row>
        <table:table-row table:style-name="ro1">
          <table:table-cell office:value-type="float" office:value="22.3559" calcext:value-type="float">
            <text:p>22.3559</text:p>
          </table:table-cell>
          <table:table-cell office:value-type="float" office:value="0.0484397" calcext:value-type="float">
            <text:p>0.0484397</text:p>
          </table:table-cell>
          <table:table-cell office:value-type="float" office:value="0.0538642" calcext:value-type="float">
            <text:p>0.0538642</text:p>
          </table:table-cell>
          <table:table-cell office:value-type="float" office:value="0.051152" calcext:value-type="float">
            <text:p>0.051152</text:p>
          </table:table-cell>
          <table:table-cell office:value-type="float" office:value="367.113" calcext:value-type="float">
            <text:p>367.113</text:p>
          </table:table-cell>
          <table:table-cell office:value-type="float" office:value="2813.92" calcext:value-type="float">
            <text:p>2813.92</text:p>
          </table:table-cell>
          <table:table-cell table:formula="of:=2.237*[.A226]" office:value-type="float" office:value="50.0101483" calcext:value-type="float">
            <text:p>50.0101483</text:p>
          </table:table-cell>
          <table:table-cell table:number-columns-repeated="3"/>
        </table:table-row>
        <table:table-row table:style-name="ro1">
          <table:table-cell office:value-type="float" office:value="22.4351" calcext:value-type="float">
            <text:p>22.4351</text:p>
          </table:table-cell>
          <table:table-cell office:value-type="float" office:value="0.0494307" calcext:value-type="float">
            <text:p>0.0494307</text:p>
          </table:table-cell>
          <table:table-cell office:value-type="float" office:value="0.0536955" calcext:value-type="float">
            <text:p>0.0536955</text:p>
          </table:table-cell>
          <table:table-cell office:value-type="float" office:value="0.0515631" calcext:value-type="float">
            <text:p>0.0515631</text:p>
          </table:table-cell>
          <table:table-cell office:value-type="float" office:value="364.753" calcext:value-type="float">
            <text:p>364.753</text:p>
          </table:table-cell>
          <table:table-cell office:value-type="float" office:value="2811.86" calcext:value-type="float">
            <text:p>2811.86</text:p>
          </table:table-cell>
          <table:table-cell table:formula="of:=2.237*[.A227]" office:value-type="float" office:value="50.1873187" calcext:value-type="float">
            <text:p>50.1873187</text:p>
          </table:table-cell>
          <table:table-cell table:number-columns-repeated="3"/>
        </table:table-row>
        <table:table-row table:style-name="ro1">
          <table:table-cell office:value-type="float" office:value="22.3543" calcext:value-type="float">
            <text:p>22.3543</text:p>
          </table:table-cell>
          <table:table-cell office:value-type="float" office:value="0.0500901" calcext:value-type="float">
            <text:p>0.0500901</text:p>
          </table:table-cell>
          <table:table-cell office:value-type="float" office:value="0.0534771" calcext:value-type="float">
            <text:p>0.0534771</text:p>
          </table:table-cell>
          <table:table-cell office:value-type="float" office:value="0.0517836" calcext:value-type="float">
            <text:p>0.0517836</text:p>
          </table:table-cell>
          <table:table-cell office:value-type="float" office:value="363.082" calcext:value-type="float">
            <text:p>363.082</text:p>
          </table:table-cell>
          <table:table-cell office:value-type="float" office:value="2810.38" calcext:value-type="float">
            <text:p>2810.38</text:p>
          </table:table-cell>
          <table:table-cell table:formula="of:=2.237*[.A228]" office:value-type="float" office:value="50.0065691" calcext:value-type="float">
            <text:p>50.0065691</text:p>
          </table:table-cell>
          <table:table-cell table:number-columns-repeated="3"/>
        </table:table-row>
        <table:table-row table:style-name="ro1">
          <table:table-cell office:value-type="float" office:value="22.3814" calcext:value-type="float">
            <text:p>22.3814</text:p>
          </table:table-cell>
          <table:table-cell office:value-type="float" office:value="0.0527222" calcext:value-type="float">
            <text:p>0.0527222</text:p>
          </table:table-cell>
          <table:table-cell office:value-type="float" office:value="0.0508601" calcext:value-type="float">
            <text:p>0.0508601</text:p>
          </table:table-cell>
          <table:table-cell office:value-type="float" office:value="0.0517912" calcext:value-type="float">
            <text:p>0.0517912</text:p>
          </table:table-cell>
          <table:table-cell office:value-type="float" office:value="353.601" calcext:value-type="float">
            <text:p>353.601</text:p>
          </table:table-cell>
          <table:table-cell office:value-type="float" office:value="2801.58" calcext:value-type="float">
            <text:p>2801.58</text:p>
          </table:table-cell>
          <table:table-cell table:formula="of:=2.237*[.A229]" office:value-type="float" office:value="50.0671918" calcext:value-type="float">
            <text:p>50.0671918</text:p>
          </table:table-cell>
          <table:table-cell table:number-columns-repeated="3"/>
        </table:table-row>
        <table:table-row table:style-name="ro1">
          <table:table-cell office:value-type="float" office:value="22.39" calcext:value-type="float">
            <text:p>22.39</text:p>
          </table:table-cell>
          <table:table-cell office:value-type="float" office:value="0.0532072" calcext:value-type="float">
            <text:p>0.0532072</text:p>
          </table:table-cell>
          <table:table-cell office:value-type="float" office:value="0.0477554" calcext:value-type="float">
            <text:p>0.0477554</text:p>
          </table:table-cell>
          <table:table-cell office:value-type="float" office:value="0.0504813" calcext:value-type="float">
            <text:p>0.0504813</text:p>
          </table:table-cell>
          <table:table-cell office:value-type="float" office:value="346.007" calcext:value-type="float">
            <text:p>346.007</text:p>
          </table:table-cell>
          <table:table-cell office:value-type="float" office:value="2794.06" calcext:value-type="float">
            <text:p>2794.06</text:p>
          </table:table-cell>
          <table:table-cell table:formula="of:=2.237*[.A230]" office:value-type="float" office:value="50.08643" calcext:value-type="float">
            <text:p>50.08643</text:p>
          </table:table-cell>
          <table:table-cell table:number-columns-repeated="3"/>
        </table:table-row>
        <table:table-row table:style-name="ro1">
          <table:table-cell office:value-type="float" office:value="22.4425" calcext:value-type="float">
            <text:p>22.4425</text:p>
          </table:table-cell>
          <table:table-cell office:value-type="float" office:value="0.0528212" calcext:value-type="float">
            <text:p>0.0528212</text:p>
          </table:table-cell>
          <table:table-cell office:value-type="float" office:value="0.0462059" calcext:value-type="float">
            <text:p>0.0462059</text:p>
          </table:table-cell>
          <table:table-cell office:value-type="float" office:value="0.0495136" calcext:value-type="float">
            <text:p>0.0495136</text:p>
          </table:table-cell>
          <table:table-cell office:value-type="float" office:value="342.285" calcext:value-type="float">
            <text:p>342.285</text:p>
          </table:table-cell>
          <table:table-cell office:value-type="float" office:value="2790.21" calcext:value-type="float">
            <text:p>2790.21</text:p>
          </table:table-cell>
          <table:table-cell table:formula="of:=2.237*[.A231]" office:value-type="float" office:value="50.2038725" calcext:value-type="float">
            <text:p>50.2038725</text:p>
          </table:table-cell>
          <table:table-cell table:number-columns-repeated="3"/>
        </table:table-row>
        <table:table-row table:style-name="ro1">
          <table:table-cell office:value-type="float" office:value="22.3897" calcext:value-type="float">
            <text:p>22.3897</text:p>
          </table:table-cell>
          <table:table-cell office:value-type="float" office:value="0.0518263" calcext:value-type="float">
            <text:p>0.0518263</text:p>
          </table:table-cell>
          <table:table-cell office:value-type="float" office:value="0.0446109" calcext:value-type="float">
            <text:p>0.0446109</text:p>
          </table:table-cell>
          <table:table-cell office:value-type="float" office:value="0.0482186" calcext:value-type="float">
            <text:p>0.0482186</text:p>
          </table:table-cell>
          <table:table-cell office:value-type="float" office:value="337.397" calcext:value-type="float">
            <text:p>337.397</text:p>
          </table:table-cell>
          <table:table-cell office:value-type="float" office:value="2785.01" calcext:value-type="float">
            <text:p>2785.01</text:p>
          </table:table-cell>
          <table:table-cell table:formula="of:=2.237*[.A232]" office:value-type="float" office:value="50.0857589" calcext:value-type="float">
            <text:p>50.0857589</text:p>
          </table:table-cell>
          <table:table-cell table:number-columns-repeated="3"/>
        </table:table-row>
        <table:table-row table:style-name="ro1">
          <table:table-cell office:value-type="float" office:value="22.4239" calcext:value-type="float">
            <text:p>22.4239</text:p>
          </table:table-cell>
          <table:table-cell office:value-type="float" office:value="0.0510257" calcext:value-type="float">
            <text:p>0.0510257</text:p>
          </table:table-cell>
          <table:table-cell office:value-type="float" office:value="0.0438211" calcext:value-type="float">
            <text:p>0.0438211</text:p>
          </table:table-cell>
          <table:table-cell office:value-type="float" office:value="0.0474234" calcext:value-type="float">
            <text:p>0.0474234</text:p>
          </table:table-cell>
          <table:table-cell office:value-type="float" office:value="334.985" calcext:value-type="float">
            <text:p>334.985</text:p>
          </table:table-cell>
          <table:table-cell office:value-type="float" office:value="2782.38" calcext:value-type="float">
            <text:p>2782.38</text:p>
          </table:table-cell>
          <table:table-cell table:formula="of:=2.237*[.A233]" office:value-type="float" office:value="50.1622643" calcext:value-type="float">
            <text:p>50.1622643</text:p>
          </table:table-cell>
          <table:table-cell table:number-columns-repeated="3"/>
        </table:table-row>
        <table:table-row table:style-name="ro1">
          <table:table-cell office:value-type="float" office:value="22.3605" calcext:value-type="float">
            <text:p>22.3605</text:p>
          </table:table-cell>
          <table:table-cell office:value-type="float" office:value="0.0497244" calcext:value-type="float">
            <text:p>0.0497244</text:p>
          </table:table-cell>
          <table:table-cell office:value-type="float" office:value="0.0428932" calcext:value-type="float">
            <text:p>0.0428932</text:p>
          </table:table-cell>
          <table:table-cell office:value-type="float" office:value="0.0463088" calcext:value-type="float">
            <text:p>0.0463088</text:p>
          </table:table-cell>
          <table:table-cell office:value-type="float" office:value="331.707" calcext:value-type="float">
            <text:p>331.707</text:p>
          </table:table-cell>
          <table:table-cell office:value-type="float" office:value="2778.72" calcext:value-type="float">
            <text:p>2778.72</text:p>
          </table:table-cell>
          <table:table-cell table:formula="of:=2.237*[.A234]" office:value-type="float" office:value="50.0204385" calcext:value-type="float">
            <text:p>50.0204385</text:p>
          </table:table-cell>
          <table:table-cell table:number-columns-repeated="3"/>
        </table:table-row>
        <table:table-row table:style-name="ro1">
          <table:table-cell office:value-type="float" office:value="22.45" calcext:value-type="float">
            <text:p>22.45</text:p>
          </table:table-cell>
          <table:table-cell office:value-type="float" office:value="0.0492061" calcext:value-type="float">
            <text:p>0.0492061</text:p>
          </table:table-cell>
          <table:table-cell office:value-type="float" office:value="0.0426037" calcext:value-type="float">
            <text:p>0.0426037</text:p>
          </table:table-cell>
          <table:table-cell office:value-type="float" office:value="0.0459049" calcext:value-type="float">
            <text:p>0.0459049</text:p>
          </table:table-cell>
          <table:table-cell office:value-type="float" office:value="330.526" calcext:value-type="float">
            <text:p>330.526</text:p>
          </table:table-cell>
          <table:table-cell office:value-type="float" office:value="2777.37" calcext:value-type="float">
            <text:p>2777.37</text:p>
          </table:table-cell>
          <table:table-cell table:formula="of:=2.237*[.A235]" office:value-type="float" office:value="50.22065" calcext:value-type="float">
            <text:p>50.22065</text:p>
          </table:table-cell>
          <table:table-cell table:number-columns-repeated="3"/>
        </table:table-row>
        <table:table-row table:style-name="ro1">
          <table:table-cell office:value-type="float" office:value="22.402" calcext:value-type="float">
            <text:p>22.402</text:p>
          </table:table-cell>
          <table:table-cell office:value-type="float" office:value="0.0486741" calcext:value-type="float">
            <text:p>0.0486741</text:p>
          </table:table-cell>
          <table:table-cell office:value-type="float" office:value="0.0423411" calcext:value-type="float">
            <text:p>0.0423411</text:p>
          </table:table-cell>
          <table:table-cell office:value-type="float" office:value="0.0455076" calcext:value-type="float">
            <text:p>0.0455076</text:p>
          </table:table-cell>
          <table:table-cell office:value-type="float" office:value="329.351" calcext:value-type="float">
            <text:p>329.351</text:p>
          </table:table-cell>
          <table:table-cell office:value-type="float" office:value="2776.03" calcext:value-type="float">
            <text:p>2776.03</text:p>
          </table:table-cell>
          <table:table-cell table:formula="of:=2.237*[.A236]" office:value-type="float" office:value="50.113274" calcext:value-type="float">
            <text:p>50.113274</text:p>
          </table:table-cell>
          <table:table-cell table:number-columns-repeated="3"/>
        </table:table-row>
        <table:table-row table:style-name="ro1">
          <table:table-cell office:value-type="float" office:value="22.435" calcext:value-type="float">
            <text:p>22.435</text:p>
          </table:table-cell>
          <table:table-cell office:value-type="float" office:value="0.0470303" calcext:value-type="float">
            <text:p>0.0470303</text:p>
          </table:table-cell>
          <table:table-cell office:value-type="float" office:value="0.0417139" calcext:value-type="float">
            <text:p>0.0417139</text:p>
          </table:table-cell>
          <table:table-cell office:value-type="float" office:value="0.0443721" calcext:value-type="float">
            <text:p>0.0443721</text:p>
          </table:table-cell>
          <table:table-cell office:value-type="float" office:value="325.868" calcext:value-type="float">
            <text:p>325.868</text:p>
          </table:table-cell>
          <table:table-cell office:value-type="float" office:value="2771.96" calcext:value-type="float">
            <text:p>2771.96</text:p>
          </table:table-cell>
          <table:table-cell table:formula="of:=2.237*[.A237]" office:value-type="float" office:value="50.187095" calcext:value-type="float">
            <text:p>50.187095</text:p>
          </table:table-cell>
          <table:table-cell table:number-columns-repeated="3"/>
        </table:table-row>
        <table:table-row table:style-name="ro1">
          <table:table-cell office:value-type="float" office:value="22.4035" calcext:value-type="float">
            <text:p>22.4035</text:p>
          </table:table-cell>
          <table:table-cell office:value-type="float" office:value="0.037986" calcext:value-type="float">
            <text:p>0.037986</text:p>
          </table:table-cell>
          <table:table-cell office:value-type="float" office:value="0.0399121" calcext:value-type="float">
            <text:p>0.0399121</text:p>
          </table:table-cell>
          <table:table-cell office:value-type="float" office:value="0.038949" calcext:value-type="float">
            <text:p>0.038949</text:p>
          </table:table-cell>
          <table:table-cell office:value-type="float" office:value="173.789" calcext:value-type="float">
            <text:p>173.789</text:p>
          </table:table-cell>
          <table:table-cell office:value-type="float" office:value="2409.01" calcext:value-type="float">
            <text:p>2409.01</text:p>
          </table:table-cell>
          <table:table-cell table:formula="of:=2.237*[.A238]" office:value-type="float" office:value="50.1166295" calcext:value-type="float">
            <text:p>50.1166295</text:p>
          </table:table-cell>
          <table:table-cell table:number-columns-repeated="3"/>
        </table:table-row>
        <table:table-row table:style-name="ro1">
          <table:table-cell office:value-type="float" office:value="22.3582" calcext:value-type="float">
            <text:p>22.3582</text:p>
          </table:table-cell>
          <table:table-cell office:value-type="float" office:value="0.0374891" calcext:value-type="float">
            <text:p>0.0374891</text:p>
          </table:table-cell>
          <table:table-cell office:value-type="float" office:value="0.0401158" calcext:value-type="float">
            <text:p>0.0401158</text:p>
          </table:table-cell>
          <table:table-cell office:value-type="float" office:value="0.0388024" calcext:value-type="float">
            <text:p>0.0388024</text:p>
          </table:table-cell>
          <table:table-cell office:value-type="float" office:value="170.813" calcext:value-type="float">
            <text:p>170.813</text:p>
          </table:table-cell>
          <table:table-cell office:value-type="float" office:value="2395.99" calcext:value-type="float">
            <text:p>2395.99</text:p>
          </table:table-cell>
          <table:table-cell table:formula="of:=2.237*[.A239]" office:value-type="float" office:value="50.0152934" calcext:value-type="float">
            <text:p>50.0152934</text:p>
          </table:table-cell>
          <table:table-cell table:number-columns-repeated="3"/>
        </table:table-row>
        <table:table-row table:style-name="ro1">
          <table:table-cell office:value-type="float" office:value="22.359" calcext:value-type="float">
            <text:p>22.359</text:p>
          </table:table-cell>
          <table:table-cell office:value-type="float" office:value="0.0393579" calcext:value-type="float">
            <text:p>0.0393579</text:p>
          </table:table-cell>
          <table:table-cell office:value-type="float" office:value="0.0350936" calcext:value-type="float">
            <text:p>0.0350936</text:p>
          </table:table-cell>
          <table:table-cell office:value-type="float" office:value="0.0372257" calcext:value-type="float">
            <text:p>0.0372257</text:p>
          </table:table-cell>
          <table:table-cell office:value-type="float" office:value="167.664" calcext:value-type="float">
            <text:p>167.664</text:p>
          </table:table-cell>
          <table:table-cell office:value-type="float" office:value="2380.3" calcext:value-type="float">
            <text:p>2380.3</text:p>
          </table:table-cell>
          <table:table-cell table:formula="of:=2.237*[.A240]" office:value-type="float" office:value="50.017083" calcext:value-type="float">
            <text:p>50.017083</text:p>
          </table:table-cell>
          <table:table-cell table:number-columns-repeated="3"/>
        </table:table-row>
        <table:table-row table:style-name="ro1">
          <table:table-cell office:value-type="float" office:value="22.4301" calcext:value-type="float">
            <text:p>22.4301</text:p>
          </table:table-cell>
          <table:table-cell office:value-type="float" office:value="0.0327545" calcext:value-type="float">
            <text:p>0.0327545</text:p>
          </table:table-cell>
          <table:table-cell office:value-type="float" office:value="0.0126865" calcext:value-type="float">
            <text:p>0.0126865</text:p>
          </table:table-cell>
          <table:table-cell office:value-type="float" office:value="0.0227205" calcext:value-type="float">
            <text:p>0.0227205</text:p>
          </table:table-cell>
          <table:table-cell office:value-type="float" office:value="162.582" calcext:value-type="float">
            <text:p>162.582</text:p>
          </table:table-cell>
          <table:table-cell office:value-type="float" office:value="2346.96" calcext:value-type="float">
            <text:p>2346.96</text:p>
          </table:table-cell>
          <table:table-cell table:formula="of:=2.237*[.A241]" office:value-type="float" office:value="50.1761337" calcext:value-type="float">
            <text:p>50.1761337</text:p>
          </table:table-cell>
          <table:table-cell table:number-columns-repeated="3"/>
        </table:table-row>
        <table:table-row table:style-name="ro1">
          <table:table-cell office:value-type="float" office:value="22.4035" calcext:value-type="float">
            <text:p>22.4035</text:p>
          </table:table-cell>
          <table:table-cell office:value-type="float" office:value="0.0261522" calcext:value-type="float">
            <text:p>0.0261522</text:p>
          </table:table-cell>
          <table:table-cell office:value-type="float" office:value="0.00849949" calcext:value-type="float">
            <text:p>0.00849949</text:p>
          </table:table-cell>
          <table:table-cell office:value-type="float" office:value="0.0173258" calcext:value-type="float">
            <text:p>0.0173258</text:p>
          </table:table-cell>
          <table:table-cell office:value-type="float" office:value="161.342" calcext:value-type="float">
            <text:p>161.342</text:p>
          </table:table-cell>
          <table:table-cell office:value-type="float" office:value="2336.82" calcext:value-type="float">
            <text:p>2336.82</text:p>
          </table:table-cell>
          <table:table-cell table:formula="of:=2.237*[.A242]" office:value-type="float" office:value="50.1166295" calcext:value-type="float">
            <text:p>50.1166295</text:p>
          </table:table-cell>
          <table:table-cell table:number-columns-repeated="3"/>
        </table:table-row>
        <table:table-row table:style-name="ro1">
          <table:table-cell office:value-type="float" office:value="22.3883" calcext:value-type="float">
            <text:p>22.3883</text:p>
          </table:table-cell>
          <table:table-cell office:value-type="float" office:value="0.0210469" calcext:value-type="float">
            <text:p>0.0210469</text:p>
          </table:table-cell>
          <table:table-cell office:value-type="float" office:value="0.00659783" calcext:value-type="float">
            <text:p>0.00659783</text:p>
          </table:table-cell>
          <table:table-cell office:value-type="float" office:value="0.0138224" calcext:value-type="float">
            <text:p>0.0138224</text:p>
          </table:table-cell>
          <table:table-cell office:value-type="float" office:value="160.535" calcext:value-type="float">
            <text:p>160.535</text:p>
          </table:table-cell>
          <table:table-cell office:value-type="float" office:value="2329.76" calcext:value-type="float">
            <text:p>2329.76</text:p>
          </table:table-cell>
          <table:table-cell table:formula="of:=2.237*[.A243]" office:value-type="float" office:value="50.0826271" calcext:value-type="float">
            <text:p>50.0826271</text:p>
          </table:table-cell>
          <table:table-cell table:number-columns-repeated="3"/>
        </table:table-row>
        <table:table-row table:style-name="ro1">
          <table:table-cell office:value-type="float" office:value="22.3691" calcext:value-type="float">
            <text:p>22.3691</text:p>
          </table:table-cell>
          <table:table-cell office:value-type="float" office:value="0.0197815" calcext:value-type="float">
            <text:p>0.0197815</text:p>
          </table:table-cell>
          <table:table-cell office:value-type="float" office:value="0.00626109" calcext:value-type="float">
            <text:p>0.00626109</text:p>
          </table:table-cell>
          <table:table-cell office:value-type="float" office:value="0.0130213" calcext:value-type="float">
            <text:p>0.0130213</text:p>
          </table:table-cell>
          <table:table-cell office:value-type="float" office:value="160.341" calcext:value-type="float">
            <text:p>160.341</text:p>
          </table:table-cell>
          <table:table-cell office:value-type="float" office:value="2327.99" calcext:value-type="float">
            <text:p>2327.99</text:p>
          </table:table-cell>
          <table:table-cell table:formula="of:=2.237*[.A244]" office:value-type="float" office:value="50.0396767" calcext:value-type="float">
            <text:p>50.0396767</text:p>
          </table:table-cell>
          <table:table-cell table:number-columns-repeated="3"/>
        </table:table-row>
        <table:table-row table:style-name="ro1">
          <table:table-cell office:value-type="float" office:value="22.3546" calcext:value-type="float">
            <text:p>22.3546</text:p>
          </table:table-cell>
          <table:table-cell office:value-type="float" office:value="0.0148229" calcext:value-type="float">
            <text:p>0.0148229</text:p>
          </table:table-cell>
          <table:table-cell office:value-type="float" office:value="0.00542572" calcext:value-type="float">
            <text:p>0.00542572</text:p>
          </table:table-cell>
          <table:table-cell office:value-type="float" office:value="0.0101243" calcext:value-type="float">
            <text:p>0.0101243</text:p>
          </table:table-cell>
          <table:table-cell office:value-type="float" office:value="159.549" calcext:value-type="float">
            <text:p>159.549</text:p>
          </table:table-cell>
          <table:table-cell office:value-type="float" office:value="2320.49" calcext:value-type="float">
            <text:p>2320.49</text:p>
          </table:table-cell>
          <table:table-cell table:formula="of:=2.237*[.A245]" office:value-type="float" office:value="50.0072402" calcext:value-type="float">
            <text:p>50.0072402</text:p>
          </table:table-cell>
          <table:table-cell table:number-columns-repeated="3"/>
        </table:table-row>
        <table:table-row table:style-name="ro1">
          <table:table-cell office:value-type="float" office:value="22.3577" calcext:value-type="float">
            <text:p>22.3577</text:p>
          </table:table-cell>
          <table:table-cell office:value-type="float" office:value="0.0274159" calcext:value-type="float">
            <text:p>0.0274159</text:p>
          </table:table-cell>
          <table:table-cell office:value-type="float" office:value="0.0611561" calcext:value-type="float">
            <text:p>0.0611561</text:p>
          </table:table-cell>
          <table:table-cell office:value-type="float" office:value="0.044286" calcext:value-type="float">
            <text:p>0.044286</text:p>
          </table:table-cell>
          <table:table-cell office:value-type="float" office:value="162.241" calcext:value-type="float">
            <text:p>162.241</text:p>
          </table:table-cell>
          <table:table-cell office:value-type="float" office:value="2050.38" calcext:value-type="float">
            <text:p>2050.38</text:p>
          </table:table-cell>
          <table:table-cell table:formula="of:=2.237*[.A246]" office:value-type="float" office:value="50.0141749" calcext:value-type="float">
            <text:p>50.0141749</text:p>
          </table:table-cell>
          <table:table-cell table:number-columns-repeated="3"/>
        </table:table-row>
        <table:table-row table:style-name="ro1">
          <table:table-cell office:value-type="float" office:value="22.3814" calcext:value-type="float">
            <text:p>22.3814</text:p>
          </table:table-cell>
          <table:table-cell office:value-type="float" office:value="0.0570193" calcext:value-type="float">
            <text:p>0.0570193</text:p>
          </table:table-cell>
          <table:table-cell office:value-type="float" office:value="0.0309922" calcext:value-type="float">
            <text:p>0.0309922</text:p>
          </table:table-cell>
          <table:table-cell office:value-type="float" office:value="0.0440057" calcext:value-type="float">
            <text:p>0.0440057</text:p>
          </table:table-cell>
          <table:table-cell office:value-type="float" office:value="176.486" calcext:value-type="float">
            <text:p>176.486</text:p>
          </table:table-cell>
          <table:table-cell office:value-type="float" office:value="1978.46" calcext:value-type="float">
            <text:p>1978.46</text:p>
          </table:table-cell>
          <table:table-cell table:formula="of:=2.237*[.A247]" office:value-type="float" office:value="50.0671918" calcext:value-type="float">
            <text:p>50.0671918</text:p>
          </table:table-cell>
          <table:table-cell table:number-columns-repeated="3"/>
        </table:table-row>
        <table:table-row table:style-name="ro1">
          <table:table-cell office:value-type="float" office:value="22.4481" calcext:value-type="float">
            <text:p>22.4481</text:p>
          </table:table-cell>
          <table:table-cell office:value-type="float" office:value="0.0523977" calcext:value-type="float">
            <text:p>0.0523977</text:p>
          </table:table-cell>
          <table:table-cell office:value-type="float" office:value="0.0267511" calcext:value-type="float">
            <text:p>0.0267511</text:p>
          </table:table-cell>
          <table:table-cell office:value-type="float" office:value="0.0395744" calcext:value-type="float">
            <text:p>0.0395744</text:p>
          </table:table-cell>
          <table:table-cell office:value-type="float" office:value="177.74" calcext:value-type="float">
            <text:p>177.74</text:p>
          </table:table-cell>
          <table:table-cell office:value-type="float" office:value="1973.27" calcext:value-type="float">
            <text:p>1973.27</text:p>
          </table:table-cell>
          <table:table-cell table:formula="of:=2.237*[.A248]" office:value-type="float" office:value="50.2163997" calcext:value-type="float">
            <text:p>50.2163997</text:p>
          </table:table-cell>
          <table:table-cell table:number-columns-repeated="3"/>
        </table:table-row>
        <table:table-row table:style-name="ro1">
          <table:table-cell office:value-type="float" office:value="22.3622" calcext:value-type="float">
            <text:p>22.3622</text:p>
          </table:table-cell>
          <table:table-cell office:value-type="float" office:value="0.0405087" calcext:value-type="float">
            <text:p>0.0405087</text:p>
          </table:table-cell>
          <table:table-cell office:value-type="float" office:value="0.0372876" calcext:value-type="float">
            <text:p>0.0372876</text:p>
          </table:table-cell>
          <table:table-cell office:value-type="float" office:value="0.0388981" calcext:value-type="float">
            <text:p>0.0388981</text:p>
          </table:table-cell>
          <table:table-cell office:value-type="float" office:value="516.701" calcext:value-type="float">
            <text:p>516.701</text:p>
          </table:table-cell>
          <table:table-cell office:value-type="float" office:value="1284.08" calcext:value-type="float">
            <text:p>1284.08</text:p>
          </table:table-cell>
          <table:table-cell table:formula="of:=2.237*[.A249]" office:value-type="float" office:value="50.0242414" calcext:value-type="float">
            <text:p>50.0242414</text:p>
          </table:table-cell>
          <table:table-cell table:number-columns-repeated="3"/>
        </table:table-row>
        <table:table-row table:style-name="ro1">
          <table:table-cell office:value-type="float" office:value="22.4052" calcext:value-type="float">
            <text:p>22.4052</text:p>
          </table:table-cell>
          <table:table-cell office:value-type="float" office:value="0.0404566" calcext:value-type="float">
            <text:p>0.0404566</text:p>
          </table:table-cell>
          <table:table-cell office:value-type="float" office:value="0.0367663" calcext:value-type="float">
            <text:p>0.0367663</text:p>
          </table:table-cell>
          <table:table-cell office:value-type="float" office:value="0.0386115" calcext:value-type="float">
            <text:p>0.0386115</text:p>
          </table:table-cell>
          <table:table-cell office:value-type="float" office:value="518.717" calcext:value-type="float">
            <text:p>518.717</text:p>
          </table:table-cell>
          <table:table-cell office:value-type="float" office:value="1281.14" calcext:value-type="float">
            <text:p>1281.14</text:p>
          </table:table-cell>
          <table:table-cell table:formula="of:=2.237*[.A250]" office:value-type="float" office:value="50.1204324" calcext:value-type="float">
            <text:p>50.1204324</text:p>
          </table:table-cell>
          <table:table-cell table:number-columns-repeated="3"/>
        </table:table-row>
        <table:table-row table:style-name="ro1">
          <table:table-cell office:value-type="float" office:value="22.4086" calcext:value-type="float">
            <text:p>22.4086</text:p>
          </table:table-cell>
          <table:table-cell office:value-type="float" office:value="0.0403958" calcext:value-type="float">
            <text:p>0.0403958</text:p>
          </table:table-cell>
          <table:table-cell office:value-type="float" office:value="0.0365426" calcext:value-type="float">
            <text:p>0.0365426</text:p>
          </table:table-cell>
          <table:table-cell office:value-type="float" office:value="0.0384692" calcext:value-type="float">
            <text:p>0.0384692</text:p>
          </table:table-cell>
          <table:table-cell office:value-type="float" office:value="519.981" calcext:value-type="float">
            <text:p>519.981</text:p>
          </table:table-cell>
          <table:table-cell office:value-type="float" office:value="1279.31" calcext:value-type="float">
            <text:p>1279.31</text:p>
          </table:table-cell>
          <table:table-cell table:formula="of:=2.237*[.A251]" office:value-type="float" office:value="50.1280382" calcext:value-type="float">
            <text:p>50.1280382</text:p>
          </table:table-cell>
          <table:table-cell table:number-columns-repeated="3"/>
        </table:table-row>
        <table:table-row table:style-name="ro1">
          <table:table-cell office:value-type="float" office:value="22.4397" calcext:value-type="float">
            <text:p>22.4397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362805" calcext:value-type="float">
            <text:p>0.0362805</text:p>
          </table:table-cell>
          <table:table-cell office:value-type="float" office:value="0.0382903" calcext:value-type="float">
            <text:p>0.0382903</text:p>
          </table:table-cell>
          <table:table-cell office:value-type="float" office:value="520.996" calcext:value-type="float">
            <text:p>520.996</text:p>
          </table:table-cell>
          <table:table-cell office:value-type="float" office:value="1277.84" calcext:value-type="float">
            <text:p>1277.84</text:p>
          </table:table-cell>
          <table:table-cell table:formula="of:=2.237*[.A252]" office:value-type="float" office:value="50.1976089" calcext:value-type="float">
            <text:p>50.1976089</text:p>
          </table:table-cell>
          <table:table-cell table:number-columns-repeated="3"/>
        </table:table-row>
        <table:table-row table:style-name="ro1">
          <table:table-cell office:value-type="float" office:value="22.4532" calcext:value-type="float">
            <text:p>22.4532</text:p>
          </table:table-cell>
          <table:table-cell office:value-type="float" office:value="0.0400321" calcext:value-type="float">
            <text:p>0.0400321</text:p>
          </table:table-cell>
          <table:table-cell office:value-type="float" office:value="0.0357529" calcext:value-type="float">
            <text:p>0.0357529</text:p>
          </table:table-cell>
          <table:table-cell office:value-type="float" office:value="0.0378925" calcext:value-type="float">
            <text:p>0.0378925</text:p>
          </table:table-cell>
          <table:table-cell office:value-type="float" office:value="523.035" calcext:value-type="float">
            <text:p>523.035</text:p>
          </table:table-cell>
          <table:table-cell office:value-type="float" office:value="1274.9" calcext:value-type="float">
            <text:p>1274.9</text:p>
          </table:table-cell>
          <table:table-cell table:formula="of:=2.237*[.A253]" office:value-type="float" office:value="50.2278084" calcext:value-type="float">
            <text:p>50.2278084</text:p>
          </table:table-cell>
          <table:table-cell table:number-columns-repeated="3"/>
        </table:table-row>
        <table:table-row table:style-name="ro1">
          <table:table-cell office:value-type="float" office:value="22.3821" calcext:value-type="float">
            <text:p>22.3821</text:p>
          </table:table-cell>
          <table:table-cell office:value-type="float" office:value="0.0396796" calcext:value-type="float">
            <text:p>0.0396796</text:p>
          </table:table-cell>
          <table:table-cell office:value-type="float" office:value="0.0352218" calcext:value-type="float">
            <text:p>0.0352218</text:p>
          </table:table-cell>
          <table:table-cell office:value-type="float" office:value="0.0374507" calcext:value-type="float">
            <text:p>0.0374507</text:p>
          </table:table-cell>
          <table:table-cell office:value-type="float" office:value="525.088" calcext:value-type="float">
            <text:p>525.088</text:p>
          </table:table-cell>
          <table:table-cell office:value-type="float" office:value="1271.98" calcext:value-type="float">
            <text:p>1271.98</text:p>
          </table:table-cell>
          <table:table-cell table:formula="of:=2.237*[.A254]" office:value-type="float" office:value="50.0687577" calcext:value-type="float">
            <text:p>50.0687577</text:p>
          </table:table-cell>
          <table:table-cell table:number-columns-repeated="3"/>
        </table:table-row>
        <table:table-row table:style-name="ro1">
          <table:table-cell office:value-type="float" office:value="22.4084" calcext:value-type="float">
            <text:p>22.4084</text:p>
          </table:table-cell>
          <table:table-cell office:value-type="float" office:value="0.0394768" calcext:value-type="float">
            <text:p>0.0394768</text:p>
          </table:table-cell>
          <table:table-cell office:value-type="float" office:value="0.034954" calcext:value-type="float">
            <text:p>0.034954</text:p>
          </table:table-cell>
          <table:table-cell office:value-type="float" office:value="0.0372154" calcext:value-type="float">
            <text:p>0.0372154</text:p>
          </table:table-cell>
          <table:table-cell office:value-type="float" office:value="526.12" calcext:value-type="float">
            <text:p>526.12</text:p>
          </table:table-cell>
          <table:table-cell office:value-type="float" office:value="1270.51" calcext:value-type="float">
            <text:p>1270.51</text:p>
          </table:table-cell>
          <table:table-cell table:formula="of:=2.237*[.A255]" office:value-type="float" office:value="50.1275908" calcext:value-type="float">
            <text:p>50.1275908</text:p>
          </table:table-cell>
          <table:table-cell table:number-columns-repeated="3"/>
        </table:table-row>
        <table:table-row table:style-name="ro1">
          <table:table-cell office:value-type="float" office:value="22.5082" calcext:value-type="float">
            <text:p>22.5082</text:p>
          </table:table-cell>
          <table:table-cell office:value-type="float" office:value="0.0390266" calcext:value-type="float">
            <text:p>0.0390266</text:p>
          </table:table-cell>
          <table:table-cell office:value-type="float" office:value="0.0344178" calcext:value-type="float">
            <text:p>0.0344178</text:p>
          </table:table-cell>
          <table:table-cell office:value-type="float" office:value="0.0367222" calcext:value-type="float">
            <text:p>0.0367222</text:p>
          </table:table-cell>
          <table:table-cell office:value-type="float" office:value="528.197" calcext:value-type="float">
            <text:p>528.197</text:p>
          </table:table-cell>
          <table:table-cell office:value-type="float" office:value="1267.6" calcext:value-type="float">
            <text:p>1267.6</text:p>
          </table:table-cell>
          <table:table-cell table:formula="of:=2.237*[.A256]" office:value-type="float" office:value="50.3508434" calcext:value-type="float">
            <text:p>50.3508434</text:p>
          </table:table-cell>
          <table:table-cell table:number-columns-repeated="3"/>
        </table:table-row>
        <table:table-row table:style-name="ro1">
          <table:table-cell office:value-type="float" office:value="22.5043" calcext:value-type="float">
            <text:p>22.5043</text:p>
          </table:table-cell>
          <table:table-cell office:value-type="float" office:value="0.0387842" calcext:value-type="float">
            <text:p>0.0387842</text:p>
          </table:table-cell>
          <table:table-cell office:value-type="float" office:value="0.0341502" calcext:value-type="float">
            <text:p>0.0341502</text:p>
          </table:table-cell>
          <table:table-cell office:value-type="float" office:value="0.0364672" calcext:value-type="float">
            <text:p>0.0364672</text:p>
          </table:table-cell>
          <table:table-cell office:value-type="float" office:value="529.244" calcext:value-type="float">
            <text:p>529.244</text:p>
          </table:table-cell>
          <table:table-cell office:value-type="float" office:value="1266.14" calcext:value-type="float">
            <text:p>1266.14</text:p>
          </table:table-cell>
          <table:table-cell table:formula="of:=2.237*[.A257]" office:value-type="float" office:value="50.3421191" calcext:value-type="float">
            <text:p>50.3421191</text:p>
          </table:table-cell>
          <table:table-cell table:number-columns-repeated="3"/>
        </table:table-row>
        <table:table-row table:style-name="ro1">
          <table:table-cell office:value-type="float" office:value="22.4606" calcext:value-type="float">
            <text:p>22.4606</text:p>
          </table:table-cell>
          <table:table-cell office:value-type="float" office:value="0.0382761" calcext:value-type="float">
            <text:p>0.0382761</text:p>
          </table:table-cell>
          <table:table-cell office:value-type="float" office:value="0.0336214" calcext:value-type="float">
            <text:p>0.0336214</text:p>
          </table:table-cell>
          <table:table-cell office:value-type="float" office:value="0.0359488" calcext:value-type="float">
            <text:p>0.0359488</text:p>
          </table:table-cell>
          <table:table-cell office:value-type="float" office:value="531.35" calcext:value-type="float">
            <text:p>531.35</text:p>
          </table:table-cell>
          <table:table-cell office:value-type="float" office:value="1263.24" calcext:value-type="float">
            <text:p>1263.24</text:p>
          </table:table-cell>
          <table:table-cell table:formula="of:=2.237*[.A258]" office:value-type="float" office:value="50.2443622" calcext:value-type="float">
            <text:p>50.2443622</text:p>
          </table:table-cell>
          <table:table-cell table:number-columns-repeated="3"/>
        </table:table-row>
        <table:table-row table:style-name="ro1">
          <table:table-cell office:value-type="float" office:value="22.5175" calcext:value-type="float">
            <text:p>22.5175</text:p>
          </table:table-cell>
          <table:table-cell office:value-type="float" office:value="0.0376181" calcext:value-type="float">
            <text:p>0.0376181</text:p>
          </table:table-cell>
          <table:table-cell office:value-type="float" office:value="0.0329836" calcext:value-type="float">
            <text:p>0.0329836</text:p>
          </table:table-cell>
          <table:table-cell office:value-type="float" office:value="0.0353008" calcext:value-type="float">
            <text:p>0.0353008</text:p>
          </table:table-cell>
          <table:table-cell office:value-type="float" office:value="534.016" calcext:value-type="float">
            <text:p>534.016</text:p>
          </table:table-cell>
          <table:table-cell office:value-type="float" office:value="1259.64" calcext:value-type="float">
            <text:p>1259.64</text:p>
          </table:table-cell>
          <table:table-cell table:formula="of:=2.237*[.A259]" office:value-type="float" office:value="50.3716475" calcext:value-type="float">
            <text:p>50.3716475</text:p>
          </table:table-cell>
          <table:table-cell table:number-columns-repeated="3"/>
        </table:table-row>
        <table:table-row table:style-name="ro1">
          <table:table-cell office:value-type="float" office:value="22.5051" calcext:value-type="float">
            <text:p>22.5051</text:p>
          </table:table-cell>
          <table:table-cell office:value-type="float" office:value="0.0370837" calcext:value-type="float">
            <text:p>0.0370837</text:p>
          </table:table-cell>
          <table:table-cell office:value-type="float" office:value="0.0325017" calcext:value-type="float">
            <text:p>0.0325017</text:p>
          </table:table-cell>
          <table:table-cell office:value-type="float" office:value="0.0347927" calcext:value-type="float">
            <text:p>0.0347927</text:p>
          </table:table-cell>
          <table:table-cell office:value-type="float" office:value="536.176" calcext:value-type="float">
            <text:p>536.176</text:p>
          </table:table-cell>
          <table:table-cell office:value-type="float" office:value="1256.78" calcext:value-type="float">
            <text:p>1256.78</text:p>
          </table:table-cell>
          <table:table-cell table:formula="of:=2.237*[.A260]" office:value-type="float" office:value="50.3439087" calcext:value-type="float">
            <text:p>50.3439087</text:p>
          </table:table-cell>
          <table:table-cell table:number-columns-repeated="3"/>
        </table:table-row>
        <table:table-row table:style-name="ro1">
          <table:table-cell office:value-type="float" office:value="22.3649" calcext:value-type="float">
            <text:p>22.3649</text:p>
          </table:table-cell>
          <table:table-cell office:value-type="float" office:value="0.0368138" calcext:value-type="float">
            <text:p>0.0368138</text:p>
          </table:table-cell>
          <table:table-cell office:value-type="float" office:value="0.0322724" calcext:value-type="float">
            <text:p>0.0322724</text:p>
          </table:table-cell>
          <table:table-cell office:value-type="float" office:value="0.0345431" calcext:value-type="float">
            <text:p>0.0345431</text:p>
          </table:table-cell>
          <table:table-cell office:value-type="float" office:value="537.266" calcext:value-type="float">
            <text:p>537.266</text:p>
          </table:table-cell>
          <table:table-cell office:value-type="float" office:value="1255.35" calcext:value-type="float">
            <text:p>1255.35</text:p>
          </table:table-cell>
          <table:table-cell table:formula="of:=2.237*[.A261]" office:value-type="float" office:value="50.0302813" calcext:value-type="float">
            <text:p>50.0302813</text:p>
          </table:table-cell>
          <table:table-cell table:number-columns-repeated="3"/>
        </table:table-row>
        <table:table-row table:style-name="ro1">
          <table:table-cell office:value-type="float" office:value="22.3712" calcext:value-type="float">
            <text:p>22.3712</text:p>
          </table:table-cell>
          <table:table-cell office:value-type="float" office:value="0.0365429" calcext:value-type="float">
            <text:p>0.0365429</text:p>
          </table:table-cell>
          <table:table-cell office:value-type="float" office:value="0.0320532" calcext:value-type="float">
            <text:p>0.0320532</text:p>
          </table:table-cell>
          <table:table-cell office:value-type="float" office:value="0.0342981" calcext:value-type="float">
            <text:p>0.0342981</text:p>
          </table:table-cell>
          <table:table-cell office:value-type="float" office:value="538.364" calcext:value-type="float">
            <text:p>538.364</text:p>
          </table:table-cell>
          <table:table-cell office:value-type="float" office:value="1253.94" calcext:value-type="float">
            <text:p>1253.94</text:p>
          </table:table-cell>
          <table:table-cell table:formula="of:=2.237*[.A262]" office:value-type="float" office:value="50.0443744" calcext:value-type="float">
            <text:p>50.0443744</text:p>
          </table:table-cell>
          <table:table-cell table:number-columns-repeated="3"/>
        </table:table-row>
        <table:table-row table:style-name="ro1">
          <table:table-cell office:value-type="float" office:value="22.5657" calcext:value-type="float">
            <text:p>22.5657</text:p>
          </table:table-cell>
          <table:table-cell office:value-type="float" office:value="0.0359964" calcext:value-type="float">
            <text:p>0.0359964</text:p>
          </table:table-cell>
          <table:table-cell office:value-type="float" office:value="0.0316454" calcext:value-type="float">
            <text:p>0.0316454</text:p>
          </table:table-cell>
          <table:table-cell office:value-type="float" office:value="0.0338209" calcext:value-type="float">
            <text:p>0.0338209</text:p>
          </table:table-cell>
          <table:table-cell office:value-type="float" office:value="540.58" calcext:value-type="float">
            <text:p>540.58</text:p>
          </table:table-cell>
          <table:table-cell office:value-type="float" office:value="1251.12" calcext:value-type="float">
            <text:p>1251.12</text:p>
          </table:table-cell>
          <table:table-cell table:formula="of:=2.237*[.A263]" office:value-type="float" office:value="50.4794709" calcext:value-type="float">
            <text:p>50.4794709</text:p>
          </table:table-cell>
          <table:table-cell table:number-columns-repeated="3"/>
        </table:table-row>
        <table:table-row table:style-name="ro1">
          <table:table-cell office:value-type="float" office:value="22.4312" calcext:value-type="float">
            <text:p>22.4312</text:p>
          </table:table-cell>
          <table:table-cell office:value-type="float" office:value="0.035721" calcext:value-type="float">
            <text:p>0.035721</text:p>
          </table:table-cell>
          <table:table-cell office:value-type="float" office:value="0.0314589" calcext:value-type="float">
            <text:p>0.0314589</text:p>
          </table:table-cell>
          <table:table-cell office:value-type="float" office:value="0.0335899" calcext:value-type="float">
            <text:p>0.0335899</text:p>
          </table:table-cell>
          <table:table-cell office:value-type="float" office:value="541.7" calcext:value-type="float">
            <text:p>541.7</text:p>
          </table:table-cell>
          <table:table-cell office:value-type="float" office:value="1249.72" calcext:value-type="float">
            <text:p>1249.72</text:p>
          </table:table-cell>
          <table:table-cell table:formula="of:=2.237*[.A264]" office:value-type="float" office:value="50.1785944" calcext:value-type="float">
            <text:p>50.1785944</text:p>
          </table:table-cell>
          <table:table-cell table:number-columns-repeated="3"/>
        </table:table-row>
        <table:table-row table:style-name="ro1">
          <table:table-cell office:value-type="float" office:value="22.3915" calcext:value-type="float">
            <text:p>22.3915</text:p>
          </table:table-cell>
          <table:table-cell office:value-type="float" office:value="0.0350971" calcext:value-type="float">
            <text:p>0.0350971</text:p>
          </table:table-cell>
          <table:table-cell office:value-type="float" office:value="0.031089" calcext:value-type="float">
            <text:p>0.031089</text:p>
          </table:table-cell>
          <table:table-cell office:value-type="float" office:value="0.0330931" calcext:value-type="float">
            <text:p>0.0330931</text:p>
          </table:table-cell>
          <table:table-cell office:value-type="float" office:value="544.249" calcext:value-type="float">
            <text:p>544.249</text:p>
          </table:table-cell>
          <table:table-cell office:value-type="float" office:value="1246.6" calcext:value-type="float">
            <text:p>1246.6</text:p>
          </table:table-cell>
          <table:table-cell table:formula="of:=2.237*[.A265]" office:value-type="float" office:value="50.0897855" calcext:value-type="float">
            <text:p>50.0897855</text:p>
          </table:table-cell>
          <table:table-cell table:number-columns-repeated="3"/>
        </table:table-row>
        <table:table-row table:style-name="ro1">
          <table:table-cell office:value-type="float" office:value="22.5342" calcext:value-type="float">
            <text:p>22.5342</text:p>
          </table:table-cell>
          <table:table-cell office:value-type="float" office:value="0.0345373" calcext:value-type="float">
            <text:p>0.0345373</text:p>
          </table:table-cell>
          <table:table-cell office:value-type="float" office:value="0.0308204" calcext:value-type="float">
            <text:p>0.0308204</text:p>
          </table:table-cell>
          <table:table-cell office:value-type="float" office:value="0.0326789" calcext:value-type="float">
            <text:p>0.0326789</text:p>
          </table:table-cell>
          <table:table-cell office:value-type="float" office:value="546.552" calcext:value-type="float">
            <text:p>546.552</text:p>
          </table:table-cell>
          <table:table-cell office:value-type="float" office:value="1243.85" calcext:value-type="float">
            <text:p>1243.85</text:p>
          </table:table-cell>
          <table:table-cell table:formula="of:=2.237*[.A266]" office:value-type="float" office:value="50.4090054" calcext:value-type="float">
            <text:p>50.4090054</text:p>
          </table:table-cell>
          <table:table-cell table:number-columns-repeated="3"/>
        </table:table-row>
        <table:table-row table:style-name="ro1">
          <table:table-cell office:value-type="float" office:value="22.4075" calcext:value-type="float">
            <text:p>22.4075</text:p>
          </table:table-cell>
          <table:table-cell office:value-type="float" office:value="0.0333668" calcext:value-type="float">
            <text:p>0.0333668</text:p>
          </table:table-cell>
          <table:table-cell office:value-type="float" office:value="0.0304417" calcext:value-type="float">
            <text:p>0.0304417</text:p>
          </table:table-cell>
          <table:table-cell office:value-type="float" office:value="0.0319043" calcext:value-type="float">
            <text:p>0.0319043</text:p>
          </table:table-cell>
          <table:table-cell office:value-type="float" office:value="551.57" calcext:value-type="float">
            <text:p>551.57</text:p>
          </table:table-cell>
          <table:table-cell office:value-type="float" office:value="1238.12" calcext:value-type="float">
            <text:p>1238.12</text:p>
          </table:table-cell>
          <table:table-cell table:formula="of:=2.237*[.A267]" office:value-type="float" office:value="50.1255775" calcext:value-type="float">
            <text:p>50.1255775</text:p>
          </table:table-cell>
          <table:table-cell table:number-columns-repeated="3"/>
        </table:table-row>
        <table:table-row table:style-name="ro1">
          <table:table-cell office:value-type="float" office:value="22.4271" calcext:value-type="float">
            <text:p>22.4271</text:p>
          </table:table-cell>
          <table:table-cell office:value-type="float" office:value="0.0333357" calcext:value-type="float">
            <text:p>0.0333357</text:p>
          </table:table-cell>
          <table:table-cell office:value-type="float" office:value="0.0304347" calcext:value-type="float">
            <text:p>0.0304347</text:p>
          </table:table-cell>
          <table:table-cell office:value-type="float" office:value="0.0318852" calcext:value-type="float">
            <text:p>0.0318852</text:p>
          </table:table-cell>
          <table:table-cell office:value-type="float" office:value="552.777" calcext:value-type="float">
            <text:p>552.777</text:p>
          </table:table-cell>
          <table:table-cell office:value-type="float" office:value="1236.81" calcext:value-type="float">
            <text:p>1236.81</text:p>
          </table:table-cell>
          <table:table-cell table:formula="of:=2.237*[.A268]" office:value-type="float" office:value="50.1694227" calcext:value-type="float">
            <text:p>50.1694227</text:p>
          </table:table-cell>
          <table:table-cell table:number-columns-repeated="3"/>
        </table:table-row>
        <table:table-row table:style-name="ro1">
          <table:table-cell office:value-type="float" office:value="22.3665" calcext:value-type="float">
            <text:p>22.3665</text:p>
          </table:table-cell>
          <table:table-cell office:value-type="float" office:value="0.0330707" calcext:value-type="float">
            <text:p>0.0330707</text:p>
          </table:table-cell>
          <table:table-cell office:value-type="float" office:value="0.0303828" calcext:value-type="float">
            <text:p>0.0303828</text:p>
          </table:table-cell>
          <table:table-cell office:value-type="float" office:value="0.0317268" calcext:value-type="float">
            <text:p>0.0317268</text:p>
          </table:table-cell>
          <table:table-cell office:value-type="float" office:value="553.994" calcext:value-type="float">
            <text:p>553.994</text:p>
          </table:table-cell>
          <table:table-cell office:value-type="float" office:value="1235.49" calcext:value-type="float">
            <text:p>1235.49</text:p>
          </table:table-cell>
          <table:table-cell table:formula="of:=2.237*[.A269]" office:value-type="float" office:value="50.0338605" calcext:value-type="float">
            <text:p>50.0338605</text:p>
          </table:table-cell>
          <table:table-cell table:number-columns-repeated="3"/>
        </table:table-row>
        <table:table-row table:style-name="ro1">
          <table:table-cell office:value-type="float" office:value="22.3733" calcext:value-type="float">
            <text:p>22.3733</text:p>
          </table:table-cell>
          <table:table-cell office:value-type="float" office:value="0.0325603" calcext:value-type="float">
            <text:p>0.0325603</text:p>
          </table:table-cell>
          <table:table-cell office:value-type="float" office:value="0.030318" calcext:value-type="float">
            <text:p>0.030318</text:p>
          </table:table-cell>
          <table:table-cell office:value-type="float" office:value="0.0314392" calcext:value-type="float">
            <text:p>0.0314392</text:p>
          </table:table-cell>
          <table:table-cell office:value-type="float" office:value="556.456" calcext:value-type="float">
            <text:p>556.456</text:p>
          </table:table-cell>
          <table:table-cell office:value-type="float" office:value="1232.89" calcext:value-type="float">
            <text:p>1232.89</text:p>
          </table:table-cell>
          <table:table-cell table:formula="of:=2.237*[.A270]" office:value-type="float" office:value="50.0490721" calcext:value-type="float">
            <text:p>50.0490721</text:p>
          </table:table-cell>
          <table:table-cell table:number-columns-repeated="3"/>
        </table:table-row>
        <table:table-row table:style-name="ro1">
          <table:table-cell office:value-type="float" office:value="22.4952" calcext:value-type="float">
            <text:p>22.4952</text:p>
          </table:table-cell>
          <table:table-cell office:value-type="float" office:value="0.0323153" calcext:value-type="float">
            <text:p>0.0323153</text:p>
          </table:table-cell>
          <table:table-cell office:value-type="float" office:value="0.0303049" calcext:value-type="float">
            <text:p>0.0303049</text:p>
          </table:table-cell>
          <table:table-cell office:value-type="float" office:value="0.0313101" calcext:value-type="float">
            <text:p>0.0313101</text:p>
          </table:table-cell>
          <table:table-cell office:value-type="float" office:value="557.701" calcext:value-type="float">
            <text:p>557.701</text:p>
          </table:table-cell>
          <table:table-cell office:value-type="float" office:value="1231.6" calcext:value-type="float">
            <text:p>1231.6</text:p>
          </table:table-cell>
          <table:table-cell table:formula="of:=2.237*[.A271]" office:value-type="float" office:value="50.3217624" calcext:value-type="float">
            <text:p>50.3217624</text:p>
          </table:table-cell>
          <table:table-cell table:number-columns-repeated="3"/>
        </table:table-row>
        <table:table-row table:style-name="ro1">
          <table:table-cell office:value-type="float" office:value="22.4034" calcext:value-type="float">
            <text:p>22.4034</text:p>
          </table:table-cell>
          <table:table-cell office:value-type="float" office:value="0.0320224" calcext:value-type="float">
            <text:p>0.0320224</text:p>
          </table:table-cell>
          <table:table-cell office:value-type="float" office:value="0.0303036" calcext:value-type="float">
            <text:p>0.0303036</text:p>
          </table:table-cell>
          <table:table-cell office:value-type="float" office:value="0.031163" calcext:value-type="float">
            <text:p>0.031163</text:p>
          </table:table-cell>
          <table:table-cell office:value-type="float" office:value="559.269" calcext:value-type="float">
            <text:p>559.269</text:p>
          </table:table-cell>
          <table:table-cell office:value-type="float" office:value="1230" calcext:value-type="float">
            <text:p>1230</text:p>
          </table:table-cell>
          <table:table-cell table:formula="of:=2.237*[.A272]" office:value-type="float" office:value="50.1164058" calcext:value-type="float">
            <text:p>50.1164058</text:p>
          </table:table-cell>
          <table:table-cell table:number-columns-repeated="3"/>
        </table:table-row>
        <table:table-row table:style-name="ro1">
          <table:table-cell office:value-type="float" office:value="22.3619" calcext:value-type="float">
            <text:p>22.3619</text:p>
          </table:table-cell>
          <table:table-cell office:value-type="float" office:value="0.0317992" calcext:value-type="float">
            <text:p>0.0317992</text:p>
          </table:table-cell>
          <table:table-cell office:value-type="float" office:value="0.0303109" calcext:value-type="float">
            <text:p>0.0303109</text:p>
          </table:table-cell>
          <table:table-cell office:value-type="float" office:value="0.0310551" calcext:value-type="float">
            <text:p>0.0310551</text:p>
          </table:table-cell>
          <table:table-cell office:value-type="float" office:value="560.532" calcext:value-type="float">
            <text:p>560.532</text:p>
          </table:table-cell>
          <table:table-cell office:value-type="float" office:value="1228.73" calcext:value-type="float">
            <text:p>1228.73</text:p>
          </table:table-cell>
          <table:table-cell table:formula="of:=2.237*[.A273]" office:value-type="float" office:value="50.0235703" calcext:value-type="float">
            <text:p>50.0235703</text:p>
          </table:table-cell>
          <table:table-cell table:number-columns-repeated="3"/>
        </table:table-row>
        <table:table-row table:style-name="ro1">
          <table:table-cell office:value-type="float" office:value="22.4289" calcext:value-type="float">
            <text:p>22.4289</text:p>
          </table:table-cell>
          <table:table-cell office:value-type="float" office:value="0.0315873" calcext:value-type="float">
            <text:p>0.0315873</text:p>
          </table:table-cell>
          <table:table-cell office:value-type="float" office:value="0.0303253" calcext:value-type="float">
            <text:p>0.0303253</text:p>
          </table:table-cell>
          <table:table-cell office:value-type="float" office:value="0.0309563" calcext:value-type="float">
            <text:p>0.0309563</text:p>
          </table:table-cell>
          <table:table-cell office:value-type="float" office:value="561.803" calcext:value-type="float">
            <text:p>561.803</text:p>
          </table:table-cell>
          <table:table-cell office:value-type="float" office:value="1227.47" calcext:value-type="float">
            <text:p>1227.47</text:p>
          </table:table-cell>
          <table:table-cell table:formula="of:=2.237*[.A274]" office:value-type="float" office:value="50.1734493" calcext:value-type="float">
            <text:p>50.1734493</text:p>
          </table:table-cell>
          <table:table-cell table:number-columns-repeated="3"/>
        </table:table-row>
        <table:table-row table:style-name="ro1">
          <table:table-cell office:value-type="float" office:value="22.5207" calcext:value-type="float">
            <text:p>22.5207</text:p>
          </table:table-cell>
          <table:table-cell office:value-type="float" office:value="0.0311978" calcext:value-type="float">
            <text:p>0.0311978</text:p>
          </table:table-cell>
          <table:table-cell office:value-type="float" office:value="0.0303622" calcext:value-type="float">
            <text:p>0.0303622</text:p>
          </table:table-cell>
          <table:table-cell office:value-type="float" office:value="0.03078" calcext:value-type="float">
            <text:p>0.03078</text:p>
          </table:table-cell>
          <table:table-cell office:value-type="float" office:value="564.367" calcext:value-type="float">
            <text:p>564.367</text:p>
          </table:table-cell>
          <table:table-cell office:value-type="float" office:value="1224.95" calcext:value-type="float">
            <text:p>1224.95</text:p>
          </table:table-cell>
          <table:table-cell table:formula="of:=2.237*[.A275]" office:value-type="float" office:value="50.3788059" calcext:value-type="float">
            <text:p>50.3788059</text:p>
          </table:table-cell>
          <table:table-cell table:number-columns-repeated="3"/>
        </table:table-row>
        <table:table-row table:style-name="ro1">
          <table:table-cell office:value-type="float" office:value="22.4038" calcext:value-type="float">
            <text:p>22.4038</text:p>
          </table:table-cell>
          <table:table-cell office:value-type="float" office:value="0.0310241" calcext:value-type="float">
            <text:p>0.0310241</text:p>
          </table:table-cell>
          <table:table-cell office:value-type="float" office:value="0.0303803" calcext:value-type="float">
            <text:p>0.0303803</text:p>
          </table:table-cell>
          <table:table-cell office:value-type="float" office:value="0.0307022" calcext:value-type="float">
            <text:p>0.0307022</text:p>
          </table:table-cell>
          <table:table-cell office:value-type="float" office:value="565.659" calcext:value-type="float">
            <text:p>565.659</text:p>
          </table:table-cell>
          <table:table-cell office:value-type="float" office:value="1223.71" calcext:value-type="float">
            <text:p>1223.71</text:p>
          </table:table-cell>
          <table:table-cell table:formula="of:=2.237*[.A276]" office:value-type="float" office:value="50.1173006" calcext:value-type="float">
            <text:p>50.1173006</text:p>
          </table:table-cell>
          <table:table-cell table:number-columns-repeated="3"/>
        </table:table-row>
        <table:table-row table:style-name="ro1">
          <table:table-cell office:value-type="float" office:value="22.5059" calcext:value-type="float">
            <text:p>22.5059</text:p>
          </table:table-cell>
          <table:table-cell office:value-type="float" office:value="0.0308254" calcext:value-type="float">
            <text:p>0.0308254</text:p>
          </table:table-cell>
          <table:table-cell office:value-type="float" office:value="0.0304003" calcext:value-type="float">
            <text:p>0.0304003</text:p>
          </table:table-cell>
          <table:table-cell office:value-type="float" office:value="0.0306129" calcext:value-type="float">
            <text:p>0.0306129</text:p>
          </table:table-cell>
          <table:table-cell office:value-type="float" office:value="567.284" calcext:value-type="float">
            <text:p>567.284</text:p>
          </table:table-cell>
          <table:table-cell office:value-type="float" office:value="1222.16" calcext:value-type="float">
            <text:p>1222.16</text:p>
          </table:table-cell>
          <table:table-cell table:formula="of:=2.237*[.A277]" office:value-type="float" office:value="50.3456983" calcext:value-type="float">
            <text:p>50.3456983</text:p>
          </table:table-cell>
          <table:table-cell table:number-columns-repeated="3"/>
        </table:table-row>
        <table:table-row table:style-name="ro1">
          <table:table-cell office:value-type="float" office:value="22.4449" calcext:value-type="float">
            <text:p>22.4449</text:p>
          </table:table-cell>
          <table:table-cell office:value-type="float" office:value="0.030684" calcext:value-type="float">
            <text:p>0.030684</text:p>
          </table:table-cell>
          <table:table-cell office:value-type="float" office:value="0.0304092" calcext:value-type="float">
            <text:p>0.0304092</text:p>
          </table:table-cell>
          <table:table-cell office:value-type="float" office:value="0.0305466" calcext:value-type="float">
            <text:p>0.0305466</text:p>
          </table:table-cell>
          <table:table-cell office:value-type="float" office:value="568.589" calcext:value-type="float">
            <text:p>568.589</text:p>
          </table:table-cell>
          <table:table-cell office:value-type="float" office:value="1220.93" calcext:value-type="float">
            <text:p>1220.93</text:p>
          </table:table-cell>
          <table:table-cell table:formula="of:=2.237*[.A278]" office:value-type="float" office:value="50.2092413" calcext:value-type="float">
            <text:p>50.2092413</text:p>
          </table:table-cell>
          <table:table-cell table:number-columns-repeated="3"/>
        </table:table-row>
        <table:table-row table:style-name="ro1">
          <table:table-cell office:value-type="float" office:value="22.3788" calcext:value-type="float">
            <text:p>22.3788</text:p>
          </table:table-cell>
          <table:table-cell office:value-type="float" office:value="0.0305563" calcext:value-type="float">
            <text:p>0.0305563</text:p>
          </table:table-cell>
          <table:table-cell office:value-type="float" office:value="0.0304119" calcext:value-type="float">
            <text:p>0.0304119</text:p>
          </table:table-cell>
          <table:table-cell office:value-type="float" office:value="0.0304841" calcext:value-type="float">
            <text:p>0.0304841</text:p>
          </table:table-cell>
          <table:table-cell office:value-type="float" office:value="569.9" calcext:value-type="float">
            <text:p>569.9</text:p>
          </table:table-cell>
          <table:table-cell office:value-type="float" office:value="1219.7" calcext:value-type="float">
            <text:p>1219.7</text:p>
          </table:table-cell>
          <table:table-cell table:formula="of:=2.237*[.A279]" office:value-type="float" office:value="50.0613756" calcext:value-type="float">
            <text:p>50.0613756</text:p>
          </table:table-cell>
          <table:table-cell table:number-columns-repeated="3"/>
        </table:table-row>
        <table:table-row table:style-name="ro1">
          <table:table-cell office:value-type="float" office:value="22.4631" calcext:value-type="float">
            <text:p>22.4631</text:p>
          </table:table-cell>
          <table:table-cell office:value-type="float" office:value="0.0304425" calcext:value-type="float">
            <text:p>0.0304425</text:p>
          </table:table-cell>
          <table:table-cell office:value-type="float" office:value="0.0304045" calcext:value-type="float">
            <text:p>0.0304045</text:p>
          </table:table-cell>
          <table:table-cell office:value-type="float" office:value="0.0304235" calcext:value-type="float">
            <text:p>0.0304235</text:p>
          </table:table-cell>
          <table:table-cell office:value-type="float" office:value="571.217" calcext:value-type="float">
            <text:p>571.217</text:p>
          </table:table-cell>
          <table:table-cell office:value-type="float" office:value="1218.48" calcext:value-type="float">
            <text:p>1218.48</text:p>
          </table:table-cell>
          <table:table-cell table:formula="of:=2.237*[.A280]" office:value-type="float" office:value="50.2499547" calcext:value-type="float">
            <text:p>50.2499547</text:p>
          </table:table-cell>
          <table:table-cell table:number-columns-repeated="3"/>
        </table:table-row>
        <table:table-row table:style-name="ro1">
          <table:table-cell office:value-type="float" office:value="22.5145" calcext:value-type="float">
            <text:p>22.5145</text:p>
          </table:table-cell>
          <table:table-cell office:value-type="float" office:value="0.030342" calcext:value-type="float">
            <text:p>0.030342</text:p>
          </table:table-cell>
          <table:table-cell office:value-type="float" office:value="0.0303868" calcext:value-type="float">
            <text:p>0.0303868</text:p>
          </table:table-cell>
          <table:table-cell office:value-type="float" office:value="0.0303644" calcext:value-type="float">
            <text:p>0.0303644</text:p>
          </table:table-cell>
          <table:table-cell office:value-type="float" office:value="572.538" calcext:value-type="float">
            <text:p>572.538</text:p>
          </table:table-cell>
          <table:table-cell office:value-type="float" office:value="1217.26" calcext:value-type="float">
            <text:p>1217.26</text:p>
          </table:table-cell>
          <table:table-cell table:formula="of:=2.237*[.A281]" office:value-type="float" office:value="50.3649365" calcext:value-type="float">
            <text:p>50.3649365</text:p>
          </table:table-cell>
          <table:table-cell table:number-columns-repeated="3"/>
        </table:table-row>
        <table:table-row table:style-name="ro1">
          <table:table-cell office:value-type="float" office:value="22.5019" calcext:value-type="float">
            <text:p>22.5019</text:p>
          </table:table-cell>
          <table:table-cell office:value-type="float" office:value="0.0302558" calcext:value-type="float">
            <text:p>0.0302558</text:p>
          </table:table-cell>
          <table:table-cell office:value-type="float" office:value="0.0303547" calcext:value-type="float">
            <text:p>0.0303547</text:p>
          </table:table-cell>
          <table:table-cell office:value-type="float" office:value="0.0303053" calcext:value-type="float">
            <text:p>0.0303053</text:p>
          </table:table-cell>
          <table:table-cell office:value-type="float" office:value="573.863" calcext:value-type="float">
            <text:p>573.863</text:p>
          </table:table-cell>
          <table:table-cell office:value-type="float" office:value="1216.05" calcext:value-type="float">
            <text:p>1216.05</text:p>
          </table:table-cell>
          <table:table-cell table:formula="of:=2.237*[.A282]" office:value-type="float" office:value="50.3367503" calcext:value-type="float">
            <text:p>50.3367503</text:p>
          </table:table-cell>
          <table:table-cell table:number-columns-repeated="3"/>
        </table:table-row>
        <table:table-row table:style-name="ro1">
          <table:table-cell office:value-type="float" office:value="22.4266" calcext:value-type="float">
            <text:p>22.4266</text:p>
          </table:table-cell>
          <table:table-cell office:value-type="float" office:value="0.0301819" calcext:value-type="float">
            <text:p>0.0301819</text:p>
          </table:table-cell>
          <table:table-cell office:value-type="float" office:value="0.0303084" calcext:value-type="float">
            <text:p>0.0303084</text:p>
          </table:table-cell>
          <table:table-cell office:value-type="float" office:value="0.0302451" calcext:value-type="float">
            <text:p>0.0302451</text:p>
          </table:table-cell>
          <table:table-cell office:value-type="float" office:value="575.192" calcext:value-type="float">
            <text:p>575.192</text:p>
          </table:table-cell>
          <table:table-cell office:value-type="float" office:value="1214.84" calcext:value-type="float">
            <text:p>1214.84</text:p>
          </table:table-cell>
          <table:table-cell table:formula="of:=2.237*[.A283]" office:value-type="float" office:value="50.1683042" calcext:value-type="float">
            <text:p>50.1683042</text:p>
          </table:table-cell>
          <table:table-cell table:number-columns-repeated="3"/>
        </table:table-row>
        <table:table-row table:style-name="ro1">
          <table:table-cell office:value-type="float" office:value="22.4229" calcext:value-type="float">
            <text:p>22.4229</text:p>
          </table:table-cell>
          <table:table-cell office:value-type="float" office:value="0.0301217" calcext:value-type="float">
            <text:p>0.0301217</text:p>
          </table:table-cell>
          <table:table-cell office:value-type="float" office:value="0.030245" calcext:value-type="float">
            <text:p>0.030245</text:p>
          </table:table-cell>
          <table:table-cell office:value-type="float" office:value="0.0301834" calcext:value-type="float">
            <text:p>0.0301834</text:p>
          </table:table-cell>
          <table:table-cell office:value-type="float" office:value="576.525" calcext:value-type="float">
            <text:p>576.525</text:p>
          </table:table-cell>
          <table:table-cell office:value-type="float" office:value="1213.62" calcext:value-type="float">
            <text:p>1213.62</text:p>
          </table:table-cell>
          <table:table-cell table:formula="of:=2.237*[.A284]" office:value-type="float" office:value="50.1600273" calcext:value-type="float">
            <text:p>50.1600273</text:p>
          </table:table-cell>
          <table:table-cell table:number-columns-repeated="3"/>
        </table:table-row>
        <table:table-row table:style-name="ro1">
          <table:table-cell office:value-type="float" office:value="22.4851" calcext:value-type="float">
            <text:p>22.4851</text:p>
          </table:table-cell>
          <table:table-cell office:value-type="float" office:value="0.0300729" calcext:value-type="float">
            <text:p>0.0300729</text:p>
          </table:table-cell>
          <table:table-cell office:value-type="float" office:value="0.0301635" calcext:value-type="float">
            <text:p>0.0301635</text:p>
          </table:table-cell>
          <table:table-cell office:value-type="float" office:value="0.0301182" calcext:value-type="float">
            <text:p>0.0301182</text:p>
          </table:table-cell>
          <table:table-cell office:value-type="float" office:value="577.861" calcext:value-type="float">
            <text:p>577.861</text:p>
          </table:table-cell>
          <table:table-cell office:value-type="float" office:value="1212.42" calcext:value-type="float">
            <text:p>1212.42</text:p>
          </table:table-cell>
          <table:table-cell table:formula="of:=2.237*[.A285]" office:value-type="float" office:value="50.2991687" calcext:value-type="float">
            <text:p>50.2991687</text:p>
          </table:table-cell>
          <table:table-cell table:number-columns-repeated="3"/>
        </table:table-row>
        <table:table-row table:style-name="ro1">
          <table:table-cell office:value-type="float" office:value="22.5563" calcext:value-type="float">
            <text:p>22.5563</text:p>
          </table:table-cell>
          <table:table-cell office:value-type="float" office:value="0.0300374" calcext:value-type="float">
            <text:p>0.0300374</text:p>
          </table:table-cell>
          <table:table-cell office:value-type="float" office:value="0.0300611" calcext:value-type="float">
            <text:p>0.0300611</text:p>
          </table:table-cell>
          <table:table-cell office:value-type="float" office:value="0.0300493" calcext:value-type="float">
            <text:p>0.0300493</text:p>
          </table:table-cell>
          <table:table-cell office:value-type="float" office:value="579.201" calcext:value-type="float">
            <text:p>579.201</text:p>
          </table:table-cell>
          <table:table-cell office:value-type="float" office:value="1211.21" calcext:value-type="float">
            <text:p>1211.21</text:p>
          </table:table-cell>
          <table:table-cell table:formula="of:=2.237*[.A286]" office:value-type="float" office:value="50.4584431" calcext:value-type="float">
            <text:p>50.4584431</text:p>
          </table:table-cell>
          <table:table-cell table:number-columns-repeated="3"/>
        </table:table-row>
        <table:table-row table:style-name="ro1">
          <table:table-cell office:value-type="float" office:value="22.4243" calcext:value-type="float">
            <text:p>22.4243</text:p>
          </table:table-cell>
          <table:table-cell office:value-type="float" office:value="0.030024" calcext:value-type="float">
            <text:p>0.030024</text:p>
          </table:table-cell>
          <table:table-cell office:value-type="float" office:value="0.0300017" calcext:value-type="float">
            <text:p>0.0300017</text:p>
          </table:table-cell>
          <table:table-cell office:value-type="float" office:value="0.0300129" calcext:value-type="float">
            <text:p>0.0300129</text:p>
          </table:table-cell>
          <table:table-cell office:value-type="float" office:value="579.871" calcext:value-type="float">
            <text:p>579.871</text:p>
          </table:table-cell>
          <table:table-cell office:value-type="float" office:value="1210.62" calcext:value-type="float">
            <text:p>1210.62</text:p>
          </table:table-cell>
          <table:table-cell table:formula="of:=2.237*[.A287]" office:value-type="float" office:value="50.1631591" calcext:value-type="float">
            <text:p>50.1631591</text:p>
          </table:table-cell>
          <table:table-cell table:number-columns-repeated="3"/>
        </table:table-row>
        <table:table-row table:style-name="ro1">
          <table:table-cell office:value-type="float" office:value="22.5699" calcext:value-type="float">
            <text:p>22.5699</text:p>
          </table:table-cell>
          <table:table-cell office:value-type="float" office:value="0.0300045" calcext:value-type="float">
            <text:p>0.0300045</text:p>
          </table:table-cell>
          <table:table-cell office:value-type="float" office:value="0.0298685" calcext:value-type="float">
            <text:p>0.0298685</text:p>
          </table:table-cell>
          <table:table-cell office:value-type="float" office:value="0.0299365" calcext:value-type="float">
            <text:p>0.0299365</text:p>
          </table:table-cell>
          <table:table-cell office:value-type="float" office:value="581.214" calcext:value-type="float">
            <text:p>581.214</text:p>
          </table:table-cell>
          <table:table-cell office:value-type="float" office:value="1209.42" calcext:value-type="float">
            <text:p>1209.42</text:p>
          </table:table-cell>
          <table:table-cell table:formula="of:=2.237*[.A288]" office:value-type="float" office:value="50.4888663" calcext:value-type="float">
            <text:p>50.4888663</text:p>
          </table:table-cell>
          <table:table-cell table:number-columns-repeated="3"/>
        </table:table-row>
        <table:table-row table:style-name="ro1">
          <table:table-cell office:value-type="float" office:value="22.3777" calcext:value-type="float">
            <text:p>22.3777</text:p>
          </table:table-cell>
          <table:table-cell office:value-type="float" office:value="0.0299915" calcext:value-type="float">
            <text:p>0.0299915</text:p>
          </table:table-cell>
          <table:table-cell office:value-type="float" office:value="0.0297146" calcext:value-type="float">
            <text:p>0.0297146</text:p>
          </table:table-cell>
          <table:table-cell office:value-type="float" office:value="0.0298531" calcext:value-type="float">
            <text:p>0.0298531</text:p>
          </table:table-cell>
          <table:table-cell office:value-type="float" office:value="582.559" calcext:value-type="float">
            <text:p>582.559</text:p>
          </table:table-cell>
          <table:table-cell office:value-type="float" office:value="1208.22" calcext:value-type="float">
            <text:p>1208.22</text:p>
          </table:table-cell>
          <table:table-cell table:formula="of:=2.237*[.A289]" office:value-type="float" office:value="50.0589149" calcext:value-type="float">
            <text:p>50.0589149</text:p>
          </table:table-cell>
          <table:table-cell table:number-columns-repeated="3"/>
        </table:table-row>
        <table:table-row table:style-name="ro1">
          <table:table-cell office:value-type="float" office:value="22.6221" calcext:value-type="float">
            <text:p>22.6221</text:p>
          </table:table-cell>
          <table:table-cell office:value-type="float" office:value="0.0299851" calcext:value-type="float">
            <text:p>0.0299851</text:p>
          </table:table-cell>
          <table:table-cell office:value-type="float" office:value="0.0295401" calcext:value-type="float">
            <text:p>0.0295401</text:p>
          </table:table-cell>
          <table:table-cell office:value-type="float" office:value="0.0297626" calcext:value-type="float">
            <text:p>0.0297626</text:p>
          </table:table-cell>
          <table:table-cell office:value-type="float" office:value="583.905" calcext:value-type="float">
            <text:p>583.905</text:p>
          </table:table-cell>
          <table:table-cell office:value-type="float" office:value="1207.02" calcext:value-type="float">
            <text:p>1207.02</text:p>
          </table:table-cell>
          <table:table-cell table:formula="of:=2.237*[.A290]" office:value-type="float" office:value="50.6056377" calcext:value-type="float">
            <text:p>50.6056377</text:p>
          </table:table-cell>
          <table:table-cell table:number-columns-repeated="3"/>
        </table:table-row>
        <table:table-row table:style-name="ro1">
          <table:table-cell office:value-type="float" office:value="22.5941" calcext:value-type="float">
            <text:p>22.5941</text:p>
          </table:table-cell>
          <table:table-cell office:value-type="float" office:value="0.0299806" calcext:value-type="float">
            <text:p>0.0299806</text:p>
          </table:table-cell>
          <table:table-cell office:value-type="float" office:value="0.0292947" calcext:value-type="float">
            <text:p>0.0292947</text:p>
          </table:table-cell>
          <table:table-cell office:value-type="float" office:value="0.0296376" calcext:value-type="float">
            <text:p>0.0296376</text:p>
          </table:table-cell>
          <table:table-cell office:value-type="float" office:value="585.59" calcext:value-type="float">
            <text:p>585.59</text:p>
          </table:table-cell>
          <table:table-cell office:value-type="float" office:value="1205.53" calcext:value-type="float">
            <text:p>1205.53</text:p>
          </table:table-cell>
          <table:table-cell table:formula="of:=2.237*[.A291]" office:value-type="float" office:value="50.5430017" calcext:value-type="float">
            <text:p>50.5430017</text:p>
          </table:table-cell>
          <table:table-cell table:number-columns-repeated="3"/>
        </table:table-row>
        <table:table-row table:style-name="ro1">
          <table:table-cell office:value-type="float" office:value="22.5713" calcext:value-type="float">
            <text:p>22.5713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290769" calcext:value-type="float">
            <text:p>0.0290769</text:p>
          </table:table-cell>
          <table:table-cell office:value-type="float" office:value="0.0295274" calcext:value-type="float">
            <text:p>0.0295274</text:p>
          </table:table-cell>
          <table:table-cell office:value-type="float" office:value="586.939" calcext:value-type="float">
            <text:p>586.939</text:p>
          </table:table-cell>
          <table:table-cell office:value-type="float" office:value="1204.34" calcext:value-type="float">
            <text:p>1204.34</text:p>
          </table:table-cell>
          <table:table-cell table:formula="of:=2.237*[.A292]" office:value-type="float" office:value="50.4919981" calcext:value-type="float">
            <text:p>50.4919981</text:p>
          </table:table-cell>
          <table:table-cell table:number-columns-repeated="3"/>
        </table:table-row>
        <table:table-row table:style-name="ro1">
          <table:table-cell office:value-type="float" office:value="22.396" calcext:value-type="float">
            <text:p>22.396</text:p>
          </table:table-cell>
          <table:table-cell office:value-type="float" office:value="0.0299749" calcext:value-type="float">
            <text:p>0.0299749</text:p>
          </table:table-cell>
          <table:table-cell office:value-type="float" office:value="0.0289246" calcext:value-type="float">
            <text:p>0.0289246</text:p>
          </table:table-cell>
          <table:table-cell office:value-type="float" office:value="0.0294498" calcext:value-type="float">
            <text:p>0.0294498</text:p>
          </table:table-cell>
          <table:table-cell office:value-type="float" office:value="587.95" calcext:value-type="float">
            <text:p>587.95</text:p>
          </table:table-cell>
          <table:table-cell office:value-type="float" office:value="1203.44" calcext:value-type="float">
            <text:p>1203.44</text:p>
          </table:table-cell>
          <table:table-cell table:formula="of:=2.237*[.A293]" office:value-type="float" office:value="50.099852" calcext:value-type="float">
            <text:p>50.099852</text:p>
          </table:table-cell>
          <table:table-cell table:number-columns-repeated="3"/>
        </table:table-row>
        <table:table-row table:style-name="ro1">
          <table:table-cell office:value-type="float" office:value="22.5088" calcext:value-type="float">
            <text:p>22.5088</text:p>
          </table:table-cell>
          <table:table-cell office:value-type="float" office:value="0.0299718" calcext:value-type="float">
            <text:p>0.0299718</text:p>
          </table:table-cell>
          <table:table-cell office:value-type="float" office:value="0.0287591" calcext:value-type="float">
            <text:p>0.0287591</text:p>
          </table:table-cell>
          <table:table-cell office:value-type="float" office:value="0.0293655" calcext:value-type="float">
            <text:p>0.0293655</text:p>
          </table:table-cell>
          <table:table-cell office:value-type="float" office:value="589.3" calcext:value-type="float">
            <text:p>589.3</text:p>
          </table:table-cell>
          <table:table-cell office:value-type="float" office:value="1202.24" calcext:value-type="float">
            <text:p>1202.24</text:p>
          </table:table-cell>
          <table:table-cell table:formula="of:=2.237*[.A294]" office:value-type="float" office:value="50.3521856" calcext:value-type="float">
            <text:p>50.3521856</text:p>
          </table:table-cell>
          <table:table-cell table:number-columns-repeated="3"/>
        </table:table-row>
        <table:table-row table:style-name="ro1">
          <table:table-cell office:value-type="float" office:value="22.4512" calcext:value-type="float">
            <text:p>22.4512</text:p>
          </table:table-cell>
          <table:table-cell office:value-type="float" office:value="0.0299651" calcext:value-type="float">
            <text:p>0.0299651</text:p>
          </table:table-cell>
          <table:table-cell office:value-type="float" office:value="0.0285662" calcext:value-type="float">
            <text:p>0.0285662</text:p>
          </table:table-cell>
          <table:table-cell office:value-type="float" office:value="0.0292657" calcext:value-type="float">
            <text:p>0.0292657</text:p>
          </table:table-cell>
          <table:table-cell office:value-type="float" office:value="590.313" calcext:value-type="float">
            <text:p>590.313</text:p>
          </table:table-cell>
          <table:table-cell office:value-type="float" office:value="1201.36" calcext:value-type="float">
            <text:p>1201.36</text:p>
          </table:table-cell>
          <table:table-cell table:formula="of:=2.237*[.A295]" office:value-type="float" office:value="50.2233344" calcext:value-type="float">
            <text:p>50.2233344</text:p>
          </table:table-cell>
          <table:table-cell table:number-columns-repeated="3"/>
        </table:table-row>
        <table:table-row table:style-name="ro1">
          <table:table-cell office:value-type="float" office:value="22.4649" calcext:value-type="float">
            <text:p>22.4649</text:p>
          </table:table-cell>
          <table:table-cell office:value-type="float" office:value="0.0299458" calcext:value-type="float">
            <text:p>0.0299458</text:p>
          </table:table-cell>
          <table:table-cell office:value-type="float" office:value="0.028221" calcext:value-type="float">
            <text:p>0.028221</text:p>
          </table:table-cell>
          <table:table-cell office:value-type="float" office:value="0.0290834" calcext:value-type="float">
            <text:p>0.0290834</text:p>
          </table:table-cell>
          <table:table-cell office:value-type="float" office:value="592.001" calcext:value-type="float">
            <text:p>592.001</text:p>
          </table:table-cell>
          <table:table-cell office:value-type="float" office:value="1199.87" calcext:value-type="float">
            <text:p>1199.87</text:p>
          </table:table-cell>
          <table:table-cell table:formula="of:=2.237*[.A296]" office:value-type="float" office:value="50.2539813" calcext:value-type="float">
            <text:p>50.2539813</text:p>
          </table:table-cell>
          <table:table-cell table:number-columns-repeated="3"/>
        </table:table-row>
        <table:table-row table:style-name="ro1">
          <table:table-cell office:value-type="float" office:value="22.4833" calcext:value-type="float">
            <text:p>22.4833</text:p>
          </table:table-cell>
          <table:table-cell office:value-type="float" office:value="0.0299209" calcext:value-type="float">
            <text:p>0.0299209</text:p>
          </table:table-cell>
          <table:table-cell office:value-type="float" office:value="0.0279254" calcext:value-type="float">
            <text:p>0.0279254</text:p>
          </table:table-cell>
          <table:table-cell office:value-type="float" office:value="0.0289231" calcext:value-type="float">
            <text:p>0.0289231</text:p>
          </table:table-cell>
          <table:table-cell office:value-type="float" office:value="593.353" calcext:value-type="float">
            <text:p>593.353</text:p>
          </table:table-cell>
          <table:table-cell office:value-type="float" office:value="1198.67" calcext:value-type="float">
            <text:p>1198.67</text:p>
          </table:table-cell>
          <table:table-cell table:formula="of:=2.237*[.A297]" office:value-type="float" office:value="50.2951421" calcext:value-type="float">
            <text:p>50.2951421</text:p>
          </table:table-cell>
          <table:table-cell table:number-columns-repeated="3"/>
        </table:table-row>
        <table:table-row table:style-name="ro1">
          <table:table-cell office:value-type="float" office:value="22.5109" calcext:value-type="float">
            <text:p>22.5109</text:p>
          </table:table-cell>
          <table:table-cell office:value-type="float" office:value="0.029886" calcext:value-type="float">
            <text:p>0.029886</text:p>
          </table:table-cell>
          <table:table-cell office:value-type="float" office:value="0.0276138" calcext:value-type="float">
            <text:p>0.0276138</text:p>
          </table:table-cell>
          <table:table-cell office:value-type="float" office:value="0.0287499" calcext:value-type="float">
            <text:p>0.0287499</text:p>
          </table:table-cell>
          <table:table-cell office:value-type="float" office:value="594.707" calcext:value-type="float">
            <text:p>594.707</text:p>
          </table:table-cell>
          <table:table-cell office:value-type="float" office:value="1197.49" calcext:value-type="float">
            <text:p>1197.49</text:p>
          </table:table-cell>
          <table:table-cell table:formula="of:=2.237*[.A298]" office:value-type="float" office:value="50.3568833" calcext:value-type="float">
            <text:p>50.3568833</text:p>
          </table:table-cell>
          <table:table-cell table:number-columns-repeated="3"/>
        </table:table-row>
        <table:table-row table:style-name="ro1">
          <table:table-cell office:value-type="float" office:value="22.5017" calcext:value-type="float">
            <text:p>22.5017</text:p>
          </table:table-cell>
          <table:table-cell office:value-type="float" office:value="0.0298392" calcext:value-type="float">
            <text:p>0.0298392</text:p>
          </table:table-cell>
          <table:table-cell office:value-type="float" office:value="0.0272854" calcext:value-type="float">
            <text:p>0.0272854</text:p>
          </table:table-cell>
          <table:table-cell office:value-type="float" office:value="0.0285623" calcext:value-type="float">
            <text:p>0.0285623</text:p>
          </table:table-cell>
          <table:table-cell office:value-type="float" office:value="596.062" calcext:value-type="float">
            <text:p>596.062</text:p>
          </table:table-cell>
          <table:table-cell office:value-type="float" office:value="1196.3" calcext:value-type="float">
            <text:p>1196.3</text:p>
          </table:table-cell>
          <table:table-cell table:formula="of:=2.237*[.A299]" office:value-type="float" office:value="50.3363029" calcext:value-type="float">
            <text:p>50.3363029</text:p>
          </table:table-cell>
          <table:table-cell table:number-columns-repeated="3"/>
        </table:table-row>
        <table:table-row table:style-name="ro1">
          <table:table-cell office:value-type="float" office:value="22.5092" calcext:value-type="float">
            <text:p>22.5092</text:p>
          </table:table-cell>
          <table:table-cell office:value-type="float" office:value="0.0298099" calcext:value-type="float">
            <text:p>0.0298099</text:p>
          </table:table-cell>
          <table:table-cell office:value-type="float" office:value="0.0271161" calcext:value-type="float">
            <text:p>0.0271161</text:p>
          </table:table-cell>
          <table:table-cell office:value-type="float" office:value="0.028463" calcext:value-type="float">
            <text:p>0.028463</text:p>
          </table:table-cell>
          <table:table-cell office:value-type="float" office:value="596.741" calcext:value-type="float">
            <text:p>596.741</text:p>
          </table:table-cell>
          <table:table-cell office:value-type="float" office:value="1195.71" calcext:value-type="float">
            <text:p>1195.71</text:p>
          </table:table-cell>
          <table:table-cell table:formula="of:=2.237*[.A300]" office:value-type="float" office:value="50.3530804" calcext:value-type="float">
            <text:p>50.3530804</text:p>
          </table:table-cell>
          <table:table-cell table:number-columns-repeated="3"/>
        </table:table-row>
        <table:table-row table:style-name="ro1">
          <table:table-cell office:value-type="float" office:value="22.5385" calcext:value-type="float">
            <text:p>22.5385</text:p>
          </table:table-cell>
          <table:table-cell office:value-type="float" office:value="0.0297408" calcext:value-type="float">
            <text:p>0.0297408</text:p>
          </table:table-cell>
          <table:table-cell office:value-type="float" office:value="0.0267636" calcext:value-type="float">
            <text:p>0.0267636</text:p>
          </table:table-cell>
          <table:table-cell office:value-type="float" office:value="0.0282522" calcext:value-type="float">
            <text:p>0.0282522</text:p>
          </table:table-cell>
          <table:table-cell office:value-type="float" office:value="598.101" calcext:value-type="float">
            <text:p>598.101</text:p>
          </table:table-cell>
          <table:table-cell office:value-type="float" office:value="1194.53" calcext:value-type="float">
            <text:p>1194.53</text:p>
          </table:table-cell>
          <table:table-cell table:formula="of:=2.237*[.A301]" office:value-type="float" office:value="50.4186245" calcext:value-type="float">
            <text:p>50.4186245</text:p>
          </table:table-cell>
          <table:table-cell table:number-columns-repeated="3"/>
        </table:table-row>
        <table:table-row table:style-name="ro1">
          <table:table-cell office:value-type="float" office:value="22.5713" calcext:value-type="float">
            <text:p>22.5713</text:p>
          </table:table-cell>
          <table:table-cell office:value-type="float" office:value="0.0296547" calcext:value-type="float">
            <text:p>0.0296547</text:p>
          </table:table-cell>
          <table:table-cell office:value-type="float" office:value="0.0263978" calcext:value-type="float">
            <text:p>0.0263978</text:p>
          </table:table-cell>
          <table:table-cell office:value-type="float" office:value="0.0280263" calcext:value-type="float">
            <text:p>0.0280263</text:p>
          </table:table-cell>
          <table:table-cell office:value-type="float" office:value="599.463" calcext:value-type="float">
            <text:p>599.463</text:p>
          </table:table-cell>
          <table:table-cell office:value-type="float" office:value="1193.35" calcext:value-type="float">
            <text:p>1193.35</text:p>
          </table:table-cell>
          <table:table-cell table:formula="of:=2.237*[.A302]" office:value-type="float" office:value="50.4919981" calcext:value-type="float">
            <text:p>50.4919981</text:p>
          </table:table-cell>
          <table:table-cell table:number-columns-repeated="3"/>
        </table:table-row>
        <table:table-row table:style-name="ro1">
          <table:table-cell office:value-type="float" office:value="22.429" calcext:value-type="float">
            <text:p>22.429</text:p>
          </table:table-cell>
          <table:table-cell office:value-type="float" office:value="0.0295788" calcext:value-type="float">
            <text:p>0.0295788</text:p>
          </table:table-cell>
          <table:table-cell office:value-type="float" office:value="0.0261134" calcext:value-type="float">
            <text:p>0.0261134</text:p>
          </table:table-cell>
          <table:table-cell office:value-type="float" office:value="0.0278461" calcext:value-type="float">
            <text:p>0.0278461</text:p>
          </table:table-cell>
          <table:table-cell office:value-type="float" office:value="600.487" calcext:value-type="float">
            <text:p>600.487</text:p>
          </table:table-cell>
          <table:table-cell office:value-type="float" office:value="1192.47" calcext:value-type="float">
            <text:p>1192.47</text:p>
          </table:table-cell>
          <table:table-cell table:formula="of:=2.237*[.A303]" office:value-type="float" office:value="50.173673" calcext:value-type="float">
            <text:p>50.173673</text:p>
          </table:table-cell>
          <table:table-cell table:number-columns-repeated="3"/>
        </table:table-row>
        <table:table-row table:style-name="ro1">
          <table:table-cell office:value-type="float" office:value="22.4972" calcext:value-type="float">
            <text:p>22.4972</text:p>
          </table:table-cell>
          <table:table-cell office:value-type="float" office:value="0.029459" calcext:value-type="float">
            <text:p>0.029459</text:p>
          </table:table-cell>
          <table:table-cell office:value-type="float" office:value="0.0257231" calcext:value-type="float">
            <text:p>0.0257231</text:p>
          </table:table-cell>
          <table:table-cell office:value-type="float" office:value="0.0275911" calcext:value-type="float">
            <text:p>0.0275911</text:p>
          </table:table-cell>
          <table:table-cell office:value-type="float" office:value="601.854" calcext:value-type="float">
            <text:p>601.854</text:p>
          </table:table-cell>
          <table:table-cell office:value-type="float" office:value="1191.31" calcext:value-type="float">
            <text:p>1191.31</text:p>
          </table:table-cell>
          <table:table-cell table:formula="of:=2.237*[.A304]" office:value-type="float" office:value="50.3262364" calcext:value-type="float">
            <text:p>50.3262364</text:p>
          </table:table-cell>
          <table:table-cell table:number-columns-repeated="3"/>
        </table:table-row>
        <table:table-row table:style-name="ro1">
          <table:table-cell office:value-type="float" office:value="22.57" calcext:value-type="float">
            <text:p>22.57</text:p>
          </table:table-cell>
          <table:table-cell office:value-type="float" office:value="0.0293174" calcext:value-type="float">
            <text:p>0.0293174</text:p>
          </table:table-cell>
          <table:table-cell office:value-type="float" office:value="0.0253187" calcext:value-type="float">
            <text:p>0.0253187</text:p>
          </table:table-cell>
          <table:table-cell office:value-type="float" office:value="0.0273181" calcext:value-type="float">
            <text:p>0.0273181</text:p>
          </table:table-cell>
          <table:table-cell office:value-type="float" office:value="603.227" calcext:value-type="float">
            <text:p>603.227</text:p>
          </table:table-cell>
          <table:table-cell office:value-type="float" office:value="1190.14" calcext:value-type="float">
            <text:p>1190.14</text:p>
          </table:table-cell>
          <table:table-cell table:formula="of:=2.237*[.A305]" office:value-type="float" office:value="50.48909" calcext:value-type="float">
            <text:p>50.48909</text:p>
          </table:table-cell>
          <table:table-cell table:number-columns-repeated="3"/>
        </table:table-row>
        <table:table-row table:style-name="ro1">
          <table:table-cell office:value-type="float" office:value="22.4848" calcext:value-type="float">
            <text:p>22.4848</text:p>
          </table:table-cell>
          <table:table-cell office:value-type="float" office:value="0.029156" calcext:value-type="float">
            <text:p>0.029156</text:p>
          </table:table-cell>
          <table:table-cell office:value-type="float" office:value="0.0249015" calcext:value-type="float">
            <text:p>0.0249015</text:p>
          </table:table-cell>
          <table:table-cell office:value-type="float" office:value="0.0270287" calcext:value-type="float">
            <text:p>0.0270287</text:p>
          </table:table-cell>
          <table:table-cell office:value-type="float" office:value="604.603" calcext:value-type="float">
            <text:p>604.603</text:p>
          </table:table-cell>
          <table:table-cell office:value-type="float" office:value="1188.98" calcext:value-type="float">
            <text:p>1188.98</text:p>
          </table:table-cell>
          <table:table-cell table:formula="of:=2.237*[.A306]" office:value-type="float" office:value="50.2984976" calcext:value-type="float">
            <text:p>50.2984976</text:p>
          </table:table-cell>
          <table:table-cell table:number-columns-repeated="3"/>
        </table:table-row>
        <table:table-row table:style-name="ro1">
          <table:table-cell office:value-type="float" office:value="22.4216" calcext:value-type="float">
            <text:p>22.4216</text:p>
          </table:table-cell>
          <table:table-cell office:value-type="float" office:value="0.0289733" calcext:value-type="float">
            <text:p>0.0289733</text:p>
          </table:table-cell>
          <table:table-cell office:value-type="float" office:value="0.0244716" calcext:value-type="float">
            <text:p>0.0244716</text:p>
          </table:table-cell>
          <table:table-cell office:value-type="float" office:value="0.0267224" calcext:value-type="float">
            <text:p>0.0267224</text:p>
          </table:table-cell>
          <table:table-cell office:value-type="float" office:value="605.983" calcext:value-type="float">
            <text:p>605.983</text:p>
          </table:table-cell>
          <table:table-cell office:value-type="float" office:value="1187.82" calcext:value-type="float">
            <text:p>1187.82</text:p>
          </table:table-cell>
          <table:table-cell table:formula="of:=2.237*[.A307]" office:value-type="float" office:value="50.1571192" calcext:value-type="float">
            <text:p>50.1571192</text:p>
          </table:table-cell>
          <table:table-cell table:number-columns-repeated="3"/>
        </table:table-row>
        <table:table-row table:style-name="ro1">
          <table:table-cell office:value-type="float" office:value="22.5348" calcext:value-type="float">
            <text:p>22.5348</text:p>
          </table:table-cell>
          <table:table-cell office:value-type="float" office:value="0.0287704" calcext:value-type="float">
            <text:p>0.0287704</text:p>
          </table:table-cell>
          <table:table-cell office:value-type="float" office:value="0.0240286" calcext:value-type="float">
            <text:p>0.0240286</text:p>
          </table:table-cell>
          <table:table-cell office:value-type="float" office:value="0.0263995" calcext:value-type="float">
            <text:p>0.0263995</text:p>
          </table:table-cell>
          <table:table-cell office:value-type="float" office:value="607.369" calcext:value-type="float">
            <text:p>607.369</text:p>
          </table:table-cell>
          <table:table-cell office:value-type="float" office:value="1186.67" calcext:value-type="float">
            <text:p>1186.67</text:p>
          </table:table-cell>
          <table:table-cell table:formula="of:=2.237*[.A308]" office:value-type="float" office:value="50.4103476" calcext:value-type="float">
            <text:p>50.4103476</text:p>
          </table:table-cell>
          <table:table-cell table:number-columns-repeated="3"/>
        </table:table-row>
        <table:table-row table:style-name="ro1">
          <table:table-cell office:value-type="float" office:value="22.457" calcext:value-type="float">
            <text:p>22.457</text:p>
          </table:table-cell>
          <table:table-cell office:value-type="float" office:value="0.0284898" calcext:value-type="float">
            <text:p>0.0284898</text:p>
          </table:table-cell>
          <table:table-cell office:value-type="float" office:value="0.0234617" calcext:value-type="float">
            <text:p>0.0234617</text:p>
          </table:table-cell>
          <table:table-cell office:value-type="float" office:value="0.0259757" calcext:value-type="float">
            <text:p>0.0259757</text:p>
          </table:table-cell>
          <table:table-cell office:value-type="float" office:value="609.108" calcext:value-type="float">
            <text:p>609.108</text:p>
          </table:table-cell>
          <table:table-cell office:value-type="float" office:value="1185.26" calcext:value-type="float">
            <text:p>1185.26</text:p>
          </table:table-cell>
          <table:table-cell table:formula="of:=2.237*[.A309]" office:value-type="float" office:value="50.236309" calcext:value-type="float">
            <text:p>50.236309</text:p>
          </table:table-cell>
          <table:table-cell table:number-columns-repeated="3"/>
        </table:table-row>
        <table:table-row table:style-name="ro1">
          <table:table-cell office:value-type="float" office:value="22.5021" calcext:value-type="float">
            <text:p>22.5021</text:p>
          </table:table-cell>
          <table:table-cell office:value-type="float" office:value="0.028243" calcext:value-type="float">
            <text:p>0.028243</text:p>
          </table:table-cell>
          <table:table-cell office:value-type="float" office:value="0.0229941" calcext:value-type="float">
            <text:p>0.0229941</text:p>
          </table:table-cell>
          <table:table-cell office:value-type="float" office:value="0.0256185" calcext:value-type="float">
            <text:p>0.0256185</text:p>
          </table:table-cell>
          <table:table-cell office:value-type="float" office:value="610.506" calcext:value-type="float">
            <text:p>610.506</text:p>
          </table:table-cell>
          <table:table-cell office:value-type="float" office:value="1184.12" calcext:value-type="float">
            <text:p>1184.12</text:p>
          </table:table-cell>
          <table:table-cell table:formula="of:=2.237*[.A310]" office:value-type="float" office:value="50.3371977" calcext:value-type="float">
            <text:p>50.3371977</text:p>
          </table:table-cell>
          <table:table-cell table:number-columns-repeated="3"/>
        </table:table-row>
        <table:table-row table:style-name="ro1">
          <table:table-cell office:value-type="float" office:value="22.5123" calcext:value-type="float">
            <text:p>22.5123</text:p>
          </table:table-cell>
          <table:table-cell office:value-type="float" office:value="0.027977" calcext:value-type="float">
            <text:p>0.027977</text:p>
          </table:table-cell>
          <table:table-cell office:value-type="float" office:value="0.0225151" calcext:value-type="float">
            <text:p>0.0225151</text:p>
          </table:table-cell>
          <table:table-cell office:value-type="float" office:value="0.0252461" calcext:value-type="float">
            <text:p>0.0252461</text:p>
          </table:table-cell>
          <table:table-cell office:value-type="float" office:value="611.91" calcext:value-type="float">
            <text:p>611.91</text:p>
          </table:table-cell>
          <table:table-cell office:value-type="float" office:value="1182.99" calcext:value-type="float">
            <text:p>1182.99</text:p>
          </table:table-cell>
          <table:table-cell table:formula="of:=2.237*[.A311]" office:value-type="float" office:value="50.3600151" calcext:value-type="float">
            <text:p>50.3600151</text:p>
          </table:table-cell>
          <table:table-cell table:number-columns-repeated="3"/>
        </table:table-row>
        <table:table-row table:style-name="ro1">
          <table:table-cell office:value-type="float" office:value="22.5248" calcext:value-type="float">
            <text:p>22.5248</text:p>
          </table:table-cell>
          <table:table-cell office:value-type="float" office:value="0.0276933" calcext:value-type="float">
            <text:p>0.0276933</text:p>
          </table:table-cell>
          <table:table-cell office:value-type="float" office:value="0.0220279" calcext:value-type="float">
            <text:p>0.0220279</text:p>
          </table:table-cell>
          <table:table-cell office:value-type="float" office:value="0.0248606" calcext:value-type="float">
            <text:p>0.0248606</text:p>
          </table:table-cell>
          <table:table-cell office:value-type="float" office:value="613.319" calcext:value-type="float">
            <text:p>613.319</text:p>
          </table:table-cell>
          <table:table-cell office:value-type="float" office:value="1181.88" calcext:value-type="float">
            <text:p>1181.88</text:p>
          </table:table-cell>
          <table:table-cell table:formula="of:=2.237*[.A312]" office:value-type="float" office:value="50.3879776" calcext:value-type="float">
            <text:p>50.3879776</text:p>
          </table:table-cell>
          <table:table-cell table:number-columns-repeated="3"/>
        </table:table-row>
        <table:table-row table:style-name="ro1">
          <table:table-cell office:value-type="float" office:value="22.5108" calcext:value-type="float">
            <text:p>22.5108</text:p>
          </table:table-cell>
          <table:table-cell office:value-type="float" office:value="0.0275447" calcext:value-type="float">
            <text:p>0.0275447</text:p>
          </table:table-cell>
          <table:table-cell office:value-type="float" office:value="0.0217792" calcext:value-type="float">
            <text:p>0.0217792</text:p>
          </table:table-cell>
          <table:table-cell office:value-type="float" office:value="0.024662" calcext:value-type="float">
            <text:p>0.024662</text:p>
          </table:table-cell>
          <table:table-cell office:value-type="float" office:value="614.027" calcext:value-type="float">
            <text:p>614.027</text:p>
          </table:table-cell>
          <table:table-cell office:value-type="float" office:value="1181.32" calcext:value-type="float">
            <text:p>1181.32</text:p>
          </table:table-cell>
          <table:table-cell table:formula="of:=2.237*[.A313]" office:value-type="float" office:value="50.3566596" calcext:value-type="float">
            <text:p>50.3566596</text:p>
          </table:table-cell>
          <table:table-cell table:number-columns-repeated="3"/>
        </table:table-row>
        <table:table-row table:style-name="ro1">
          <table:table-cell office:value-type="float" office:value="22.4536" calcext:value-type="float">
            <text:p>22.4536</text:p>
          </table:table-cell>
          <table:table-cell office:value-type="float" office:value="0.0272336" calcext:value-type="float">
            <text:p>0.0272336</text:p>
          </table:table-cell>
          <table:table-cell office:value-type="float" office:value="0.021278" calcext:value-type="float">
            <text:p>0.021278</text:p>
          </table:table-cell>
          <table:table-cell office:value-type="float" office:value="0.0242558" calcext:value-type="float">
            <text:p>0.0242558</text:p>
          </table:table-cell>
          <table:table-cell office:value-type="float" office:value="615.448" calcext:value-type="float">
            <text:p>615.448</text:p>
          </table:table-cell>
          <table:table-cell office:value-type="float" office:value="1180.22" calcext:value-type="float">
            <text:p>1180.22</text:p>
          </table:table-cell>
          <table:table-cell table:formula="of:=2.237*[.A314]" office:value-type="float" office:value="50.2287032" calcext:value-type="float">
            <text:p>50.2287032</text:p>
          </table:table-cell>
          <table:table-cell table:number-columns-repeated="3"/>
        </table:table-row>
        <table:table-row table:style-name="ro1">
          <table:table-cell office:value-type="float" office:value="22.4018" calcext:value-type="float">
            <text:p>22.4018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0207662" calcext:value-type="float">
            <text:p>0.0207662</text:p>
          </table:table-cell>
          <table:table-cell office:value-type="float" office:value="0.023836" calcext:value-type="float">
            <text:p>0.023836</text:p>
          </table:table-cell>
          <table:table-cell office:value-type="float" office:value="616.876" calcext:value-type="float">
            <text:p>616.876</text:p>
          </table:table-cell>
          <table:table-cell office:value-type="float" office:value="1179.13" calcext:value-type="float">
            <text:p>1179.13</text:p>
          </table:table-cell>
          <table:table-cell table:formula="of:=2.237*[.A315]" office:value-type="float" office:value="50.1128266" calcext:value-type="float">
            <text:p>50.1128266</text:p>
          </table:table-cell>
          <table:table-cell table:number-columns-repeated="3"/>
        </table:table-row>
        <table:table-row table:style-name="ro1">
          <table:table-cell office:value-type="float" office:value="22.4896" calcext:value-type="float">
            <text:p>22.4896</text:p>
          </table:table-cell>
          <table:table-cell office:value-type="float" office:value="0.0265615" calcext:value-type="float">
            <text:p>0.0265615</text:p>
          </table:table-cell>
          <table:table-cell office:value-type="float" office:value="0.020246" calcext:value-type="float">
            <text:p>0.020246</text:p>
          </table:table-cell>
          <table:table-cell office:value-type="float" office:value="0.0234037" calcext:value-type="float">
            <text:p>0.0234037</text:p>
          </table:table-cell>
          <table:table-cell office:value-type="float" office:value="618.312" calcext:value-type="float">
            <text:p>618.312</text:p>
          </table:table-cell>
          <table:table-cell office:value-type="float" office:value="1178.05" calcext:value-type="float">
            <text:p>1178.05</text:p>
          </table:table-cell>
          <table:table-cell table:formula="of:=2.237*[.A316]" office:value-type="float" office:value="50.3092352" calcext:value-type="float">
            <text:p>50.3092352</text:p>
          </table:table-cell>
          <table:table-cell table:number-columns-repeated="3"/>
        </table:table-row>
        <table:table-row table:style-name="ro1">
          <table:table-cell office:value-type="float" office:value="22.5702" calcext:value-type="float">
            <text:p>22.5702</text:p>
          </table:table-cell>
          <table:table-cell office:value-type="float" office:value="0.0261995" calcext:value-type="float">
            <text:p>0.0261995</text:p>
          </table:table-cell>
          <table:table-cell office:value-type="float" office:value="0.0197151" calcext:value-type="float">
            <text:p>0.0197151</text:p>
          </table:table-cell>
          <table:table-cell office:value-type="float" office:value="0.0229573" calcext:value-type="float">
            <text:p>0.0229573</text:p>
          </table:table-cell>
          <table:table-cell office:value-type="float" office:value="619.755" calcext:value-type="float">
            <text:p>619.755</text:p>
          </table:table-cell>
          <table:table-cell office:value-type="float" office:value="1176.97" calcext:value-type="float">
            <text:p>1176.97</text:p>
          </table:table-cell>
          <table:table-cell table:formula="of:=2.237*[.A317]" office:value-type="float" office:value="50.4895374" calcext:value-type="float">
            <text:p>50.4895374</text:p>
          </table:table-cell>
          <table:table-cell table:number-columns-repeated="3"/>
        </table:table-row>
        <table:table-row table:style-name="ro1">
          <table:table-cell office:value-type="float" office:value="22.5025" calcext:value-type="float">
            <text:p>22.5025</text:p>
          </table:table-cell>
          <table:table-cell office:value-type="float" office:value="0.0254309" calcext:value-type="float">
            <text:p>0.0254309</text:p>
          </table:table-cell>
          <table:table-cell office:value-type="float" office:value="0.0186318" calcext:value-type="float">
            <text:p>0.0186318</text:p>
          </table:table-cell>
          <table:table-cell office:value-type="float" office:value="0.0220314" calcext:value-type="float">
            <text:p>0.0220314</text:p>
          </table:table-cell>
          <table:table-cell office:value-type="float" office:value="622.667" calcext:value-type="float">
            <text:p>622.667</text:p>
          </table:table-cell>
          <table:table-cell office:value-type="float" office:value="1174.86" calcext:value-type="float">
            <text:p>1174.86</text:p>
          </table:table-cell>
          <table:table-cell table:formula="of:=2.237*[.A318]" office:value-type="float" office:value="50.3380925" calcext:value-type="float">
            <text:p>50.3380925</text:p>
          </table:table-cell>
          <table:table-cell table:number-columns-repeated="3"/>
        </table:table-row>
        <table:table-row table:style-name="ro1">
          <table:table-cell office:value-type="float" office:value="22.4503" calcext:value-type="float">
            <text:p>22.4503</text:p>
          </table:table-cell>
          <table:table-cell office:value-type="float" office:value="0.0250252" calcext:value-type="float">
            <text:p>0.0250252</text:p>
          </table:table-cell>
          <table:table-cell office:value-type="float" office:value="0.018079" calcext:value-type="float">
            <text:p>0.018079</text:p>
          </table:table-cell>
          <table:table-cell office:value-type="float" office:value="0.0215521" calcext:value-type="float">
            <text:p>0.0215521</text:p>
          </table:table-cell>
          <table:table-cell office:value-type="float" office:value="624.137" calcext:value-type="float">
            <text:p>624.137</text:p>
          </table:table-cell>
          <table:table-cell office:value-type="float" office:value="1173.83" calcext:value-type="float">
            <text:p>1173.83</text:p>
          </table:table-cell>
          <table:table-cell table:formula="of:=2.237*[.A319]" office:value-type="float" office:value="50.2213211" calcext:value-type="float">
            <text:p>50.2213211</text:p>
          </table:table-cell>
          <table:table-cell table:number-columns-repeated="3"/>
        </table:table-row>
        <table:table-row table:style-name="ro1">
          <table:table-cell office:value-type="float" office:value="22.465" calcext:value-type="float">
            <text:p>22.465</text:p>
          </table:table-cell>
          <table:table-cell office:value-type="float" office:value="0.0249047" calcext:value-type="float">
            <text:p>0.0249047</text:p>
          </table:table-cell>
          <table:table-cell office:value-type="float" office:value="0.0179169" calcext:value-type="float">
            <text:p>0.0179169</text:p>
          </table:table-cell>
          <table:table-cell office:value-type="float" office:value="0.0214108" calcext:value-type="float">
            <text:p>0.0214108</text:p>
          </table:table-cell>
          <table:table-cell office:value-type="float" office:value="625.988" calcext:value-type="float">
            <text:p>625.988</text:p>
          </table:table-cell>
          <table:table-cell office:value-type="float" office:value="1172.54" calcext:value-type="float">
            <text:p>1172.54</text:p>
          </table:table-cell>
          <table:table-cell table:formula="of:=2.237*[.A320]" office:value-type="float" office:value="50.254205" calcext:value-type="float">
            <text:p>50.254205</text:p>
          </table:table-cell>
          <table:table-cell table:number-columns-repeated="3"/>
        </table:table-row>
        <table:table-row table:style-name="ro1">
          <table:table-cell office:value-type="float" office:value="22.5373" calcext:value-type="float">
            <text:p>22.5373</text:p>
          </table:table-cell>
          <table:table-cell office:value-type="float" office:value="0.0245882" calcext:value-type="float">
            <text:p>0.0245882</text:p>
          </table:table-cell>
          <table:table-cell office:value-type="float" office:value="0.0174955" calcext:value-type="float">
            <text:p>0.0174955</text:p>
          </table:table-cell>
          <table:table-cell office:value-type="float" office:value="0.0210419" calcext:value-type="float">
            <text:p>0.0210419</text:p>
          </table:table-cell>
          <table:table-cell office:value-type="float" office:value="627.105" calcext:value-type="float">
            <text:p>627.105</text:p>
          </table:table-cell>
          <table:table-cell office:value-type="float" office:value="1171.79" calcext:value-type="float">
            <text:p>1171.79</text:p>
          </table:table-cell>
          <table:table-cell table:formula="of:=2.237*[.A321]" office:value-type="float" office:value="50.4159401" calcext:value-type="float">
            <text:p>50.4159401</text:p>
          </table:table-cell>
          <table:table-cell table:number-columns-repeated="3"/>
        </table:table-row>
        <table:table-row table:style-name="ro1">
          <table:table-cell office:value-type="float" office:value="22.5138" calcext:value-type="float">
            <text:p>22.5138</text:p>
          </table:table-cell>
          <table:table-cell office:value-type="float" office:value="0.0241532" calcext:value-type="float">
            <text:p>0.0241532</text:p>
          </table:table-cell>
          <table:table-cell office:value-type="float" office:value="0.0169261" calcext:value-type="float">
            <text:p>0.0169261</text:p>
          </table:table-cell>
          <table:table-cell office:value-type="float" office:value="0.0205396" calcext:value-type="float">
            <text:p>0.0205396</text:p>
          </table:table-cell>
          <table:table-cell office:value-type="float" office:value="628.604" calcext:value-type="float">
            <text:p>628.604</text:p>
          </table:table-cell>
          <table:table-cell office:value-type="float" office:value="1170.78" calcext:value-type="float">
            <text:p>1170.78</text:p>
          </table:table-cell>
          <table:table-cell table:formula="of:=2.237*[.A322]" office:value-type="float" office:value="50.3633706" calcext:value-type="float">
            <text:p>50.3633706</text:p>
          </table:table-cell>
          <table:table-cell table:number-columns-repeated="3"/>
        </table:table-row>
        <table:table-row table:style-name="ro1">
          <table:table-cell office:value-type="float" office:value="22.5328" calcext:value-type="float">
            <text:p>22.5328</text:p>
          </table:table-cell>
          <table:table-cell office:value-type="float" office:value="0.0237042" calcext:value-type="float">
            <text:p>0.0237042</text:p>
          </table:table-cell>
          <table:table-cell office:value-type="float" office:value="0.0163541" calcext:value-type="float">
            <text:p>0.0163541</text:p>
          </table:table-cell>
          <table:table-cell office:value-type="float" office:value="0.0200292" calcext:value-type="float">
            <text:p>0.0200292</text:p>
          </table:table-cell>
          <table:table-cell office:value-type="float" office:value="630.11" calcext:value-type="float">
            <text:p>630.11</text:p>
          </table:table-cell>
          <table:table-cell office:value-type="float" office:value="1169.79" calcext:value-type="float">
            <text:p>1169.79</text:p>
          </table:table-cell>
          <table:table-cell table:formula="of:=2.237*[.A323]" office:value-type="float" office:value="50.4058736" calcext:value-type="float">
            <text:p>50.4058736</text:p>
          </table:table-cell>
          <table:table-cell table:number-columns-repeated="3"/>
        </table:table-row>
        <table:table-row table:style-name="ro1">
          <table:table-cell office:value-type="float" office:value="22.6036" calcext:value-type="float">
            <text:p>22.6036</text:p>
          </table:table-cell>
          <table:table-cell office:value-type="float" office:value="0.0232438" calcext:value-type="float">
            <text:p>0.0232438</text:p>
          </table:table-cell>
          <table:table-cell office:value-type="float" office:value="0.01578" calcext:value-type="float">
            <text:p>0.01578</text:p>
          </table:table-cell>
          <table:table-cell office:value-type="float" office:value="0.0195119" calcext:value-type="float">
            <text:p>0.0195119</text:p>
          </table:table-cell>
          <table:table-cell office:value-type="float" office:value="631.627" calcext:value-type="float">
            <text:p>631.627</text:p>
          </table:table-cell>
          <table:table-cell office:value-type="float" office:value="1168.81" calcext:value-type="float">
            <text:p>1168.81</text:p>
          </table:table-cell>
          <table:table-cell table:formula="of:=2.237*[.A324]" office:value-type="float" office:value="50.5642532" calcext:value-type="float">
            <text:p>50.5642532</text:p>
          </table:table-cell>
          <table:table-cell table:number-columns-repeated="3"/>
        </table:table-row>
        <table:table-row table:style-name="ro1">
          <table:table-cell office:value-type="float" office:value="22.6182" calcext:value-type="float">
            <text:p>22.6182</text:p>
          </table:table-cell>
          <table:table-cell office:value-type="float" office:value="0.0230077" calcext:value-type="float">
            <text:p>0.0230077</text:p>
          </table:table-cell>
          <table:table-cell office:value-type="float" office:value="0.0154928" calcext:value-type="float">
            <text:p>0.0154928</text:p>
          </table:table-cell>
          <table:table-cell office:value-type="float" office:value="0.0192502" calcext:value-type="float">
            <text:p>0.0192502</text:p>
          </table:table-cell>
          <table:table-cell office:value-type="float" office:value="632.388" calcext:value-type="float">
            <text:p>632.388</text:p>
          </table:table-cell>
          <table:table-cell office:value-type="float" office:value="1168.32" calcext:value-type="float">
            <text:p>1168.32</text:p>
          </table:table-cell>
          <table:table-cell table:formula="of:=2.237*[.A325]" office:value-type="float" office:value="50.5969134" calcext:value-type="float">
            <text:p>50.5969134</text:p>
          </table:table-cell>
          <table:table-cell table:number-columns-repeated="3"/>
        </table:table-row>
        <table:table-row table:style-name="ro1">
          <table:table-cell office:value-type="float" office:value="22.6247" calcext:value-type="float">
            <text:p>22.6247</text:p>
          </table:table-cell>
          <table:table-cell office:value-type="float" office:value="0.0225284" calcext:value-type="float">
            <text:p>0.0225284</text:p>
          </table:table-cell>
          <table:table-cell office:value-type="float" office:value="0.0149195" calcext:value-type="float">
            <text:p>0.0149195</text:p>
          </table:table-cell>
          <table:table-cell office:value-type="float" office:value="0.018724" calcext:value-type="float">
            <text:p>0.018724</text:p>
          </table:table-cell>
          <table:table-cell office:value-type="float" office:value="633.917" calcext:value-type="float">
            <text:p>633.917</text:p>
          </table:table-cell>
          <table:table-cell office:value-type="float" office:value="1167.36" calcext:value-type="float">
            <text:p>1167.36</text:p>
          </table:table-cell>
          <table:table-cell table:formula="of:=2.237*[.A326]" office:value-type="float" office:value="50.6114539" calcext:value-type="float">
            <text:p>50.6114539</text:p>
          </table:table-cell>
          <table:table-cell table:number-columns-repeated="3"/>
        </table:table-row>
        <table:table-row table:style-name="ro1">
          <table:table-cell office:value-type="float" office:value="22.5658" calcext:value-type="float">
            <text:p>22.5658</text:p>
          </table:table-cell>
          <table:table-cell office:value-type="float" office:value="0.0220383" calcext:value-type="float">
            <text:p>0.0220383</text:p>
          </table:table-cell>
          <table:table-cell office:value-type="float" office:value="0.0143516" calcext:value-type="float">
            <text:p>0.0143516</text:p>
          </table:table-cell>
          <table:table-cell office:value-type="float" office:value="0.018195" calcext:value-type="float">
            <text:p>0.018195</text:p>
          </table:table-cell>
          <table:table-cell office:value-type="float" office:value="635.456" calcext:value-type="float">
            <text:p>635.456</text:p>
          </table:table-cell>
          <table:table-cell office:value-type="float" office:value="1166.42" calcext:value-type="float">
            <text:p>1166.42</text:p>
          </table:table-cell>
          <table:table-cell table:formula="of:=2.237*[.A327]" office:value-type="float" office:value="50.4796946" calcext:value-type="float">
            <text:p>50.4796946</text:p>
          </table:table-cell>
          <table:table-cell table:number-columns-repeated="3"/>
        </table:table-row>
        <table:table-row table:style-name="ro1">
          <table:table-cell office:value-type="float" office:value="22.5648" calcext:value-type="float">
            <text:p>22.5648</text:p>
          </table:table-cell>
          <table:table-cell office:value-type="float" office:value="0.0215358" calcext:value-type="float">
            <text:p>0.0215358</text:p>
          </table:table-cell>
          <table:table-cell office:value-type="float" office:value="0.0137883" calcext:value-type="float">
            <text:p>0.0137883</text:p>
          </table:table-cell>
          <table:table-cell office:value-type="float" office:value="0.017662" calcext:value-type="float">
            <text:p>0.017662</text:p>
          </table:table-cell>
          <table:table-cell office:value-type="float" office:value="637.008" calcext:value-type="float">
            <text:p>637.008</text:p>
          </table:table-cell>
          <table:table-cell office:value-type="float" office:value="1165.49" calcext:value-type="float">
            <text:p>1165.49</text:p>
          </table:table-cell>
          <table:table-cell table:formula="of:=2.237*[.A328]" office:value-type="float" office:value="50.4774576" calcext:value-type="float">
            <text:p>50.4774576</text:p>
          </table:table-cell>
          <table:table-cell table:number-columns-repeated="3"/>
        </table:table-row>
        <table:table-row table:style-name="ro1">
          <table:table-cell office:value-type="float" office:value="22.6597" calcext:value-type="float">
            <text:p>22.6597</text:p>
          </table:table-cell>
          <table:table-cell office:value-type="float" office:value="0.0210243" calcext:value-type="float">
            <text:p>0.0210243</text:p>
          </table:table-cell>
          <table:table-cell office:value-type="float" office:value="0.0132339" calcext:value-type="float">
            <text:p>0.0132339</text:p>
          </table:table-cell>
          <table:table-cell office:value-type="float" office:value="0.0171291" calcext:value-type="float">
            <text:p>0.0171291</text:p>
          </table:table-cell>
          <table:table-cell office:value-type="float" office:value="638.578" calcext:value-type="float">
            <text:p>638.578</text:p>
          </table:table-cell>
          <table:table-cell office:value-type="float" office:value="1164.59" calcext:value-type="float">
            <text:p>1164.59</text:p>
          </table:table-cell>
          <table:table-cell table:formula="of:=2.237*[.A329]" office:value-type="float" office:value="50.6897489" calcext:value-type="float">
            <text:p>50.6897489</text:p>
          </table:table-cell>
          <table:table-cell table:number-columns-repeated="3"/>
        </table:table-row>
        <table:table-row table:style-name="ro1">
          <table:table-cell office:value-type="float" office:value="22.6219" calcext:value-type="float">
            <text:p>22.6219</text:p>
          </table:table-cell>
          <table:table-cell office:value-type="float" office:value="0.020505" calcext:value-type="float">
            <text:p>0.020505</text:p>
          </table:table-cell>
          <table:table-cell office:value-type="float" office:value="0.0126921" calcext:value-type="float">
            <text:p>0.0126921</text:p>
          </table:table-cell>
          <table:table-cell office:value-type="float" office:value="0.0165985" calcext:value-type="float">
            <text:p>0.0165985</text:p>
          </table:table-cell>
          <table:table-cell office:value-type="float" office:value="640.166" calcext:value-type="float">
            <text:p>640.166</text:p>
          </table:table-cell>
          <table:table-cell office:value-type="float" office:value="1163.74" calcext:value-type="float">
            <text:p>1163.74</text:p>
          </table:table-cell>
          <table:table-cell table:formula="of:=2.237*[.A330]" office:value-type="float" office:value="50.6051903" calcext:value-type="float">
            <text:p>50.6051903</text:p>
          </table:table-cell>
          <table:table-cell table:number-columns-repeated="3"/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784.6001" calcext:value-type="float">
            <text:p>784.6001</text:p>
          </table:table-cell>
          <table:table-cell office:value-type="float" office:value="1135.571" calcext:value-type="float">
            <text:p>1135.571</text:p>
          </table:table-cell>
        </table:table-row>
        <table:table-row table:style-name="ro1">
          <table:table-cell office:value-type="float" office:value="815.2679" calcext:value-type="float">
            <text:p>815.2679</text:p>
          </table:table-cell>
          <table:table-cell office:value-type="float" office:value="1134.93" calcext:value-type="float">
            <text:p>1134.93</text:p>
          </table:table-cell>
        </table:table-row>
        <table:table-row table:style-name="ro1">
          <table:table-cell office:value-type="float" office:value="844.6398" calcext:value-type="float">
            <text:p>844.6398</text:p>
          </table:table-cell>
          <table:table-cell office:value-type="float" office:value="1134.911" calcext:value-type="float">
            <text:p>1134.911</text:p>
          </table:table-cell>
        </table:table-row>
        <table:table-row table:style-name="ro1">
          <table:table-cell office:value-type="float" office:value="875.0436" calcext:value-type="float">
            <text:p>875.0436</text:p>
          </table:table-cell>
          <table:table-cell office:value-type="float" office:value="1134.808" calcext:value-type="float">
            <text:p>1134.808</text:p>
          </table:table-cell>
        </table:table-row>
        <table:table-row table:style-name="ro1">
          <table:table-cell office:value-type="float" office:value="905.283" calcext:value-type="float">
            <text:p>905.283</text:p>
          </table:table-cell>
          <table:table-cell office:value-type="float" office:value="1134.799" calcext:value-type="float">
            <text:p>1134.799</text:p>
          </table:table-cell>
        </table:table-row>
        <table:table-row table:style-name="ro1">
          <table:table-cell office:value-type="float" office:value="934.9677" calcext:value-type="float">
            <text:p>934.9677</text:p>
          </table:table-cell>
          <table:table-cell office:value-type="float" office:value="1135.055" calcext:value-type="float">
            <text:p>1135.055</text:p>
          </table:table-cell>
        </table:table-row>
        <table:table-row table:style-name="ro1">
          <table:table-cell office:value-type="float" office:value="964.7734" calcext:value-type="float">
            <text:p>964.7734</text:p>
          </table:table-cell>
          <table:table-cell office:value-type="float" office:value="1138.318" calcext:value-type="float">
            <text:p>1138.318</text:p>
          </table:table-cell>
        </table:table-row>
        <table:table-row table:style-name="ro1">
          <table:table-cell office:value-type="float" office:value="995.2703" calcext:value-type="float">
            <text:p>995.2703</text:p>
          </table:table-cell>
          <table:table-cell office:value-type="float" office:value="1145.318" calcext:value-type="float">
            <text:p>1145.318</text:p>
          </table:table-cell>
        </table:table-row>
        <table:table-row table:style-name="ro1">
          <table:table-cell office:value-type="float" office:value="1025.028" calcext:value-type="float">
            <text:p>1025.028</text:p>
          </table:table-cell>
          <table:table-cell office:value-type="float" office:value="1157.81" calcext:value-type="float">
            <text:p>1157.81</text:p>
          </table:table-cell>
        </table:table-row>
        <table:table-row table:style-name="ro1">
          <table:table-cell office:value-type="float" office:value="1054.498" calcext:value-type="float">
            <text:p>1054.498</text:p>
          </table:table-cell>
          <table:table-cell office:value-type="float" office:value="1169.842" calcext:value-type="float">
            <text:p>1169.842</text:p>
          </table:table-cell>
        </table:table-row>
        <table:table-row table:style-name="ro1">
          <table:table-cell office:value-type="float" office:value="1079.219" calcext:value-type="float">
            <text:p>1079.219</text:p>
          </table:table-cell>
          <table:table-cell office:value-type="float" office:value="1180.179" calcext:value-type="float">
            <text:p>1180.179</text:p>
          </table:table-cell>
        </table:table-row>
        <table:table-row table:style-name="ro1">
          <table:table-cell office:value-type="float" office:value="1102.047" calcext:value-type="float">
            <text:p>1102.047</text:p>
          </table:table-cell>
          <table:table-cell office:value-type="float" office:value="1185.857" calcext:value-type="float">
            <text:p>1185.857</text:p>
          </table:table-cell>
        </table:table-row>
        <table:table-row table:style-name="ro1">
          <table:table-cell office:value-type="float" office:value="1127.149" calcext:value-type="float">
            <text:p>1127.149</text:p>
          </table:table-cell>
          <table:table-cell office:value-type="float" office:value="1189.116" calcext:value-type="float">
            <text:p>1189.116</text:p>
          </table:table-cell>
        </table:table-row>
        <table:table-row table:style-name="ro1">
          <table:table-cell office:value-type="float" office:value="1160.17" calcext:value-type="float">
            <text:p>1160.17</text:p>
          </table:table-cell>
          <table:table-cell office:value-type="float" office:value="1191.623" calcext:value-type="float">
            <text:p>1191.623</text:p>
          </table:table-cell>
        </table:table-row>
        <table:table-row table:style-name="ro1">
          <table:table-cell office:value-type="float" office:value="1182.123" calcext:value-type="float">
            <text:p>1182.123</text:p>
          </table:table-cell>
          <table:table-cell office:value-type="float" office:value="1192.658" calcext:value-type="float">
            <text:p>1192.658</text:p>
          </table:table-cell>
        </table:table-row>
        <table:table-row table:style-name="ro1">
          <table:table-cell office:value-type="float" office:value="1208.36" calcext:value-type="float">
            <text:p>1208.36</text:p>
          </table:table-cell>
          <table:table-cell office:value-type="float" office:value="1193.873" calcext:value-type="float">
            <text:p>1193.873</text:p>
          </table:table-cell>
        </table:table-row>
        <table:table-row table:style-name="ro1">
          <table:table-cell office:value-type="float" office:value="1235.623" calcext:value-type="float">
            <text:p>1235.623</text:p>
          </table:table-cell>
          <table:table-cell office:value-type="float" office:value="1194.793" calcext:value-type="float">
            <text:p>1194.793</text:p>
          </table:table-cell>
        </table:table-row>
        <table:table-row table:style-name="ro1">
          <table:table-cell office:value-type="float" office:value="1271.598" calcext:value-type="float">
            <text:p>1271.598</text:p>
          </table:table-cell>
          <table:table-cell office:value-type="float" office:value="1193.644" calcext:value-type="float">
            <text:p>1193.644</text:p>
          </table:table-cell>
        </table:table-row>
        <table:table-row table:style-name="ro1">
          <table:table-cell office:value-type="float" office:value="1306.97" calcext:value-type="float">
            <text:p>1306.97</text:p>
          </table:table-cell>
          <table:table-cell office:value-type="float" office:value="1192.049" calcext:value-type="float">
            <text:p>1192.049</text:p>
          </table:table-cell>
        </table:table-row>
        <table:table-row table:style-name="ro1">
          <table:table-cell office:value-type="float" office:value="1340.477" calcext:value-type="float">
            <text:p>1340.477</text:p>
          </table:table-cell>
          <table:table-cell office:value-type="float" office:value="1188.307" calcext:value-type="float">
            <text:p>1188.307</text:p>
          </table:table-cell>
        </table:table-row>
        <table:table-row table:style-name="ro1">
          <table:table-cell office:value-type="float" office:value="1369.225" calcext:value-type="float">
            <text:p>1369.225</text:p>
          </table:table-cell>
          <table:table-cell office:value-type="float" office:value="1185.671" calcext:value-type="float">
            <text:p>1185.671</text:p>
          </table:table-cell>
        </table:table-row>
        <table:table-row table:style-name="ro1">
          <table:table-cell office:value-type="float" office:value="1398.31" calcext:value-type="float">
            <text:p>1398.31</text:p>
          </table:table-cell>
          <table:table-cell office:value-type="float" office:value="1182.84" calcext:value-type="float">
            <text:p>1182.84</text:p>
          </table:table-cell>
        </table:table-row>
        <table:table-row table:style-name="ro1">
          <table:table-cell office:value-type="float" office:value="1430.229" calcext:value-type="float">
            <text:p>1430.229</text:p>
          </table:table-cell>
          <table:table-cell office:value-type="float" office:value="1178.649" calcext:value-type="float">
            <text:p>1178.649</text:p>
          </table:table-cell>
        </table:table-row>
        <table:table-row table:style-name="ro1">
          <table:table-cell office:value-type="float" office:value="1467.004" calcext:value-type="float">
            <text:p>1467.004</text:p>
          </table:table-cell>
          <table:table-cell office:value-type="float" office:value="1174.027" calcext:value-type="float">
            <text:p>1174.027</text:p>
          </table:table-cell>
        </table:table-row>
        <table:table-row table:style-name="ro1">
          <table:table-cell office:value-type="float" office:value="1492.771" calcext:value-type="float">
            <text:p>1492.771</text:p>
          </table:table-cell>
          <table:table-cell office:value-type="float" office:value="1170.749" calcext:value-type="float">
            <text:p>1170.749</text:p>
          </table:table-cell>
        </table:table-row>
        <table:table-row table:style-name="ro1">
          <table:table-cell office:value-type="float" office:value="1519.772" calcext:value-type="float">
            <text:p>1519.772</text:p>
          </table:table-cell>
          <table:table-cell office:value-type="float" office:value="1167.997" calcext:value-type="float">
            <text:p>1167.997</text:p>
          </table:table-cell>
        </table:table-row>
        <table:table-row table:style-name="ro1">
          <table:table-cell office:value-type="float" office:value="1546.772" calcext:value-type="float">
            <text:p>1546.772</text:p>
          </table:table-cell>
          <table:table-cell office:value-type="float" office:value="1165.93" calcext:value-type="float">
            <text:p>1165.93</text:p>
          </table:table-cell>
        </table:table-row>
        <table:table-row table:style-name="ro1">
          <table:table-cell office:value-type="float" office:value="1572.312" calcext:value-type="float">
            <text:p>1572.312</text:p>
          </table:table-cell>
          <table:table-cell office:value-type="float" office:value="1163.598" calcext:value-type="float">
            <text:p>1163.598</text:p>
          </table:table-cell>
        </table:table-row>
        <table:table-row table:style-name="ro1">
          <table:table-cell office:value-type="float" office:value="1598.067" calcext:value-type="float">
            <text:p>1598.067</text:p>
          </table:table-cell>
          <table:table-cell office:value-type="float" office:value="1161.989" calcext:value-type="float">
            <text:p>1161.989</text:p>
          </table:table-cell>
        </table:table-row>
        <table:table-row table:style-name="ro1">
          <table:table-cell office:value-type="float" office:value="1625.75" calcext:value-type="float">
            <text:p>1625.75</text:p>
          </table:table-cell>
          <table:table-cell office:value-type="float" office:value="1159.524" calcext:value-type="float">
            <text:p>1159.524</text:p>
          </table:table-cell>
        </table:table-row>
        <table:table-row table:style-name="ro1">
          <table:table-cell office:value-type="float" office:value="1650.008" calcext:value-type="float">
            <text:p>1650.008</text:p>
          </table:table-cell>
          <table:table-cell office:value-type="float" office:value="1156.476" calcext:value-type="float">
            <text:p>1156.476</text:p>
          </table:table-cell>
        </table:table-row>
        <table:table-row table:style-name="ro1">
          <table:table-cell office:value-type="float" office:value="1678.284" calcext:value-type="float">
            <text:p>1678.284</text:p>
          </table:table-cell>
          <table:table-cell office:value-type="float" office:value="1154.625" calcext:value-type="float">
            <text:p>1154.625</text:p>
          </table:table-cell>
        </table:table-row>
        <table:table-row table:style-name="ro1">
          <table:table-cell office:value-type="float" office:value="1705.723" calcext:value-type="float">
            <text:p>1705.723</text:p>
          </table:table-cell>
          <table:table-cell office:value-type="float" office:value="1152.247" calcext:value-type="float">
            <text:p>1152.247</text:p>
          </table:table-cell>
        </table:table-row>
        <table:table-row table:style-name="ro1">
          <table:table-cell office:value-type="float" office:value="1732.784" calcext:value-type="float">
            <text:p>1732.784</text:p>
          </table:table-cell>
          <table:table-cell office:value-type="float" office:value="1150.188" calcext:value-type="float">
            <text:p>1150.188</text:p>
          </table:table-cell>
        </table:table-row>
        <table:table-row table:style-name="ro1">
          <table:table-cell office:value-type="float" office:value="1764.228" calcext:value-type="float">
            <text:p>1764.228</text:p>
          </table:table-cell>
          <table:table-cell office:value-type="float" office:value="1148.388" calcext:value-type="float">
            <text:p>1148.388</text:p>
          </table:table-cell>
        </table:table-row>
        <table:table-row table:style-name="ro1">
          <table:table-cell office:value-type="float" office:value="1792.092" calcext:value-type="float">
            <text:p>1792.092</text:p>
          </table:table-cell>
          <table:table-cell office:value-type="float" office:value="1146.57" calcext:value-type="float">
            <text:p>1146.57</text:p>
          </table:table-cell>
        </table:table-row>
        <table:table-row table:style-name="ro1">
          <table:table-cell office:value-type="float" office:value="1820.696" calcext:value-type="float">
            <text:p>1820.696</text:p>
          </table:table-cell>
          <table:table-cell office:value-type="float" office:value="1145.978" calcext:value-type="float">
            <text:p>1145.978</text:p>
          </table:table-cell>
        </table:table-row>
        <table:table-row table:style-name="ro1">
          <table:table-cell office:value-type="float" office:value="1848.6" calcext:value-type="float">
            <text:p>1848.6</text:p>
          </table:table-cell>
          <table:table-cell office:value-type="float" office:value="1148.7" calcext:value-type="float">
            <text:p>1148.7</text:p>
          </table:table-cell>
        </table:table-row>
        <table:table-row table:style-name="ro1">
          <table:table-cell office:value-type="float" office:value="1878.7" calcext:value-type="float">
            <text:p>1878.7</text:p>
          </table:table-cell>
          <table:table-cell office:value-type="float" office:value="1152.7" calcext:value-type="float">
            <text:p>1152.7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158.8" calcext:value-type="float">
            <text:p>1158.8</text:p>
          </table:table-cell>
        </table:table-row>
        <table:table-row table:style-name="ro1">
          <table:table-cell office:value-type="float" office:value="1931.4" calcext:value-type="float">
            <text:p>1931.4</text:p>
          </table:table-cell>
          <table:table-cell office:value-type="float" office:value="1165.7" calcext:value-type="float">
            <text:p>1165.7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175.6" calcext:value-type="float">
            <text:p>1175.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2004.2" calcext:value-type="float">
            <text:p>2004.2</text:p>
          </table:table-cell>
          <table:table-cell office:value-type="float" office:value="1207.1" calcext:value-type="float">
            <text:p>1207.1</text:p>
          </table:table-cell>
        </table:table-row>
        <table:table-row table:style-name="ro1">
          <table:table-cell office:value-type="float" office:value="2022.489" calcext:value-type="float">
            <text:p>2022.489</text:p>
          </table:table-cell>
          <table:table-cell office:value-type="float" office:value="1228.1" calcext:value-type="float">
            <text:p>1228.1</text:p>
          </table:table-cell>
        </table:table-row>
        <table:table-row table:style-name="ro1">
          <table:table-cell office:value-type="float" office:value="2038.835" calcext:value-type="float">
            <text:p>2038.835</text:p>
          </table:table-cell>
          <table:table-cell office:value-type="float" office:value="1255.133" calcext:value-type="float">
            <text:p>1255.133</text:p>
          </table:table-cell>
        </table:table-row>
        <table:table-row table:style-name="ro1">
          <table:table-cell office:value-type="float" office:value="2053.169" calcext:value-type="float">
            <text:p>2053.169</text:p>
          </table:table-cell>
          <table:table-cell office:value-type="float" office:value="1284.666" calcext:value-type="float">
            <text:p>1284.666</text:p>
          </table:table-cell>
        </table:table-row>
        <table:table-row table:style-name="ro1">
          <table:table-cell office:value-type="float" office:value="2064.145" calcext:value-type="float">
            <text:p>2064.145</text:p>
          </table:table-cell>
          <table:table-cell office:value-type="float" office:value="1313.15" calcext:value-type="float">
            <text:p>1313.15</text:p>
          </table:table-cell>
        </table:table-row>
        <table:table-row table:style-name="ro1">
          <table:table-cell office:value-type="float" office:value="2076.104" calcext:value-type="float">
            <text:p>2076.104</text:p>
          </table:table-cell>
          <table:table-cell office:value-type="float" office:value="1345.106" calcext:value-type="float">
            <text:p>1345.106</text:p>
          </table:table-cell>
        </table:table-row>
        <table:table-row table:style-name="ro1">
          <table:table-cell office:value-type="float" office:value="2084.781" calcext:value-type="float">
            <text:p>2084.781</text:p>
          </table:table-cell>
          <table:table-cell office:value-type="float" office:value="1373.266" calcext:value-type="float">
            <text:p>1373.266</text:p>
          </table:table-cell>
        </table:table-row>
        <table:table-row table:style-name="ro1">
          <table:table-cell office:value-type="float" office:value="2093.3" calcext:value-type="float">
            <text:p>2093.3</text:p>
          </table:table-cell>
          <table:table-cell office:value-type="float" office:value="1402.477" calcext:value-type="float">
            <text:p>1402.477</text:p>
          </table:table-cell>
        </table:table-row>
        <table:table-row table:style-name="ro1">
          <table:table-cell office:value-type="float" office:value="2101.777" calcext:value-type="float">
            <text:p>2101.777</text:p>
          </table:table-cell>
          <table:table-cell office:value-type="float" office:value="1433.22" calcext:value-type="float">
            <text:p>1433.22</text:p>
          </table:table-cell>
        </table:table-row>
        <table:table-row table:style-name="ro1">
          <table:table-cell office:value-type="float" office:value="2106.933" calcext:value-type="float">
            <text:p>2106.933</text:p>
          </table:table-cell>
          <table:table-cell office:value-type="float" office:value="1466.839" calcext:value-type="float">
            <text:p>1466.839</text:p>
          </table:table-cell>
        </table:table-row>
        <table:table-row table:style-name="ro1">
          <table:table-cell office:value-type="float" office:value="2111.222" calcext:value-type="float">
            <text:p>2111.222</text:p>
          </table:table-cell>
          <table:table-cell office:value-type="float" office:value="1499.026" calcext:value-type="float">
            <text:p>1499.026</text:p>
          </table:table-cell>
        </table:table-row>
        <table:table-row table:style-name="ro1">
          <table:table-cell office:value-type="float" office:value="2118.132" calcext:value-type="float">
            <text:p>2118.132</text:p>
          </table:table-cell>
          <table:table-cell office:value-type="float" office:value="1538.908" calcext:value-type="float">
            <text:p>1538.908</text:p>
          </table:table-cell>
        </table:table-row>
        <table:table-row table:style-name="ro1">
          <table:table-cell office:value-type="float" office:value="2126.803" calcext:value-type="float">
            <text:p>2126.803</text:p>
          </table:table-cell>
          <table:table-cell office:value-type="float" office:value="1584.478" calcext:value-type="float">
            <text:p>1584.478</text:p>
          </table:table-cell>
        </table:table-row>
        <table:table-row table:style-name="ro1">
          <table:table-cell office:value-type="float" office:value="2136.1" calcext:value-type="float">
            <text:p>2136.1</text:p>
          </table:table-cell>
          <table:table-cell office:value-type="float" office:value="1635.3" calcext:value-type="float">
            <text:p>1635.3</text:p>
          </table:table-cell>
        </table:table-row>
        <table:table-row table:style-name="ro1">
          <table:table-cell office:value-type="float" office:value="2157.7" calcext:value-type="float">
            <text:p>2157.7</text:p>
          </table:table-cell>
          <table:table-cell office:value-type="float" office:value="1725.8" calcext:value-type="float">
            <text:p>1725.8</text:p>
          </table:table-cell>
        </table:table-row>
        <table:table-row table:style-name="ro1">
          <table:table-cell office:value-type="float" office:value="2164.6" calcext:value-type="float">
            <text:p>2164.6</text:p>
          </table:table-cell>
          <table:table-cell office:value-type="float" office:value="1766.9" calcext:value-type="float">
            <text:p>1766.9</text:p>
          </table:table-cell>
        </table:table-row>
        <table:table-row table:style-name="ro1">
          <table:table-cell office:value-type="float" office:value="2170.6" calcext:value-type="float">
            <text:p>2170.6</text:p>
          </table:table-cell>
          <table:table-cell office:value-type="float" office:value="1807.9" calcext:value-type="float">
            <text:p>1807.9</text:p>
          </table:table-cell>
        </table:table-row>
        <table:table-row table:style-name="ro1">
          <table:table-cell office:value-type="float" office:value="2177.1" calcext:value-type="float">
            <text:p>2177.1</text:p>
          </table:table-cell>
          <table:table-cell office:value-type="float" office:value="1852.9" calcext:value-type="float">
            <text:p>1852.9</text:p>
          </table:table-cell>
        </table:table-row>
        <table:table-row table:style-name="ro1">
          <table:table-cell office:value-type="float" office:value="2180.2" calcext:value-type="float">
            <text:p>2180.2</text:p>
          </table:table-cell>
          <table:table-cell office:value-type="float" office:value="1888.4" calcext:value-type="float">
            <text:p>1888.4</text:p>
          </table:table-cell>
        </table:table-row>
        <table:table-row table:style-name="ro1">
          <table:table-cell office:value-type="float" office:value="2183.9" calcext:value-type="float">
            <text:p>2183.9</text:p>
          </table:table-cell>
          <table:table-cell office:value-type="float" office:value="1916.5" calcext:value-type="float">
            <text:p>1916.5</text:p>
          </table:table-cell>
        </table:table-row>
        <table:table-row table:style-name="ro1">
          <table:table-cell office:value-type="float" office:value="2189.9" calcext:value-type="float">
            <text:p>2189.9</text:p>
          </table:table-cell>
          <table:table-cell office:value-type="float" office:value="1950.2" calcext:value-type="float">
            <text:p>1950.2</text:p>
          </table:table-cell>
        </table:table-row>
        <table:table-row table:style-name="ro1">
          <table:table-cell office:value-type="float" office:value="2196.2" calcext:value-type="float">
            <text:p>2196.2</text:p>
          </table:table-cell>
          <table:table-cell office:value-type="float" office:value="1979.3" calcext:value-type="float">
            <text:p>1979.3</text:p>
          </table:table-cell>
        </table:table-row>
        <table:table-row table:style-name="ro1">
          <table:table-cell office:value-type="float" office:value="2202.6" calcext:value-type="float">
            <text:p>2202.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208.3" calcext:value-type="float">
            <text:p>2208.3</text:p>
          </table:table-cell>
          <table:table-cell office:value-type="float" office:value="2044.5" calcext:value-type="float">
            <text:p>2044.5</text:p>
          </table:table-cell>
        </table:table-row>
        <table:table-row table:style-name="ro1">
          <table:table-cell office:value-type="float" office:value="2216.6" calcext:value-type="float">
            <text:p>2216.6</text:p>
          </table:table-cell>
          <table:table-cell office:value-type="float" office:value="2079.8" calcext:value-type="float">
            <text:p>2079.8</text:p>
          </table:table-cell>
        </table:table-row>
        <table:table-row table:style-name="ro1">
          <table:table-cell office:value-type="float" office:value="2225.2" calcext:value-type="float">
            <text:p>2225.2</text:p>
          </table:table-cell>
          <table:table-cell office:value-type="float" office:value="2107.9" calcext:value-type="float">
            <text:p>2107.9</text:p>
          </table:table-cell>
        </table:table-row>
        <table:table-row table:style-name="ro1">
          <table:table-cell office:value-type="float" office:value="2234.7" calcext:value-type="float">
            <text:p>2234.7</text:p>
          </table:table-cell>
          <table:table-cell office:value-type="float" office:value="2139.3" calcext:value-type="float">
            <text:p>2139.3</text:p>
          </table:table-cell>
        </table:table-row>
        <table:table-row table:style-name="ro1">
          <table:table-cell office:value-type="float" office:value="2242.3" calcext:value-type="float">
            <text:p>2242.3</text:p>
          </table:table-cell>
          <table:table-cell office:value-type="float" office:value="2169.8" calcext:value-type="float">
            <text:p>2169.8</text:p>
          </table:table-cell>
        </table:table-row>
        <table:table-row table:style-name="ro1">
          <table:table-cell office:value-type="float" office:value="2247.1" calcext:value-type="float">
            <text:p>2247.1</text:p>
          </table:table-cell>
          <table:table-cell office:value-type="float" office:value="2192.6" calcext:value-type="float">
            <text:p>2192.6</text:p>
          </table:table-cell>
        </table:table-row>
        <table:table-row table:style-name="ro1">
          <table:table-cell office:value-type="float" office:value="2253.5" calcext:value-type="float">
            <text:p>2253.5</text:p>
          </table:table-cell>
          <table:table-cell office:value-type="float" office:value="2223.3" calcext:value-type="float">
            <text:p>2223.3</text:p>
          </table:table-cell>
        </table:table-row>
        <table:table-row table:style-name="ro1">
          <table:table-cell office:value-type="float" office:value="2258.3" calcext:value-type="float">
            <text:p>2258.3</text:p>
          </table:table-cell>
          <table:table-cell office:value-type="float" office:value="2253" calcext:value-type="float">
            <text:p>2253</text:p>
          </table:table-cell>
        </table:table-row>
        <table:table-row table:style-name="ro1">
          <table:table-cell office:value-type="float" office:value="2264.6" calcext:value-type="float">
            <text:p>2264.6</text:p>
          </table:table-cell>
          <table:table-cell office:value-type="float" office:value="2284.5" calcext:value-type="float">
            <text:p>2284.5</text:p>
          </table:table-cell>
        </table:table-row>
        <table:table-row table:style-name="ro1">
          <table:table-cell office:value-type="float" office:value="2270.5" calcext:value-type="float">
            <text:p>2270.5</text:p>
          </table:table-cell>
          <table:table-cell office:value-type="float" office:value="2312.5" calcext:value-type="float">
            <text:p>2312.5</text:p>
          </table:table-cell>
        </table:table-row>
        <table:table-row table:style-name="ro1">
          <table:table-cell office:value-type="float" office:value="2282.09" calcext:value-type="float">
            <text:p>2282.09</text:p>
          </table:table-cell>
          <table:table-cell office:value-type="float" office:value="2345.77" calcext:value-type="float">
            <text:p>2345.77</text:p>
          </table:table-cell>
        </table:table-row>
        <table:table-row table:style-name="ro1">
          <table:table-cell office:value-type="float" office:value="2292.8" calcext:value-type="float">
            <text:p>2292.8</text:p>
          </table:table-cell>
          <table:table-cell office:value-type="float" office:value="2378.3" calcext:value-type="float">
            <text:p>2378.3</text:p>
          </table:table-cell>
        </table:table-row>
        <table:table-row table:style-name="ro1">
          <table:table-cell office:value-type="float" office:value="2303.71" calcext:value-type="float">
            <text:p>2303.71</text:p>
          </table:table-cell>
          <table:table-cell office:value-type="float" office:value="2411.55" calcext:value-type="float">
            <text:p>2411.55</text:p>
          </table:table-cell>
        </table:table-row>
        <table:table-row table:style-name="ro1">
          <table:table-cell office:value-type="float" office:value="2311.5" calcext:value-type="float">
            <text:p>2311.5</text:p>
          </table:table-cell>
          <table:table-cell office:value-type="float" office:value="2445.6" calcext:value-type="float">
            <text:p>2445.6</text:p>
          </table:table-cell>
        </table:table-row>
        <table:table-row table:style-name="ro1">
          <table:table-cell office:value-type="float" office:value="2316.3" calcext:value-type="float">
            <text:p>2316.3</text:p>
          </table:table-cell>
          <table:table-cell office:value-type="float" office:value="2470.4" calcext:value-type="float">
            <text:p>2470.4</text:p>
          </table:table-cell>
        </table:table-row>
        <table:table-row table:style-name="ro1">
          <table:table-cell office:value-type="float" office:value="2322.41" calcext:value-type="float">
            <text:p>2322.41</text:p>
          </table:table-cell>
          <table:table-cell office:value-type="float" office:value="2504.46" calcext:value-type="float">
            <text:p>2504.46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2541.08" calcext:value-type="float">
            <text:p>2541.08</text:p>
          </table:table-cell>
        </table:table-row>
        <table:table-row table:style-name="ro1">
          <table:table-cell office:value-type="float" office:value="2331.8" calcext:value-type="float">
            <text:p>2331.8</text:p>
          </table:table-cell>
          <table:table-cell office:value-type="float" office:value="2571.18" calcext:value-type="float">
            <text:p>2571.18</text:p>
          </table:table-cell>
        </table:table-row>
        <table:table-row table:style-name="ro1">
          <table:table-cell office:value-type="float" office:value="2332.1" calcext:value-type="float">
            <text:p>2332.1</text:p>
          </table:table-cell>
          <table:table-cell office:value-type="float" office:value="2587.07" calcext:value-type="float">
            <text:p>2587.07</text:p>
          </table:table-cell>
        </table:table-row>
        <table:table-row table:style-name="ro1">
          <table:table-cell office:value-type="float" office:value="2331.8" calcext:value-type="float">
            <text:p>2331.8</text:p>
          </table:table-cell>
          <table:table-cell office:value-type="float" office:value="2611.5" calcext:value-type="float">
            <text:p>2611.5</text:p>
          </table:table-cell>
        </table:table-row>
        <table:table-row table:style-name="ro1">
          <table:table-cell office:value-type="float" office:value="2332.1" calcext:value-type="float">
            <text:p>2332.1</text:p>
          </table:table-cell>
          <table:table-cell office:value-type="float" office:value="2639.7" calcext:value-type="float">
            <text:p>2639.7</text:p>
          </table:table-cell>
        </table:table-row>
        <table:table-row table:style-name="ro1">
          <table:table-cell office:value-type="float" office:value="2332.1" calcext:value-type="float">
            <text:p>2332.1</text:p>
          </table:table-cell>
          <table:table-cell office:value-type="float" office:value="2659.03" calcext:value-type="float">
            <text:p>2659.03</text:p>
          </table:table-cell>
        </table:table-row>
        <table:table-row table:style-name="ro1">
          <table:table-cell office:value-type="float" office:value="2332.9" calcext:value-type="float">
            <text:p>2332.9</text:p>
          </table:table-cell>
          <table:table-cell office:value-type="float" office:value="2683.01" calcext:value-type="float">
            <text:p>2683.01</text:p>
          </table:table-cell>
        </table:table-row>
        <table:table-row table:style-name="ro1">
          <table:table-cell office:value-type="float" office:value="2333.1" calcext:value-type="float">
            <text:p>2333.1</text:p>
          </table:table-cell>
          <table:table-cell office:value-type="float" office:value="2709.3" calcext:value-type="float">
            <text:p>2709.3</text:p>
          </table:table-cell>
        </table:table-row>
        <table:table-row table:style-name="ro1">
          <table:table-cell office:value-type="float" office:value="2333.3" calcext:value-type="float">
            <text:p>2333.3</text:p>
          </table:table-cell>
          <table:table-cell office:value-type="float" office:value="2728.3" calcext:value-type="float">
            <text:p>2728.3</text:p>
          </table:table-cell>
        </table:table-row>
        <table:table-row table:style-name="ro1">
          <table:table-cell office:value-type="float" office:value="2333.2" calcext:value-type="float">
            <text:p>2333.2</text:p>
          </table:table-cell>
          <table:table-cell office:value-type="float" office:value="2749.1" calcext:value-type="float">
            <text:p>2749.1</text:p>
          </table:table-cell>
        </table:table-row>
        <table:table-row table:style-name="ro1">
          <table:table-cell office:value-type="float" office:value="2333.4" calcext:value-type="float">
            <text:p>2333.4</text:p>
          </table:table-cell>
          <table:table-cell office:value-type="float" office:value="2773" calcext:value-type="float">
            <text:p>2773</text:p>
          </table:table-cell>
        </table:table-row>
        <table:table-row table:style-name="ro1">
          <table:table-cell office:value-type="float" office:value="2330.5" calcext:value-type="float">
            <text:p>2330.5</text:p>
          </table:table-cell>
          <table:table-cell office:value-type="float" office:value="2798" calcext:value-type="float">
            <text:p>2798</text:p>
          </table:table-cell>
        </table:table-row>
        <table:table-row table:style-name="ro1">
          <table:table-cell office:value-type="float" office:value="2324.8" calcext:value-type="float">
            <text:p>2324.8</text:p>
          </table:table-cell>
          <table:table-cell office:value-type="float" office:value="2821.2" calcext:value-type="float">
            <text:p>2821.2</text:p>
          </table:table-cell>
        </table:table-row>
        <table:table-row table:style-name="ro1">
          <table:table-cell office:value-type="float" office:value="2316.2" calcext:value-type="float">
            <text:p>2316.2</text:p>
          </table:table-cell>
          <table:table-cell office:value-type="float" office:value="2846.4" calcext:value-type="float">
            <text:p>2846.4</text:p>
          </table:table-cell>
        </table:table-row>
        <table:table-row table:style-name="ro1">
          <table:table-cell office:value-type="float" office:value="2303.6" calcext:value-type="float">
            <text:p>2303.6</text:p>
          </table:table-cell>
          <table:table-cell office:value-type="float" office:value="2873.9" calcext:value-type="float">
            <text:p>2873.9</text:p>
          </table:table-cell>
        </table:table-row>
        <table:table-row table:style-name="ro1">
          <table:table-cell office:value-type="float" office:value="2286.5" calcext:value-type="float">
            <text:p>2286.5</text:p>
          </table:table-cell>
          <table:table-cell office:value-type="float" office:value="2902.4" calcext:value-type="float">
            <text:p>2902.4</text:p>
          </table:table-cell>
        </table:table-row>
        <table:table-row table:style-name="ro1">
          <table:table-cell office:value-type="float" office:value="2266.786" calcext:value-type="float">
            <text:p>2266.786</text:p>
          </table:table-cell>
          <table:table-cell office:value-type="float" office:value="2930.281" calcext:value-type="float">
            <text:p>2930.281</text:p>
          </table:table-cell>
        </table:table-row>
        <table:table-row table:style-name="ro1">
          <table:table-cell office:value-type="float" office:value="2246.81" calcext:value-type="float">
            <text:p>2246.81</text:p>
          </table:table-cell>
          <table:table-cell office:value-type="float" office:value="2950.443" calcext:value-type="float">
            <text:p>2950.443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2971.4" calcext:value-type="float">
            <text:p>2971.4</text:p>
          </table:table-cell>
        </table:table-row>
        <table:table-row table:style-name="ro1">
          <table:table-cell office:value-type="float" office:value="2190.2" calcext:value-type="float">
            <text:p>2190.2</text:p>
          </table:table-cell>
          <table:table-cell office:value-type="float" office:value="2987.7" calcext:value-type="float">
            <text:p>2987.7</text:p>
          </table:table-cell>
        </table:table-row>
        <table:table-row table:style-name="ro1">
          <table:table-cell office:value-type="float" office:value="2155.3" calcext:value-type="float">
            <text:p>2155.3</text:p>
          </table:table-cell>
          <table:table-cell office:value-type="float" office:value="2995.8" calcext:value-type="float">
            <text:p>2995.8</text:p>
          </table:table-cell>
        </table:table-row>
        <table:table-row table:style-name="ro1">
          <table:table-cell office:value-type="float" office:value="2121.7" calcext:value-type="float">
            <text:p>2121.7</text:p>
          </table:table-cell>
          <table:table-cell office:value-type="float" office:value="2998.5" calcext:value-type="float">
            <text:p>2998.5</text:p>
          </table:table-cell>
        </table:table-row>
        <table:table-row table:style-name="ro1">
          <table:table-cell office:value-type="float" office:value="2094.053" calcext:value-type="float">
            <text:p>2094.053</text:p>
          </table:table-cell>
          <table:table-cell office:value-type="float" office:value="2998.748" calcext:value-type="float">
            <text:p>2998.748</text:p>
          </table:table-cell>
        </table:table-row>
        <table:table-row table:style-name="ro1">
          <table:table-cell office:value-type="float" office:value="2063.083" calcext:value-type="float">
            <text:p>2063.083</text:p>
          </table:table-cell>
          <table:table-cell office:value-type="float" office:value="2999.204" calcext:value-type="float">
            <text:p>2999.204</text:p>
          </table:table-cell>
        </table:table-row>
        <table:table-row table:style-name="ro1">
          <table:table-cell office:value-type="float" office:value="2032.366" calcext:value-type="float">
            <text:p>2032.366</text:p>
          </table:table-cell>
          <table:table-cell office:value-type="float" office:value="2999.933" calcext:value-type="float">
            <text:p>2999.933</text:p>
          </table:table-cell>
        </table:table-row>
        <table:table-row table:style-name="ro1">
          <table:table-cell office:value-type="float" office:value="1997.563" calcext:value-type="float">
            <text:p>1997.563</text:p>
          </table:table-cell>
          <table:table-cell office:value-type="float" office:value="2998.212" calcext:value-type="float">
            <text:p>2998.212</text:p>
          </table:table-cell>
        </table:table-row>
        <table:table-row table:style-name="ro1">
          <table:table-cell office:value-type="float" office:value="1963.766" calcext:value-type="float">
            <text:p>1963.766</text:p>
          </table:table-cell>
          <table:table-cell office:value-type="float" office:value="2995.443" calcext:value-type="float">
            <text:p>2995.443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2993.9" calcext:value-type="float">
            <text:p>2993.9</text:p>
          </table:table-cell>
        </table:table-row>
        <table:table-row table:style-name="ro1">
          <table:table-cell office:value-type="float" office:value="1898.1" calcext:value-type="float">
            <text:p>1898.1</text:p>
          </table:table-cell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float" office:value="1864.891" calcext:value-type="float">
            <text:p>1864.891</text:p>
          </table:table-cell>
          <table:table-cell office:value-type="float" office:value="2986.187" calcext:value-type="float">
            <text:p>2986.187</text:p>
          </table:table-cell>
        </table:table-row>
        <table:table-row table:style-name="ro1">
          <table:table-cell office:value-type="float" office:value="1830.363" calcext:value-type="float">
            <text:p>1830.363</text:p>
          </table:table-cell>
          <table:table-cell office:value-type="float" office:value="2979.638" calcext:value-type="float">
            <text:p>2979.638</text:p>
          </table:table-cell>
        </table:table-row>
        <table:table-row table:style-name="ro1">
          <table:table-cell office:value-type="float" office:value="1792.705" calcext:value-type="float">
            <text:p>1792.705</text:p>
          </table:table-cell>
          <table:table-cell office:value-type="float" office:value="2975.236" calcext:value-type="float">
            <text:p>2975.236</text:p>
          </table:table-cell>
        </table:table-row>
        <table:table-row table:style-name="ro1">
          <table:table-cell office:value-type="float" office:value="1752.6" calcext:value-type="float">
            <text:p>1752.6</text:p>
          </table:table-cell>
          <table:table-cell office:value-type="float" office:value="2971.9" calcext:value-type="float">
            <text:p>2971.9</text:p>
          </table:table-cell>
        </table:table-row>
        <table:table-row table:style-name="ro1">
          <table:table-cell office:value-type="float" office:value="1716.5" calcext:value-type="float">
            <text:p>1716.5</text:p>
          </table:table-cell>
          <table:table-cell office:value-type="float" office:value="2967.5" calcext:value-type="float">
            <text:p>2967.5</text:p>
          </table:table-cell>
        </table:table-row>
        <table:table-row table:style-name="ro1">
          <table:table-cell office:value-type="float" office:value="1679.2" calcext:value-type="float">
            <text:p>1679.2</text:p>
          </table:table-cell>
          <table:table-cell office:value-type="float" office:value="2961.4" calcext:value-type="float">
            <text:p>2961.4</text:p>
          </table:table-cell>
        </table:table-row>
        <table:table-row table:style-name="ro1">
          <table:table-cell office:value-type="float" office:value="1644.3" calcext:value-type="float">
            <text:p>1644.3</text:p>
          </table:table-cell>
          <table:table-cell office:value-type="float" office:value="2956" calcext:value-type="float">
            <text:p>2956</text:p>
          </table:table-cell>
        </table:table-row>
        <table:table-row table:style-name="ro1">
          <table:table-cell office:value-type="float" office:value="1598.8" calcext:value-type="float">
            <text:p>1598.8</text:p>
          </table:table-cell>
          <table:table-cell office:value-type="float" office:value="2951" calcext:value-type="float">
            <text:p>2951</text:p>
          </table:table-cell>
        </table:table-row>
        <table:table-row table:style-name="ro1">
          <table:table-cell office:value-type="float" office:value="1538.467" calcext:value-type="float">
            <text:p>1538.467</text:p>
          </table:table-cell>
          <table:table-cell office:value-type="float" office:value="2942.884" calcext:value-type="float">
            <text:p>2942.884</text:p>
          </table:table-cell>
        </table:table-row>
        <table:table-row table:style-name="ro1">
          <table:table-cell office:value-type="float" office:value="1481.088" calcext:value-type="float">
            <text:p>1481.088</text:p>
          </table:table-cell>
          <table:table-cell office:value-type="float" office:value="2941.178" calcext:value-type="float">
            <text:p>2941.178</text:p>
          </table:table-cell>
        </table:table-row>
        <table:table-row table:style-name="ro1">
          <table:table-cell office:value-type="float" office:value="1428.893" calcext:value-type="float">
            <text:p>1428.893</text:p>
          </table:table-cell>
          <table:table-cell office:value-type="float" office:value="2940.588" calcext:value-type="float">
            <text:p>2940.588</text:p>
          </table:table-cell>
        </table:table-row>
        <table:table-row table:style-name="ro1">
          <table:table-cell office:value-type="float" office:value="1385.381" calcext:value-type="float">
            <text:p>1385.381</text:p>
          </table:table-cell>
          <table:table-cell office:value-type="float" office:value="2941.248" calcext:value-type="float">
            <text:p>2941.248</text:p>
          </table:table-cell>
        </table:table-row>
        <table:table-row table:style-name="ro1">
          <table:table-cell office:value-type="float" office:value="1323.206" calcext:value-type="float">
            <text:p>1323.206</text:p>
          </table:table-cell>
          <table:table-cell office:value-type="float" office:value="2943.851" calcext:value-type="float">
            <text:p>2943.851</text:p>
          </table:table-cell>
        </table:table-row>
        <table:table-row table:style-name="ro1">
          <table:table-cell office:value-type="float" office:value="1273.241" calcext:value-type="float">
            <text:p>1273.241</text:p>
          </table:table-cell>
          <table:table-cell office:value-type="float" office:value="2950.341" calcext:value-type="float">
            <text:p>2950.341</text:p>
          </table:table-cell>
        </table:table-row>
        <table:table-row table:style-name="ro1">
          <table:table-cell office:value-type="float" office:value="1224.223" calcext:value-type="float">
            <text:p>1224.223</text:p>
          </table:table-cell>
          <table:table-cell office:value-type="float" office:value="2953.807" calcext:value-type="float">
            <text:p>2953.807</text:p>
          </table:table-cell>
        </table:table-row>
        <table:table-row table:style-name="ro1">
          <table:table-cell office:value-type="float" office:value="1163.645" calcext:value-type="float">
            <text:p>1163.645</text:p>
          </table:table-cell>
          <table:table-cell office:value-type="float" office:value="2953.773" calcext:value-type="float">
            <text:p>2953.773</text:p>
          </table:table-cell>
        </table:table-row>
        <table:table-row table:style-name="ro1">
          <table:table-cell office:value-type="float" office:value="1127.181" calcext:value-type="float">
            <text:p>1127.181</text:p>
          </table:table-cell>
          <table:table-cell office:value-type="float" office:value="2951.824" calcext:value-type="float">
            <text:p>2951.824</text:p>
          </table:table-cell>
        </table:table-row>
        <table:table-row table:style-name="ro1">
          <table:table-cell office:value-type="float" office:value="1076.317" calcext:value-type="float">
            <text:p>1076.317</text:p>
          </table:table-cell>
          <table:table-cell office:value-type="float" office:value="2945.577" calcext:value-type="float">
            <text:p>2945.577</text:p>
          </table:table-cell>
        </table:table-row>
        <table:table-row table:style-name="ro1">
          <table:table-cell office:value-type="float" office:value="1010.781" calcext:value-type="float">
            <text:p>1010.781</text:p>
          </table:table-cell>
          <table:table-cell office:value-type="float" office:value="2929.725" calcext:value-type="float">
            <text:p>2929.725</text:p>
          </table:table-cell>
        </table:table-row>
        <table:table-row table:style-name="ro1">
          <table:table-cell office:value-type="float" office:value="957.2896" calcext:value-type="float">
            <text:p>957.2896</text:p>
          </table:table-cell>
          <table:table-cell office:value-type="float" office:value="2913.683" calcext:value-type="float">
            <text:p>2913.683</text:p>
          </table:table-cell>
        </table:table-row>
        <table:table-row table:style-name="ro1">
          <table:table-cell office:value-type="float" office:value="920.5009" calcext:value-type="float">
            <text:p>920.5009</text:p>
          </table:table-cell>
          <table:table-cell office:value-type="float" office:value="2906.772" calcext:value-type="float">
            <text:p>2906.772</text:p>
          </table:table-cell>
        </table:table-row>
        <table:table-row table:style-name="ro1">
          <table:table-cell office:value-type="float" office:value="872.5331" calcext:value-type="float">
            <text:p>872.5331</text:p>
          </table:table-cell>
          <table:table-cell office:value-type="float" office:value="2902.189" calcext:value-type="float">
            <text:p>2902.189</text:p>
          </table:table-cell>
        </table:table-row>
        <table:table-row table:style-name="ro1">
          <table:table-cell office:value-type="float" office:value="809.5" calcext:value-type="float">
            <text:p>809.5</text:p>
          </table:table-cell>
          <table:table-cell office:value-type="float" office:value="2899.3" calcext:value-type="float">
            <text:p>2899.3</text:p>
          </table:table-cell>
        </table:table-row>
        <table:table-row table:style-name="ro1">
          <table:table-cell office:value-type="float" office:value="760.9" calcext:value-type="float">
            <text:p>760.9</text:p>
          </table:table-cell>
          <table:table-cell office:value-type="float" office:value="2901.5" calcext:value-type="float">
            <text:p>2901.5</text:p>
          </table:table-cell>
        </table:table-row>
        <table:table-row table:style-name="ro1">
          <table:table-cell office:value-type="float" office:value="709.4828" calcext:value-type="float">
            <text:p>709.4828</text:p>
          </table:table-cell>
          <table:table-cell office:value-type="float" office:value="2903.08" calcext:value-type="float">
            <text:p>2903.08</text:p>
          </table:table-cell>
        </table:table-row>
        <table:table-row table:style-name="ro1">
          <table:table-cell office:value-type="float" office:value="651.4912" calcext:value-type="float">
            <text:p>651.4912</text:p>
          </table:table-cell>
          <table:table-cell office:value-type="float" office:value="2900.787" calcext:value-type="float">
            <text:p>2900.787</text:p>
          </table:table-cell>
        </table:table-row>
        <table:table-row table:style-name="ro1">
          <table:table-cell office:value-type="float" office:value="614.2916" calcext:value-type="float">
            <text:p>614.2916</text:p>
          </table:table-cell>
          <table:table-cell office:value-type="float" office:value="2898.116" calcext:value-type="float">
            <text:p>2898.116</text:p>
          </table:table-cell>
        </table:table-row>
        <table:table-row table:style-name="ro1">
          <table:table-cell office:value-type="float" office:value="562.6884" calcext:value-type="float">
            <text:p>562.6884</text:p>
          </table:table-cell>
          <table:table-cell office:value-type="float" office:value="2888.992" calcext:value-type="float">
            <text:p>2888.992</text:p>
          </table:table-cell>
        </table:table-row>
        <table:table-row table:style-name="ro1">
          <table:table-cell office:value-type="float" office:value="512.8154" calcext:value-type="float">
            <text:p>512.8154</text:p>
          </table:table-cell>
          <table:table-cell office:value-type="float" office:value="2876.835" calcext:value-type="float">
            <text:p>2876.835</text:p>
          </table:table-cell>
        </table:table-row>
        <table:table-row table:style-name="ro1">
          <table:table-cell office:value-type="float" office:value="471.6826" calcext:value-type="float">
            <text:p>471.6826</text:p>
          </table:table-cell>
          <table:table-cell office:value-type="float" office:value="2863.05" calcext:value-type="float">
            <text:p>2863.05</text:p>
          </table:table-cell>
        </table:table-row>
        <table:table-row table:style-name="ro1">
          <table:table-cell office:value-type="float" office:value="418.5" calcext:value-type="float">
            <text:p>418.5</text:p>
          </table:table-cell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float" office:value="383.2" calcext:value-type="float">
            <text:p>383.2</text:p>
          </table:table-cell>
          <table:table-cell office:value-type="float" office:value="2819.3" calcext:value-type="float">
            <text:p>2819.3</text:p>
          </table:table-cell>
        </table:table-row>
        <table:table-row table:style-name="ro1">
          <table:table-cell office:value-type="float" office:value="345.7" calcext:value-type="float">
            <text:p>345.7</text:p>
          </table:table-cell>
          <table:table-cell office:value-type="float" office:value="2785.1" calcext:value-type="float">
            <text:p>2785.1</text:p>
          </table:table-cell>
        </table:table-row>
        <table:table-row table:style-name="ro1">
          <table:table-cell office:value-type="float" office:value="308.5" calcext:value-type="float">
            <text:p>308.5</text:p>
          </table:table-cell>
          <table:table-cell office:value-type="float" office:value="2738.8" calcext:value-type="float">
            <text:p>2738.8</text:p>
          </table:table-cell>
        </table:table-row>
        <table:table-row table:style-name="ro1">
          <table:table-cell office:value-type="float" office:value="277.9" calcext:value-type="float">
            <text:p>277.9</text:p>
          </table:table-cell>
          <table:table-cell office:value-type="float" office:value="2683" calcext:value-type="float">
            <text:p>268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633.3" calcext:value-type="float">
            <text:p>2633.3</text:p>
          </table:table-cell>
        </table:table-row>
        <table:table-row table:style-name="ro1">
          <table:table-cell office:value-type="float" office:value="237.3182" calcext:value-type="float">
            <text:p>237.3182</text:p>
          </table:table-cell>
          <table:table-cell office:value-type="float" office:value="2581.866" calcext:value-type="float">
            <text:p>2581.866</text:p>
          </table:table-cell>
        </table:table-row>
        <table:table-row table:style-name="ro1">
          <table:table-cell office:value-type="float" office:value="220.1718" calcext:value-type="float">
            <text:p>220.1718</text:p>
          </table:table-cell>
          <table:table-cell office:value-type="float" office:value="2532.768" calcext:value-type="float">
            <text:p>2532.768</text:p>
          </table:table-cell>
        </table:table-row>
        <table:table-row table:style-name="ro1">
          <table:table-cell office:value-type="float" office:value="203.0656" calcext:value-type="float">
            <text:p>203.0656</text:p>
          </table:table-cell>
          <table:table-cell office:value-type="float" office:value="2480.08" calcext:value-type="float">
            <text:p>2480.08</text:p>
          </table:table-cell>
        </table:table-row>
        <table:table-row table:style-name="ro1">
          <table:table-cell office:value-type="float" office:value="188.2281" calcext:value-type="float">
            <text:p>188.2281</text:p>
          </table:table-cell>
          <table:table-cell office:value-type="float" office:value="2425.674" calcext:value-type="float">
            <text:p>2425.674</text:p>
          </table:table-cell>
        </table:table-row>
        <table:table-row table:style-name="ro1">
          <table:table-cell office:value-type="float" office:value="178.6" calcext:value-type="float">
            <text:p>178.6</text:p>
          </table:table-cell>
          <table:table-cell office:value-type="float" office:value="2384.3" calcext:value-type="float">
            <text:p>2384.3</text:p>
          </table:table-cell>
        </table:table-row>
        <table:table-row table:style-name="ro1">
          <table:table-cell office:value-type="float" office:value="171.2963" calcext:value-type="float">
            <text:p>171.2963</text:p>
          </table:table-cell>
          <table:table-cell office:value-type="float" office:value="2335.852" calcext:value-type="float">
            <text:p>2335.852</text:p>
          </table:table-cell>
        </table:table-row>
        <table:table-row table:style-name="ro1">
          <table:table-cell office:value-type="float" office:value="167.1821" calcext:value-type="float">
            <text:p>167.1821</text:p>
          </table:table-cell>
          <table:table-cell office:value-type="float" office:value="2291.617" calcext:value-type="float">
            <text:p>2291.61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242.6" calcext:value-type="float">
            <text:p>2242.6</text:p>
          </table:table-cell>
        </table:table-row>
        <table:table-row table:style-name="ro1">
          <table:table-cell office:value-type="float" office:value="162.4873" calcext:value-type="float">
            <text:p>162.4873</text:p>
          </table:table-cell>
          <table:table-cell office:value-type="float" office:value="2194.741" calcext:value-type="float">
            <text:p>2194.741</text:p>
          </table:table-cell>
        </table:table-row>
        <table:table-row table:style-name="ro1">
          <table:table-cell office:value-type="float" office:value="161.6546" calcext:value-type="float">
            <text:p>161.6546</text:p>
          </table:table-cell>
          <table:table-cell office:value-type="float" office:value="2144.339" calcext:value-type="float">
            <text:p>2144.339</text:p>
          </table:table-cell>
        </table:table-row>
        <table:table-row table:style-name="ro1">
          <table:table-cell office:value-type="float" office:value="163.0776" calcext:value-type="float">
            <text:p>163.0776</text:p>
          </table:table-cell>
          <table:table-cell office:value-type="float" office:value="2085.463" calcext:value-type="float">
            <text:p>2085.463</text:p>
          </table:table-cell>
        </table:table-row>
        <table:table-row table:style-name="ro1">
          <table:table-cell office:value-type="float" office:value="169.5" calcext:value-type="float">
            <text:p>169.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179.4" calcext:value-type="float">
            <text:p>179.4</text:p>
          </table:table-cell>
          <table:table-cell office:value-type="float" office:value="1992.9" calcext:value-type="float">
            <text:p>1992.9</text:p>
          </table:table-cell>
        </table:table-row>
        <table:table-row table:style-name="ro1">
          <table:table-cell office:value-type="float" office:value="192.8806" calcext:value-type="float">
            <text:p>192.8806</text:p>
          </table:table-cell>
          <table:table-cell office:value-type="float" office:value="1943.632" calcext:value-type="float">
            <text:p>1943.632</text:p>
          </table:table-cell>
        </table:table-row>
        <table:table-row table:style-name="ro1">
          <table:table-cell office:value-type="float" office:value="215.982" calcext:value-type="float">
            <text:p>215.982</text:p>
          </table:table-cell>
          <table:table-cell office:value-type="float" office:value="1893.118" calcext:value-type="float">
            <text:p>1893.118</text:p>
          </table:table-cell>
        </table:table-row>
        <table:table-row table:style-name="ro1">
          <table:table-cell office:value-type="float" office:value="234.9113" calcext:value-type="float">
            <text:p>234.9113</text:p>
          </table:table-cell>
          <table:table-cell office:value-type="float" office:value="1853.735" calcext:value-type="float">
            <text:p>1853.735</text:p>
          </table:table-cell>
        </table:table-row>
        <table:table-row table:style-name="ro1">
          <table:table-cell office:value-type="float" office:value="259.606" calcext:value-type="float">
            <text:p>259.606</text:p>
          </table:table-cell>
          <table:table-cell office:value-type="float" office:value="1801.164" calcext:value-type="float">
            <text:p>1801.164</text:p>
          </table:table-cell>
        </table:table-row>
        <table:table-row table:style-name="ro1">
          <table:table-cell office:value-type="float" office:value="281.9393" calcext:value-type="float">
            <text:p>281.9393</text:p>
          </table:table-cell>
          <table:table-cell office:value-type="float" office:value="1747.262" calcext:value-type="float">
            <text:p>1747.262</text:p>
          </table:table-cell>
        </table:table-row>
        <table:table-row table:style-name="ro1">
          <table:table-cell office:value-type="float" office:value="302.4697" calcext:value-type="float">
            <text:p>302.4697</text:p>
          </table:table-cell>
          <table:table-cell office:value-type="float" office:value="1693.851" calcext:value-type="float">
            <text:p>1693.851</text:p>
          </table:table-cell>
        </table:table-row>
        <table:table-row table:style-name="ro1">
          <table:table-cell office:value-type="float" office:value="318.9947" calcext:value-type="float">
            <text:p>318.9947</text:p>
          </table:table-cell>
          <table:table-cell office:value-type="float" office:value="1653.257" calcext:value-type="float">
            <text:p>1653.257</text:p>
          </table:table-cell>
        </table:table-row>
        <table:table-row table:style-name="ro1">
          <table:table-cell office:value-type="float" office:value="338.3099" calcext:value-type="float">
            <text:p>338.3099</text:p>
          </table:table-cell>
          <table:table-cell office:value-type="float" office:value="1613.585" calcext:value-type="float">
            <text:p>1613.585</text:p>
          </table:table-cell>
        </table:table-row>
        <table:table-row table:style-name="ro1">
          <table:table-cell office:value-type="float" office:value="362.7583" calcext:value-type="float">
            <text:p>362.7583</text:p>
          </table:table-cell>
          <table:table-cell office:value-type="float" office:value="1567.341" calcext:value-type="float">
            <text:p>1567.341</text:p>
          </table:table-cell>
        </table:table-row>
        <table:table-row table:style-name="ro1">
          <table:table-cell office:value-type="float" office:value="385.6957" calcext:value-type="float">
            <text:p>385.6957</text:p>
          </table:table-cell>
          <table:table-cell office:value-type="float" office:value="1525.059" calcext:value-type="float">
            <text:p>1525.059</text:p>
          </table:table-cell>
        </table:table-row>
        <table:table-row table:style-name="ro1">
          <table:table-cell office:value-type="float" office:value="415.7805" calcext:value-type="float">
            <text:p>415.7805</text:p>
          </table:table-cell>
          <table:table-cell office:value-type="float" office:value="1474.489" calcext:value-type="float">
            <text:p>1474.489</text:p>
          </table:table-cell>
        </table:table-row>
        <table:table-row table:style-name="ro1">
          <table:table-cell office:value-type="float" office:value="440.6" calcext:value-type="float">
            <text:p>440.6</text:p>
          </table:table-cell>
          <table:table-cell office:value-type="float" office:value="1431.6" calcext:value-type="float">
            <text:p>1431.6</text:p>
          </table:table-cell>
        </table:table-row>
        <table:table-row table:style-name="ro1">
          <table:table-cell office:value-type="float" office:value="466.7" calcext:value-type="float">
            <text:p>466.7</text:p>
          </table:table-cell>
          <table:table-cell office:value-type="float" office:value="1383.2" calcext:value-type="float">
            <text:p>1383.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333.8" calcext:value-type="float">
            <text:p>1333.8</text:p>
          </table:table-cell>
        </table:table-row>
        <table:table-row table:style-name="ro1">
          <table:table-cell office:value-type="float" office:value="527.1" calcext:value-type="float">
            <text:p>527.1</text:p>
          </table:table-cell>
          <table:table-cell office:value-type="float" office:value="1286.6" calcext:value-type="float">
            <text:p>1286.6</text:p>
          </table:table-cell>
        </table:table-row>
        <table:table-row table:style-name="ro1">
          <table:table-cell office:value-type="float" office:value="559.2" calcext:value-type="float">
            <text:p>559.2</text:p>
          </table:table-cell>
          <table:table-cell office:value-type="float" office:value="1244.6" calcext:value-type="float">
            <text:p>1244.6</text:p>
          </table:table-cell>
        </table:table-row>
        <table:table-row table:style-name="ro1">
          <table:table-cell office:value-type="float" office:value="594.5" calcext:value-type="float">
            <text:p>594.5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630.9" calcext:value-type="float">
            <text:p>630.9</text:p>
          </table:table-cell>
          <table:table-cell office:value-type="float" office:value="1181.3" calcext:value-type="float">
            <text:p>1181.3</text:p>
          </table:table-cell>
        </table:table-row>
        <table:table-row table:style-name="ro1">
          <table:table-cell office:value-type="float" office:value="670.6" calcext:value-type="float">
            <text:p>670.6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711.2" calcext:value-type="float">
            <text:p>711.2</text:p>
          </table:table-cell>
          <table:table-cell office:value-type="float" office:value="1143.5" calcext:value-type="float">
            <text:p>1143.5</text:p>
          </table:table-cell>
        </table:table-row>
        <table:table-row table:style-name="ro1">
          <table:table-cell office:value-type="float" office:value="753.2067" calcext:value-type="float">
            <text:p>753.2067</text:p>
          </table:table-cell>
          <table:table-cell office:value-type="float" office:value="1136.417" calcext:value-type="float">
            <text:p>1136.4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 style:data-style-name="N2" text:time-value="12:18:29.262783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2T12:23:39.831251826</dc:date>
    <meta:editing-duration>PT16M13S</meta:editing-duration>
    <meta:editing-cycles>3</meta:editing-cycles>
    <meta:generator>LibreOffice/6.0.7.3$Linux_X86_64 LibreOffice_project/00m0$Build-3</meta:generator>
    <meta:document-statistic meta:table-count="2" meta:cell-count="26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tar" chart:symbol-width="0.1cm" chart:symbol-height="0.1cm" chart:link-data-style-to-source="true"/>
      <style:graphic-properties draw:stroke="none" svg:stroke-width="0.08cm" svg:stroke-color="#ef413d" draw:fill-color="#ef413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11cm" svg:height="16.868cm" xlink:href=".." xlink:type="simple" chart:class="chart:scatter" chart:style-name="ch1">
        <chart:title svg:x="9.957cm" svg:y="0.473cm" chart:style-name="ch2">
          <text:p>Positions of Overspeed</text:p>
        </chart:title>
        <chart:legend chart:legend-position="end" svg:x="22.368cm" svg:y="7.886cm" style:legend-expansion="high" chart:style-name="ch3"/>
        <chart:plot-area chart:style-name="ch4" table:cell-range-address="overspeed.E2:overspeed.F330 Sheet2.B1:Sheet2.B181" chart:data-source-has-labels="row" svg:x="1.505cm" svg:y="1.589cm" svg:width="20.369cm" svg:height="13.961cm">
          <chartooo:coordinate-region svg:x="2.497cm" svg:y="1.788cm" svg:width="19.005cm" svg:height="13.115cm"/>
          <chart:axis chart:dimension="x" chart:name="primary-x" chart:style-name="ch5">
            <chart:title svg:x="11.248cm" svg:y="15.887cm" chart:style-name="ch6">
              <text:p>X (m)</text:p>
            </chart:title>
          </chart:axis>
          <chart:axis chart:dimension="y" chart:name="primary-y" chart:style-name="ch7">
            <chart:title svg:x="0.451cm" svg:y="9.01cm" chart:style-name="ch8">
              <text:p>Y (m)</text:p>
            </chart:title>
          </chart:axis>
          <chart:series chart:style-name="ch9" chart:values-cell-range-address="overspeed.F2:overspeed.F330" loext:label-string="overspeed" chart:class="chart:scatter">
            <chart:domain table:cell-range-address="overspeed.E2:overspeed.E330"/>
            <chart:data-point chart:repeated="329"/>
          </chart:series>
          <chart:series chart:style-name="ch10" chart:values-cell-range-address="Sheet2.B1:Sheet2.B181" loext:label-string="wappoints" chart:class="chart:scatter">
            <chart:domain table:cell-range-address="Sheet2.A1:Sheet2.A181"/>
            <chart:data-point chart:repeated="1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overspeed</text:p>
              </table:table-cell>
              <table:table-cell office:value-type="string">
                <text:p>Column A</text:p>
              </table:table-cell>
              <table:table-cell office:value-type="string">
                <text:p>wappoi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17.53">
                <text:p>2317.53</text:p>
                <draw:g>
                  <svg:desc>overspeed.E2:overspeed.E330</svg:desc>
                </draw:g>
              </table:table-cell>
              <table:table-cell office:value-type="float" office:value="2445.16">
                <text:p>2445.16</text:p>
                <draw:g>
                  <svg:desc>overspeed.F2:overspeed.F330</svg:desc>
                </draw:g>
              </table:table-cell>
              <table:table-cell office:value-type="float" office:value="784.6001">
                <text:p>784.6001</text:p>
                <draw:g>
                  <svg:desc>Sheet2.A1:Sheet2.A181</svg:desc>
                </draw:g>
              </table:table-cell>
              <table:table-cell office:value-type="float" office:value="1135.571">
                <text:p>1135.571</text:p>
                <draw:g>
                  <svg:desc>Sheet2.B1:Sheet2.B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43.42">
                <text:p>2343.42</text:p>
              </table:table-cell>
              <table:table-cell office:value-type="float" office:value="2760.55">
                <text:p>2760.55</text:p>
              </table:table-cell>
              <table:table-cell office:value-type="float" office:value="815.2679">
                <text:p>815.2679</text:p>
              </table:table-cell>
              <table:table-cell office:value-type="float" office:value="1134.93">
                <text:p>1134.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43.45">
                <text:p>2343.45</text:p>
              </table:table-cell>
              <table:table-cell office:value-type="float" office:value="2761.89">
                <text:p>2761.89</text:p>
              </table:table-cell>
              <table:table-cell office:value-type="float" office:value="844.6398">
                <text:p>844.6398</text:p>
              </table:table-cell>
              <table:table-cell office:value-type="float" office:value="1134.911">
                <text:p>1134.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43.47">
                <text:p>2343.47</text:p>
              </table:table-cell>
              <table:table-cell office:value-type="float" office:value="2763.69">
                <text:p>2763.69</text:p>
              </table:table-cell>
              <table:table-cell office:value-type="float" office:value="875.0436">
                <text:p>875.0436</text:p>
              </table:table-cell>
              <table:table-cell office:value-type="float" office:value="1134.808">
                <text:p>1134.8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43.49">
                <text:p>2343.49</text:p>
              </table:table-cell>
              <table:table-cell office:value-type="float" office:value="2765.49">
                <text:p>2765.49</text:p>
              </table:table-cell>
              <table:table-cell office:value-type="float" office:value="905.283">
                <text:p>905.283</text:p>
              </table:table-cell>
              <table:table-cell office:value-type="float" office:value="1134.799">
                <text:p>1134.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43.5">
                <text:p>2343.5</text:p>
              </table:table-cell>
              <table:table-cell office:value-type="float" office:value="2767.3">
                <text:p>2767.3</text:p>
              </table:table-cell>
              <table:table-cell office:value-type="float" office:value="934.9677">
                <text:p>934.9677</text:p>
              </table:table-cell>
              <table:table-cell office:value-type="float" office:value="1135.055">
                <text:p>1135.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43.48">
                <text:p>2343.48</text:p>
              </table:table-cell>
              <table:table-cell office:value-type="float" office:value="2769.56">
                <text:p>2769.56</text:p>
              </table:table-cell>
              <table:table-cell office:value-type="float" office:value="964.7734">
                <text:p>964.7734</text:p>
              </table:table-cell>
              <table:table-cell office:value-type="float" office:value="1138.318">
                <text:p>1138.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43.45">
                <text:p>2343.45</text:p>
              </table:table-cell>
              <table:table-cell office:value-type="float" office:value="2771.38">
                <text:p>2771.38</text:p>
              </table:table-cell>
              <table:table-cell office:value-type="float" office:value="995.2703">
                <text:p>995.2703</text:p>
              </table:table-cell>
              <table:table-cell office:value-type="float" office:value="1145.318">
                <text:p>1145.3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43.39">
                <text:p>2343.39</text:p>
              </table:table-cell>
              <table:table-cell office:value-type="float" office:value="2773.2">
                <text:p>2773.2</text:p>
              </table:table-cell>
              <table:table-cell office:value-type="float" office:value="1025.028">
                <text:p>1025.028</text:p>
              </table:table-cell>
              <table:table-cell office:value-type="float" office:value="1157.81">
                <text:p>1157.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43.32">
                <text:p>2343.32</text:p>
              </table:table-cell>
              <table:table-cell office:value-type="float" office:value="2775.02">
                <text:p>2775.02</text:p>
              </table:table-cell>
              <table:table-cell office:value-type="float" office:value="1054.498">
                <text:p>1054.498</text:p>
              </table:table-cell>
              <table:table-cell office:value-type="float" office:value="1169.842">
                <text:p>1169.8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43.23">
                <text:p>2343.23</text:p>
              </table:table-cell>
              <table:table-cell office:value-type="float" office:value="2776.84">
                <text:p>2776.84</text:p>
              </table:table-cell>
              <table:table-cell office:value-type="float" office:value="1079.219">
                <text:p>1079.219</text:p>
              </table:table-cell>
              <table:table-cell office:value-type="float" office:value="1180.179">
                <text:p>1180.1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43.12">
                <text:p>2343.12</text:p>
              </table:table-cell>
              <table:table-cell office:value-type="float" office:value="2778.66">
                <text:p>2778.66</text:p>
              </table:table-cell>
              <table:table-cell office:value-type="float" office:value="1102.047">
                <text:p>1102.047</text:p>
              </table:table-cell>
              <table:table-cell office:value-type="float" office:value="1185.857">
                <text:p>1185.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42.98">
                <text:p>2342.98</text:p>
              </table:table-cell>
              <table:table-cell office:value-type="float" office:value="2780.49">
                <text:p>2780.49</text:p>
              </table:table-cell>
              <table:table-cell office:value-type="float" office:value="1127.149">
                <text:p>1127.149</text:p>
              </table:table-cell>
              <table:table-cell office:value-type="float" office:value="1189.116">
                <text:p>1189.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42.82">
                <text:p>2342.82</text:p>
              </table:table-cell>
              <table:table-cell office:value-type="float" office:value="2782.32">
                <text:p>2782.32</text:p>
              </table:table-cell>
              <table:table-cell office:value-type="float" office:value="1160.17">
                <text:p>1160.17</text:p>
              </table:table-cell>
              <table:table-cell office:value-type="float" office:value="1191.623">
                <text:p>1191.6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42.64">
                <text:p>2342.64</text:p>
              </table:table-cell>
              <table:table-cell office:value-type="float" office:value="2784.15">
                <text:p>2784.15</text:p>
              </table:table-cell>
              <table:table-cell office:value-type="float" office:value="1182.123">
                <text:p>1182.123</text:p>
              </table:table-cell>
              <table:table-cell office:value-type="float" office:value="1192.658">
                <text:p>1192.6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42.44">
                <text:p>2342.44</text:p>
              </table:table-cell>
              <table:table-cell office:value-type="float" office:value="2785.98">
                <text:p>2785.98</text:p>
              </table:table-cell>
              <table:table-cell office:value-type="float" office:value="1208.36">
                <text:p>1208.36</text:p>
              </table:table-cell>
              <table:table-cell office:value-type="float" office:value="1193.873">
                <text:p>1193.8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42.22">
                <text:p>2342.22</text:p>
              </table:table-cell>
              <table:table-cell office:value-type="float" office:value="2787.81">
                <text:p>2787.81</text:p>
              </table:table-cell>
              <table:table-cell office:value-type="float" office:value="1235.623">
                <text:p>1235.623</text:p>
              </table:table-cell>
              <table:table-cell office:value-type="float" office:value="1194.793">
                <text:p>1194.7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41.99">
                <text:p>2341.99</text:p>
              </table:table-cell>
              <table:table-cell office:value-type="float" office:value="2789.63">
                <text:p>2789.63</text:p>
              </table:table-cell>
              <table:table-cell office:value-type="float" office:value="1271.598">
                <text:p>1271.598</text:p>
              </table:table-cell>
              <table:table-cell office:value-type="float" office:value="1193.644">
                <text:p>1193.6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41.73">
                <text:p>2341.73</text:p>
              </table:table-cell>
              <table:table-cell office:value-type="float" office:value="2791.46">
                <text:p>2791.46</text:p>
              </table:table-cell>
              <table:table-cell office:value-type="float" office:value="1306.97">
                <text:p>1306.97</text:p>
              </table:table-cell>
              <table:table-cell office:value-type="float" office:value="1192.049">
                <text:p>1192.0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41.45">
                <text:p>2341.45</text:p>
              </table:table-cell>
              <table:table-cell office:value-type="float" office:value="2793.29">
                <text:p>2793.29</text:p>
              </table:table-cell>
              <table:table-cell office:value-type="float" office:value="1340.477">
                <text:p>1340.477</text:p>
              </table:table-cell>
              <table:table-cell office:value-type="float" office:value="1188.307">
                <text:p>1188.3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41.17">
                <text:p>2341.17</text:p>
              </table:table-cell>
              <table:table-cell office:value-type="float" office:value="2795.11">
                <text:p>2795.11</text:p>
              </table:table-cell>
              <table:table-cell office:value-type="float" office:value="1369.225">
                <text:p>1369.225</text:p>
              </table:table-cell>
              <table:table-cell office:value-type="float" office:value="1185.671">
                <text:p>1185.6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40.86">
                <text:p>2340.86</text:p>
              </table:table-cell>
              <table:table-cell office:value-type="float" office:value="2796.93">
                <text:p>2796.93</text:p>
              </table:table-cell>
              <table:table-cell office:value-type="float" office:value="1398.31">
                <text:p>1398.31</text:p>
              </table:table-cell>
              <table:table-cell office:value-type="float" office:value="1182.84">
                <text:p>1182.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40.53">
                <text:p>2340.53</text:p>
              </table:table-cell>
              <table:table-cell office:value-type="float" office:value="2798.74">
                <text:p>2798.74</text:p>
              </table:table-cell>
              <table:table-cell office:value-type="float" office:value="1430.229">
                <text:p>1430.229</text:p>
              </table:table-cell>
              <table:table-cell office:value-type="float" office:value="1178.649">
                <text:p>1178.6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40.19">
                <text:p>2340.19</text:p>
              </table:table-cell>
              <table:table-cell office:value-type="float" office:value="2800.56">
                <text:p>2800.56</text:p>
              </table:table-cell>
              <table:table-cell office:value-type="float" office:value="1467.004">
                <text:p>1467.004</text:p>
              </table:table-cell>
              <table:table-cell office:value-type="float" office:value="1174.027">
                <text:p>1174.0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39.92">
                <text:p>2339.92</text:p>
              </table:table-cell>
              <table:table-cell office:value-type="float" office:value="2801.91">
                <text:p>2801.91</text:p>
              </table:table-cell>
              <table:table-cell office:value-type="float" office:value="1492.771">
                <text:p>1492.771</text:p>
              </table:table-cell>
              <table:table-cell office:value-type="float" office:value="1170.749">
                <text:p>1170.7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39.55">
                <text:p>2339.55</text:p>
              </table:table-cell>
              <table:table-cell office:value-type="float" office:value="2803.71">
                <text:p>2803.71</text:p>
              </table:table-cell>
              <table:table-cell office:value-type="float" office:value="1519.772">
                <text:p>1519.772</text:p>
              </table:table-cell>
              <table:table-cell office:value-type="float" office:value="1167.997">
                <text:p>1167.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39.18">
                <text:p>2339.18</text:p>
              </table:table-cell>
              <table:table-cell office:value-type="float" office:value="2805.51">
                <text:p>2805.51</text:p>
              </table:table-cell>
              <table:table-cell office:value-type="float" office:value="1546.772">
                <text:p>1546.772</text:p>
              </table:table-cell>
              <table:table-cell office:value-type="float" office:value="1165.93">
                <text:p>1165.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38.77">
                <text:p>2338.77</text:p>
              </table:table-cell>
              <table:table-cell office:value-type="float" office:value="2807.31">
                <text:p>2807.31</text:p>
              </table:table-cell>
              <table:table-cell office:value-type="float" office:value="1572.312">
                <text:p>1572.312</text:p>
              </table:table-cell>
              <table:table-cell office:value-type="float" office:value="1163.598">
                <text:p>1163.5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38.35">
                <text:p>2338.35</text:p>
              </table:table-cell>
              <table:table-cell office:value-type="float" office:value="2809.1">
                <text:p>2809.1</text:p>
              </table:table-cell>
              <table:table-cell office:value-type="float" office:value="1598.067">
                <text:p>1598.067</text:p>
              </table:table-cell>
              <table:table-cell office:value-type="float" office:value="1161.989">
                <text:p>1161.9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37.93">
                <text:p>2337.93</text:p>
              </table:table-cell>
              <table:table-cell office:value-type="float" office:value="2810.88">
                <text:p>2810.88</text:p>
              </table:table-cell>
              <table:table-cell office:value-type="float" office:value="1625.75">
                <text:p>1625.75</text:p>
              </table:table-cell>
              <table:table-cell office:value-type="float" office:value="1159.524">
                <text:p>1159.5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37.49">
                <text:p>2337.49</text:p>
              </table:table-cell>
              <table:table-cell office:value-type="float" office:value="2812.67">
                <text:p>2812.67</text:p>
              </table:table-cell>
              <table:table-cell office:value-type="float" office:value="1650.008">
                <text:p>1650.008</text:p>
              </table:table-cell>
              <table:table-cell office:value-type="float" office:value="1156.476">
                <text:p>1156.4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36.93">
                <text:p>2336.93</text:p>
              </table:table-cell>
              <table:table-cell office:value-type="float" office:value="2814.88">
                <text:p>2814.88</text:p>
              </table:table-cell>
              <table:table-cell office:value-type="float" office:value="1678.284">
                <text:p>1678.284</text:p>
              </table:table-cell>
              <table:table-cell office:value-type="float" office:value="1154.625">
                <text:p>1154.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36.46">
                <text:p>2336.46</text:p>
              </table:table-cell>
              <table:table-cell office:value-type="float" office:value="2816.66">
                <text:p>2816.66</text:p>
              </table:table-cell>
              <table:table-cell office:value-type="float" office:value="1705.723">
                <text:p>1705.723</text:p>
              </table:table-cell>
              <table:table-cell office:value-type="float" office:value="1152.247">
                <text:p>1152.2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35.98">
                <text:p>2335.98</text:p>
              </table:table-cell>
              <table:table-cell office:value-type="float" office:value="2818.43">
                <text:p>2818.43</text:p>
              </table:table-cell>
              <table:table-cell office:value-type="float" office:value="1732.784">
                <text:p>1732.784</text:p>
              </table:table-cell>
              <table:table-cell office:value-type="float" office:value="1150.188">
                <text:p>1150.1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35.49">
                <text:p>2335.49</text:p>
              </table:table-cell>
              <table:table-cell office:value-type="float" office:value="2820.19">
                <text:p>2820.19</text:p>
              </table:table-cell>
              <table:table-cell office:value-type="float" office:value="1764.228">
                <text:p>1764.228</text:p>
              </table:table-cell>
              <table:table-cell office:value-type="float" office:value="1148.388">
                <text:p>1148.3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35">
                <text:p>2335</text:p>
              </table:table-cell>
              <table:table-cell office:value-type="float" office:value="2821.95">
                <text:p>2821.95</text:p>
              </table:table-cell>
              <table:table-cell office:value-type="float" office:value="1792.092">
                <text:p>1792.092</text:p>
              </table:table-cell>
              <table:table-cell office:value-type="float" office:value="1146.57">
                <text:p>1146.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34.49">
                <text:p>2334.49</text:p>
              </table:table-cell>
              <table:table-cell office:value-type="float" office:value="2823.7">
                <text:p>2823.7</text:p>
              </table:table-cell>
              <table:table-cell office:value-type="float" office:value="1820.696">
                <text:p>1820.696</text:p>
              </table:table-cell>
              <table:table-cell office:value-type="float" office:value="1145.978">
                <text:p>1145.9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33.97">
                <text:p>2333.97</text:p>
              </table:table-cell>
              <table:table-cell office:value-type="float" office:value="2825.45">
                <text:p>2825.45</text:p>
              </table:table-cell>
              <table:table-cell office:value-type="float" office:value="1848.6">
                <text:p>1848.6</text:p>
              </table:table-cell>
              <table:table-cell office:value-type="float" office:value="1148.7">
                <text:p>1148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33.44">
                <text:p>2333.44</text:p>
              </table:table-cell>
              <table:table-cell office:value-type="float" office:value="2827.19">
                <text:p>2827.19</text:p>
              </table:table-cell>
              <table:table-cell office:value-type="float" office:value="1878.7">
                <text:p>1878.7</text:p>
              </table:table-cell>
              <table:table-cell office:value-type="float" office:value="1152.7">
                <text:p>1152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32.91">
                <text:p>2332.91</text:p>
              </table:table-cell>
              <table:table-cell office:value-type="float" office:value="2828.93">
                <text:p>2828.93</text:p>
              </table:table-cell>
              <table:table-cell office:value-type="float" office:value="1906">
                <text:p>1906</text:p>
              </table:table-cell>
              <table:table-cell office:value-type="float" office:value="1158.8">
                <text:p>1158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32.37">
                <text:p>2332.37</text:p>
              </table:table-cell>
              <table:table-cell office:value-type="float" office:value="2830.67">
                <text:p>2830.67</text:p>
              </table:table-cell>
              <table:table-cell office:value-type="float" office:value="1931.4">
                <text:p>1931.4</text:p>
              </table:table-cell>
              <table:table-cell office:value-type="float" office:value="1165.7">
                <text:p>1165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31.81">
                <text:p>2331.81</text:p>
              </table:table-cell>
              <table:table-cell office:value-type="float" office:value="2832.39">
                <text:p>2832.39</text:p>
              </table:table-cell>
              <table:table-cell office:value-type="float" office:value="1958">
                <text:p>1958</text:p>
              </table:table-cell>
              <table:table-cell office:value-type="float" office:value="1175.6">
                <text:p>1175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31.25">
                <text:p>2331.25</text:p>
              </table:table-cell>
              <table:table-cell office:value-type="float" office:value="2834.12">
                <text:p>2834.12</text:p>
              </table:table-cell>
              <table:table-cell office:value-type="float" office:value="1983">
                <text:p>1983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30.68">
                <text:p>2330.68</text:p>
              </table:table-cell>
              <table:table-cell office:value-type="float" office:value="2835.84">
                <text:p>2835.84</text:p>
              </table:table-cell>
              <table:table-cell office:value-type="float" office:value="2004.2">
                <text:p>2004.2</text:p>
              </table:table-cell>
              <table:table-cell office:value-type="float" office:value="1207.1">
                <text:p>1207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30.09">
                <text:p>2330.09</text:p>
              </table:table-cell>
              <table:table-cell office:value-type="float" office:value="2837.55">
                <text:p>2837.55</text:p>
              </table:table-cell>
              <table:table-cell office:value-type="float" office:value="2022.489">
                <text:p>2022.489</text:p>
              </table:table-cell>
              <table:table-cell office:value-type="float" office:value="1228.1">
                <text:p>1228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29.5">
                <text:p>2329.5</text:p>
              </table:table-cell>
              <table:table-cell office:value-type="float" office:value="2839.27">
                <text:p>2839.27</text:p>
              </table:table-cell>
              <table:table-cell office:value-type="float" office:value="2038.835">
                <text:p>2038.835</text:p>
              </table:table-cell>
              <table:table-cell office:value-type="float" office:value="1255.133">
                <text:p>1255.1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28.9">
                <text:p>2328.9</text:p>
              </table:table-cell>
              <table:table-cell office:value-type="float" office:value="2840.99">
                <text:p>2840.99</text:p>
              </table:table-cell>
              <table:table-cell office:value-type="float" office:value="2053.169">
                <text:p>2053.169</text:p>
              </table:table-cell>
              <table:table-cell office:value-type="float" office:value="1284.666">
                <text:p>1284.6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28.43">
                <text:p>2328.43</text:p>
              </table:table-cell>
              <table:table-cell office:value-type="float" office:value="2842.26">
                <text:p>2842.26</text:p>
              </table:table-cell>
              <table:table-cell office:value-type="float" office:value="2064.145">
                <text:p>2064.145</text:p>
              </table:table-cell>
              <table:table-cell office:value-type="float" office:value="1313.15">
                <text:p>1313.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27.82">
                <text:p>2327.82</text:p>
              </table:table-cell>
              <table:table-cell office:value-type="float" office:value="2843.97">
                <text:p>2843.97</text:p>
              </table:table-cell>
              <table:table-cell office:value-type="float" office:value="2076.104">
                <text:p>2076.104</text:p>
              </table:table-cell>
              <table:table-cell office:value-type="float" office:value="1345.106">
                <text:p>1345.1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27.19">
                <text:p>2327.19</text:p>
              </table:table-cell>
              <table:table-cell office:value-type="float" office:value="2845.67">
                <text:p>2845.67</text:p>
              </table:table-cell>
              <table:table-cell office:value-type="float" office:value="2084.781">
                <text:p>2084.781</text:p>
              </table:table-cell>
              <table:table-cell office:value-type="float" office:value="1373.266">
                <text:p>1373.2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26.54">
                <text:p>2326.54</text:p>
              </table:table-cell>
              <table:table-cell office:value-type="float" office:value="2847.36">
                <text:p>2847.36</text:p>
              </table:table-cell>
              <table:table-cell office:value-type="float" office:value="2093.3">
                <text:p>2093.3</text:p>
              </table:table-cell>
              <table:table-cell office:value-type="float" office:value="1402.477">
                <text:p>1402.4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25.9">
                <text:p>2325.9</text:p>
              </table:table-cell>
              <table:table-cell office:value-type="float" office:value="2849.06">
                <text:p>2849.06</text:p>
              </table:table-cell>
              <table:table-cell office:value-type="float" office:value="2101.777">
                <text:p>2101.777</text:p>
              </table:table-cell>
              <table:table-cell office:value-type="float" office:value="1433.22">
                <text:p>1433.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25.24">
                <text:p>2325.24</text:p>
              </table:table-cell>
              <table:table-cell office:value-type="float" office:value="2850.74">
                <text:p>2850.74</text:p>
              </table:table-cell>
              <table:table-cell office:value-type="float" office:value="2106.933">
                <text:p>2106.933</text:p>
              </table:table-cell>
              <table:table-cell office:value-type="float" office:value="1466.839">
                <text:p>1466.8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4.56">
                <text:p>2324.56</text:p>
              </table:table-cell>
              <table:table-cell office:value-type="float" office:value="2852.43">
                <text:p>2852.43</text:p>
              </table:table-cell>
              <table:table-cell office:value-type="float" office:value="2111.222">
                <text:p>2111.222</text:p>
              </table:table-cell>
              <table:table-cell office:value-type="float" office:value="1499.026">
                <text:p>1499.0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23.88">
                <text:p>2323.88</text:p>
              </table:table-cell>
              <table:table-cell office:value-type="float" office:value="2854.12">
                <text:p>2854.12</text:p>
              </table:table-cell>
              <table:table-cell office:value-type="float" office:value="2118.132">
                <text:p>2118.132</text:p>
              </table:table-cell>
              <table:table-cell office:value-type="float" office:value="1538.908">
                <text:p>1538.9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23.19">
                <text:p>2323.19</text:p>
              </table:table-cell>
              <table:table-cell office:value-type="float" office:value="2855.8">
                <text:p>2855.8</text:p>
              </table:table-cell>
              <table:table-cell office:value-type="float" office:value="2126.803">
                <text:p>2126.803</text:p>
              </table:table-cell>
              <table:table-cell office:value-type="float" office:value="1584.478">
                <text:p>1584.4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22.48">
                <text:p>2322.48</text:p>
              </table:table-cell>
              <table:table-cell office:value-type="float" office:value="2857.47">
                <text:p>2857.47</text:p>
              </table:table-cell>
              <table:table-cell office:value-type="float" office:value="2136.1">
                <text:p>2136.1</text:p>
              </table:table-cell>
              <table:table-cell office:value-type="float" office:value="1635.3">
                <text:p>1635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21.77">
                <text:p>2321.77</text:p>
              </table:table-cell>
              <table:table-cell office:value-type="float" office:value="2859.14">
                <text:p>2859.14</text:p>
              </table:table-cell>
              <table:table-cell office:value-type="float" office:value="2157.7">
                <text:p>2157.7</text:p>
              </table:table-cell>
              <table:table-cell office:value-type="float" office:value="1725.8">
                <text:p>1725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21.04">
                <text:p>2321.04</text:p>
              </table:table-cell>
              <table:table-cell office:value-type="float" office:value="2860.8">
                <text:p>2860.8</text:p>
              </table:table-cell>
              <table:table-cell office:value-type="float" office:value="2164.6">
                <text:p>2164.6</text:p>
              </table:table-cell>
              <table:table-cell office:value-type="float" office:value="1766.9">
                <text:p>1766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20.31">
                <text:p>2320.31</text:p>
              </table:table-cell>
              <table:table-cell office:value-type="float" office:value="2862.47">
                <text:p>2862.47</text:p>
              </table:table-cell>
              <table:table-cell office:value-type="float" office:value="2170.6">
                <text:p>2170.6</text:p>
              </table:table-cell>
              <table:table-cell office:value-type="float" office:value="1807.9">
                <text:p>1807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19.57">
                <text:p>2319.57</text:p>
              </table:table-cell>
              <table:table-cell office:value-type="float" office:value="2864.12">
                <text:p>2864.12</text:p>
              </table:table-cell>
              <table:table-cell office:value-type="float" office:value="2177.1">
                <text:p>2177.1</text:p>
              </table:table-cell>
              <table:table-cell office:value-type="float" office:value="1852.9">
                <text:p>1852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19">
                <text:p>2319</text:p>
              </table:table-cell>
              <table:table-cell office:value-type="float" office:value="2865.37">
                <text:p>2865.37</text:p>
              </table:table-cell>
              <table:table-cell office:value-type="float" office:value="2180.2">
                <text:p>2180.2</text:p>
              </table:table-cell>
              <table:table-cell office:value-type="float" office:value="1888.4">
                <text:p>1888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18.23">
                <text:p>2318.23</text:p>
              </table:table-cell>
              <table:table-cell office:value-type="float" office:value="2867.01">
                <text:p>2867.01</text:p>
              </table:table-cell>
              <table:table-cell office:value-type="float" office:value="2183.9">
                <text:p>2183.9</text:p>
              </table:table-cell>
              <table:table-cell office:value-type="float" office:value="1916.5">
                <text:p>1916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17.45">
                <text:p>2317.45</text:p>
              </table:table-cell>
              <table:table-cell office:value-type="float" office:value="2868.65">
                <text:p>2868.65</text:p>
              </table:table-cell>
              <table:table-cell office:value-type="float" office:value="2189.9">
                <text:p>2189.9</text:p>
              </table:table-cell>
              <table:table-cell office:value-type="float" office:value="1950.2">
                <text:p>1950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16.66">
                <text:p>2316.66</text:p>
              </table:table-cell>
              <table:table-cell office:value-type="float" office:value="2870.29">
                <text:p>2870.29</text:p>
              </table:table-cell>
              <table:table-cell office:value-type="float" office:value="2196.2">
                <text:p>2196.2</text:p>
              </table:table-cell>
              <table:table-cell office:value-type="float" office:value="1979.3">
                <text:p>1979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15.86">
                <text:p>2315.86</text:p>
              </table:table-cell>
              <table:table-cell office:value-type="float" office:value="2871.91">
                <text:p>2871.91</text:p>
              </table:table-cell>
              <table:table-cell office:value-type="float" office:value="2202.6">
                <text:p>2202.6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15.26">
                <text:p>2315.26</text:p>
              </table:table-cell>
              <table:table-cell office:value-type="float" office:value="2873.13">
                <text:p>2873.13</text:p>
              </table:table-cell>
              <table:table-cell office:value-type="float" office:value="2208.3">
                <text:p>2208.3</text:p>
              </table:table-cell>
              <table:table-cell office:value-type="float" office:value="2044.5">
                <text:p>2044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14.44">
                <text:p>2314.44</text:p>
              </table:table-cell>
              <table:table-cell office:value-type="float" office:value="2874.74">
                <text:p>2874.74</text:p>
              </table:table-cell>
              <table:table-cell office:value-type="float" office:value="2216.6">
                <text:p>2216.6</text:p>
              </table:table-cell>
              <table:table-cell office:value-type="float" office:value="2079.8">
                <text:p>2079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13.61">
                <text:p>2313.61</text:p>
              </table:table-cell>
              <table:table-cell office:value-type="float" office:value="2876.35">
                <text:p>2876.35</text:p>
              </table:table-cell>
              <table:table-cell office:value-type="float" office:value="2225.2">
                <text:p>2225.2</text:p>
              </table:table-cell>
              <table:table-cell office:value-type="float" office:value="2107.9">
                <text:p>2107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12.56">
                <text:p>2312.56</text:p>
              </table:table-cell>
              <table:table-cell office:value-type="float" office:value="2878.35">
                <text:p>2878.35</text:p>
              </table:table-cell>
              <table:table-cell office:value-type="float" office:value="2234.7">
                <text:p>2234.7</text:p>
              </table:table-cell>
              <table:table-cell office:value-type="float" office:value="2139.3">
                <text:p>2139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11.71">
                <text:p>2311.71</text:p>
              </table:table-cell>
              <table:table-cell office:value-type="float" office:value="2879.94">
                <text:p>2879.94</text:p>
              </table:table-cell>
              <table:table-cell office:value-type="float" office:value="2242.3">
                <text:p>2242.3</text:p>
              </table:table-cell>
              <table:table-cell office:value-type="float" office:value="2169.8">
                <text:p>2169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10.83">
                <text:p>2310.83</text:p>
              </table:table-cell>
              <table:table-cell office:value-type="float" office:value="2881.52">
                <text:p>2881.52</text:p>
              </table:table-cell>
              <table:table-cell office:value-type="float" office:value="2247.1">
                <text:p>2247.1</text:p>
              </table:table-cell>
              <table:table-cell office:value-type="float" office:value="2192.6">
                <text:p>2192.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09.93">
                <text:p>2309.93</text:p>
              </table:table-cell>
              <table:table-cell office:value-type="float" office:value="2883.08">
                <text:p>2883.08</text:p>
              </table:table-cell>
              <table:table-cell office:value-type="float" office:value="2253.5">
                <text:p>2253.5</text:p>
              </table:table-cell>
              <table:table-cell office:value-type="float" office:value="2223.3">
                <text:p>2223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09.01">
                <text:p>2309.01</text:p>
              </table:table-cell>
              <table:table-cell office:value-type="float" office:value="2884.62">
                <text:p>2884.62</text:p>
              </table:table-cell>
              <table:table-cell office:value-type="float" office:value="2258.3">
                <text:p>2258.3</text:p>
              </table:table-cell>
              <table:table-cell office:value-type="float" office:value="2253">
                <text:p>22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06.01">
                <text:p>2306.01</text:p>
              </table:table-cell>
              <table:table-cell office:value-type="float" office:value="2889.05">
                <text:p>2889.05</text:p>
              </table:table-cell>
              <table:table-cell office:value-type="float" office:value="2264.6">
                <text:p>2264.6</text:p>
              </table:table-cell>
              <table:table-cell office:value-type="float" office:value="2284.5">
                <text:p>2284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74.24">
                <text:p>2274.24</text:p>
              </table:table-cell>
              <table:table-cell office:value-type="float" office:value="2930.68">
                <text:p>2930.68</text:p>
              </table:table-cell>
              <table:table-cell office:value-type="float" office:value="2270.5">
                <text:p>2270.5</text:p>
              </table:table-cell>
              <table:table-cell office:value-type="float" office:value="2312.5">
                <text:p>2312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73.11">
                <text:p>2273.11</text:p>
              </table:table-cell>
              <table:table-cell office:value-type="float" office:value="2932.07">
                <text:p>2932.07</text:p>
              </table:table-cell>
              <table:table-cell office:value-type="float" office:value="2282.09">
                <text:p>2282.09</text:p>
              </table:table-cell>
              <table:table-cell office:value-type="float" office:value="2345.77">
                <text:p>2345.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71.96">
                <text:p>2271.96</text:p>
              </table:table-cell>
              <table:table-cell office:value-type="float" office:value="2933.45">
                <text:p>2933.45</text:p>
              </table:table-cell>
              <table:table-cell office:value-type="float" office:value="2292.8">
                <text:p>2292.8</text:p>
              </table:table-cell>
              <table:table-cell office:value-type="float" office:value="2378.3">
                <text:p>2378.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70.8">
                <text:p>2270.8</text:p>
              </table:table-cell>
              <table:table-cell office:value-type="float" office:value="2934.81">
                <text:p>2934.81</text:p>
              </table:table-cell>
              <table:table-cell office:value-type="float" office:value="2303.71">
                <text:p>2303.71</text:p>
              </table:table-cell>
              <table:table-cell office:value-type="float" office:value="2411.55">
                <text:p>2411.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69.62">
                <text:p>2269.62</text:p>
              </table:table-cell>
              <table:table-cell office:value-type="float" office:value="2936.16">
                <text:p>2936.16</text:p>
              </table:table-cell>
              <table:table-cell office:value-type="float" office:value="2311.5">
                <text:p>2311.5</text:p>
              </table:table-cell>
              <table:table-cell office:value-type="float" office:value="2445.6">
                <text:p>2445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68.42">
                <text:p>2268.42</text:p>
              </table:table-cell>
              <table:table-cell office:value-type="float" office:value="2937.5">
                <text:p>2937.5</text:p>
              </table:table-cell>
              <table:table-cell office:value-type="float" office:value="2316.3">
                <text:p>2316.3</text:p>
              </table:table-cell>
              <table:table-cell office:value-type="float" office:value="2470.4">
                <text:p>2470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67.2">
                <text:p>2267.2</text:p>
              </table:table-cell>
              <table:table-cell office:value-type="float" office:value="2938.83">
                <text:p>2938.83</text:p>
              </table:table-cell>
              <table:table-cell office:value-type="float" office:value="2322.41">
                <text:p>2322.41</text:p>
              </table:table-cell>
              <table:table-cell office:value-type="float" office:value="2504.46">
                <text:p>2504.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65.98">
                <text:p>2265.98</text:p>
              </table:table-cell>
              <table:table-cell office:value-type="float" office:value="2940.14">
                <text:p>2940.14</text:p>
              </table:table-cell>
              <table:table-cell office:value-type="float" office:value="2329">
                <text:p>2329</text:p>
              </table:table-cell>
              <table:table-cell office:value-type="float" office:value="2541.08">
                <text:p>2541.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64.73">
                <text:p>2264.73</text:p>
              </table:table-cell>
              <table:table-cell office:value-type="float" office:value="2941.44">
                <text:p>2941.44</text:p>
              </table:table-cell>
              <table:table-cell office:value-type="float" office:value="2331.8">
                <text:p>2331.8</text:p>
              </table:table-cell>
              <table:table-cell office:value-type="float" office:value="2571.18">
                <text:p>2571.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63.78">
                <text:p>2263.78</text:p>
              </table:table-cell>
              <table:table-cell office:value-type="float" office:value="2942.41">
                <text:p>2942.41</text:p>
              </table:table-cell>
              <table:table-cell office:value-type="float" office:value="2332.1">
                <text:p>2332.1</text:p>
              </table:table-cell>
              <table:table-cell office:value-type="float" office:value="2587.07">
                <text:p>2587.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62.52">
                <text:p>2262.52</text:p>
              </table:table-cell>
              <table:table-cell office:value-type="float" office:value="2943.69">
                <text:p>2943.69</text:p>
              </table:table-cell>
              <table:table-cell office:value-type="float" office:value="2331.8">
                <text:p>2331.8</text:p>
              </table:table-cell>
              <table:table-cell office:value-type="float" office:value="2611.5">
                <text:p>2611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61.24">
                <text:p>2261.24</text:p>
              </table:table-cell>
              <table:table-cell office:value-type="float" office:value="2944.98">
                <text:p>2944.98</text:p>
              </table:table-cell>
              <table:table-cell office:value-type="float" office:value="2332.1">
                <text:p>2332.1</text:p>
              </table:table-cell>
              <table:table-cell office:value-type="float" office:value="2639.7">
                <text:p>2639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59.95">
                <text:p>2259.95</text:p>
              </table:table-cell>
              <table:table-cell office:value-type="float" office:value="2946.24">
                <text:p>2946.24</text:p>
              </table:table-cell>
              <table:table-cell office:value-type="float" office:value="2332.1">
                <text:p>2332.1</text:p>
              </table:table-cell>
              <table:table-cell office:value-type="float" office:value="2659.03">
                <text:p>2659.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58.66">
                <text:p>2258.66</text:p>
              </table:table-cell>
              <table:table-cell office:value-type="float" office:value="2947.5">
                <text:p>2947.5</text:p>
              </table:table-cell>
              <table:table-cell office:value-type="float" office:value="2332.9">
                <text:p>2332.9</text:p>
              </table:table-cell>
              <table:table-cell office:value-type="float" office:value="2683.01">
                <text:p>2683.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57.36">
                <text:p>2257.36</text:p>
              </table:table-cell>
              <table:table-cell office:value-type="float" office:value="2948.76">
                <text:p>2948.76</text:p>
              </table:table-cell>
              <table:table-cell office:value-type="float" office:value="2333.1">
                <text:p>2333.1</text:p>
              </table:table-cell>
              <table:table-cell office:value-type="float" office:value="2709.3">
                <text:p>2709.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56.05">
                <text:p>2256.05</text:p>
              </table:table-cell>
              <table:table-cell office:value-type="float" office:value="2950.01">
                <text:p>2950.01</text:p>
              </table:table-cell>
              <table:table-cell office:value-type="float" office:value="2333.3">
                <text:p>2333.3</text:p>
              </table:table-cell>
              <table:table-cell office:value-type="float" office:value="2728.3">
                <text:p>2728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54.73">
                <text:p>2254.73</text:p>
              </table:table-cell>
              <table:table-cell office:value-type="float" office:value="2951.25">
                <text:p>2951.25</text:p>
              </table:table-cell>
              <table:table-cell office:value-type="float" office:value="2333.2">
                <text:p>2333.2</text:p>
              </table:table-cell>
              <table:table-cell office:value-type="float" office:value="2749.1">
                <text:p>2749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53.41">
                <text:p>2253.41</text:p>
              </table:table-cell>
              <table:table-cell office:value-type="float" office:value="2952.49">
                <text:p>2952.49</text:p>
              </table:table-cell>
              <table:table-cell office:value-type="float" office:value="2333.4">
                <text:p>2333.4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52.09">
                <text:p>2252.09</text:p>
              </table:table-cell>
              <table:table-cell office:value-type="float" office:value="2953.72">
                <text:p>2953.72</text:p>
              </table:table-cell>
              <table:table-cell office:value-type="float" office:value="2330.5">
                <text:p>2330.5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51.09">
                <text:p>2251.09</text:p>
              </table:table-cell>
              <table:table-cell office:value-type="float" office:value="2954.65">
                <text:p>2954.65</text:p>
              </table:table-cell>
              <table:table-cell office:value-type="float" office:value="2324.8">
                <text:p>2324.8</text:p>
              </table:table-cell>
              <table:table-cell office:value-type="float" office:value="2821.2">
                <text:p>2821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49.77">
                <text:p>2249.77</text:p>
              </table:table-cell>
              <table:table-cell office:value-type="float" office:value="2955.88">
                <text:p>2955.88</text:p>
              </table:table-cell>
              <table:table-cell office:value-type="float" office:value="2316.2">
                <text:p>2316.2</text:p>
              </table:table-cell>
              <table:table-cell office:value-type="float" office:value="2846.4">
                <text:p>2846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48.78">
                <text:p>2248.78</text:p>
              </table:table-cell>
              <table:table-cell office:value-type="float" office:value="2956.81">
                <text:p>2956.81</text:p>
              </table:table-cell>
              <table:table-cell office:value-type="float" office:value="2303.6">
                <text:p>2303.6</text:p>
              </table:table-cell>
              <table:table-cell office:value-type="float" office:value="2873.9">
                <text:p>2873.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47.78">
                <text:p>2247.78</text:p>
              </table:table-cell>
              <table:table-cell office:value-type="float" office:value="2957.73">
                <text:p>2957.73</text:p>
              </table:table-cell>
              <table:table-cell office:value-type="float" office:value="2286.5">
                <text:p>2286.5</text:p>
              </table:table-cell>
              <table:table-cell office:value-type="float" office:value="2902.4">
                <text:p>2902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46.46">
                <text:p>2246.46</text:p>
              </table:table-cell>
              <table:table-cell office:value-type="float" office:value="2958.95">
                <text:p>2958.95</text:p>
              </table:table-cell>
              <table:table-cell office:value-type="float" office:value="2266.786">
                <text:p>2266.786</text:p>
              </table:table-cell>
              <table:table-cell office:value-type="float" office:value="2930.281">
                <text:p>2930.2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45.12">
                <text:p>2245.12</text:p>
              </table:table-cell>
              <table:table-cell office:value-type="float" office:value="2960.17">
                <text:p>2960.17</text:p>
              </table:table-cell>
              <table:table-cell office:value-type="float" office:value="2246.81">
                <text:p>2246.81</text:p>
              </table:table-cell>
              <table:table-cell office:value-type="float" office:value="2950.443">
                <text:p>2950.4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43.78">
                <text:p>2243.78</text:p>
              </table:table-cell>
              <table:table-cell office:value-type="float" office:value="2961.38">
                <text:p>2961.38</text:p>
              </table:table-cell>
              <table:table-cell office:value-type="float" office:value="2222">
                <text:p>2222</text:p>
              </table:table-cell>
              <table:table-cell office:value-type="float" office:value="2971.4">
                <text:p>2971.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42.45">
                <text:p>2242.45</text:p>
              </table:table-cell>
              <table:table-cell office:value-type="float" office:value="2962.59">
                <text:p>2962.59</text:p>
              </table:table-cell>
              <table:table-cell office:value-type="float" office:value="2190.2">
                <text:p>2190.2</text:p>
              </table:table-cell>
              <table:table-cell office:value-type="float" office:value="2987.7">
                <text:p>2987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41.09">
                <text:p>2241.09</text:p>
              </table:table-cell>
              <table:table-cell office:value-type="float" office:value="2963.78">
                <text:p>2963.78</text:p>
              </table:table-cell>
              <table:table-cell office:value-type="float" office:value="2155.3">
                <text:p>2155.3</text:p>
              </table:table-cell>
              <table:table-cell office:value-type="float" office:value="2995.8">
                <text:p>2995.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39.39">
                <text:p>2239.39</text:p>
              </table:table-cell>
              <table:table-cell office:value-type="float" office:value="2965.27">
                <text:p>2965.27</text:p>
              </table:table-cell>
              <table:table-cell office:value-type="float" office:value="2121.7">
                <text:p>2121.7</text:p>
              </table:table-cell>
              <table:table-cell office:value-type="float" office:value="2998.5">
                <text:p>2998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38.03">
                <text:p>2238.03</text:p>
              </table:table-cell>
              <table:table-cell office:value-type="float" office:value="2966.45">
                <text:p>2966.45</text:p>
              </table:table-cell>
              <table:table-cell office:value-type="float" office:value="2094.053">
                <text:p>2094.053</text:p>
              </table:table-cell>
              <table:table-cell office:value-type="float" office:value="2998.748">
                <text:p>2998.7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36.66">
                <text:p>2236.66</text:p>
              </table:table-cell>
              <table:table-cell office:value-type="float" office:value="2967.62">
                <text:p>2967.62</text:p>
              </table:table-cell>
              <table:table-cell office:value-type="float" office:value="2063.083">
                <text:p>2063.083</text:p>
              </table:table-cell>
              <table:table-cell office:value-type="float" office:value="2999.204">
                <text:p>2999.2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35.28">
                <text:p>2235.28</text:p>
              </table:table-cell>
              <table:table-cell office:value-type="float" office:value="2968.78">
                <text:p>2968.78</text:p>
              </table:table-cell>
              <table:table-cell office:value-type="float" office:value="2032.366">
                <text:p>2032.366</text:p>
              </table:table-cell>
              <table:table-cell office:value-type="float" office:value="2999.933">
                <text:p>2999.9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33.88">
                <text:p>2233.88</text:p>
              </table:table-cell>
              <table:table-cell office:value-type="float" office:value="2969.92">
                <text:p>2969.92</text:p>
              </table:table-cell>
              <table:table-cell office:value-type="float" office:value="1997.563">
                <text:p>1997.563</text:p>
              </table:table-cell>
              <table:table-cell office:value-type="float" office:value="2998.212">
                <text:p>2998.2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32.47">
                <text:p>2232.47</text:p>
              </table:table-cell>
              <table:table-cell office:value-type="float" office:value="2971.05">
                <text:p>2971.05</text:p>
              </table:table-cell>
              <table:table-cell office:value-type="float" office:value="1963.766">
                <text:p>1963.766</text:p>
              </table:table-cell>
              <table:table-cell office:value-type="float" office:value="2995.443">
                <text:p>2995.4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31.05">
                <text:p>2231.05</text:p>
              </table:table-cell>
              <table:table-cell office:value-type="float" office:value="2972.17">
                <text:p>2972.17</text:p>
              </table:table-cell>
              <table:table-cell office:value-type="float" office:value="1929">
                <text:p>1929</text:p>
              </table:table-cell>
              <table:table-cell office:value-type="float" office:value="2993.9">
                <text:p>2993.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9.98">
                <text:p>2229.98</text:p>
              </table:table-cell>
              <table:table-cell office:value-type="float" office:value="2972.99">
                <text:p>2972.99</text:p>
              </table:table-cell>
              <table:table-cell office:value-type="float" office:value="1898.1">
                <text:p>1898.1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28.53">
                <text:p>2228.53</text:p>
              </table:table-cell>
              <table:table-cell office:value-type="float" office:value="2974.08">
                <text:p>2974.08</text:p>
              </table:table-cell>
              <table:table-cell office:value-type="float" office:value="1864.891">
                <text:p>1864.891</text:p>
              </table:table-cell>
              <table:table-cell office:value-type="float" office:value="2986.187">
                <text:p>2986.1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27.07">
                <text:p>2227.07</text:p>
              </table:table-cell>
              <table:table-cell office:value-type="float" office:value="2975.15">
                <text:p>2975.15</text:p>
              </table:table-cell>
              <table:table-cell office:value-type="float" office:value="1830.363">
                <text:p>1830.363</text:p>
              </table:table-cell>
              <table:table-cell office:value-type="float" office:value="2979.638">
                <text:p>2979.6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26.71">
                <text:p>2226.71</text:p>
              </table:table-cell>
              <table:table-cell office:value-type="float" office:value="2975.41">
                <text:p>2975.41</text:p>
              </table:table-cell>
              <table:table-cell office:value-type="float" office:value="1792.705">
                <text:p>1792.705</text:p>
              </table:table-cell>
              <table:table-cell office:value-type="float" office:value="2975.236">
                <text:p>2975.2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25.23">
                <text:p>2225.23</text:p>
              </table:table-cell>
              <table:table-cell office:value-type="float" office:value="2976.46">
                <text:p>2976.46</text:p>
              </table:table-cell>
              <table:table-cell office:value-type="float" office:value="1752.6">
                <text:p>1752.6</text:p>
              </table:table-cell>
              <table:table-cell office:value-type="float" office:value="2971.9">
                <text:p>2971.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23.74">
                <text:p>2223.74</text:p>
              </table:table-cell>
              <table:table-cell office:value-type="float" office:value="2977.48">
                <text:p>2977.48</text:p>
              </table:table-cell>
              <table:table-cell office:value-type="float" office:value="1716.5">
                <text:p>1716.5</text:p>
              </table:table-cell>
              <table:table-cell office:value-type="float" office:value="2967.5">
                <text:p>2967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22.22">
                <text:p>2222.22</text:p>
              </table:table-cell>
              <table:table-cell office:value-type="float" office:value="2978.49">
                <text:p>2978.49</text:p>
              </table:table-cell>
              <table:table-cell office:value-type="float" office:value="1679.2">
                <text:p>1679.2</text:p>
              </table:table-cell>
              <table:table-cell office:value-type="float" office:value="2961.4">
                <text:p>2961.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20.7">
                <text:p>2220.7</text:p>
              </table:table-cell>
              <table:table-cell office:value-type="float" office:value="2979.49">
                <text:p>2979.49</text:p>
              </table:table-cell>
              <table:table-cell office:value-type="float" office:value="1644.3">
                <text:p>1644.3</text:p>
              </table:table-cell>
              <table:table-cell office:value-type="float" office:value="2956">
                <text:p>29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19.16">
                <text:p>2219.16</text:p>
              </table:table-cell>
              <table:table-cell office:value-type="float" office:value="2980.45">
                <text:p>2980.45</text:p>
              </table:table-cell>
              <table:table-cell office:value-type="float" office:value="1598.8">
                <text:p>1598.8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17.61">
                <text:p>2217.61</text:p>
              </table:table-cell>
              <table:table-cell office:value-type="float" office:value="2981.4">
                <text:p>2981.4</text:p>
              </table:table-cell>
              <table:table-cell office:value-type="float" office:value="1538.467">
                <text:p>1538.467</text:p>
              </table:table-cell>
              <table:table-cell office:value-type="float" office:value="2942.884">
                <text:p>2942.8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15.64">
                <text:p>2215.64</text:p>
              </table:table-cell>
              <table:table-cell office:value-type="float" office:value="2982.56">
                <text:p>2982.56</text:p>
              </table:table-cell>
              <table:table-cell office:value-type="float" office:value="1481.088">
                <text:p>1481.088</text:p>
              </table:table-cell>
              <table:table-cell office:value-type="float" office:value="2941.178">
                <text:p>2941.1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14.05">
                <text:p>2214.05</text:p>
              </table:table-cell>
              <table:table-cell office:value-type="float" office:value="2983.46">
                <text:p>2983.46</text:p>
              </table:table-cell>
              <table:table-cell office:value-type="float" office:value="1428.893">
                <text:p>1428.893</text:p>
              </table:table-cell>
              <table:table-cell office:value-type="float" office:value="2940.588">
                <text:p>2940.5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12.86">
                <text:p>2212.86</text:p>
              </table:table-cell>
              <table:table-cell office:value-type="float" office:value="2984.13">
                <text:p>2984.13</text:p>
              </table:table-cell>
              <table:table-cell office:value-type="float" office:value="1385.381">
                <text:p>1385.381</text:p>
              </table:table-cell>
              <table:table-cell office:value-type="float" office:value="2941.248">
                <text:p>2941.2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11.65">
                <text:p>2211.65</text:p>
              </table:table-cell>
              <table:table-cell office:value-type="float" office:value="2984.78">
                <text:p>2984.78</text:p>
              </table:table-cell>
              <table:table-cell office:value-type="float" office:value="1323.206">
                <text:p>1323.206</text:p>
              </table:table-cell>
              <table:table-cell office:value-type="float" office:value="2943.851">
                <text:p>2943.8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10.03">
                <text:p>2210.03</text:p>
              </table:table-cell>
              <table:table-cell office:value-type="float" office:value="2985.63">
                <text:p>2985.63</text:p>
              </table:table-cell>
              <table:table-cell office:value-type="float" office:value="1273.241">
                <text:p>1273.241</text:p>
              </table:table-cell>
              <table:table-cell office:value-type="float" office:value="2950.341">
                <text:p>2950.3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08.81">
                <text:p>2208.81</text:p>
              </table:table-cell>
              <table:table-cell office:value-type="float" office:value="2986.26">
                <text:p>2986.26</text:p>
              </table:table-cell>
              <table:table-cell office:value-type="float" office:value="1224.223">
                <text:p>1224.223</text:p>
              </table:table-cell>
              <table:table-cell office:value-type="float" office:value="2953.807">
                <text:p>2953.8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07.18">
                <text:p>2207.18</text:p>
              </table:table-cell>
              <table:table-cell office:value-type="float" office:value="2987.07">
                <text:p>2987.07</text:p>
              </table:table-cell>
              <table:table-cell office:value-type="float" office:value="1163.645">
                <text:p>1163.645</text:p>
              </table:table-cell>
              <table:table-cell office:value-type="float" office:value="2953.773">
                <text:p>2953.7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05.52">
                <text:p>2205.52</text:p>
              </table:table-cell>
              <table:table-cell office:value-type="float" office:value="2987.87">
                <text:p>2987.87</text:p>
              </table:table-cell>
              <table:table-cell office:value-type="float" office:value="1127.181">
                <text:p>1127.181</text:p>
              </table:table-cell>
              <table:table-cell office:value-type="float" office:value="2951.824">
                <text:p>2951.8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03.86">
                <text:p>2203.86</text:p>
              </table:table-cell>
              <table:table-cell office:value-type="float" office:value="2988.64">
                <text:p>2988.64</text:p>
              </table:table-cell>
              <table:table-cell office:value-type="float" office:value="1076.317">
                <text:p>1076.317</text:p>
              </table:table-cell>
              <table:table-cell office:value-type="float" office:value="2945.577">
                <text:p>2945.5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02.2">
                <text:p>2202.2</text:p>
              </table:table-cell>
              <table:table-cell office:value-type="float" office:value="2989.39">
                <text:p>2989.39</text:p>
              </table:table-cell>
              <table:table-cell office:value-type="float" office:value="1010.781">
                <text:p>1010.781</text:p>
              </table:table-cell>
              <table:table-cell office:value-type="float" office:value="2929.725">
                <text:p>2929.7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00.51">
                <text:p>2200.51</text:p>
              </table:table-cell>
              <table:table-cell office:value-type="float" office:value="2990.12">
                <text:p>2990.12</text:p>
              </table:table-cell>
              <table:table-cell office:value-type="float" office:value="957.2896">
                <text:p>957.2896</text:p>
              </table:table-cell>
              <table:table-cell office:value-type="float" office:value="2913.683">
                <text:p>2913.6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99.25">
                <text:p>2199.25</text:p>
              </table:table-cell>
              <table:table-cell office:value-type="float" office:value="2990.65">
                <text:p>2990.65</text:p>
              </table:table-cell>
              <table:table-cell office:value-type="float" office:value="920.5009">
                <text:p>920.5009</text:p>
              </table:table-cell>
              <table:table-cell office:value-type="float" office:value="2906.772">
                <text:p>2906.7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97.14">
                <text:p>2197.14</text:p>
              </table:table-cell>
              <table:table-cell office:value-type="float" office:value="2991.51">
                <text:p>2991.51</text:p>
              </table:table-cell>
              <table:table-cell office:value-type="float" office:value="872.5331">
                <text:p>872.5331</text:p>
              </table:table-cell>
              <table:table-cell office:value-type="float" office:value="2902.189">
                <text:p>2902.1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95.43">
                <text:p>2195.43</text:p>
              </table:table-cell>
              <table:table-cell office:value-type="float" office:value="2992.17">
                <text:p>2992.17</text:p>
              </table:table-cell>
              <table:table-cell office:value-type="float" office:value="809.5">
                <text:p>809.5</text:p>
              </table:table-cell>
              <table:table-cell office:value-type="float" office:value="2899.3">
                <text:p>2899.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93.72">
                <text:p>2193.72</text:p>
              </table:table-cell>
              <table:table-cell office:value-type="float" office:value="2992.81">
                <text:p>2992.81</text:p>
              </table:table-cell>
              <table:table-cell office:value-type="float" office:value="760.9">
                <text:p>760.9</text:p>
              </table:table-cell>
              <table:table-cell office:value-type="float" office:value="2901.5">
                <text:p>2901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92.43">
                <text:p>2192.43</text:p>
              </table:table-cell>
              <table:table-cell office:value-type="float" office:value="2993.28">
                <text:p>2993.28</text:p>
              </table:table-cell>
              <table:table-cell office:value-type="float" office:value="709.4828">
                <text:p>709.4828</text:p>
              </table:table-cell>
              <table:table-cell office:value-type="float" office:value="2903.08">
                <text:p>2903.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90.71">
                <text:p>2190.71</text:p>
              </table:table-cell>
              <table:table-cell office:value-type="float" office:value="2993.88">
                <text:p>2993.88</text:p>
              </table:table-cell>
              <table:table-cell office:value-type="float" office:value="651.4912">
                <text:p>651.4912</text:p>
              </table:table-cell>
              <table:table-cell office:value-type="float" office:value="2900.787">
                <text:p>2900.7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88.98">
                <text:p>2188.98</text:p>
              </table:table-cell>
              <table:table-cell office:value-type="float" office:value="2994.45">
                <text:p>2994.45</text:p>
              </table:table-cell>
              <table:table-cell office:value-type="float" office:value="614.2916">
                <text:p>614.2916</text:p>
              </table:table-cell>
              <table:table-cell office:value-type="float" office:value="2898.116">
                <text:p>2898.1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87.68">
                <text:p>2187.68</text:p>
              </table:table-cell>
              <table:table-cell office:value-type="float" office:value="2994.87">
                <text:p>2994.87</text:p>
              </table:table-cell>
              <table:table-cell office:value-type="float" office:value="562.6884">
                <text:p>562.6884</text:p>
              </table:table-cell>
              <table:table-cell office:value-type="float" office:value="2888.992">
                <text:p>2888.9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85.95">
                <text:p>2185.95</text:p>
              </table:table-cell>
              <table:table-cell office:value-type="float" office:value="2995.41">
                <text:p>2995.41</text:p>
              </table:table-cell>
              <table:table-cell office:value-type="float" office:value="512.8154">
                <text:p>512.8154</text:p>
              </table:table-cell>
              <table:table-cell office:value-type="float" office:value="2876.835">
                <text:p>2876.8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84.2">
                <text:p>2184.2</text:p>
              </table:table-cell>
              <table:table-cell office:value-type="float" office:value="2995.93">
                <text:p>2995.93</text:p>
              </table:table-cell>
              <table:table-cell office:value-type="float" office:value="471.6826">
                <text:p>471.6826</text:p>
              </table:table-cell>
              <table:table-cell office:value-type="float" office:value="2863.05">
                <text:p>2863.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82.01">
                <text:p>2182.01</text:p>
              </table:table-cell>
              <table:table-cell office:value-type="float" office:value="2996.55">
                <text:p>2996.55</text:p>
              </table:table-cell>
              <table:table-cell office:value-type="float" office:value="418.5">
                <text:p>418.5</text:p>
              </table:table-cell>
              <table:table-cell office:value-type="float" office:value="2842">
                <text:p>28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80.26">
                <text:p>2180.26</text:p>
              </table:table-cell>
              <table:table-cell office:value-type="float" office:value="2997.02">
                <text:p>2997.02</text:p>
              </table:table-cell>
              <table:table-cell office:value-type="float" office:value="383.2">
                <text:p>383.2</text:p>
              </table:table-cell>
              <table:table-cell office:value-type="float" office:value="2819.3">
                <text:p>2819.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78.5">
                <text:p>2178.5</text:p>
              </table:table-cell>
              <table:table-cell office:value-type="float" office:value="2997.47">
                <text:p>2997.47</text:p>
              </table:table-cell>
              <table:table-cell office:value-type="float" office:value="345.7">
                <text:p>345.7</text:p>
              </table:table-cell>
              <table:table-cell office:value-type="float" office:value="2785.1">
                <text:p>2785.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76.75">
                <text:p>2176.75</text:p>
              </table:table-cell>
              <table:table-cell office:value-type="float" office:value="2997.9">
                <text:p>2997.9</text:p>
              </table:table-cell>
              <table:table-cell office:value-type="float" office:value="308.5">
                <text:p>308.5</text:p>
              </table:table-cell>
              <table:table-cell office:value-type="float" office:value="2738.8">
                <text:p>2738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74.97">
                <text:p>2174.97</text:p>
              </table:table-cell>
              <table:table-cell office:value-type="float" office:value="2998.32">
                <text:p>2998.32</text:p>
              </table:table-cell>
              <table:table-cell office:value-type="float" office:value="277.9">
                <text:p>277.9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73.21">
                <text:p>2173.21</text:p>
              </table:table-cell>
              <table:table-cell office:value-type="float" office:value="2998.72">
                <text:p>2998.72</text:p>
              </table:table-cell>
              <table:table-cell office:value-type="float" office:value="255">
                <text:p>255</text:p>
              </table:table-cell>
              <table:table-cell office:value-type="float" office:value="2633.3">
                <text:p>2633.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71.44">
                <text:p>2171.44</text:p>
              </table:table-cell>
              <table:table-cell office:value-type="float" office:value="2999.1">
                <text:p>2999.1</text:p>
              </table:table-cell>
              <table:table-cell office:value-type="float" office:value="237.3182">
                <text:p>237.3182</text:p>
              </table:table-cell>
              <table:table-cell office:value-type="float" office:value="2581.866">
                <text:p>2581.8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69.66">
                <text:p>2169.66</text:p>
              </table:table-cell>
              <table:table-cell office:value-type="float" office:value="2999.47">
                <text:p>2999.47</text:p>
              </table:table-cell>
              <table:table-cell office:value-type="float" office:value="220.1718">
                <text:p>220.1718</text:p>
              </table:table-cell>
              <table:table-cell office:value-type="float" office:value="2532.768">
                <text:p>2532.7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67.89">
                <text:p>2167.89</text:p>
              </table:table-cell>
              <table:table-cell office:value-type="float" office:value="2999.82">
                <text:p>2999.82</text:p>
              </table:table-cell>
              <table:table-cell office:value-type="float" office:value="203.0656">
                <text:p>203.0656</text:p>
              </table:table-cell>
              <table:table-cell office:value-type="float" office:value="2480.08">
                <text:p>2480.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66.11">
                <text:p>2166.11</text:p>
              </table:table-cell>
              <table:table-cell office:value-type="float" office:value="3000.15">
                <text:p>3000.15</text:p>
              </table:table-cell>
              <table:table-cell office:value-type="float" office:value="188.2281">
                <text:p>188.2281</text:p>
              </table:table-cell>
              <table:table-cell office:value-type="float" office:value="2425.674">
                <text:p>2425.6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64.33">
                <text:p>2164.33</text:p>
              </table:table-cell>
              <table:table-cell office:value-type="float" office:value="3000.46">
                <text:p>3000.46</text:p>
              </table:table-cell>
              <table:table-cell office:value-type="float" office:value="178.6">
                <text:p>178.6</text:p>
              </table:table-cell>
              <table:table-cell office:value-type="float" office:value="2384.3">
                <text:p>2384.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62.55">
                <text:p>2162.55</text:p>
              </table:table-cell>
              <table:table-cell office:value-type="float" office:value="3000.76">
                <text:p>3000.76</text:p>
              </table:table-cell>
              <table:table-cell office:value-type="float" office:value="171.2963">
                <text:p>171.2963</text:p>
              </table:table-cell>
              <table:table-cell office:value-type="float" office:value="2335.852">
                <text:p>2335.8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60.77">
                <text:p>2160.77</text:p>
              </table:table-cell>
              <table:table-cell office:value-type="float" office:value="3001.05">
                <text:p>3001.05</text:p>
              </table:table-cell>
              <table:table-cell office:value-type="float" office:value="167.1821">
                <text:p>167.1821</text:p>
              </table:table-cell>
              <table:table-cell office:value-type="float" office:value="2291.617">
                <text:p>2291.6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58.99">
                <text:p>2158.99</text:p>
              </table:table-cell>
              <table:table-cell office:value-type="float" office:value="3001.33">
                <text:p>3001.33</text:p>
              </table:table-cell>
              <table:table-cell office:value-type="float" office:value="165">
                <text:p>165</text:p>
              </table:table-cell>
              <table:table-cell office:value-type="float" office:value="2242.6">
                <text:p>2242.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57.2">
                <text:p>2157.2</text:p>
              </table:table-cell>
              <table:table-cell office:value-type="float" office:value="3001.59">
                <text:p>3001.59</text:p>
              </table:table-cell>
              <table:table-cell office:value-type="float" office:value="162.4873">
                <text:p>162.4873</text:p>
              </table:table-cell>
              <table:table-cell office:value-type="float" office:value="2194.741">
                <text:p>2194.7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55.43">
                <text:p>2155.43</text:p>
              </table:table-cell>
              <table:table-cell office:value-type="float" office:value="3001.84">
                <text:p>3001.84</text:p>
              </table:table-cell>
              <table:table-cell office:value-type="float" office:value="161.6546">
                <text:p>161.6546</text:p>
              </table:table-cell>
              <table:table-cell office:value-type="float" office:value="2144.339">
                <text:p>2144.3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51.41">
                <text:p>2151.41</text:p>
              </table:table-cell>
              <table:table-cell office:value-type="float" office:value="3002.36">
                <text:p>3002.36</text:p>
              </table:table-cell>
              <table:table-cell office:value-type="float" office:value="163.0776">
                <text:p>163.0776</text:p>
              </table:table-cell>
              <table:table-cell office:value-type="float" office:value="2085.463">
                <text:p>2085.4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49.62">
                <text:p>2149.62</text:p>
              </table:table-cell>
              <table:table-cell office:value-type="float" office:value="3002.56">
                <text:p>3002.56</text:p>
              </table:table-cell>
              <table:table-cell office:value-type="float" office:value="169.5">
                <text:p>169.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46.51">
                <text:p>2146.51</text:p>
              </table:table-cell>
              <table:table-cell office:value-type="float" office:value="3002.9">
                <text:p>3002.9</text:p>
              </table:table-cell>
              <table:table-cell office:value-type="float" office:value="179.4">
                <text:p>179.4</text:p>
              </table:table-cell>
              <table:table-cell office:value-type="float" office:value="1992.9">
                <text:p>1992.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44.72">
                <text:p>2144.72</text:p>
              </table:table-cell>
              <table:table-cell office:value-type="float" office:value="3003.08">
                <text:p>3003.08</text:p>
              </table:table-cell>
              <table:table-cell office:value-type="float" office:value="192.8806">
                <text:p>192.8806</text:p>
              </table:table-cell>
              <table:table-cell office:value-type="float" office:value="1943.632">
                <text:p>1943.6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42.94">
                <text:p>2142.94</text:p>
              </table:table-cell>
              <table:table-cell office:value-type="float" office:value="3003.25">
                <text:p>3003.25</text:p>
              </table:table-cell>
              <table:table-cell office:value-type="float" office:value="215.982">
                <text:p>215.982</text:p>
              </table:table-cell>
              <table:table-cell office:value-type="float" office:value="1893.118">
                <text:p>1893.1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41.16">
                <text:p>2141.16</text:p>
              </table:table-cell>
              <table:table-cell office:value-type="float" office:value="3003.41">
                <text:p>3003.41</text:p>
              </table:table-cell>
              <table:table-cell office:value-type="float" office:value="234.9113">
                <text:p>234.9113</text:p>
              </table:table-cell>
              <table:table-cell office:value-type="float" office:value="1853.735">
                <text:p>1853.7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39.82">
                <text:p>2139.82</text:p>
              </table:table-cell>
              <table:table-cell office:value-type="float" office:value="3003.52">
                <text:p>3003.52</text:p>
              </table:table-cell>
              <table:table-cell office:value-type="float" office:value="259.606">
                <text:p>259.606</text:p>
              </table:table-cell>
              <table:table-cell office:value-type="float" office:value="1801.164">
                <text:p>1801.1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96.19">
                <text:p>1896.19</text:p>
              </table:table-cell>
              <table:table-cell office:value-type="float" office:value="2996.81">
                <text:p>2996.81</text:p>
              </table:table-cell>
              <table:table-cell office:value-type="float" office:value="281.9393">
                <text:p>281.9393</text:p>
              </table:table-cell>
              <table:table-cell office:value-type="float" office:value="1747.262">
                <text:p>1747.2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50.8">
                <text:p>1250.8</text:p>
              </table:table-cell>
              <table:table-cell office:value-type="float" office:value="2962.46">
                <text:p>2962.46</text:p>
              </table:table-cell>
              <table:table-cell office:value-type="float" office:value="302.4697">
                <text:p>302.4697</text:p>
              </table:table-cell>
              <table:table-cell office:value-type="float" office:value="1693.851">
                <text:p>1693.8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45.47">
                <text:p>1245.47</text:p>
              </table:table-cell>
              <table:table-cell office:value-type="float" office:value="2962.82">
                <text:p>2962.82</text:p>
              </table:table-cell>
              <table:table-cell office:value-type="float" office:value="318.9947">
                <text:p>318.9947</text:p>
              </table:table-cell>
              <table:table-cell office:value-type="float" office:value="1653.257">
                <text:p>1653.2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53.82">
                <text:p>1153.82</text:p>
              </table:table-cell>
              <table:table-cell office:value-type="float" office:value="2963.41">
                <text:p>2963.41</text:p>
              </table:table-cell>
              <table:table-cell office:value-type="float" office:value="338.3099">
                <text:p>338.3099</text:p>
              </table:table-cell>
              <table:table-cell office:value-type="float" office:value="1613.585">
                <text:p>1613.5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50.26">
                <text:p>1150.26</text:p>
              </table:table-cell>
              <table:table-cell office:value-type="float" office:value="2963.25">
                <text:p>2963.25</text:p>
              </table:table-cell>
              <table:table-cell office:value-type="float" office:value="362.7583">
                <text:p>362.7583</text:p>
              </table:table-cell>
              <table:table-cell office:value-type="float" office:value="1567.341">
                <text:p>1567.3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48.47">
                <text:p>1148.47</text:p>
              </table:table-cell>
              <table:table-cell office:value-type="float" office:value="2963.17">
                <text:p>2963.17</text:p>
              </table:table-cell>
              <table:table-cell office:value-type="float" office:value="385.6957">
                <text:p>385.6957</text:p>
              </table:table-cell>
              <table:table-cell office:value-type="float" office:value="1525.059">
                <text:p>1525.0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47.13">
                <text:p>1147.13</text:p>
              </table:table-cell>
              <table:table-cell office:value-type="float" office:value="2963.11">
                <text:p>2963.11</text:p>
              </table:table-cell>
              <table:table-cell office:value-type="float" office:value="415.7805">
                <text:p>415.7805</text:p>
              </table:table-cell>
              <table:table-cell office:value-type="float" office:value="1474.489">
                <text:p>1474.4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45.79">
                <text:p>1145.79</text:p>
              </table:table-cell>
              <table:table-cell office:value-type="float" office:value="2963.04">
                <text:p>2963.04</text:p>
              </table:table-cell>
              <table:table-cell office:value-type="float" office:value="440.6">
                <text:p>440.6</text:p>
              </table:table-cell>
              <table:table-cell office:value-type="float" office:value="1431.6">
                <text:p>1431.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41.77">
                <text:p>1141.77</text:p>
              </table:table-cell>
              <table:table-cell office:value-type="float" office:value="2962.82">
                <text:p>2962.82</text:p>
              </table:table-cell>
              <table:table-cell office:value-type="float" office:value="466.7">
                <text:p>466.7</text:p>
              </table:table-cell>
              <table:table-cell office:value-type="float" office:value="1383.2">
                <text:p>1383.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39.98">
                <text:p>1139.98</text:p>
              </table:table-cell>
              <table:table-cell office:value-type="float" office:value="2962.72">
                <text:p>2962.72</text:p>
              </table:table-cell>
              <table:table-cell office:value-type="float" office:value="496">
                <text:p>496</text:p>
              </table:table-cell>
              <table:table-cell office:value-type="float" office:value="1333.8">
                <text:p>1333.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38.19">
                <text:p>1138.19</text:p>
              </table:table-cell>
              <table:table-cell office:value-type="float" office:value="2962.61">
                <text:p>2962.61</text:p>
              </table:table-cell>
              <table:table-cell office:value-type="float" office:value="527.1">
                <text:p>527.1</text:p>
              </table:table-cell>
              <table:table-cell office:value-type="float" office:value="1286.6">
                <text:p>1286.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35.96">
                <text:p>1135.96</text:p>
              </table:table-cell>
              <table:table-cell office:value-type="float" office:value="2962.47">
                <text:p>2962.47</text:p>
              </table:table-cell>
              <table:table-cell office:value-type="float" office:value="559.2">
                <text:p>559.2</text:p>
              </table:table-cell>
              <table:table-cell office:value-type="float" office:value="1244.6">
                <text:p>1244.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34.17">
                <text:p>1134.17</text:p>
              </table:table-cell>
              <table:table-cell office:value-type="float" office:value="2962.35">
                <text:p>2962.35</text:p>
              </table:table-cell>
              <table:table-cell office:value-type="float" office:value="594.5">
                <text:p>594.5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30.6">
                <text:p>1130.6</text:p>
              </table:table-cell>
              <table:table-cell office:value-type="float" office:value="2962.11">
                <text:p>2962.11</text:p>
              </table:table-cell>
              <table:table-cell office:value-type="float" office:value="630.9">
                <text:p>630.9</text:p>
              </table:table-cell>
              <table:table-cell office:value-type="float" office:value="1181.3">
                <text:p>1181.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28.81">
                <text:p>1128.81</text:p>
              </table:table-cell>
              <table:table-cell office:value-type="float" office:value="2961.97">
                <text:p>2961.97</text:p>
              </table:table-cell>
              <table:table-cell office:value-type="float" office:value="670.6">
                <text:p>670.6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27.03">
                <text:p>1127.03</text:p>
              </table:table-cell>
              <table:table-cell office:value-type="float" office:value="2961.84">
                <text:p>2961.84</text:p>
              </table:table-cell>
              <table:table-cell office:value-type="float" office:value="711.2">
                <text:p>711.2</text:p>
              </table:table-cell>
              <table:table-cell office:value-type="float" office:value="1143.5">
                <text:p>1143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25.24">
                <text:p>1125.24</text:p>
              </table:table-cell>
              <table:table-cell office:value-type="float" office:value="2961.7">
                <text:p>2961.7</text:p>
              </table:table-cell>
              <table:table-cell office:value-type="float" office:value="753.2067">
                <text:p>753.2067</text:p>
              </table:table-cell>
              <table:table-cell office:value-type="float" office:value="1136.417">
                <text:p>1136.4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19.89">
                <text:p>1119.89</text:p>
              </table:table-cell>
              <table:table-cell office:value-type="float" office:value="2961.25">
                <text:p>296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16.32">
                <text:p>1116.32</text:p>
              </table:table-cell>
              <table:table-cell office:value-type="float" office:value="2960.93">
                <text:p>2960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09.65">
                <text:p>1109.65</text:p>
              </table:table-cell>
              <table:table-cell office:value-type="float" office:value="2960.26">
                <text:p>2960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07.88">
                <text:p>1107.88</text:p>
              </table:table-cell>
              <table:table-cell office:value-type="float" office:value="2960.08">
                <text:p>296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06.1">
                <text:p>1106.1</text:p>
              </table:table-cell>
              <table:table-cell office:value-type="float" office:value="2959.88">
                <text:p>2959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00.77">
                <text:p>1100.77</text:p>
              </table:table-cell>
              <table:table-cell office:value-type="float" office:value="2959.26">
                <text:p>2959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78.28">
                <text:p>1078.28</text:p>
              </table:table-cell>
              <table:table-cell office:value-type="float" office:value="2956.05">
                <text:p>2956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71.27">
                <text:p>1071.27</text:p>
              </table:table-cell>
              <table:table-cell office:value-type="float" office:value="2954.83">
                <text:p>2954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69.52">
                <text:p>1069.52</text:p>
              </table:table-cell>
              <table:table-cell office:value-type="float" office:value="2954.51">
                <text:p>2954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65.59">
                <text:p>1065.59</text:p>
              </table:table-cell>
              <table:table-cell office:value-type="float" office:value="2953.78">
                <text:p>295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49.95">
                <text:p>1049.95</text:p>
              </table:table-cell>
              <table:table-cell office:value-type="float" office:value="2950.49">
                <text:p>295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16.456">
                <text:p>416.456</text:p>
              </table:table-cell>
              <table:table-cell office:value-type="float" office:value="2847.69">
                <text:p>2847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14.864">
                <text:p>414.864</text:p>
              </table:table-cell>
              <table:table-cell office:value-type="float" office:value="2846.88">
                <text:p>2846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13.276">
                <text:p>413.276</text:p>
              </table:table-cell>
              <table:table-cell office:value-type="float" office:value="2846.04">
                <text:p>2846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11.695">
                <text:p>411.695</text:p>
              </table:table-cell>
              <table:table-cell office:value-type="float" office:value="2845.19">
                <text:p>2845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10.119">
                <text:p>410.119</text:p>
              </table:table-cell>
              <table:table-cell office:value-type="float" office:value="2844.33">
                <text:p>2844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8.548">
                <text:p>408.548</text:p>
              </table:table-cell>
              <table:table-cell office:value-type="float" office:value="2843.45">
                <text:p>2843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6.594">
                <text:p>406.594</text:p>
              </table:table-cell>
              <table:table-cell office:value-type="float" office:value="2842.32">
                <text:p>2842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5.037">
                <text:p>405.037</text:p>
              </table:table-cell>
              <table:table-cell office:value-type="float" office:value="2841.42">
                <text:p>2841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3.485">
                <text:p>403.485</text:p>
              </table:table-cell>
              <table:table-cell office:value-type="float" office:value="2840.49">
                <text:p>284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1.942">
                <text:p>401.942</text:p>
              </table:table-cell>
              <table:table-cell office:value-type="float" office:value="2839.56">
                <text:p>2839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0.403">
                <text:p>400.403</text:p>
              </table:table-cell>
              <table:table-cell office:value-type="float" office:value="2838.6">
                <text:p>283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8.871">
                <text:p>398.871</text:p>
              </table:table-cell>
              <table:table-cell office:value-type="float" office:value="2837.64">
                <text:p>2837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97.347">
                <text:p>397.347</text:p>
              </table:table-cell>
              <table:table-cell office:value-type="float" office:value="2836.66">
                <text:p>2836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95.828">
                <text:p>395.828</text:p>
              </table:table-cell>
              <table:table-cell office:value-type="float" office:value="2835.68">
                <text:p>2835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94.317">
                <text:p>394.317</text:p>
              </table:table-cell>
              <table:table-cell office:value-type="float" office:value="2834.68">
                <text:p>2834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92.814">
                <text:p>392.814</text:p>
              </table:table-cell>
              <table:table-cell office:value-type="float" office:value="2833.67">
                <text:p>283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91.317">
                <text:p>391.317</text:p>
              </table:table-cell>
              <table:table-cell office:value-type="float" office:value="2832.64">
                <text:p>2832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89.828">
                <text:p>389.828</text:p>
              </table:table-cell>
              <table:table-cell office:value-type="float" office:value="2831.61">
                <text:p>2831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8.347">
                <text:p>388.347</text:p>
              </table:table-cell>
              <table:table-cell office:value-type="float" office:value="2830.57">
                <text:p>2830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86.873">
                <text:p>386.873</text:p>
              </table:table-cell>
              <table:table-cell office:value-type="float" office:value="2829.52">
                <text:p>2829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85.408">
                <text:p>385.408</text:p>
              </table:table-cell>
              <table:table-cell office:value-type="float" office:value="2828.45">
                <text:p>2828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83.95">
                <text:p>383.95</text:p>
              </table:table-cell>
              <table:table-cell office:value-type="float" office:value="2827.38">
                <text:p>2827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82.501">
                <text:p>382.501</text:p>
              </table:table-cell>
              <table:table-cell office:value-type="float" office:value="2826.3">
                <text:p>28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81.06">
                <text:p>381.06</text:p>
              </table:table-cell>
              <table:table-cell office:value-type="float" office:value="2825.22">
                <text:p>2825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79.628">
                <text:p>379.628</text:p>
              </table:table-cell>
              <table:table-cell office:value-type="float" office:value="2824.12">
                <text:p>2824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78.205">
                <text:p>378.205</text:p>
              </table:table-cell>
              <table:table-cell office:value-type="float" office:value="2823.01">
                <text:p>2823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6.789">
                <text:p>376.789</text:p>
              </table:table-cell>
              <table:table-cell office:value-type="float" office:value="2821.9">
                <text:p>282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75.382">
                <text:p>375.382</text:p>
              </table:table-cell>
              <table:table-cell office:value-type="float" office:value="2820.78">
                <text:p>2820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73.984">
                <text:p>373.984</text:p>
              </table:table-cell>
              <table:table-cell office:value-type="float" office:value="2819.66">
                <text:p>2819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72.594">
                <text:p>372.594</text:p>
              </table:table-cell>
              <table:table-cell office:value-type="float" office:value="2818.53">
                <text:p>2818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71.211">
                <text:p>371.211</text:p>
              </table:table-cell>
              <table:table-cell office:value-type="float" office:value="2817.38">
                <text:p>2817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68.471">
                <text:p>368.471</text:p>
              </table:table-cell>
              <table:table-cell office:value-type="float" office:value="2815.08">
                <text:p>2815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7.113">
                <text:p>367.113</text:p>
              </table:table-cell>
              <table:table-cell office:value-type="float" office:value="2813.92">
                <text:p>2813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4.753">
                <text:p>364.753</text:p>
              </table:table-cell>
              <table:table-cell office:value-type="float" office:value="2811.86">
                <text:p>2811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3.082">
                <text:p>363.082</text:p>
              </table:table-cell>
              <table:table-cell office:value-type="float" office:value="2810.38">
                <text:p>281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3.601">
                <text:p>353.601</text:p>
              </table:table-cell>
              <table:table-cell office:value-type="float" office:value="2801.58">
                <text:p>2801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6.007">
                <text:p>346.007</text:p>
              </table:table-cell>
              <table:table-cell office:value-type="float" office:value="2794.06">
                <text:p>279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42.285">
                <text:p>342.285</text:p>
              </table:table-cell>
              <table:table-cell office:value-type="float" office:value="2790.21">
                <text:p>2790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37.397">
                <text:p>337.397</text:p>
              </table:table-cell>
              <table:table-cell office:value-type="float" office:value="2785.01">
                <text:p>2785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34.985">
                <text:p>334.985</text:p>
              </table:table-cell>
              <table:table-cell office:value-type="float" office:value="2782.38">
                <text:p>2782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1.707">
                <text:p>331.707</text:p>
              </table:table-cell>
              <table:table-cell office:value-type="float" office:value="2778.72">
                <text:p>2778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30.526">
                <text:p>330.526</text:p>
              </table:table-cell>
              <table:table-cell office:value-type="float" office:value="2777.37">
                <text:p>2777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29.351">
                <text:p>329.351</text:p>
              </table:table-cell>
              <table:table-cell office:value-type="float" office:value="2776.03">
                <text:p>2776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25.868">
                <text:p>325.868</text:p>
              </table:table-cell>
              <table:table-cell office:value-type="float" office:value="2771.96">
                <text:p>2771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3.789">
                <text:p>173.789</text:p>
              </table:table-cell>
              <table:table-cell office:value-type="float" office:value="2409.01">
                <text:p>2409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0.813">
                <text:p>170.813</text:p>
              </table:table-cell>
              <table:table-cell office:value-type="float" office:value="2395.99">
                <text:p>2395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7.664">
                <text:p>167.664</text:p>
              </table:table-cell>
              <table:table-cell office:value-type="float" office:value="2380.3">
                <text:p>238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2.582">
                <text:p>162.582</text:p>
              </table:table-cell>
              <table:table-cell office:value-type="float" office:value="2346.96">
                <text:p>2346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1.342">
                <text:p>161.342</text:p>
              </table:table-cell>
              <table:table-cell office:value-type="float" office:value="2336.82">
                <text:p>2336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0.535">
                <text:p>160.535</text:p>
              </table:table-cell>
              <table:table-cell office:value-type="float" office:value="2329.76">
                <text:p>2329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0.341">
                <text:p>160.341</text:p>
              </table:table-cell>
              <table:table-cell office:value-type="float" office:value="2327.99">
                <text:p>2327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9.549">
                <text:p>159.549</text:p>
              </table:table-cell>
              <table:table-cell office:value-type="float" office:value="2320.49">
                <text:p>232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2.241">
                <text:p>162.241</text:p>
              </table:table-cell>
              <table:table-cell office:value-type="float" office:value="2050.38">
                <text:p>205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6.486">
                <text:p>176.486</text:p>
              </table:table-cell>
              <table:table-cell office:value-type="float" office:value="1978.46">
                <text:p>1978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7.74">
                <text:p>177.74</text:p>
              </table:table-cell>
              <table:table-cell office:value-type="float" office:value="1973.27">
                <text:p>1973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16.701">
                <text:p>516.701</text:p>
              </table:table-cell>
              <table:table-cell office:value-type="float" office:value="1284.08">
                <text:p>1284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18.717">
                <text:p>518.717</text:p>
              </table:table-cell>
              <table:table-cell office:value-type="float" office:value="1281.14">
                <text:p>1281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19.981">
                <text:p>519.981</text:p>
              </table:table-cell>
              <table:table-cell office:value-type="float" office:value="1279.31">
                <text:p>1279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20.996">
                <text:p>520.996</text:p>
              </table:table-cell>
              <table:table-cell office:value-type="float" office:value="1277.84">
                <text:p>1277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23.035">
                <text:p>523.035</text:p>
              </table:table-cell>
              <table:table-cell office:value-type="float" office:value="1274.9">
                <text:p>127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25.088">
                <text:p>525.088</text:p>
              </table:table-cell>
              <table:table-cell office:value-type="float" office:value="1271.98">
                <text:p>1271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26.12">
                <text:p>526.12</text:p>
              </table:table-cell>
              <table:table-cell office:value-type="float" office:value="1270.51">
                <text:p>127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28.197">
                <text:p>528.197</text:p>
              </table:table-cell>
              <table:table-cell office:value-type="float" office:value="1267.6">
                <text:p>126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29.244">
                <text:p>529.244</text:p>
              </table:table-cell>
              <table:table-cell office:value-type="float" office:value="1266.14">
                <text:p>1266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31.35">
                <text:p>531.35</text:p>
              </table:table-cell>
              <table:table-cell office:value-type="float" office:value="1263.24">
                <text:p>1263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34.016">
                <text:p>534.016</text:p>
              </table:table-cell>
              <table:table-cell office:value-type="float" office:value="1259.64">
                <text:p>1259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36.176">
                <text:p>536.176</text:p>
              </table:table-cell>
              <table:table-cell office:value-type="float" office:value="1256.78">
                <text:p>1256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37.266">
                <text:p>537.266</text:p>
              </table:table-cell>
              <table:table-cell office:value-type="float" office:value="1255.35">
                <text:p>1255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38.364">
                <text:p>538.364</text:p>
              </table:table-cell>
              <table:table-cell office:value-type="float" office:value="1253.94">
                <text:p>125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40.58">
                <text:p>540.58</text:p>
              </table:table-cell>
              <table:table-cell office:value-type="float" office:value="1251.12">
                <text:p>1251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41.7">
                <text:p>541.7</text:p>
              </table:table-cell>
              <table:table-cell office:value-type="float" office:value="1249.72">
                <text:p>1249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44.249">
                <text:p>544.249</text:p>
              </table:table-cell>
              <table:table-cell office:value-type="float" office:value="1246.6">
                <text:p>124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46.552">
                <text:p>546.552</text:p>
              </table:table-cell>
              <table:table-cell office:value-type="float" office:value="1243.85">
                <text:p>124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51.57">
                <text:p>551.57</text:p>
              </table:table-cell>
              <table:table-cell office:value-type="float" office:value="1238.12">
                <text:p>1238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52.777">
                <text:p>552.777</text:p>
              </table:table-cell>
              <table:table-cell office:value-type="float" office:value="1236.81">
                <text:p>1236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53.994">
                <text:p>553.994</text:p>
              </table:table-cell>
              <table:table-cell office:value-type="float" office:value="1235.49">
                <text:p>1235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56.456">
                <text:p>556.456</text:p>
              </table:table-cell>
              <table:table-cell office:value-type="float" office:value="1232.89">
                <text:p>1232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57.701">
                <text:p>557.701</text:p>
              </table:table-cell>
              <table:table-cell office:value-type="float" office:value="1231.6">
                <text:p>123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59.269">
                <text:p>559.269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60.532">
                <text:p>560.532</text:p>
              </table:table-cell>
              <table:table-cell office:value-type="float" office:value="1228.73">
                <text:p>1228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61.803">
                <text:p>561.803</text:p>
              </table:table-cell>
              <table:table-cell office:value-type="float" office:value="1227.47">
                <text:p>1227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64.367">
                <text:p>564.367</text:p>
              </table:table-cell>
              <table:table-cell office:value-type="float" office:value="1224.95">
                <text:p>1224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65.659">
                <text:p>565.659</text:p>
              </table:table-cell>
              <table:table-cell office:value-type="float" office:value="1223.71">
                <text:p>122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67.284">
                <text:p>567.284</text:p>
              </table:table-cell>
              <table:table-cell office:value-type="float" office:value="1222.16">
                <text:p>1222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68.589">
                <text:p>568.589</text:p>
              </table:table-cell>
              <table:table-cell office:value-type="float" office:value="1220.93">
                <text:p>1220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69.9">
                <text:p>569.9</text:p>
              </table:table-cell>
              <table:table-cell office:value-type="float" office:value="1219.7">
                <text:p>121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71.217">
                <text:p>571.217</text:p>
              </table:table-cell>
              <table:table-cell office:value-type="float" office:value="1218.48">
                <text:p>1218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72.538">
                <text:p>572.538</text:p>
              </table:table-cell>
              <table:table-cell office:value-type="float" office:value="1217.26">
                <text:p>1217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73.863">
                <text:p>573.863</text:p>
              </table:table-cell>
              <table:table-cell office:value-type="float" office:value="1216.05">
                <text:p>1216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75.192">
                <text:p>575.192</text:p>
              </table:table-cell>
              <table:table-cell office:value-type="float" office:value="1214.84">
                <text:p>1214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76.525">
                <text:p>576.525</text:p>
              </table:table-cell>
              <table:table-cell office:value-type="float" office:value="1213.62">
                <text:p>121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77.861">
                <text:p>577.861</text:p>
              </table:table-cell>
              <table:table-cell office:value-type="float" office:value="1212.42">
                <text:p>1212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9.201">
                <text:p>579.201</text:p>
              </table:table-cell>
              <table:table-cell office:value-type="float" office:value="1211.21">
                <text:p>1211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9.871">
                <text:p>579.871</text:p>
              </table:table-cell>
              <table:table-cell office:value-type="float" office:value="1210.62">
                <text:p>1210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81.214">
                <text:p>581.214</text:p>
              </table:table-cell>
              <table:table-cell office:value-type="float" office:value="1209.42">
                <text:p>1209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82.559">
                <text:p>582.559</text:p>
              </table:table-cell>
              <table:table-cell office:value-type="float" office:value="1208.22">
                <text:p>1208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83.905">
                <text:p>583.905</text:p>
              </table:table-cell>
              <table:table-cell office:value-type="float" office:value="1207.02">
                <text:p>1207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5.59">
                <text:p>585.59</text:p>
              </table:table-cell>
              <table:table-cell office:value-type="float" office:value="1205.53">
                <text:p>1205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6.939">
                <text:p>586.939</text:p>
              </table:table-cell>
              <table:table-cell office:value-type="float" office:value="1204.34">
                <text:p>1204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7.95">
                <text:p>587.95</text:p>
              </table:table-cell>
              <table:table-cell office:value-type="float" office:value="1203.44">
                <text:p>120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9.3">
                <text:p>589.3</text:p>
              </table:table-cell>
              <table:table-cell office:value-type="float" office:value="1202.24">
                <text:p>1202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90.313">
                <text:p>590.313</text:p>
              </table:table-cell>
              <table:table-cell office:value-type="float" office:value="1201.36">
                <text:p>1201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2.001">
                <text:p>592.001</text:p>
              </table:table-cell>
              <table:table-cell office:value-type="float" office:value="1199.87">
                <text:p>1199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3.353">
                <text:p>593.353</text:p>
              </table:table-cell>
              <table:table-cell office:value-type="float" office:value="1198.67">
                <text:p>1198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4.707">
                <text:p>594.707</text:p>
              </table:table-cell>
              <table:table-cell office:value-type="float" office:value="1197.49">
                <text:p>1197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6.062">
                <text:p>596.062</text:p>
              </table:table-cell>
              <table:table-cell office:value-type="float" office:value="1196.3">
                <text:p>119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6.741">
                <text:p>596.741</text:p>
              </table:table-cell>
              <table:table-cell office:value-type="float" office:value="1195.71">
                <text:p>1195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8.101">
                <text:p>598.101</text:p>
              </table:table-cell>
              <table:table-cell office:value-type="float" office:value="1194.53">
                <text:p>1194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99.463">
                <text:p>599.463</text:p>
              </table:table-cell>
              <table:table-cell office:value-type="float" office:value="1193.35">
                <text:p>1193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0.487">
                <text:p>600.487</text:p>
              </table:table-cell>
              <table:table-cell office:value-type="float" office:value="1192.47">
                <text:p>1192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1.854">
                <text:p>601.854</text:p>
              </table:table-cell>
              <table:table-cell office:value-type="float" office:value="1191.31">
                <text:p>1191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3.227">
                <text:p>603.227</text:p>
              </table:table-cell>
              <table:table-cell office:value-type="float" office:value="1190.14">
                <text:p>1190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4.603">
                <text:p>604.603</text:p>
              </table:table-cell>
              <table:table-cell office:value-type="float" office:value="1188.98">
                <text:p>1188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05.983">
                <text:p>605.983</text:p>
              </table:table-cell>
              <table:table-cell office:value-type="float" office:value="1187.82">
                <text:p>1187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07.369">
                <text:p>607.369</text:p>
              </table:table-cell>
              <table:table-cell office:value-type="float" office:value="1186.67">
                <text:p>1186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09.108">
                <text:p>609.108</text:p>
              </table:table-cell>
              <table:table-cell office:value-type="float" office:value="1185.26">
                <text:p>1185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0.506">
                <text:p>610.506</text:p>
              </table:table-cell>
              <table:table-cell office:value-type="float" office:value="1184.12">
                <text:p>1184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1.91">
                <text:p>611.91</text:p>
              </table:table-cell>
              <table:table-cell office:value-type="float" office:value="1182.99">
                <text:p>1182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13.319">
                <text:p>613.319</text:p>
              </table:table-cell>
              <table:table-cell office:value-type="float" office:value="1181.88">
                <text:p>1181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14.027">
                <text:p>614.027</text:p>
              </table:table-cell>
              <table:table-cell office:value-type="float" office:value="1181.32">
                <text:p>1181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15.448">
                <text:p>615.448</text:p>
              </table:table-cell>
              <table:table-cell office:value-type="float" office:value="1180.22">
                <text:p>1180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16.876">
                <text:p>616.876</text:p>
              </table:table-cell>
              <table:table-cell office:value-type="float" office:value="1179.13">
                <text:p>1179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18.312">
                <text:p>618.312</text:p>
              </table:table-cell>
              <table:table-cell office:value-type="float" office:value="1178.05">
                <text:p>1178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19.755">
                <text:p>619.755</text:p>
              </table:table-cell>
              <table:table-cell office:value-type="float" office:value="1176.97">
                <text:p>1176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22.667">
                <text:p>622.667</text:p>
              </table:table-cell>
              <table:table-cell office:value-type="float" office:value="1174.86">
                <text:p>1174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24.137">
                <text:p>624.137</text:p>
              </table:table-cell>
              <table:table-cell office:value-type="float" office:value="1173.83">
                <text:p>117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25.988">
                <text:p>625.988</text:p>
              </table:table-cell>
              <table:table-cell office:value-type="float" office:value="1172.54">
                <text:p>1172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27.105">
                <text:p>627.105</text:p>
              </table:table-cell>
              <table:table-cell office:value-type="float" office:value="1171.79">
                <text:p>1171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28.604">
                <text:p>628.604</text:p>
              </table:table-cell>
              <table:table-cell office:value-type="float" office:value="1170.78">
                <text:p>1170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30.11">
                <text:p>630.11</text:p>
              </table:table-cell>
              <table:table-cell office:value-type="float" office:value="1169.79">
                <text:p>1169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31.627">
                <text:p>631.627</text:p>
              </table:table-cell>
              <table:table-cell office:value-type="float" office:value="1168.81">
                <text:p>1168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32.388">
                <text:p>632.388</text:p>
              </table:table-cell>
              <table:table-cell office:value-type="float" office:value="1168.32">
                <text:p>1168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33.917">
                <text:p>633.917</text:p>
              </table:table-cell>
              <table:table-cell office:value-type="float" office:value="1167.36">
                <text:p>1167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35.456">
                <text:p>635.456</text:p>
              </table:table-cell>
              <table:table-cell office:value-type="float" office:value="1166.42">
                <text:p>1166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37.008">
                <text:p>637.008</text:p>
              </table:table-cell>
              <table:table-cell office:value-type="float" office:value="1165.49">
                <text:p>1165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38.578">
                <text:p>638.578</text:p>
              </table:table-cell>
              <table:table-cell office:value-type="float" office:value="1164.59">
                <text:p>1164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40.166">
                <text:p>640.166</text:p>
              </table:table-cell>
              <table:table-cell office:value-type="float" office:value="1163.74">
                <text:p>116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cm" svg:height="9.006cm" xlink:href=".." xlink:type="simple" chart:class="chart:bar" chart:style-name="ch1">
        <chart:legend chart:legend-position="end" svg:x="11.759cm" svg:y="4.204cm" style:legend-expansion="high" chart:style-name="ch2"/>
        <chart:plot-area chart:style-name="ch3" table:cell-range-address="overspeed.B1:overspeed.B330" chart:data-source-has-labels="row" svg:x="0.319cm" svg:y="0.18cm" svg:width="11.121cm" svg:height="8.646cm">
          <chartooo:coordinate-region svg:x="1.126cm" svg:y="0.276cm" svg:width="9.982cm" svg:height="7.9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verspeed.B2:overspeed.B330" chart:label-cell-address="overspeed.B1:overspeed.B1" chart:class="chart:bar">
            <chart:data-point chart:repeated="3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le_change(30-60m)</text:p>
                <draw:g>
                  <svg:desc>overspeed.B1:overspeed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52153">
                <text:p>0.00352153</text:p>
                <draw:g>
                  <svg:desc>overspeed.B2:overspeed.B3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5726">
                <text:p>0.135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3988">
                <text:p>0.1339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1477">
                <text:p>0.1314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8783">
                <text:p>0.128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953">
                <text:p>0.1259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2311">
                <text:p>0.1223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937">
                <text:p>0.119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6428">
                <text:p>0.116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5494">
                <text:p>0.1154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2596">
                <text:p>0.1125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9763">
                <text:p>0.1097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6999">
                <text:p>0.106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435">
                <text:p>0.104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1831">
                <text:p>0.1018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94702">
                <text:p>0.09947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72884">
                <text:p>0.09728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53154">
                <text:p>0.0953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35661">
                <text:p>0.09356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20484">
                <text:p>0.09204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07771">
                <text:p>0.09077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97132">
                <text:p>0.08971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88405">
                <text:p>0.08884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85964">
                <text:p>0.08859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80793">
                <text:p>0.08807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74968">
                <text:p>0.08749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70122">
                <text:p>0.08701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65959">
                <text:p>0.08659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62185">
                <text:p>0.08621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58557">
                <text:p>0.08585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54745">
                <text:p>0.08547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49398">
                <text:p>0.08493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44252">
                <text:p>0.08442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3811">
                <text:p>0.0838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30709">
                <text:p>0.08307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21754">
                <text:p>0.08217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11234">
                <text:p>0.08112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05213">
                <text:p>0.08052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92589">
                <text:p>0.07925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78891">
                <text:p>0.07788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64268">
                <text:p>0.07642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48971">
                <text:p>0.07489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33168">
                <text:p>0.07331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17046">
                <text:p>0.07170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00816">
                <text:p>0.07008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84657">
                <text:p>0.06846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668695">
                <text:p>0.06686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57065">
                <text:p>0.06570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42038">
                <text:p>0.06420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27754">
                <text:p>0.06277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14432">
                <text:p>0.06144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02193">
                <text:p>0.06021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97186">
                <text:p>0.05971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86846">
                <text:p>0.05868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77936">
                <text:p>0.05779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70488">
                <text:p>0.05704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64423">
                <text:p>0.05644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59708">
                <text:p>0.05597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56307">
                <text:p>0.05563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54149">
                <text:p>0.05541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53203">
                <text:p>0.05532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53265">
                <text:p>0.05532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54312">
                <text:p>0.05543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56439">
                <text:p>0.05564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55961">
                <text:p>0.0559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563727">
                <text:p>0.05637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67451">
                <text:p>0.05674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73168">
                <text:p>0.05731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79745">
                <text:p>0.05797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58901">
                <text:p>0.0589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92119">
                <text:p>0.05921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00656">
                <text:p>0.06006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609852">
                <text:p>0.06098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619615">
                <text:p>0.06196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652026">
                <text:p>0.06520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01211">
                <text:p>0.06012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91262">
                <text:p>0.05912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82377">
                <text:p>0.05823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788">
                <text:p>0.057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71564">
                <text:p>0.05715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565371">
                <text:p>0.05653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60138">
                <text:p>0.05601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555639">
                <text:p>0.05556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51724">
                <text:p>0.05517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549073">
                <text:p>0.05490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545794">
                <text:p>0.05457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42644">
                <text:p>0.05426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539501">
                <text:p>0.05395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536202">
                <text:p>0.05362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532609">
                <text:p>0.05326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528597">
                <text:p>0.05285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24013">
                <text:p>0.05240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518781">
                <text:p>0.05187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512729">
                <text:p>0.05127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507596">
                <text:p>0.05075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02287">
                <text:p>0.05022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96046">
                <text:p>0.04960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89189">
                <text:p>0.04891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79055">
                <text:p>0.04790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67804">
                <text:p>0.04678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55421">
                <text:p>0.04554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42129">
                <text:p>0.04421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27864">
                <text:p>0.04278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08986">
                <text:p>0.04089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393233">
                <text:p>0.03932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76966">
                <text:p>0.03769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60392">
                <text:p>0.03603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43474">
                <text:p>0.03434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265">
                <text:p>0.032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309471">
                <text:p>0.03094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96751">
                <text:p>0.02967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79878">
                <text:p>0.02798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63225">
                <text:p>0.02632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259134">
                <text:p>0.02591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44923">
                <text:p>0.02449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39149">
                <text:p>0.02391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23405">
                <text:p>0.02234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08266">
                <text:p>0.02082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93742">
                <text:p>0.01937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79858">
                <text:p>0.01798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6342">
                <text:p>0.0163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51078">
                <text:p>0.01510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42276">
                <text:p>0.01422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33793">
                <text:p>0.01337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23102">
                <text:p>0.01231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15514">
                <text:p>0.01155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05911">
                <text:p>0.01059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968602">
                <text:p>0.009686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884407">
                <text:p>0.008844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805608">
                <text:p>0.008056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732051">
                <text:p>0.007320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680434">
                <text:p>0.006804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600601">
                <text:p>0.006006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541831">
                <text:p>0.005418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487648">
                <text:p>0.004876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449968">
                <text:p>0.004499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440704">
                <text:p>0.004407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394456">
                <text:p>0.003944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362177">
                <text:p>0.003621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322454">
                <text:p>0.003224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286002">
                <text:p>0.002860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244855">
                <text:p>0.002448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215423">
                <text:p>0.002154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88832">
                <text:p>0.001888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64979">
                <text:p>0.001649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43432">
                <text:p>0.001434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24346">
                <text:p>0.001243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0727">
                <text:p>0.00107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921299">
                <text:p>0.0009212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788">
                <text:p>0.0007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670483">
                <text:p>0.0006704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567824">
                <text:p>0.0005678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478043">
                <text:p>0.0004780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400405">
                <text:p>0.0004004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333001">
                <text:p>0.0003330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275114">
                <text:p>0.0002751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249103">
                <text:p>0.0002491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154589">
                <text:p>0.0001545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122383">
                <text:p>0.0001223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77427">
                <text:p>0.0000774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573073">
                <text:p>0.00005730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408605">
                <text:p>0.00004086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275855">
                <text:p>0.00002758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193632">
                <text:p>0.00001936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895733">
                <text:p>0.00008957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721747">
                <text:p>0.00007217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370856">
                <text:p>0.00003708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251459">
                <text:p>0.0002514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313584">
                <text:p>0.0003135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346809">
                <text:p>0.0003468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372576">
                <text:p>0.0003725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398952">
                <text:p>0.0003989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48106">
                <text:p>0.000481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518702">
                <text:p>0.0005187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556832">
                <text:p>0.0005568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604465">
                <text:p>0.0006044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642648">
                <text:p>0.0006426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718027">
                <text:p>0.0007180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755036">
                <text:p>0.0007550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791136">
                <text:p>0.0007911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813014">
                <text:p>0.0008130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913361">
                <text:p>0.0009133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974635">
                <text:p>0.0009746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107621">
                <text:p>0.001076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110036">
                <text:p>0.001100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11234">
                <text:p>0.00112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118492">
                <text:p>0.001184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131605">
                <text:p>0.001316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131276">
                <text:p>0.001312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13084">
                <text:p>0.00130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129361">
                <text:p>0.001293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11816">
                <text:p>0.001118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409559">
                <text:p>0.04095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0944">
                <text:p>0.0409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408853">
                <text:p>0.04088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407982">
                <text:p>0.04079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406893">
                <text:p>0.04068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405656">
                <text:p>0.04056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404059">
                <text:p>0.04040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402858">
                <text:p>0.04028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401839">
                <text:p>0.04018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401102">
                <text:p>0.04011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40066">
                <text:p>0.0400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400527">
                <text:p>0.04005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400726">
                <text:p>0.04007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401274">
                <text:p>0.040127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402196">
                <text:p>0.04021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403495">
                <text:p>0.04034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405209">
                <text:p>0.04052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407349">
                <text:p>0.04073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409937">
                <text:p>0.04099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413001">
                <text:p>0.04130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416548">
                <text:p>0.04165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420563">
                <text:p>0.04205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424988">
                <text:p>0.04249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429774">
                <text:p>0.04297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434896">
                <text:p>0.04348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437245">
                <text:p>0.04372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442748">
                <text:p>0.04427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448464">
                <text:p>0.04484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454357">
                <text:p>0.04543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460342">
                <text:p>0.04603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466411">
                <text:p>0.04664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478489">
                <text:p>0.047848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484397">
                <text:p>0.04843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494307">
                <text:p>0.04943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500901">
                <text:p>0.05009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527222">
                <text:p>0.05272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532072">
                <text:p>0.05320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528212">
                <text:p>0.05282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518263">
                <text:p>0.05182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510257">
                <text:p>0.05102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497244">
                <text:p>0.04972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492061">
                <text:p>0.04920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486741">
                <text:p>0.04867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470303">
                <text:p>0.04703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37986">
                <text:p>0.03798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374891">
                <text:p>0.03748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393579">
                <text:p>0.039357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27545">
                <text:p>0.03275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261522">
                <text:p>0.02615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210469">
                <text:p>0.02104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97815">
                <text:p>0.01978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48229">
                <text:p>0.01482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74159">
                <text:p>0.02741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570193">
                <text:p>0.05701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523977">
                <text:p>0.05239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405087">
                <text:p>0.040508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404566">
                <text:p>0.040456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403958">
                <text:p>0.040395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403">
                <text:p>0.04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400321">
                <text:p>0.04003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396796">
                <text:p>0.03967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394768">
                <text:p>0.03947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390266">
                <text:p>0.03902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387842">
                <text:p>0.038784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382761">
                <text:p>0.038276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376181">
                <text:p>0.037618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370837">
                <text:p>0.03708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368138">
                <text:p>0.03681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365429">
                <text:p>0.03654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359964">
                <text:p>0.03599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35721">
                <text:p>0.0357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350971">
                <text:p>0.03509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345373">
                <text:p>0.034537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333668">
                <text:p>0.03336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333357">
                <text:p>0.03333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330707">
                <text:p>0.033070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325603">
                <text:p>0.03256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323153">
                <text:p>0.03231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320224">
                <text:p>0.03202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317992">
                <text:p>0.03179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315873">
                <text:p>0.03158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311978">
                <text:p>0.03119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310241">
                <text:p>0.031024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308254">
                <text:p>0.030825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30684">
                <text:p>0.0306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305563">
                <text:p>0.03055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304425">
                <text:p>0.03044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30342">
                <text:p>0.03034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302558">
                <text:p>0.03025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301819">
                <text:p>0.03018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301217">
                <text:p>0.03012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300729">
                <text:p>0.030072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300374">
                <text:p>0.03003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30024">
                <text:p>0.0300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300045">
                <text:p>0.030004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299915">
                <text:p>0.02999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99851">
                <text:p>0.02998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299806">
                <text:p>0.029980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29978">
                <text:p>0.0299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299749">
                <text:p>0.02997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299718">
                <text:p>0.02997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299651">
                <text:p>0.029965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299458">
                <text:p>0.029945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299209">
                <text:p>0.02992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29886">
                <text:p>0.02988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98392">
                <text:p>0.02983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298099">
                <text:p>0.02980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97408">
                <text:p>0.02974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296547">
                <text:p>0.02965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295788">
                <text:p>0.029578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29459">
                <text:p>0.0294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293174">
                <text:p>0.029317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29156">
                <text:p>0.0291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289733">
                <text:p>0.02897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287704">
                <text:p>0.02877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284898">
                <text:p>0.028489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28243">
                <text:p>0.02824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27977">
                <text:p>0.02797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276933">
                <text:p>0.02769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275447">
                <text:p>0.027544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272336">
                <text:p>0.027233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269058">
                <text:p>0.02690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265615">
                <text:p>0.02656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61995">
                <text:p>0.02619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254309">
                <text:p>0.025430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250252">
                <text:p>0.02502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249047">
                <text:p>0.02490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245882">
                <text:p>0.024588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241532">
                <text:p>0.02415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237042">
                <text:p>0.023704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232438">
                <text:p>0.02324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30077">
                <text:p>0.023007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225284">
                <text:p>0.022528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220383">
                <text:p>0.022038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215358">
                <text:p>0.021535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210243">
                <text:p>0.021024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20505">
                <text:p>0.0205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